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19.47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3.81mm" fo:break-before="auto" style:use-optimal-row-height="false"/>
    </style:style>
    <style:style style:name="ro6" style:family="table-row">
      <style:table-row-properties style:row-height="8.7mm" fo:break-before="auto" style:use-optimal-row-height="false"/>
    </style:style>
    <style:style style:name="ro7" style:family="table-row">
      <style:table-row-properties style:row-height="10.76mm" fo:break-before="auto" style:use-optimal-row-height="false"/>
    </style:style>
    <style:style style:name="ro8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99ff99" fo:border="0.06pt solid #000000"/>
    </style:style>
    <style:style style:name="ce6" style:family="table-cell" style:parent-style-name="Default">
      <style:table-cell-properties fo:background-color="#99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3">
      <style:table-cell-properties fo:background-color="#99ff99" fo:border="0.06pt solid #000000"/>
    </style:style>
    <style:style style:name="ce9" style:family="table-cell" style:parent-style-name="Default">
      <style:table-cell-properties fo:background-color="#99ff99" fo:wrap-option="wrap" fo:border="0.06pt solid #000000"/>
    </style:style>
    <style:style style:name="ce10" style:family="table-cell" style:parent-style-name="Default" style:data-style-name="N2">
      <style:table-cell-properties fo:background-color="#99ff99" fo:border="0.06pt solid #000000"/>
    </style:style>
    <style:style style:name="ce11" style:family="table-cell" style:parent-style-name="Default" style:data-style-name="N4">
      <style:table-cell-properties fo:background-color="#99ff99" fo:border="0.06pt solid #000000"/>
    </style:style>
    <style:style style:name="ce12" style:family="table-cell" style:parent-style-name="Default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ackground-color="#ffff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99" fo:border="0.06pt solid #000000"/>
    </style:style>
    <style:style style:name="ce15" style:family="table-cell" style:parent-style-name="Default" style:data-style-name="N3">
      <style:table-cell-properties fo:background-color="#ffff99" fo:border="0.06pt solid #000000"/>
    </style:style>
    <style:style style:name="ce16" style:family="table-cell" style:parent-style-name="Default">
      <style:table-cell-properties fo:background-color="#ffff99" fo:wrap-option="wrap" fo:border="0.06pt solid #000000"/>
    </style:style>
    <style:style style:name="ce17" style:family="table-cell" style:parent-style-name="Default" style:data-style-name="N2">
      <style:table-cell-properties fo:background-color="#ffff99" fo:border="0.06pt solid #000000"/>
    </style:style>
    <style:style style:name="ce18" style:family="table-cell" style:parent-style-name="Default" style:data-style-name="N4">
      <style:table-cell-properties fo:background-color="#ffff99" fo:border="0.06pt solid #000000"/>
    </style:style>
    <style:style style:name="ce19" style:family="table-cell" style:parent-style-name="Default" style:data-style-name="N2"/>
    <style:style style:name="ce20" style:family="table-cell" style:parent-style-name="Default">
      <style:table-cell-properties fo:background-color="#99ffff" fo:border="0.06pt solid #000000"/>
    </style:style>
    <style:style style:name="ce21" style:family="table-cell" style:parent-style-name="Default">
      <style:table-cell-properties fo:background-color="#99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ackground-color="#99ffff" fo:border="0.06pt solid #000000"/>
    </style:style>
    <style:style style:name="ce23" style:family="table-cell" style:parent-style-name="Default">
      <style:table-cell-properties fo:background-color="#99ffff" fo:wrap-option="wrap" fo:border="0.06pt solid #000000"/>
    </style:style>
    <style:style style:name="ce24" style:family="table-cell" style:parent-style-name="Default" style:data-style-name="N2">
      <style:table-cell-properties fo:background-color="#99ffff" fo:border="0.06pt solid #000000"/>
    </style:style>
    <style:style style:name="ce25" style:family="table-cell" style:parent-style-name="Default" style:data-style-name="N4">
      <style:table-cell-properties fo:background-color="#99ffff" fo:border="0.06pt solid #000000"/>
    </style:style>
    <style:style style:name="ce26" style:family="table-cell" style:parent-style-name="Default">
      <style:table-cell-properties fo:background-color="#ff9999" fo:border="0.06pt solid #000000"/>
    </style:style>
    <style:style style:name="ce27" style:family="table-cell" style:parent-style-name="Default">
      <style:table-cell-properties fo:background-color="#ff9999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9999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ff9999" fo:border="0.06pt solid #000000"/>
    </style:style>
    <style:style style:name="ce30" style:family="table-cell" style:parent-style-name="Default">
      <style:table-cell-properties fo:background-color="#ff9999" fo:wrap-option="wrap" fo:border="0.06pt solid #000000"/>
    </style:style>
    <style:style style:name="ce31" style:family="table-cell" style:parent-style-name="Default" style:data-style-name="N2">
      <style:table-cell-properties fo:background-color="#ff9999" fo:border="0.06pt solid #000000"/>
    </style:style>
    <style:style style:name="ce32" style:family="table-cell" style:parent-style-name="Default" style:data-style-name="N4">
      <style:table-cell-properties fo:background-color="#ff9999" fo:border="0.06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ecTime" table:style-name="ta1">
        <table:shapes>
          <draw:frame draw:z-index="0" draw:style-name="gr1" draw:text-style-name="P1" svg:width="186.98mm" svg:height="121.92mm" svg:x="209.61mm" svg:y="81.46mm">
            <loext:p draw:notify-on-update-of-ranges="ExecTime.A5:ExecTime.A14 ExecTime.A5:ExecTime.A14 ExecTime.B4:ExecTime.B4 ExecTime.B5:ExecTime.B14 ExecTime.A5:ExecTime.A14 ExecTime.D4:ExecTime.D4 ExecTime.D5:ExecTime.D14 ExecTime.A5:ExecTime.A14 ExecTime.F4:ExecTime.F4 ExecTime.F5:ExecTime.F14 ExecTime.A5:ExecTime.A14 ExecTime.H4:ExecTime.H4 ExecTime.H5:ExecTime.H14 ExecTime.A5:ExecTime.A14 ExecTime.K4:ExecTime.K4 ExecTime.K5:ExecTime.K14 ExecTime.A5:ExecTime.A14 ExecTime.M4:ExecTime.M4 ExecTime.M5:ExecTime.M14 ExecTime.A5:ExecTime.A14 ExecTime.O4:ExecTime.O4 ExecTime.O5:ExecTime.O14 ExecTime.A5:ExecTime.A14 ExecTime.Q4:ExecTime.Q4 ExecTime.Q5:ExecTime.Q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2.64mm" svg:height="120.62mm" svg:x="213.05mm" svg:y="230.37mm">
            <loext:p draw:notify-on-update-of-ranges="ExecTime.A47:ExecTime.A56 ExecTime.B46:ExecTime.B46 ExecTime.B47:ExecTime.B56 ExecTime.A47:ExecTime.A56 ExecTime.C46:ExecTime.C46 ExecTime.C47:ExecTime.C5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 table:number-columns-spanned="2" table:number-rows-spanned="2">
            <text:p>CPLEX Rand</text:p>
          </table:table-cell>
          <table:covered-table-cell/>
          <table:table-cell office:value-type="string" calcext:value-type="string" table:number-columns-spanned="2" table:number-rows-spanned="2">
            <text:p>CPLEX Cluster</text:p>
          </table:table-cell>
          <table:covered-table-cell/>
          <table:table-cell office:value-type="string" calcext:value-type="string" table:number-columns-spanned="2" table:number-rows-spanned="2">
            <text:p>CPLEX Line</text:p>
          </table:table-cell>
          <table:covered-table-cell/>
          <table:table-cell office:value-type="string" calcext:value-type="string" table:number-columns-spanned="2" table:number-rows-spanned="2">
            <text:p>CPLEX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 CPLEX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CPLEX Circ</text:p>
          </table:table-cell>
          <table:table-cell/>
          <table:table-cell office:value-type="string" calcext:value-type="string">
            <text:p>Nodi</text:p>
          </table:table-cell>
          <table:table-cell office:value-type="string" calcext:value-type="string">
            <text:p>T SA Unif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lust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Line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 SA Cir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3475" calcext:value-type="float">
            <text:p>0,06347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983" calcext:value-type="float">
            <text:p>0,098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8755" calcext:value-type="float">
            <text:p>0,0875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0603" calcext:value-type="float">
            <text:p>0,0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395" calcext:value-type="float">
            <text:p>0,3239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546925" calcext:value-type="float">
            <text:p>0,54692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404675" calcext:value-type="float">
            <text:p>0,404675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0.25725" calcext:value-type="float">
            <text:p>0,257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14275" calcext:value-type="float">
            <text:p>2,514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.476275" calcext:value-type="float">
            <text:p>1,4762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763675" calcext:value-type="float">
            <text:p>2,76367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.932375" calcext:value-type="float">
            <text:p>2,93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4325" calcext:value-type="float">
            <text:p>6,943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9.660425" calcext:value-type="float">
            <text:p>9,66042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.3755" calcext:value-type="float">
            <text:p>6,3755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.83975" calcext:value-type="float">
            <text:p>5,839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389725" calcext:value-type="float">
            <text:p>17,3897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31.35625" calcext:value-type="float">
            <text:p>31,3562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.51" calcext:value-type="float">
            <text:p>8,5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4.703" calcext:value-type="float">
            <text:p>14,7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.98135" calcext:value-type="float">
            <text:p>19,9813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74.337" calcext:value-type="float">
            <text:p>74,33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21.99525" calcext:value-type="float">
            <text:p>21,99525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6.25075" calcext:value-type="float">
            <text:p>16,250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.28625" calcext:value-type="float">
            <text:p>60,2862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40.6935" calcext:value-type="float">
            <text:p>140,693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65.94175" calcext:value-type="float">
            <text:p>165,94175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830.34475" calcext:value-type="float">
            <text:p>1830,3447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9184" calcext:value-type="float">
            <text:p>109,9184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889.24775" calcext:value-type="float">
            <text:p>1889,247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42.22075" calcext:value-type="float">
            <text:p>142,22075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134.429" calcext:value-type="float">
            <text:p>134,4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8557" calcext:value-type="float">
            <text:p>99,8557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008.3725" calcext:value-type="float">
            <text:p>1008,372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248.4065" calcext:value-type="float">
            <text:p>1248,4065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625.2715" calcext:value-type="float">
            <text:p>625,27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4.59975" calcext:value-type="float">
            <text:p>284,59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395.84975" calcext:value-type="float">
            <text:p>1395,849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2056.003" calcext:value-type="float">
            <text:p>2056,003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936.28125" calcext:value-type="float">
            <text:p>1936,28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number-columns-repeated="9"/>
        </table:table-row>
        <table:table-row table:style-name="ro1">
          <table:covered-table-cell table:number-columns-repeated="8"/>
          <table:table-cell table:number-columns-repeated="9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office:value-type="string" calcext:value-type="string" table:number-columns-spanned="2" table:number-rows-spanned="2">
            <text:p>SA Rand</text:p>
          </table:table-cell>
          <table:covered-table-cell/>
          <table:table-cell table:style-name="ce2" office:value-type="string" calcext:value-type="string" table:number-columns-spanned="2" table:number-rows-spanned="2">
            <text:p>SA Cluster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A Line</text:p>
          </table:table-cell>
          <table:covered-table-cell table:style-name="ce3"/>
          <table:table-cell office:value-type="string" calcext:value-type="string" table:number-columns-spanned="2" table:number-rows-spanned="2">
            <text:p>SA Circle</text:p>
          </table:table-cell>
          <table:covered-table-cell/>
          <table:table-cell table:number-columns-repeated="9"/>
        </table:table-row>
        <table:table-row table:style-name="ro1">
          <table:covered-table-cell table:number-columns-repeated="2"/>
          <table:covered-table-cell table:number-columns-repeated="4" table:style-name="ce3"/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Tempo medi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2675" calcext:value-type="float">
            <text:p>0,602675</text:p>
          </table:table-cell>
          <table:table-cell office:value-type="float" office:value="10" calcext:value-type="float">
            <text:p>10</text:p>
          </table:table-cell>
          <table:table-cell office:value-type="float" office:value="0.625975" calcext:value-type="float">
            <text:p>0,625975</text:p>
          </table:table-cell>
          <table:table-cell office:value-type="float" office:value="10" calcext:value-type="float">
            <text:p>10</text:p>
          </table:table-cell>
          <table:table-cell office:value-type="float" office:value="0.616225" calcext:value-type="float">
            <text:p>0,616225</text:p>
          </table:table-cell>
          <table:table-cell office:value-type="float" office:value="10" calcext:value-type="float">
            <text:p>10</text:p>
          </table:table-cell>
          <table:table-cell office:value-type="float" office:value="0.6139" calcext:value-type="float">
            <text:p>0,613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51275" calcext:value-type="float">
            <text:p>1,351275</text:p>
          </table:table-cell>
          <table:table-cell office:value-type="float" office:value="20" calcext:value-type="float">
            <text:p>20</text:p>
          </table:table-cell>
          <table:table-cell office:value-type="float" office:value="1.35585" calcext:value-type="float">
            <text:p>1,35585</text:p>
          </table:table-cell>
          <table:table-cell office:value-type="float" office:value="20" calcext:value-type="float">
            <text:p>20</text:p>
          </table:table-cell>
          <table:table-cell office:value-type="float" office:value="1.349325" calcext:value-type="float">
            <text:p>1,349325</text:p>
          </table:table-cell>
          <table:table-cell office:value-type="float" office:value="20" calcext:value-type="float">
            <text:p>20</text:p>
          </table:table-cell>
          <table:table-cell office:value-type="float" office:value="1.31825" calcext:value-type="float">
            <text:p>1,3182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9305" calcext:value-type="float">
            <text:p>2,19305</text:p>
          </table:table-cell>
          <table:table-cell office:value-type="float" office:value="30" calcext:value-type="float">
            <text:p>30</text:p>
          </table:table-cell>
          <table:table-cell office:value-type="float" office:value="2.1982" calcext:value-type="float">
            <text:p>2,1982</text:p>
          </table:table-cell>
          <table:table-cell office:value-type="float" office:value="30" calcext:value-type="float">
            <text:p>30</text:p>
          </table:table-cell>
          <table:table-cell office:value-type="float" office:value="2.211575" calcext:value-type="float">
            <text:p>2,211575</text:p>
          </table:table-cell>
          <table:table-cell office:value-type="float" office:value="30" calcext:value-type="float">
            <text:p>30</text:p>
          </table:table-cell>
          <table:table-cell office:value-type="float" office:value="2.12095" calcext:value-type="float">
            <text:p>2,120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206425" calcext:value-type="float">
            <text:p>3,206425</text:p>
          </table:table-cell>
          <table:table-cell office:value-type="float" office:value="40" calcext:value-type="float">
            <text:p>40</text:p>
          </table:table-cell>
          <table:table-cell office:value-type="float" office:value="3.259075" calcext:value-type="float">
            <text:p>3,259075</text:p>
          </table:table-cell>
          <table:table-cell office:value-type="float" office:value="40" calcext:value-type="float">
            <text:p>40</text:p>
          </table:table-cell>
          <table:table-cell office:value-type="float" office:value="3.17415" calcext:value-type="float">
            <text:p>3,17415</text:p>
          </table:table-cell>
          <table:table-cell office:value-type="float" office:value="40" calcext:value-type="float">
            <text:p>40</text:p>
          </table:table-cell>
          <table:table-cell office:value-type="float" office:value="3.073425" calcext:value-type="float">
            <text:p>3,073425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9685" calcext:value-type="float">
            <text:p>4,19685</text:p>
          </table:table-cell>
          <table:table-cell office:value-type="float" office:value="50" calcext:value-type="float">
            <text:p>50</text:p>
          </table:table-cell>
          <table:table-cell office:value-type="float" office:value="4.2254" calcext:value-type="float">
            <text:p>4,2254</text:p>
          </table:table-cell>
          <table:table-cell office:value-type="float" office:value="50" calcext:value-type="float">
            <text:p>50</text:p>
          </table:table-cell>
          <table:table-cell office:value-type="float" office:value="4.26795" calcext:value-type="float">
            <text:p>4,26795</text:p>
          </table:table-cell>
          <table:table-cell office:value-type="float" office:value="50" calcext:value-type="float">
            <text:p>50</text:p>
          </table:table-cell>
          <table:table-cell office:value-type="float" office:value="4.1408" calcext:value-type="float">
            <text:p>4,140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15075" calcext:value-type="float">
            <text:p>5,415075</text:p>
          </table:table-cell>
          <table:table-cell office:value-type="float" office:value="60" calcext:value-type="float">
            <text:p>60</text:p>
          </table:table-cell>
          <table:table-cell office:value-type="float" office:value="5.435775" calcext:value-type="float">
            <text:p>5,435775</text:p>
          </table:table-cell>
          <table:table-cell office:value-type="float" office:value="60" calcext:value-type="float">
            <text:p>60</text:p>
          </table:table-cell>
          <table:table-cell office:value-type="float" office:value="5.6427" calcext:value-type="float">
            <text:p>5,6427</text:p>
          </table:table-cell>
          <table:table-cell office:value-type="float" office:value="60" calcext:value-type="float">
            <text:p>60</text:p>
          </table:table-cell>
          <table:table-cell office:value-type="float" office:value="5.296325" calcext:value-type="float">
            <text:p>5,29632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19" calcext:value-type="float">
            <text:p>6,819</text:p>
          </table:table-cell>
          <table:table-cell office:value-type="float" office:value="70" calcext:value-type="float">
            <text:p>70</text:p>
          </table:table-cell>
          <table:table-cell office:value-type="float" office:value="6.832225" calcext:value-type="float">
            <text:p>6,832225</text:p>
          </table:table-cell>
          <table:table-cell office:value-type="float" office:value="70" calcext:value-type="float">
            <text:p>70</text:p>
          </table:table-cell>
          <table:table-cell office:value-type="float" office:value="6.811525" calcext:value-type="float">
            <text:p>6,811525</text:p>
          </table:table-cell>
          <table:table-cell office:value-type="float" office:value="70" calcext:value-type="float">
            <text:p>70</text:p>
          </table:table-cell>
          <table:table-cell office:value-type="float" office:value="6.590325" calcext:value-type="float">
            <text:p>6,590325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31575" calcext:value-type="float">
            <text:p>8,331575</text:p>
          </table:table-cell>
          <table:table-cell office:value-type="float" office:value="80" calcext:value-type="float">
            <text:p>80</text:p>
          </table:table-cell>
          <table:table-cell office:value-type="float" office:value="8.484225" calcext:value-type="float">
            <text:p>8,484225</text:p>
          </table:table-cell>
          <table:table-cell office:value-type="float" office:value="80" calcext:value-type="float">
            <text:p>80</text:p>
          </table:table-cell>
          <table:table-cell office:value-type="float" office:value="8.36575" calcext:value-type="float">
            <text:p>8,36575</text:p>
          </table:table-cell>
          <table:table-cell office:value-type="float" office:value="80" calcext:value-type="float">
            <text:p>80</text:p>
          </table:table-cell>
          <table:table-cell office:value-type="float" office:value="7.9837" calcext:value-type="float">
            <text:p>7,9837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97495" calcext:value-type="float">
            <text:p>9,97495</text:p>
          </table:table-cell>
          <table:table-cell office:value-type="float" office:value="90" calcext:value-type="float">
            <text:p>90</text:p>
          </table:table-cell>
          <table:table-cell office:value-type="float" office:value="10.137125" calcext:value-type="float">
            <text:p>10,137125</text:p>
          </table:table-cell>
          <table:table-cell office:value-type="float" office:value="90" calcext:value-type="float">
            <text:p>90</text:p>
          </table:table-cell>
          <table:table-cell office:value-type="float" office:value="9.8356" calcext:value-type="float">
            <text:p>9,8356</text:p>
          </table:table-cell>
          <table:table-cell office:value-type="float" office:value="90" calcext:value-type="float">
            <text:p>90</text:p>
          </table:table-cell>
          <table:table-cell office:value-type="float" office:value="9.520975" calcext:value-type="float">
            <text:p>9,520975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5581" calcext:value-type="float">
            <text:p>11,5581</text:p>
          </table:table-cell>
          <table:table-cell office:value-type="float" office:value="100" calcext:value-type="float">
            <text:p>100</text:p>
          </table:table-cell>
          <table:table-cell office:value-type="float" office:value="11.67945" calcext:value-type="float">
            <text:p>11,67945</text:p>
          </table:table-cell>
          <table:table-cell office:value-type="float" office:value="100" calcext:value-type="float">
            <text:p>100</text:p>
          </table:table-cell>
          <table:table-cell office:value-type="float" office:value="11.5515" calcext:value-type="float">
            <text:p>11,5515</text:p>
          </table:table-cell>
          <table:table-cell office:value-type="float" office:value="100" calcext:value-type="float">
            <text:p>100</text:p>
          </table:table-cell>
          <table:table-cell office:value-type="float" office:value="11.17325" calcext:value-type="float">
            <text:p>11,173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office:value-type="string" calcext:value-type="string">
            <text:p>Nodi</text:p>
          </table:table-cell>
          <table:table-cell table:style-name="ce1" office:value-type="string" calcext:value-type="string">
            <text:p>T CPLEX</text:p>
          </table:table-cell>
          <table:table-cell table:style-name="ce1" office:value-type="string" calcext:value-type="string">
            <text:p>T Sim Ann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5];[.D5];[.F5];[.H5])" office:value-type="float" office:value="0.07740625" calcext:value-type="float">
            <text:p>0,07740625</text:p>
          </table:table-cell>
          <table:table-cell table:formula="of:=AVERAGE([.B34];[.D34];[.F34];[.H34])" office:value-type="float" office:value="0.61469375" calcext:value-type="float">
            <text:p>0,61469375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.B6];[.D6];[.F6];[.H6])" office:value-type="float" office:value="0.3832" calcext:value-type="float">
            <text:p>0,3832</text:p>
          </table:table-cell>
          <table:table-cell table:formula="of:=AVERAGE([.B35];[.D35];[.F35];[.H35])" office:value-type="float" office:value="1.343675" calcext:value-type="float">
            <text:p>1,34367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.B7];[.D7];[.F7];[.H7])" office:value-type="float" office:value="2.42165" calcext:value-type="float">
            <text:p>2,42165</text:p>
          </table:table-cell>
          <table:table-cell table:formula="of:=AVERAGE([.B36];[.D36];[.F36];[.H36])" office:value-type="float" office:value="2.18094375" calcext:value-type="float">
            <text:p>2,18094375</text:p>
          </table:table-cell>
          <table:table-cell table:number-columns-repeated="1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AVERAGE([.B8];[.D8];[.F8];[.H8])" office:value-type="float" office:value="7.20473125" calcext:value-type="float">
            <text:p>7,20473125</text:p>
          </table:table-cell>
          <table:table-cell table:formula="of:=AVERAGE([.B37];[.D37];[.F37];[.H37])" office:value-type="float" office:value="3.17826875" calcext:value-type="float">
            <text:p>3,17826875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AVERAGE([.B9];[.D9];[.F9];[.H9])" office:value-type="float" office:value="17.98974375" calcext:value-type="float">
            <text:p>17,98974375</text:p>
          </table:table-cell>
          <table:table-cell table:formula="of:=AVERAGE([.B38];[.D38];[.F38];[.H38])" office:value-type="float" office:value="4.20775" calcext:value-type="float">
            <text:p>4,20775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AVERAGE([.B10];[.D10];[.F10];[.H10])" office:value-type="float" office:value="33.1410875" calcext:value-type="float">
            <text:p>33,1410875</text:p>
          </table:table-cell>
          <table:table-cell table:formula="of:=AVERAGE([.B39];[.D39];[.F39];[.H39])" office:value-type="float" office:value="5.44746875" calcext:value-type="float">
            <text:p>5,44746875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AVERAGE([.B11];[.D11];[.F11];[.H11])" office:value-type="float" office:value="549.3165625" calcext:value-type="float">
            <text:p>549,3165625</text:p>
          </table:table-cell>
          <table:table-cell table:formula="of:=AVERAGE([.B40];[.D40];[.F40];[.H40])" office:value-type="float" office:value="6.76326875" calcext:value-type="float">
            <text:p>6,76326875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[.B12];[.D12];[.F12];[.H12])" office:value-type="float" office:value="568.953975" calcext:value-type="float">
            <text:p>568,953975</text:p>
          </table:table-cell>
          <table:table-cell table:formula="of:=AVERAGE([.B41];[.D41];[.F41];[.H41])" office:value-type="float" office:value="8.2913125" calcext:value-type="float">
            <text:p>8,2913125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[.B13];[.D13];[.F13];[.H13])" office:value-type="float" office:value="745.47655" calcext:value-type="float">
            <text:p>745,47655</text:p>
          </table:table-cell>
          <table:table-cell table:formula="of:=AVERAGE([.B42];[.D42];[.F42];[.H42])" office:value-type="float" office:value="9.8671625" calcext:value-type="float">
            <text:p>9,8671625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[.B14];[.D14];[.F14];[.H14])" office:value-type="float" office:value="1418.1834375" calcext:value-type="float">
            <text:p>1418,1834375</text:p>
          </table:table-cell>
          <table:table-cell table:formula="of:=AVERAGE([.B43];[.D43];[.F43];[.H43])" office:value-type="float" office:value="11.490575" calcext:value-type="float">
            <text:p>11,490575</text:p>
          </table:table-cell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72.47mm" svg:height="104.17mm" svg:x="22.29mm" svg:y="448.45mm">
            <loext:p draw:notify-on-update-of-ranges="Foglio2.A46:Foglio2.A85 Foglio2.J107:Foglio2.J107 Foglio2.C46:Foglio2.C85 Foglio2.A46:Foglio2.A85 Foglio2.J108:Foglio2.J108 Foglio2.I46:Foglio2.I85 Foglio2.A46:Foglio2.A85 Foglio2.J109:Foglio2.J109 Foglio2.O46:Foglio2.O85 Foglio2.A46:Foglio2.A85 Foglio2.J110:Foglio2.J110 Foglio2.U46:Foglio2.U8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8.67mm" svg:height="103.74mm" svg:x="305.11mm" svg:y="448.19mm">
            <loext:p draw:notify-on-update-of-ranges="Foglio2.J92:Foglio2.J101 Foglio2.K92:Foglio2.K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2.01mm" svg:height="105.96mm" svg:x="23.25mm" svg:y="557.07mm">
            <loext:p draw:notify-on-update-of-ranges="Foglio2.A46:Foglio2.A85 Foglio2.J107:Foglio2.J107 Foglio2.F46:Foglio2.F85 Foglio2.A46:Foglio2.A85 Foglio2.J108:Foglio2.J108 Foglio2.L46:Foglio2.L85 Foglio2.A46:Foglio2.A85 Foglio2.J109:Foglio2.J109 Foglio2.R46:Foglio2.R85 Foglio2.A46:Foglio2.A85 Foglio2.J110:Foglio2.J110 Foglio2.X46:Foglio2.X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69.57mm" svg:height="104.24mm" svg:x="303.75mm" svg:y="554.07mm">
            <loext:p draw:notify-on-update-of-ranges="Foglio2.J92:Foglio2.J101 Foglio2.L92:Foglio2.L1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ce5"/>
        <table:table-column table:style-name="co2" table:default-cell-style-name="ce10"/>
        <table:table-column table:style-name="co3" table:default-cell-style-name="ce5"/>
        <table:table-column table:style-name="co1" table:default-cell-style-name="ce12"/>
        <table:table-column table:style-name="co1" table:number-columns-repeated="3" table:default-cell-style-name="ce14"/>
        <table:table-column table:style-name="co4" table:default-cell-style-name="ce17"/>
        <table:table-column table:style-name="co5" table:default-cell-style-name="ce14"/>
        <table:table-column table:style-name="co1" table:default-cell-style-name="ce21"/>
        <table:table-column table:style-name="co1" table:number-columns-repeated="3" table:default-cell-style-name="ce20"/>
        <table:table-column table:style-name="co6" table:default-cell-style-name="ce24"/>
        <table:table-column table:style-name="co7" table:default-cell-style-name="ce20"/>
        <table:table-column table:style-name="co1" table:default-cell-style-name="ce27"/>
        <table:table-column table:style-name="co1" table:number-columns-repeated="3" table:default-cell-style-name="ce26"/>
        <table:table-column table:style-name="co8" table:default-cell-style-name="ce31"/>
        <table:table-column table:style-name="co7" table:default-cell-style-name="ce26"/>
        <table:table-row table:style-name="ro1">
          <table:table-cell table:style-name="Default" table:number-columns-repeated="24"/>
        </table:table-row>
        <table:table-row table:style-name="ro3">
          <table:table-cell table:style-name="ce5" office:value-type="string" calcext:value-type="string">
            <text:p>Ottimo Rand</text:p>
          </table:table-cell>
          <table:table-cell/>
          <table:table-cell office:value-type="string" calcext:value-type="string">
            <text:p>SA INT Rand</text:p>
          </table:table-cell>
          <table:table-cell office:value-type="string" calcext:value-type="string">
            <text:p>SA TOT Rand</text:p>
          </table:table-cell>
          <table:table-cell table:style-name="ce9" office:value-type="string" calcext:value-type="string">
            <text:p>Differenza SA – LS</text:p>
          </table:table-cell>
          <table:table-cell table:style-name="ce9" office:value-type="string" calcext:value-type="string">
            <text:p>Differenza SA TOT – CPLEX</text:p>
          </table:table-cell>
          <table:table-cell office:value-type="string" calcext:value-type="string">
            <text:p>Ottimo Clust</text:p>
          </table:table-cell>
          <table:table-cell/>
          <table:table-cell office:value-type="string" calcext:value-type="string">
            <text:p>SA INT Clust</text:p>
          </table:table-cell>
          <table:table-cell office:value-type="string" calcext:value-type="string">
            <text:p>SA TOT Clust</text:p>
          </table:table-cell>
          <table:table-cell table:style-name="ce16" office:value-type="string" calcext:value-type="string">
            <text:p>Differenza SA – LS</text:p>
          </table:table-cell>
          <table:table-cell table:style-name="ce16" office:value-type="string" calcext:value-type="string">
            <text:p>Differenza CPLX – SA TOT</text:p>
          </table:table-cell>
          <table:table-cell table:style-name="ce20" office:value-type="string" calcext:value-type="string">
            <text:p>Ottimo Line</text:p>
          </table:table-cell>
          <table:table-cell/>
          <table:table-cell office:value-type="string" calcext:value-type="string">
            <text:p>SA INT Line</text:p>
          </table:table-cell>
          <table:table-cell office:value-type="string" calcext:value-type="string">
            <text:p>SA TOT Line</text:p>
          </table:table-cell>
          <table:table-cell table:style-name="ce23" office:value-type="string" calcext:value-type="string">
            <text:p>Differenza SA – LS</text:p>
          </table:table-cell>
          <table:table-cell table:style-name="ce23" office:value-type="string" calcext:value-type="string">
            <text:p>Differenza CPLX – SA TOT</text:p>
          </table:table-cell>
          <table:table-cell table:style-name="ce26" office:value-type="string" calcext:value-type="string">
            <text:p>Ottimo Circ</text:p>
          </table:table-cell>
          <table:table-cell/>
          <table:table-cell office:value-type="string" calcext:value-type="string">
            <text:p>SA INT Circ</text:p>
          </table:table-cell>
          <table:table-cell office:value-type="string" calcext:value-type="string">
            <text:p>SA TOT Circ</text:p>
          </table:table-cell>
          <table:table-cell table:style-name="ce30" office:value-type="string" calcext:value-type="string">
            <text:p>Differenza SA – LS</text:p>
          </table:table-cell>
          <table:table-cell table:style-name="ce30" office:value-type="string" calcext:value-type="string">
            <text:p>Differenza CPLX – SA TOT</text:p>
          </table:table-cell>
        </table:table-row>
        <table:table-row table:style-name="ro4">
          <table:table-cell office:value-type="float" office:value="330.405" calcext:value-type="float">
            <text:p>330,405</text:p>
          </table:table-cell>
          <table:table-cell/>
          <table:table-cell office:value-type="float" office:value="343.58" calcext:value-type="float">
            <text:p>343,58</text:p>
          </table:table-cell>
          <table:table-cell office:value-type="float" office:value="330.404" calcext:value-type="float">
            <text:p>330,404</text:p>
          </table:table-cell>
          <table:table-cell table:style-name="ce5" table:formula="of:= [.C3] - [.D3]" office:value-type="float" office:value="13.176" calcext:value-type="float">
            <text:p>13,176</text:p>
          </table:table-cell>
          <table:table-cell table:formula="of:=[.D3]-[.A3]" office:value-type="float" office:value="-0.000999999999976353" calcext:value-type="float">
            <text:p>-0,001</text:p>
          </table:table-cell>
          <table:table-cell office:value-type="float" office:value="105.934" calcext:value-type="float">
            <text:p>105,934</text:p>
          </table:table-cell>
          <table:table-cell/>
          <table:table-cell office:value-type="float" office:value="110.12" calcext:value-type="float">
            <text:p>110,12</text:p>
          </table:table-cell>
          <table:table-cell office:value-type="float" office:value="105.943" calcext:value-type="float">
            <text:p>105,943</text:p>
          </table:table-cell>
          <table:table-cell table:style-name="ce14" table:formula="of:= [.I3]-[.J3]" office:value-type="float" office:value="4.17700000000001" calcext:value-type="float">
            <text:p>4,177</text:p>
          </table:table-cell>
          <table:table-cell table:formula="of:= [.J3]-[.G3]" office:value-type="float" office:value="0.00900000000000034" calcext:value-type="float">
            <text:p>0,009</text:p>
          </table:table-cell>
          <table:table-cell office:value-type="float" office:value="159.218" calcext:value-type="float">
            <text:p>159,218</text:p>
          </table:table-cell>
          <table:table-cell/>
          <table:table-cell table:number-columns-repeated="2" office:value-type="float" office:value="159.218" calcext:value-type="float">
            <text:p>159,218</text:p>
          </table:table-cell>
          <table:table-cell table:style-name="ce20" table:formula="of:= [.O3]-[.P3]" office:value-type="float" office:value="0" calcext:value-type="float">
            <text:p>0</text:p>
          </table:table-cell>
          <table:table-cell table:formula="of:= [.P3]-[.M3]" office:value-type="float" office:value="0" calcext:value-type="float">
            <text:p>0</text:p>
          </table:table-cell>
          <table:table-cell office:value-type="float" office:value="225.683" calcext:value-type="float">
            <text:p>225,683</text:p>
          </table:table-cell>
          <table:table-cell/>
          <table:table-cell table:number-columns-repeated="2" office:value-type="float" office:value="225.682" calcext:value-type="float">
            <text:p>225,682</text:p>
          </table:table-cell>
          <table:table-cell table:style-name="ce26" table:formula="of:=[.U3]-[.V3]" office:value-type="float" office:value="0" calcext:value-type="float">
            <text:p>0</text:p>
          </table:table-cell>
          <table:table-cell table:formula="of:=[.V3]-[.S3]" office:value-type="float" office:value="-0.00100000000000477" calcext:value-type="float">
            <text:p>-0,001</text:p>
          </table:table-cell>
        </table:table-row>
        <table:table-row table:style-name="ro4">
          <table:table-cell office:value-type="float" office:value="284.322" calcext:value-type="float">
            <text:p>284,322</text:p>
          </table:table-cell>
          <table:table-cell/>
          <table:table-cell office:value-type="float" office:value="305.013" calcext:value-type="float">
            <text:p>305,013</text:p>
          </table:table-cell>
          <table:table-cell office:value-type="float" office:value="284.322" calcext:value-type="float">
            <text:p>284,322</text:p>
          </table:table-cell>
          <table:table-cell table:style-name="ce5" table:formula="of:= [.C4] - [.D4]" office:value-type="float" office:value="20.691" calcext:value-type="float">
            <text:p>20,691</text:p>
          </table:table-cell>
          <table:table-cell table:formula="of:=[.D4]-[.A4]" office:value-type="float" office:value="0" calcext:value-type="float">
            <text:p>0</text:p>
          </table:table-cell>
          <table:table-cell office:value-type="float" office:value="217.03" calcext:value-type="float">
            <text:p>217,03</text:p>
          </table:table-cell>
          <table:table-cell/>
          <table:table-cell office:value-type="float" office:value="222.607" calcext:value-type="float">
            <text:p>222,607</text:p>
          </table:table-cell>
          <table:table-cell office:value-type="float" office:value="217.03" calcext:value-type="float">
            <text:p>217,03</text:p>
          </table:table-cell>
          <table:table-cell table:style-name="ce14" table:formula="of:= [.I4]-[.J4]" office:value-type="float" office:value="5.577" calcext:value-type="float">
            <text:p>5,577</text:p>
          </table:table-cell>
          <table:table-cell table:formula="of:= [.J4]-[.G4]" office:value-type="float" office:value="0" calcext:value-type="float">
            <text:p>0</text:p>
          </table:table-cell>
          <table:table-cell office:value-type="float" office:value="288.51" calcext:value-type="float">
            <text:p>288,51</text:p>
          </table:table-cell>
          <table:table-cell/>
          <table:table-cell office:value-type="float" office:value="291.641" calcext:value-type="float">
            <text:p>291,641</text:p>
          </table:table-cell>
          <table:table-cell office:value-type="float" office:value="288.51" calcext:value-type="float">
            <text:p>288,51</text:p>
          </table:table-cell>
          <table:table-cell table:style-name="ce20" table:formula="of:= [.O4]-[.P4]" office:value-type="float" office:value="3.13100000000003" calcext:value-type="float">
            <text:p>3,131</text:p>
          </table:table-cell>
          <table:table-cell table:formula="of:= [.P4]-[.M4]" office:value-type="float" office:value="0" calcext:value-type="float">
            <text:p>0</text:p>
          </table:table-cell>
          <table:table-cell office:value-type="float" office:value="229.968" calcext:value-type="float">
            <text:p>229,968</text:p>
          </table:table-cell>
          <table:table-cell/>
          <table:table-cell office:value-type="float" office:value="247.148" calcext:value-type="float">
            <text:p>247,148</text:p>
          </table:table-cell>
          <table:table-cell office:value-type="float" office:value="229.968" calcext:value-type="float">
            <text:p>229,968</text:p>
          </table:table-cell>
          <table:table-cell table:style-name="ce26" table:formula="of:=[.U4]-[.V4]" office:value-type="float" office:value="17.18" calcext:value-type="float">
            <text:p>17,18</text:p>
          </table:table-cell>
          <table:table-cell table:formula="of:=[.V4]-[.S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297.305" calcext:value-type="float">
            <text:p>297,305</text:p>
          </table:table-cell>
          <table:table-cell/>
          <table:table-cell office:value-type="float" office:value="300.692" calcext:value-type="float">
            <text:p>300,692</text:p>
          </table:table-cell>
          <table:table-cell office:value-type="float" office:value="297.305" calcext:value-type="float">
            <text:p>297,305</text:p>
          </table:table-cell>
          <table:table-cell table:style-name="ce5" table:formula="of:= [.C5] - [.D5]" office:value-type="float" office:value="3.387" calcext:value-type="float">
            <text:p>3,387</text:p>
          </table:table-cell>
          <table:table-cell table:formula="of:=[.D5]-[.A5]" office:value-type="float" office:value="0" calcext:value-type="float">
            <text:p>0</text:p>
          </table:table-cell>
          <table:table-cell office:value-type="float" office:value="212.892" calcext:value-type="float">
            <text:p>212,892</text:p>
          </table:table-cell>
          <table:table-cell/>
          <table:table-cell table:number-columns-repeated="2" office:value-type="float" office:value="212.892" calcext:value-type="float">
            <text:p>212,892</text:p>
          </table:table-cell>
          <table:table-cell table:style-name="ce14" table:formula="of:= [.I5]-[.J5]" office:value-type="float" office:value="0" calcext:value-type="float">
            <text:p>0</text:p>
          </table:table-cell>
          <table:table-cell table:formula="of:= [.J5]-[.G5]" office:value-type="float" office:value="0" calcext:value-type="float">
            <text:p>0</text:p>
          </table:table-cell>
          <table:table-cell office:value-type="float" office:value="261.339" calcext:value-type="float">
            <text:p>261,339</text:p>
          </table:table-cell>
          <table:table-cell/>
          <table:table-cell office:value-type="float" office:value="311.086" calcext:value-type="float">
            <text:p>311,086</text:p>
          </table:table-cell>
          <table:table-cell office:value-type="float" office:value="261.339" calcext:value-type="float">
            <text:p>261,339</text:p>
          </table:table-cell>
          <table:table-cell table:style-name="ce20" table:formula="of:= [.O5]-[.P5]" office:value-type="float" office:value="49.747" calcext:value-type="float">
            <text:p>49,747</text:p>
          </table:table-cell>
          <table:table-cell table:formula="of:= [.P5]-[.M5]" office:value-type="float" office:value="0" calcext:value-type="float">
            <text:p>0</text:p>
          </table:table-cell>
          <table:table-cell office:value-type="float" office:value="151.994" calcext:value-type="float">
            <text:p>151,994</text:p>
          </table:table-cell>
          <table:table-cell/>
          <table:table-cell office:value-type="float" office:value="164.808" calcext:value-type="float">
            <text:p>164,808</text:p>
          </table:table-cell>
          <table:table-cell office:value-type="float" office:value="151.944" calcext:value-type="float">
            <text:p>151,944</text:p>
          </table:table-cell>
          <table:table-cell table:style-name="ce26" table:formula="of:=[.U5]-[.V5]" office:value-type="float" office:value="12.864" calcext:value-type="float">
            <text:p>12,864</text:p>
          </table:table-cell>
          <table:table-cell table:formula="of:=[.V5]-[.S5]" office:value-type="float" office:value="-0.0500000000000114" calcext:value-type="float">
            <text:p>-0,05</text:p>
          </table:table-cell>
        </table:table-row>
        <table:table-row table:style-name="ro4">
          <table:table-cell office:value-type="float" office:value="330.608" calcext:value-type="float">
            <text:p>330,608</text:p>
          </table:table-cell>
          <table:table-cell/>
          <table:table-cell office:value-type="float" office:value="369.318" calcext:value-type="float">
            <text:p>369,318</text:p>
          </table:table-cell>
          <table:table-cell office:value-type="float" office:value="330.608" calcext:value-type="float">
            <text:p>330,608</text:p>
          </table:table-cell>
          <table:table-cell table:style-name="ce5" table:formula="of:= [.C6] - [.D6]" office:value-type="float" office:value="38.71" calcext:value-type="float">
            <text:p>38,71</text:p>
          </table:table-cell>
          <table:table-cell table:formula="of:=[.D6]-[.A6]" office:value-type="float" office:value="0" calcext:value-type="float">
            <text:p>0</text:p>
          </table:table-cell>
          <table:table-cell office:value-type="float" office:value="201.934" calcext:value-type="float">
            <text:p>201,934</text:p>
          </table:table-cell>
          <table:table-cell/>
          <table:table-cell office:value-type="float" office:value="207.14" calcext:value-type="float">
            <text:p>207,14</text:p>
          </table:table-cell>
          <table:table-cell office:value-type="float" office:value="201.934" calcext:value-type="float">
            <text:p>201,934</text:p>
          </table:table-cell>
          <table:table-cell table:style-name="ce14" table:formula="of:= [.I6]-[.J6]" office:value-type="float" office:value="5.20599999999999" calcext:value-type="float">
            <text:p>5,206</text:p>
          </table:table-cell>
          <table:table-cell table:formula="of:= [.J6]-[.G6]" office:value-type="float" office:value="0" calcext:value-type="float">
            <text:p>0</text:p>
          </table:table-cell>
          <table:table-cell office:value-type="float" office:value="209.73" calcext:value-type="float">
            <text:p>209,73</text:p>
          </table:table-cell>
          <table:table-cell/>
          <table:table-cell table:number-columns-repeated="2" office:value-type="float" office:value="209.73" calcext:value-type="float">
            <text:p>209,73</text:p>
          </table:table-cell>
          <table:table-cell table:style-name="ce20" table:formula="of:= [.O6]-[.P6]" office:value-type="float" office:value="0" calcext:value-type="float">
            <text:p>0</text:p>
          </table:table-cell>
          <table:table-cell table:formula="of:= [.P6]-[.M6]" office:value-type="float" office:value="0" calcext:value-type="float">
            <text:p>0</text:p>
          </table:table-cell>
          <table:table-cell office:value-type="float" office:value="98.1439" calcext:value-type="float">
            <text:p>98,1439</text:p>
          </table:table-cell>
          <table:table-cell/>
          <table:table-cell office:value-type="float" office:value="98.2724" calcext:value-type="float">
            <text:p>98,2724</text:p>
          </table:table-cell>
          <table:table-cell office:value-type="float" office:value="98.1439" calcext:value-type="float">
            <text:p>98,1439</text:p>
          </table:table-cell>
          <table:table-cell table:style-name="ce26" table:formula="of:=[.U6]-[.V6]" office:value-type="float" office:value="0.128500000000003" calcext:value-type="float">
            <text:p>0,1285</text:p>
          </table:table-cell>
          <table:table-cell table:formula="of:=[.V6]-[.S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68.77" calcext:value-type="float">
            <text:p>368,77</text:p>
          </table:table-cell>
          <table:table-cell/>
          <table:table-cell table:number-columns-repeated="2" office:value-type="float" office:value="368.776" calcext:value-type="float">
            <text:p>368,776</text:p>
          </table:table-cell>
          <table:table-cell table:style-name="ce5" table:formula="of:= [.C7] - [.D7]" office:value-type="float" office:value="0" calcext:value-type="float">
            <text:p>0</text:p>
          </table:table-cell>
          <table:table-cell table:formula="of:=[.D7]-[.A7]" office:value-type="float" office:value="0.00600000000002865" calcext:value-type="float">
            <text:p>0,006</text:p>
          </table:table-cell>
          <table:table-cell office:value-type="float" office:value="233.456" calcext:value-type="float">
            <text:p>233,456</text:p>
          </table:table-cell>
          <table:table-cell/>
          <table:table-cell office:value-type="float" office:value="240.241" calcext:value-type="float">
            <text:p>240,241</text:p>
          </table:table-cell>
          <table:table-cell office:value-type="float" office:value="234.421" calcext:value-type="float">
            <text:p>234,421</text:p>
          </table:table-cell>
          <table:table-cell table:style-name="ce14" table:formula="of:= [.I7]-[.J7]" office:value-type="float" office:value="5.82000000000002" calcext:value-type="float">
            <text:p>5,82</text:p>
          </table:table-cell>
          <table:table-cell table:formula="of:= [.J7]-[.G7]" office:value-type="float" office:value="0.965000000000003" calcext:value-type="float">
            <text:p>0,965</text:p>
          </table:table-cell>
          <table:table-cell office:value-type="float" office:value="319.137" calcext:value-type="float">
            <text:p>319,137</text:p>
          </table:table-cell>
          <table:table-cell/>
          <table:table-cell office:value-type="float" office:value="345.823" calcext:value-type="float">
            <text:p>345,823</text:p>
          </table:table-cell>
          <table:table-cell office:value-type="float" office:value="319.623" calcext:value-type="float">
            <text:p>319,623</text:p>
          </table:table-cell>
          <table:table-cell table:style-name="ce20" table:formula="of:= [.O7]-[.P7]" office:value-type="float" office:value="26.2" calcext:value-type="float">
            <text:p>26,2</text:p>
          </table:table-cell>
          <table:table-cell table:formula="of:= [.P7]-[.M7]" office:value-type="float" office:value="0.48599999999999" calcext:value-type="float">
            <text:p>0,486</text:p>
          </table:table-cell>
          <table:table-cell office:value-type="float" office:value="264.681" calcext:value-type="float">
            <text:p>264,681</text:p>
          </table:table-cell>
          <table:table-cell/>
          <table:table-cell office:value-type="float" office:value="316.725" calcext:value-type="float">
            <text:p>316,725</text:p>
          </table:table-cell>
          <table:table-cell office:value-type="float" office:value="264.681" calcext:value-type="float">
            <text:p>264,681</text:p>
          </table:table-cell>
          <table:table-cell table:style-name="ce26" table:formula="of:=[.U7]-[.V7]" office:value-type="float" office:value="52.044" calcext:value-type="float">
            <text:p>52,044</text:p>
          </table:table-cell>
          <table:table-cell table:formula="of:=[.V7]-[.S7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7.501" calcext:value-type="float">
            <text:p>397,501</text:p>
          </table:table-cell>
          <table:table-cell/>
          <table:table-cell office:value-type="float" office:value="415.243" calcext:value-type="float">
            <text:p>415,243</text:p>
          </table:table-cell>
          <table:table-cell office:value-type="float" office:value="397.501" calcext:value-type="float">
            <text:p>397,501</text:p>
          </table:table-cell>
          <table:table-cell table:style-name="ce5" table:formula="of:= [.C8] - [.D8]" office:value-type="float" office:value="17.742" calcext:value-type="float">
            <text:p>17,742</text:p>
          </table:table-cell>
          <table:table-cell table:formula="of:=[.D8]-[.A8]" office:value-type="float" office:value="0" calcext:value-type="float">
            <text:p>0</text:p>
          </table:table-cell>
          <table:table-cell office:value-type="float" office:value="271.206" calcext:value-type="float">
            <text:p>271,206</text:p>
          </table:table-cell>
          <table:table-cell/>
          <table:table-cell office:value-type="float" office:value="281.38" calcext:value-type="float">
            <text:p>281,38</text:p>
          </table:table-cell>
          <table:table-cell office:value-type="float" office:value="271.206" calcext:value-type="float">
            <text:p>271,206</text:p>
          </table:table-cell>
          <table:table-cell table:style-name="ce14" table:formula="of:= [.I8]-[.J8]" office:value-type="float" office:value="10.174" calcext:value-type="float">
            <text:p>10,174</text:p>
          </table:table-cell>
          <table:table-cell table:formula="of:= [.J8]-[.G8]" office:value-type="float" office:value="0" calcext:value-type="float">
            <text:p>0</text:p>
          </table:table-cell>
          <table:table-cell office:value-type="float" office:value="229.684" calcext:value-type="float">
            <text:p>229,684</text:p>
          </table:table-cell>
          <table:table-cell/>
          <table:table-cell office:value-type="float" office:value="253.507" calcext:value-type="float">
            <text:p>253,507</text:p>
          </table:table-cell>
          <table:table-cell office:value-type="float" office:value="229.684" calcext:value-type="float">
            <text:p>229,684</text:p>
          </table:table-cell>
          <table:table-cell table:style-name="ce20" table:formula="of:= [.O8]-[.P8]" office:value-type="float" office:value="23.823" calcext:value-type="float">
            <text:p>23,823</text:p>
          </table:table-cell>
          <table:table-cell table:formula="of:= [.P8]-[.M8]" office:value-type="float" office:value="0" calcext:value-type="float">
            <text:p>0</text:p>
          </table:table-cell>
          <table:table-cell office:value-type="float" office:value="238.428" calcext:value-type="float">
            <text:p>238,428</text:p>
          </table:table-cell>
          <table:table-cell/>
          <table:table-cell office:value-type="float" office:value="291.711" calcext:value-type="float">
            <text:p>291,711</text:p>
          </table:table-cell>
          <table:table-cell office:value-type="float" office:value="238.428" calcext:value-type="float">
            <text:p>238,428</text:p>
          </table:table-cell>
          <table:table-cell table:style-name="ce26" table:formula="of:=[.U8]-[.V8]" office:value-type="float" office:value="53.283" calcext:value-type="float">
            <text:p>53,283</text:p>
          </table:table-cell>
          <table:table-cell table:formula="of:=[.V8]-[.S8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92.092" calcext:value-type="float">
            <text:p>392,092</text:p>
          </table:table-cell>
          <table:table-cell/>
          <table:table-cell office:value-type="float" office:value="415.465" calcext:value-type="float">
            <text:p>415,465</text:p>
          </table:table-cell>
          <table:table-cell office:value-type="float" office:value="392.092" calcext:value-type="float">
            <text:p>392,092</text:p>
          </table:table-cell>
          <table:table-cell table:style-name="ce5" table:formula="of:= [.C9] - [.D9]" office:value-type="float" office:value="23.373" calcext:value-type="float">
            <text:p>23,373</text:p>
          </table:table-cell>
          <table:table-cell table:formula="of:=[.D9]-[.A9]" office:value-type="float" office:value="0" calcext:value-type="float">
            <text:p>0</text:p>
          </table:table-cell>
          <table:table-cell office:value-type="float" office:value="177.958" calcext:value-type="float">
            <text:p>177,958</text:p>
          </table:table-cell>
          <table:table-cell/>
          <table:table-cell office:value-type="float" office:value="178.492" calcext:value-type="float">
            <text:p>178,492</text:p>
          </table:table-cell>
          <table:table-cell office:value-type="float" office:value="177.957" calcext:value-type="float">
            <text:p>177,957</text:p>
          </table:table-cell>
          <table:table-cell table:style-name="ce14" table:formula="of:= [.I9]-[.J9]" office:value-type="float" office:value="0.534999999999997" calcext:value-type="float">
            <text:p>0,535</text:p>
          </table:table-cell>
          <table:table-cell table:formula="of:= [.J9]-[.G9]" office:value-type="float" office:value="-0.00100000000000477" calcext:value-type="float">
            <text:p>-0,001</text:p>
          </table:table-cell>
          <table:table-cell office:value-type="float" office:value="367.093" calcext:value-type="float">
            <text:p>367,093</text:p>
          </table:table-cell>
          <table:table-cell/>
          <table:table-cell office:value-type="float" office:value="404.032" calcext:value-type="float">
            <text:p>404,032</text:p>
          </table:table-cell>
          <table:table-cell office:value-type="float" office:value="367.093" calcext:value-type="float">
            <text:p>367,093</text:p>
          </table:table-cell>
          <table:table-cell table:style-name="ce20" table:formula="of:= [.O9]-[.P9]" office:value-type="float" office:value="36.939" calcext:value-type="float">
            <text:p>36,939</text:p>
          </table:table-cell>
          <table:table-cell table:formula="of:= [.P9]-[.M9]" office:value-type="float" office:value="0" calcext:value-type="float">
            <text:p>0</text:p>
          </table:table-cell>
          <table:table-cell office:value-type="float" office:value="258.023" calcext:value-type="float">
            <text:p>258,023</text:p>
          </table:table-cell>
          <table:table-cell/>
          <table:table-cell office:value-type="float" office:value="296.645" calcext:value-type="float">
            <text:p>296,645</text:p>
          </table:table-cell>
          <table:table-cell office:value-type="float" office:value="258.023" calcext:value-type="float">
            <text:p>258,023</text:p>
          </table:table-cell>
          <table:table-cell table:style-name="ce26" table:formula="of:=[.U9]-[.V9]" office:value-type="float" office:value="38.622" calcext:value-type="float">
            <text:p>38,622</text:p>
          </table:table-cell>
          <table:table-cell table:formula="of:=[.V9]-[.S9]" office:value-type="float" office:value="0" calcext:value-type="float">
            <text:p>0</text:p>
          </table:table-cell>
        </table:table-row>
        <table:table-row table:style-name="ro4">
          <table:table-cell office:value-type="float" office:value="350.8789" calcext:value-type="float">
            <text:p>350,8789</text:p>
          </table:table-cell>
          <table:table-cell/>
          <table:table-cell office:value-type="float" office:value="394.641" calcext:value-type="float">
            <text:p>394,641</text:p>
          </table:table-cell>
          <table:table-cell office:value-type="float" office:value="351.611" calcext:value-type="float">
            <text:p>351,611</text:p>
          </table:table-cell>
          <table:table-cell table:style-name="ce5" table:formula="of:= [.C10] - [.D10]" office:value-type="float" office:value="43.03" calcext:value-type="float">
            <text:p>43,03</text:p>
          </table:table-cell>
          <table:table-cell table:formula="of:=[.D10]-[.A10]" office:value-type="float" office:value="0.732100000000003" calcext:value-type="float">
            <text:p>0,7321</text:p>
          </table:table-cell>
          <table:table-cell office:value-type="float" office:value="128.976" calcext:value-type="float">
            <text:p>128,976</text:p>
          </table:table-cell>
          <table:table-cell/>
          <table:table-cell office:value-type="float" office:value="137.735" calcext:value-type="float">
            <text:p>137,735</text:p>
          </table:table-cell>
          <table:table-cell office:value-type="float" office:value="128.976" calcext:value-type="float">
            <text:p>128,976</text:p>
          </table:table-cell>
          <table:table-cell table:style-name="ce14" table:formula="of:= [.I10]-[.J10]" office:value-type="float" office:value="8.75900000000001" calcext:value-type="float">
            <text:p>8,759</text:p>
          </table:table-cell>
          <table:table-cell table:formula="of:= [.J10]-[.G10]" office:value-type="float" office:value="0" calcext:value-type="float">
            <text:p>0</text:p>
          </table:table-cell>
          <table:table-cell office:value-type="float" office:value="326.201" calcext:value-type="float">
            <text:p>326,201</text:p>
          </table:table-cell>
          <table:table-cell/>
          <table:table-cell office:value-type="float" office:value="341.753" calcext:value-type="float">
            <text:p>341,753</text:p>
          </table:table-cell>
          <table:table-cell office:value-type="float" office:value="326.201" calcext:value-type="float">
            <text:p>326,201</text:p>
          </table:table-cell>
          <table:table-cell table:style-name="ce20" table:formula="of:= [.O10]-[.P10]" office:value-type="float" office:value="15.552" calcext:value-type="float">
            <text:p>15,552</text:p>
          </table:table-cell>
          <table:table-cell table:formula="of:= [.P10]-[.M10]" office:value-type="float" office:value="0" calcext:value-type="float">
            <text:p>0</text:p>
          </table:table-cell>
          <table:table-cell office:value-type="float" office:value="373.909" calcext:value-type="float">
            <text:p>373,909</text:p>
          </table:table-cell>
          <table:table-cell/>
          <table:table-cell office:value-type="float" office:value="407.031" calcext:value-type="float">
            <text:p>407,031</text:p>
          </table:table-cell>
          <table:table-cell office:value-type="float" office:value="373.909" calcext:value-type="float">
            <text:p>373,909</text:p>
          </table:table-cell>
          <table:table-cell table:style-name="ce26" table:formula="of:=[.U10]-[.V10]" office:value-type="float" office:value="33.122" calcext:value-type="float">
            <text:p>33,122</text:p>
          </table:table-cell>
          <table:table-cell table:formula="of:=[.V10]-[.S1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3.787" calcext:value-type="float">
            <text:p>463,787</text:p>
          </table:table-cell>
          <table:table-cell/>
          <table:table-cell office:value-type="float" office:value="527.646" calcext:value-type="float">
            <text:p>527,646</text:p>
          </table:table-cell>
          <table:table-cell office:value-type="float" office:value="463.787" calcext:value-type="float">
            <text:p>463,787</text:p>
          </table:table-cell>
          <table:table-cell table:style-name="ce5" table:formula="of:= [.C11] - [.D11]" office:value-type="float" office:value="63.859" calcext:value-type="float">
            <text:p>63,859</text:p>
          </table:table-cell>
          <table:table-cell table:formula="of:=[.D11]-[.A11]" office:value-type="float" office:value="0" calcext:value-type="float">
            <text:p>0</text:p>
          </table:table-cell>
          <table:table-cell table:style-name="ce13" office:value-type="float" office:value="141.03" calcext:value-type="float">
            <text:p>141,03</text:p>
          </table:table-cell>
          <table:table-cell/>
          <table:table-cell table:number-columns-repeated="2" office:value-type="float" office:value="145.863" calcext:value-type="float">
            <text:p>145,863</text:p>
          </table:table-cell>
          <table:table-cell table:style-name="ce14" table:formula="of:= [.I11]-[.J11]" office:value-type="float" office:value="0" calcext:value-type="float">
            <text:p>0</text:p>
          </table:table-cell>
          <table:table-cell table:formula="of:= [.J11]-[.G11]" office:value-type="float" office:value="4.833" calcext:value-type="float">
            <text:p>4,833</text:p>
          </table:table-cell>
          <table:table-cell office:value-type="float" office:value="369.053" calcext:value-type="float">
            <text:p>369,053</text:p>
          </table:table-cell>
          <table:table-cell/>
          <table:table-cell office:value-type="float" office:value="427.316" calcext:value-type="float">
            <text:p>427,316</text:p>
          </table:table-cell>
          <table:table-cell office:value-type="float" office:value="369.053" calcext:value-type="float">
            <text:p>369,053</text:p>
          </table:table-cell>
          <table:table-cell table:style-name="ce20" table:formula="of:= [.O11]-[.P11]" office:value-type="float" office:value="58.263" calcext:value-type="float">
            <text:p>58,263</text:p>
          </table:table-cell>
          <table:table-cell table:formula="of:= [.P11]-[.M11]" office:value-type="float" office:value="0" calcext:value-type="float">
            <text:p>0</text:p>
          </table:table-cell>
          <table:table-cell office:value-type="float" office:value="408.372" calcext:value-type="float">
            <text:p>408,372</text:p>
          </table:table-cell>
          <table:table-cell/>
          <table:table-cell office:value-type="float" office:value="433.808" calcext:value-type="float">
            <text:p>433,808</text:p>
          </table:table-cell>
          <table:table-cell office:value-type="float" office:value="408.485" calcext:value-type="float">
            <text:p>408,485</text:p>
          </table:table-cell>
          <table:table-cell table:style-name="ce26" table:formula="of:=[.U11]-[.V11]" office:value-type="float" office:value="25.323" calcext:value-type="float">
            <text:p>25,323</text:p>
          </table:table-cell>
          <table:table-cell table:formula="of:=[.V11]-[.S11]" office:value-type="float" office:value="0.113" calcext:value-type="float">
            <text:p>0,113</text:p>
          </table:table-cell>
        </table:table-row>
        <table:table-row table:style-name="ro4">
          <table:table-cell office:value-type="float" office:value="450.216" calcext:value-type="float">
            <text:p>450,216</text:p>
          </table:table-cell>
          <table:table-cell/>
          <table:table-cell office:value-type="float" office:value="494.146" calcext:value-type="float">
            <text:p>494,146</text:p>
          </table:table-cell>
          <table:table-cell office:value-type="float" office:value="450.463" calcext:value-type="float">
            <text:p>450,463</text:p>
          </table:table-cell>
          <table:table-cell table:style-name="ce5" table:formula="of:= [.C12] - [.D12]" office:value-type="float" office:value="43.683" calcext:value-type="float">
            <text:p>43,683</text:p>
          </table:table-cell>
          <table:table-cell table:formula="of:=[.D12]-[.A12]" office:value-type="float" office:value="0.247000000000014" calcext:value-type="float">
            <text:p>0,247</text:p>
          </table:table-cell>
          <table:table-cell office:value-type="float" office:value="169.219" calcext:value-type="float">
            <text:p>169,219</text:p>
          </table:table-cell>
          <table:table-cell/>
          <table:table-cell office:value-type="float" office:value="185.961" calcext:value-type="float">
            <text:p>185,961</text:p>
          </table:table-cell>
          <table:table-cell office:value-type="float" office:value="169.219" calcext:value-type="float">
            <text:p>169,219</text:p>
          </table:table-cell>
          <table:table-cell table:style-name="ce14" table:formula="of:= [.I12]-[.J12]" office:value-type="float" office:value="16.742" calcext:value-type="float">
            <text:p>16,742</text:p>
          </table:table-cell>
          <table:table-cell table:formula="of:= [.J12]-[.G12]" office:value-type="float" office:value="0" calcext:value-type="float">
            <text:p>0</text:p>
          </table:table-cell>
          <table:table-cell office:value-type="float" office:value="454.781" calcext:value-type="float">
            <text:p>454,781</text:p>
          </table:table-cell>
          <table:table-cell/>
          <table:table-cell office:value-type="float" office:value="539.556" calcext:value-type="float">
            <text:p>539,556</text:p>
          </table:table-cell>
          <table:table-cell office:value-type="float" office:value="454.781" calcext:value-type="float">
            <text:p>454,781</text:p>
          </table:table-cell>
          <table:table-cell table:style-name="ce20" table:formula="of:= [.O12]-[.P12]" office:value-type="float" office:value="84.775" calcext:value-type="float">
            <text:p>84,775</text:p>
          </table:table-cell>
          <table:table-cell table:formula="of:= [.P12]-[.M12]" office:value-type="float" office:value="0" calcext:value-type="float">
            <text:p>0</text:p>
          </table:table-cell>
          <table:table-cell office:value-type="float" office:value="308.674" calcext:value-type="float">
            <text:p>308,674</text:p>
          </table:table-cell>
          <table:table-cell/>
          <table:table-cell office:value-type="float" office:value="392.097" calcext:value-type="float">
            <text:p>392,097</text:p>
          </table:table-cell>
          <table:table-cell office:value-type="float" office:value="380.674" calcext:value-type="float">
            <text:p>380,674</text:p>
          </table:table-cell>
          <table:table-cell table:style-name="ce26" table:formula="of:=[.U12]-[.V12]" office:value-type="float" office:value="11.423" calcext:value-type="float">
            <text:p>11,423</text:p>
          </table:table-cell>
          <table:table-cell table:formula="of:=[.V12]-[.S12]" office:value-type="float" office:value="72" calcext:value-type="float">
            <text:p>72</text:p>
          </table:table-cell>
        </table:table-row>
        <table:table-row table:style-name="ro4">
          <table:table-cell office:value-type="float" office:value="494.013" calcext:value-type="float">
            <text:p>494,013</text:p>
          </table:table-cell>
          <table:table-cell/>
          <table:table-cell office:value-type="float" office:value="520.856" calcext:value-type="float">
            <text:p>520,856</text:p>
          </table:table-cell>
          <table:table-cell office:value-type="float" office:value="498.699" calcext:value-type="float">
            <text:p>498,699</text:p>
          </table:table-cell>
          <table:table-cell table:style-name="ce5" table:formula="of:= [.C13] - [.D13]" office:value-type="float" office:value="22.157" calcext:value-type="float">
            <text:p>22,157</text:p>
          </table:table-cell>
          <table:table-cell table:formula="of:=[.D13]-[.A13]" office:value-type="float" office:value="4.68600000000004" calcext:value-type="float">
            <text:p>4,686</text:p>
          </table:table-cell>
          <table:table-cell office:value-type="float" office:value="188.891" calcext:value-type="float">
            <text:p>188,891</text:p>
          </table:table-cell>
          <table:table-cell/>
          <table:table-cell office:value-type="float" office:value="198.798" calcext:value-type="float">
            <text:p>198,798</text:p>
          </table:table-cell>
          <table:table-cell office:value-type="float" office:value="190.192" calcext:value-type="float">
            <text:p>190,192</text:p>
          </table:table-cell>
          <table:table-cell table:style-name="ce14" table:formula="of:= [.I13]-[.J13]" office:value-type="float" office:value="8.60599999999999" calcext:value-type="float">
            <text:p>8,606</text:p>
          </table:table-cell>
          <table:table-cell table:formula="of:= [.J13]-[.G13]" office:value-type="float" office:value="1.30100000000002" calcext:value-type="float">
            <text:p>1,301</text:p>
          </table:table-cell>
          <table:table-cell office:value-type="float" office:value="333.605" calcext:value-type="float">
            <text:p>333,605</text:p>
          </table:table-cell>
          <table:table-cell/>
          <table:table-cell office:value-type="float" office:value="334.058" calcext:value-type="float">
            <text:p>334,058</text:p>
          </table:table-cell>
          <table:table-cell office:value-type="float" office:value="333.605" calcext:value-type="float">
            <text:p>333,605</text:p>
          </table:table-cell>
          <table:table-cell table:style-name="ce20" table:formula="of:= [.O13]-[.P13]" office:value-type="float" office:value="0.452999999999975" calcext:value-type="float">
            <text:p>0,453</text:p>
          </table:table-cell>
          <table:table-cell table:formula="of:= [.P13]-[.M13]" office:value-type="float" office:value="0" calcext:value-type="float">
            <text:p>0</text:p>
          </table:table-cell>
          <table:table-cell office:value-type="float" office:value="390.255" calcext:value-type="float">
            <text:p>390,255</text:p>
          </table:table-cell>
          <table:table-cell/>
          <table:table-cell office:value-type="float" office:value="402.433" calcext:value-type="float">
            <text:p>402,433</text:p>
          </table:table-cell>
          <table:table-cell office:value-type="float" office:value="390.255" calcext:value-type="float">
            <text:p>390,255</text:p>
          </table:table-cell>
          <table:table-cell table:style-name="ce26" table:formula="of:=[.U13]-[.V13]" office:value-type="float" office:value="12.178" calcext:value-type="float">
            <text:p>12,178</text:p>
          </table:table-cell>
          <table:table-cell table:formula="of:=[.V13]-[.S13]" office:value-type="float" office:value="0" calcext:value-type="float">
            <text:p>0</text:p>
          </table:table-cell>
        </table:table-row>
        <table:table-row table:style-name="ro4">
          <table:table-cell office:value-type="float" office:value="466.485" calcext:value-type="float">
            <text:p>466,485</text:p>
          </table:table-cell>
          <table:table-cell/>
          <table:table-cell office:value-type="float" office:value="506.358" calcext:value-type="float">
            <text:p>506,358</text:p>
          </table:table-cell>
          <table:table-cell office:value-type="float" office:value="466.485" calcext:value-type="float">
            <text:p>466,485</text:p>
          </table:table-cell>
          <table:table-cell table:style-name="ce5" table:formula="of:= [.C14] - [.D14]" office:value-type="float" office:value="39.873" calcext:value-type="float">
            <text:p>39,873</text:p>
          </table:table-cell>
          <table:table-cell table:formula="of:=[.D14]-[.A14]" office:value-type="float" office:value="0" calcext:value-type="float">
            <text:p>0</text:p>
          </table:table-cell>
          <table:table-cell office:value-type="float" office:value="251.035" calcext:value-type="float">
            <text:p>251,035</text:p>
          </table:table-cell>
          <table:table-cell/>
          <table:table-cell office:value-type="float" office:value="273.264" calcext:value-type="float">
            <text:p>273,264</text:p>
          </table:table-cell>
          <table:table-cell office:value-type="float" office:value="251.035" calcext:value-type="float">
            <text:p>251,035</text:p>
          </table:table-cell>
          <table:table-cell table:style-name="ce14" table:formula="of:= [.I14]-[.J14]" office:value-type="float" office:value="22.229" calcext:value-type="float">
            <text:p>22,229</text:p>
          </table:table-cell>
          <table:table-cell table:formula="of:= [.J14]-[.G14]" office:value-type="float" office:value="0" calcext:value-type="float">
            <text:p>0</text:p>
          </table:table-cell>
          <table:table-cell office:value-type="float" office:value="318.679" calcext:value-type="float">
            <text:p>318,679</text:p>
          </table:table-cell>
          <table:table-cell/>
          <table:table-cell office:value-type="float" office:value="382.76" calcext:value-type="float">
            <text:p>382,76</text:p>
          </table:table-cell>
          <table:table-cell office:value-type="float" office:value="318.679" calcext:value-type="float">
            <text:p>318,679</text:p>
          </table:table-cell>
          <table:table-cell table:style-name="ce20" table:formula="of:= [.O14]-[.P14]" office:value-type="float" office:value="64.081" calcext:value-type="float">
            <text:p>64,081</text:p>
          </table:table-cell>
          <table:table-cell table:formula="of:= [.P14]-[.M14]" office:value-type="float" office:value="0" calcext:value-type="float">
            <text:p>0</text:p>
          </table:table-cell>
          <table:table-cell office:value-type="float" office:value="249.852" calcext:value-type="float">
            <text:p>249,852</text:p>
          </table:table-cell>
          <table:table-cell/>
          <table:table-cell office:value-type="float" office:value="257.915" calcext:value-type="float">
            <text:p>257,915</text:p>
          </table:table-cell>
          <table:table-cell office:value-type="float" office:value="249.951" calcext:value-type="float">
            <text:p>249,951</text:p>
          </table:table-cell>
          <table:table-cell table:style-name="ce26" table:formula="of:=[.U14]-[.V14]" office:value-type="float" office:value="7.96400000000003" calcext:value-type="float">
            <text:p>7,964</text:p>
          </table:table-cell>
          <table:table-cell table:formula="of:=[.V14]-[.S14]" office:value-type="float" office:value="0.0989999999999895" calcext:value-type="float">
            <text:p>0,099</text:p>
          </table:table-cell>
        </table:table-row>
        <table:table-row table:style-name="ro4">
          <table:table-cell office:value-type="float" office:value="551.326" calcext:value-type="float">
            <text:p>551,326</text:p>
          </table:table-cell>
          <table:table-cell/>
          <table:table-cell office:value-type="float" office:value="629.162" calcext:value-type="float">
            <text:p>629,162</text:p>
          </table:table-cell>
          <table:table-cell office:value-type="float" office:value="558.111" calcext:value-type="float">
            <text:p>558,111</text:p>
          </table:table-cell>
          <table:table-cell table:style-name="ce5" table:formula="of:= [.C15] - [.D15]" office:value-type="float" office:value="71.051" calcext:value-type="float">
            <text:p>71,051</text:p>
          </table:table-cell>
          <table:table-cell table:formula="of:=[.D15]-[.A15]" office:value-type="float" office:value="6.78499999999997" calcext:value-type="float">
            <text:p>6,785</text:p>
          </table:table-cell>
          <table:table-cell office:value-type="float" office:value="256.097" calcext:value-type="float">
            <text:p>256,097</text:p>
          </table:table-cell>
          <table:table-cell/>
          <table:table-cell office:value-type="float" office:value="267.22" calcext:value-type="float">
            <text:p>267,22</text:p>
          </table:table-cell>
          <table:table-cell office:value-type="float" office:value="256.65" calcext:value-type="float">
            <text:p>256,65</text:p>
          </table:table-cell>
          <table:table-cell table:style-name="ce14" table:formula="of:= [.I15]-[.J15]" office:value-type="float" office:value="10.5700000000001" calcext:value-type="float">
            <text:p>10,57</text:p>
          </table:table-cell>
          <table:table-cell table:formula="of:= [.J15]-[.G15]" office:value-type="float" office:value="0.552999999999997" calcext:value-type="float">
            <text:p>0,553</text:p>
          </table:table-cell>
          <table:table-cell office:value-type="float" office:value="400.632" calcext:value-type="float">
            <text:p>400,632</text:p>
          </table:table-cell>
          <table:table-cell/>
          <table:table-cell office:value-type="float" office:value="418.037" calcext:value-type="float">
            <text:p>418,037</text:p>
          </table:table-cell>
          <table:table-cell office:value-type="float" office:value="401.964" calcext:value-type="float">
            <text:p>401,964</text:p>
          </table:table-cell>
          <table:table-cell table:style-name="ce20" table:formula="of:= [.O15]-[.P15]" office:value-type="float" office:value="16.073" calcext:value-type="float">
            <text:p>16,073</text:p>
          </table:table-cell>
          <table:table-cell table:formula="of:= [.P15]-[.M15]" office:value-type="float" office:value="1.33199999999999" calcext:value-type="float">
            <text:p>1,332</text:p>
          </table:table-cell>
          <table:table-cell office:value-type="float" office:value="338.478" calcext:value-type="float">
            <text:p>338,478</text:p>
          </table:table-cell>
          <table:table-cell/>
          <table:table-cell office:value-type="float" office:value="367.177" calcext:value-type="float">
            <text:p>367,177</text:p>
          </table:table-cell>
          <table:table-cell office:value-type="float" office:value="338.824" calcext:value-type="float">
            <text:p>338,824</text:p>
          </table:table-cell>
          <table:table-cell table:style-name="ce26" table:formula="of:=[.U15]-[.V15]" office:value-type="float" office:value="28.353" calcext:value-type="float">
            <text:p>28,353</text:p>
          </table:table-cell>
          <table:table-cell table:formula="of:=[.V15]-[.S15]" office:value-type="float" office:value="0.346000000000004" calcext:value-type="float">
            <text:p>0,346</text:p>
          </table:table-cell>
        </table:table-row>
        <table:table-row table:style-name="ro4">
          <table:table-cell office:value-type="float" office:value="542.716" calcext:value-type="float">
            <text:p>542,716</text:p>
          </table:table-cell>
          <table:table-cell/>
          <table:table-cell office:value-type="float" office:value="596.207" calcext:value-type="float">
            <text:p>596,207</text:p>
          </table:table-cell>
          <table:table-cell office:value-type="float" office:value="546.095" calcext:value-type="float">
            <text:p>546,095</text:p>
          </table:table-cell>
          <table:table-cell table:style-name="ce5" table:formula="of:= [.C16] - [.D16]" office:value-type="float" office:value="50.112" calcext:value-type="float">
            <text:p>50,112</text:p>
          </table:table-cell>
          <table:table-cell table:formula="of:=[.D16]-[.A16]" office:value-type="float" office:value="3.37900000000002" calcext:value-type="float">
            <text:p>3,379</text:p>
          </table:table-cell>
          <table:table-cell office:value-type="float" office:value="179.767" calcext:value-type="float">
            <text:p>179,767</text:p>
          </table:table-cell>
          <table:table-cell/>
          <table:table-cell office:value-type="float" office:value="192.714" calcext:value-type="float">
            <text:p>192,714</text:p>
          </table:table-cell>
          <table:table-cell office:value-type="float" office:value="181.552" calcext:value-type="float">
            <text:p>181,552</text:p>
          </table:table-cell>
          <table:table-cell table:style-name="ce14" table:formula="of:= [.I16]-[.J16]" office:value-type="float" office:value="11.162" calcext:value-type="float">
            <text:p>11,162</text:p>
          </table:table-cell>
          <table:table-cell table:formula="of:= [.J16]-[.G16]" office:value-type="float" office:value="1.785" calcext:value-type="float">
            <text:p>1,785</text:p>
          </table:table-cell>
          <table:table-cell office:value-type="float" office:value="283.883" calcext:value-type="float">
            <text:p>283,883</text:p>
          </table:table-cell>
          <table:table-cell/>
          <table:table-cell office:value-type="float" office:value="395.193" calcext:value-type="float">
            <text:p>395,193</text:p>
          </table:table-cell>
          <table:table-cell office:value-type="float" office:value="283.883" calcext:value-type="float">
            <text:p>283,883</text:p>
          </table:table-cell>
          <table:table-cell table:style-name="ce20" table:formula="of:= [.O16]-[.P16]" office:value-type="float" office:value="111.31" calcext:value-type="float">
            <text:p>111,31</text:p>
          </table:table-cell>
          <table:table-cell table:formula="of:= [.P16]-[.M16]" office:value-type="float" office:value="0" calcext:value-type="float">
            <text:p>0</text:p>
          </table:table-cell>
          <table:table-cell office:value-type="float" office:value="285.975" calcext:value-type="float">
            <text:p>285,975</text:p>
          </table:table-cell>
          <table:table-cell/>
          <table:table-cell office:value-type="float" office:value="342.698" calcext:value-type="float">
            <text:p>342,698</text:p>
          </table:table-cell>
          <table:table-cell office:value-type="float" office:value="285.975" calcext:value-type="float">
            <text:p>285,975</text:p>
          </table:table-cell>
          <table:table-cell table:style-name="ce26" table:formula="of:=[.U16]-[.V16]" office:value-type="float" office:value="56.723" calcext:value-type="float">
            <text:p>56,723</text:p>
          </table:table-cell>
          <table:table-cell table:formula="of:=[.V16]-[.S1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3.597" calcext:value-type="float">
            <text:p>553,597</text:p>
          </table:table-cell>
          <table:table-cell/>
          <table:table-cell office:value-type="float" office:value="611.8" calcext:value-type="float">
            <text:p>611,8</text:p>
          </table:table-cell>
          <table:table-cell office:value-type="float" office:value="564.773" calcext:value-type="float">
            <text:p>564,773</text:p>
          </table:table-cell>
          <table:table-cell table:style-name="ce5" table:formula="of:= [.C17] - [.D17]" office:value-type="float" office:value="47.0269999999999" calcext:value-type="float">
            <text:p>47,027</text:p>
          </table:table-cell>
          <table:table-cell table:formula="of:=[.D17]-[.A17]" office:value-type="float" office:value="11.176" calcext:value-type="float">
            <text:p>11,176</text:p>
          </table:table-cell>
          <table:table-cell office:value-type="float" office:value="277.902" calcext:value-type="float">
            <text:p>277,902</text:p>
          </table:table-cell>
          <table:table-cell/>
          <table:table-cell office:value-type="float" office:value="303.092" calcext:value-type="float">
            <text:p>303,092</text:p>
          </table:table-cell>
          <table:table-cell office:value-type="float" office:value="278.057" calcext:value-type="float">
            <text:p>278,057</text:p>
          </table:table-cell>
          <table:table-cell table:style-name="ce14" table:formula="of:= [.I17]-[.J17]" office:value-type="float" office:value="25.035" calcext:value-type="float">
            <text:p>25,035</text:p>
          </table:table-cell>
          <table:table-cell table:formula="of:= [.J17]-[.G17]" office:value-type="float" office:value="0.15500000000003" calcext:value-type="float">
            <text:p>0,155</text:p>
          </table:table-cell>
          <table:table-cell office:value-type="float" office:value="217.522" calcext:value-type="float">
            <text:p>217,522</text:p>
          </table:table-cell>
          <table:table-cell/>
          <table:table-cell office:value-type="float" office:value="236.657" calcext:value-type="float">
            <text:p>236,657</text:p>
          </table:table-cell>
          <table:table-cell office:value-type="float" office:value="217.522" calcext:value-type="float">
            <text:p>217,522</text:p>
          </table:table-cell>
          <table:table-cell table:style-name="ce20" table:formula="of:= [.O17]-[.P17]" office:value-type="float" office:value="19.135" calcext:value-type="float">
            <text:p>19,135</text:p>
          </table:table-cell>
          <table:table-cell table:formula="of:= [.P17]-[.M17]" office:value-type="float" office:value="0" calcext:value-type="float">
            <text:p>0</text:p>
          </table:table-cell>
          <table:table-cell office:value-type="float" office:value="397.894" calcext:value-type="float">
            <text:p>397,894</text:p>
          </table:table-cell>
          <table:table-cell/>
          <table:table-cell office:value-type="float" office:value="468.238" calcext:value-type="float">
            <text:p>468,238</text:p>
          </table:table-cell>
          <table:table-cell office:value-type="float" office:value="411.622" calcext:value-type="float">
            <text:p>411,622</text:p>
          </table:table-cell>
          <table:table-cell table:style-name="ce26" table:formula="of:=[.U17]-[.V17]" office:value-type="float" office:value="56.616" calcext:value-type="float">
            <text:p>56,616</text:p>
          </table:table-cell>
          <table:table-cell table:formula="of:=[.V17]-[.S17]" office:value-type="float" office:value="13.728" calcext:value-type="float">
            <text:p>13,728</text:p>
          </table:table-cell>
        </table:table-row>
        <table:table-row table:style-name="ro4">
          <table:table-cell office:value-type="float" office:value="563.193" calcext:value-type="float">
            <text:p>563,193</text:p>
          </table:table-cell>
          <table:table-cell/>
          <table:table-cell office:value-type="float" office:value="601.596" calcext:value-type="float">
            <text:p>601,596</text:p>
          </table:table-cell>
          <table:table-cell office:value-type="float" office:value="581.841" calcext:value-type="float">
            <text:p>581,841</text:p>
          </table:table-cell>
          <table:table-cell table:style-name="ce5" table:formula="of:= [.C18] - [.D18]" office:value-type="float" office:value="19.755" calcext:value-type="float">
            <text:p>19,755</text:p>
          </table:table-cell>
          <table:table-cell table:formula="of:=[.D18]-[.A18]" office:value-type="float" office:value="18.648" calcext:value-type="float">
            <text:p>18,648</text:p>
          </table:table-cell>
          <table:table-cell office:value-type="float" office:value="226.207" calcext:value-type="float">
            <text:p>226,207</text:p>
          </table:table-cell>
          <table:table-cell/>
          <table:table-cell office:value-type="float" office:value="256.548" calcext:value-type="float">
            <text:p>256,548</text:p>
          </table:table-cell>
          <table:table-cell office:value-type="float" office:value="229.816" calcext:value-type="float">
            <text:p>229,816</text:p>
          </table:table-cell>
          <table:table-cell table:style-name="ce14" table:formula="of:= [.I18]-[.J18]" office:value-type="float" office:value="26.732" calcext:value-type="float">
            <text:p>26,732</text:p>
          </table:table-cell>
          <table:table-cell table:formula="of:= [.J18]-[.G18]" office:value-type="float" office:value="3.60900000000001" calcext:value-type="float">
            <text:p>3,609</text:p>
          </table:table-cell>
          <table:table-cell office:value-type="float" office:value="329.906" calcext:value-type="float">
            <text:p>329,906</text:p>
          </table:table-cell>
          <table:table-cell/>
          <table:table-cell office:value-type="float" office:value="384.388" calcext:value-type="float">
            <text:p>384,388</text:p>
          </table:table-cell>
          <table:table-cell office:value-type="float" office:value="329.906" calcext:value-type="float">
            <text:p>329,906</text:p>
          </table:table-cell>
          <table:table-cell table:style-name="ce20" table:formula="of:= [.O18]-[.P18]" office:value-type="float" office:value="54.482" calcext:value-type="float">
            <text:p>54,482</text:p>
          </table:table-cell>
          <table:table-cell table:formula="of:= [.P18]-[.M18]" office:value-type="float" office:value="0" calcext:value-type="float">
            <text:p>0</text:p>
          </table:table-cell>
          <table:table-cell office:value-type="float" office:value="195.695" calcext:value-type="float">
            <text:p>195,695</text:p>
          </table:table-cell>
          <table:table-cell/>
          <table:table-cell office:value-type="float" office:value="204.918" calcext:value-type="float">
            <text:p>204,918</text:p>
          </table:table-cell>
          <table:table-cell office:value-type="float" office:value="196.421" calcext:value-type="float">
            <text:p>196,421</text:p>
          </table:table-cell>
          <table:table-cell table:style-name="ce26" table:formula="of:=[.U18]-[.V18]" office:value-type="float" office:value="8.49700000000001" calcext:value-type="float">
            <text:p>8,497</text:p>
          </table:table-cell>
          <table:table-cell table:formula="of:=[.V18]-[.S18]" office:value-type="float" office:value="0.725999999999999" calcext:value-type="float">
            <text:p>0,726</text:p>
          </table:table-cell>
        </table:table-row>
        <table:table-row table:style-name="ro4">
          <table:table-cell office:value-type="float" office:value="570.99" calcext:value-type="float">
            <text:p>570,99</text:p>
          </table:table-cell>
          <table:table-cell/>
          <table:table-cell office:value-type="float" office:value="651.64" calcext:value-type="float">
            <text:p>651,64</text:p>
          </table:table-cell>
          <table:table-cell office:value-type="float" office:value="582.904" calcext:value-type="float">
            <text:p>582,904</text:p>
          </table:table-cell>
          <table:table-cell table:style-name="ce5" table:formula="of:= [.C19] - [.D19]" office:value-type="float" office:value="68.736" calcext:value-type="float">
            <text:p>68,736</text:p>
          </table:table-cell>
          <table:table-cell table:formula="of:=[.D19]-[.A19]" office:value-type="float" office:value="11.914" calcext:value-type="float">
            <text:p>11,914</text:p>
          </table:table-cell>
          <table:table-cell office:value-type="float" office:value="284.907" calcext:value-type="float">
            <text:p>284,907</text:p>
          </table:table-cell>
          <table:table-cell/>
          <table:table-cell office:value-type="float" office:value="309.949" calcext:value-type="float">
            <text:p>309,949</text:p>
          </table:table-cell>
          <table:table-cell office:value-type="float" office:value="287.275" calcext:value-type="float">
            <text:p>287,275</text:p>
          </table:table-cell>
          <table:table-cell table:style-name="ce14" table:formula="of:= [.I19]-[.J19]" office:value-type="float" office:value="22.674" calcext:value-type="float">
            <text:p>22,674</text:p>
          </table:table-cell>
          <table:table-cell table:formula="of:= [.J19]-[.G19]" office:value-type="float" office:value="2.36799999999999" calcext:value-type="float">
            <text:p>2,368</text:p>
          </table:table-cell>
          <table:table-cell office:value-type="float" office:value="286.163" calcext:value-type="float">
            <text:p>286,163</text:p>
          </table:table-cell>
          <table:table-cell/>
          <table:table-cell office:value-type="float" office:value="337.199" calcext:value-type="float">
            <text:p>337,199</text:p>
          </table:table-cell>
          <table:table-cell office:value-type="float" office:value="286.163" calcext:value-type="float">
            <text:p>286,163</text:p>
          </table:table-cell>
          <table:table-cell table:style-name="ce20" table:formula="of:= [.O19]-[.P19]" office:value-type="float" office:value="51.036" calcext:value-type="float">
            <text:p>51,036</text:p>
          </table:table-cell>
          <table:table-cell table:formula="of:= [.P19]-[.M19]" office:value-type="float" office:value="0" calcext:value-type="float">
            <text:p>0</text:p>
          </table:table-cell>
          <table:table-cell office:value-type="float" office:value="295.731" calcext:value-type="float">
            <text:p>295,731</text:p>
          </table:table-cell>
          <table:table-cell/>
          <table:table-cell office:value-type="float" office:value="329.737" calcext:value-type="float">
            <text:p>329,737</text:p>
          </table:table-cell>
          <table:table-cell office:value-type="float" office:value="298.354" calcext:value-type="float">
            <text:p>298,354</text:p>
          </table:table-cell>
          <table:table-cell table:style-name="ce26" table:formula="of:=[.U19]-[.V19]" office:value-type="float" office:value="31.383" calcext:value-type="float">
            <text:p>31,383</text:p>
          </table:table-cell>
          <table:table-cell table:formula="of:=[.V19]-[.S19]" office:value-type="float" office:value="2.62299999999999" calcext:value-type="float">
            <text:p>2,623</text:p>
          </table:table-cell>
        </table:table-row>
        <table:table-row table:style-name="ro4">
          <table:table-cell office:value-type="float" office:value="562.116" calcext:value-type="float">
            <text:p>562,116</text:p>
          </table:table-cell>
          <table:table-cell/>
          <table:table-cell office:value-type="float" office:value="571.859" calcext:value-type="float">
            <text:p>571,859</text:p>
          </table:table-cell>
          <table:table-cell office:value-type="float" office:value="568.041" calcext:value-type="float">
            <text:p>568,041</text:p>
          </table:table-cell>
          <table:table-cell table:style-name="ce5" table:formula="of:= [.C20] - [.D20]" office:value-type="float" office:value="3.81799999999998" calcext:value-type="float">
            <text:p>3,818</text:p>
          </table:table-cell>
          <table:table-cell table:formula="of:=[.D20]-[.A20]" office:value-type="float" office:value="5.92500000000007" calcext:value-type="float">
            <text:p>5,925</text:p>
          </table:table-cell>
          <table:table-cell office:value-type="float" office:value="239.721" calcext:value-type="float">
            <text:p>239,721</text:p>
          </table:table-cell>
          <table:table-cell/>
          <table:table-cell office:value-type="float" office:value="256.051" calcext:value-type="float">
            <text:p>256,051</text:p>
          </table:table-cell>
          <table:table-cell office:value-type="float" office:value="244.159" calcext:value-type="float">
            <text:p>244,159</text:p>
          </table:table-cell>
          <table:table-cell table:style-name="ce14" table:formula="of:= [.I20]-[.J20]" office:value-type="float" office:value="11.892" calcext:value-type="float">
            <text:p>11,892</text:p>
          </table:table-cell>
          <table:table-cell table:formula="of:= [.J20]-[.G20]" office:value-type="float" office:value="4.43799999999999" calcext:value-type="float">
            <text:p>4,438</text:p>
          </table:table-cell>
          <table:table-cell office:value-type="float" office:value="248.204" calcext:value-type="float">
            <text:p>248,204</text:p>
          </table:table-cell>
          <table:table-cell/>
          <table:table-cell office:value-type="float" office:value="249.351" calcext:value-type="float">
            <text:p>249,351</text:p>
          </table:table-cell>
          <table:table-cell office:value-type="float" office:value="248.204" calcext:value-type="float">
            <text:p>248,204</text:p>
          </table:table-cell>
          <table:table-cell table:style-name="ce20" table:formula="of:= [.O20]-[.P20]" office:value-type="float" office:value="1.14699999999999" calcext:value-type="float">
            <text:p>1,147</text:p>
          </table:table-cell>
          <table:table-cell table:formula="of:= [.P20]-[.M20]" office:value-type="float" office:value="0" calcext:value-type="float">
            <text:p>0</text:p>
          </table:table-cell>
          <table:table-cell office:value-type="float" office:value="429.179" calcext:value-type="float">
            <text:p>429,179</text:p>
          </table:table-cell>
          <table:table-cell/>
          <table:table-cell office:value-type="float" office:value="457.335" calcext:value-type="float">
            <text:p>457,335</text:p>
          </table:table-cell>
          <table:table-cell office:value-type="float" office:value="432.521" calcext:value-type="float">
            <text:p>432,521</text:p>
          </table:table-cell>
          <table:table-cell table:style-name="ce26" table:formula="of:=[.U20]-[.V20]" office:value-type="float" office:value="24.814" calcext:value-type="float">
            <text:p>24,814</text:p>
          </table:table-cell>
          <table:table-cell table:formula="of:=[.V20]-[.S20]" office:value-type="float" office:value="3.34200000000004" calcext:value-type="float">
            <text:p>3,342</text:p>
          </table:table-cell>
        </table:table-row>
        <table:table-row table:style-name="ro4">
          <table:table-cell office:value-type="float" office:value="547.048" calcext:value-type="float">
            <text:p>547,048</text:p>
          </table:table-cell>
          <table:table-cell/>
          <table:table-cell office:value-type="float" office:value="583.899" calcext:value-type="float">
            <text:p>583,899</text:p>
          </table:table-cell>
          <table:table-cell office:value-type="float" office:value="573.129" calcext:value-type="float">
            <text:p>573,129</text:p>
          </table:table-cell>
          <table:table-cell table:style-name="ce5" table:formula="of:= [.C21] - [.D21]" office:value-type="float" office:value="10.77" calcext:value-type="float">
            <text:p>10,77</text:p>
          </table:table-cell>
          <table:table-cell table:formula="of:=[.D21]-[.A21]" office:value-type="float" office:value="26.081" calcext:value-type="float">
            <text:p>26,081</text:p>
          </table:table-cell>
          <table:table-cell office:value-type="float" office:value="215.709" calcext:value-type="float">
            <text:p>215,709</text:p>
          </table:table-cell>
          <table:table-cell/>
          <table:table-cell office:value-type="float" office:value="231.449" calcext:value-type="float">
            <text:p>231,449</text:p>
          </table:table-cell>
          <table:table-cell office:value-type="float" office:value="219.87" calcext:value-type="float">
            <text:p>219,87</text:p>
          </table:table-cell>
          <table:table-cell table:style-name="ce14" table:formula="of:= [.I21]-[.J21]" office:value-type="float" office:value="11.579" calcext:value-type="float">
            <text:p>11,579</text:p>
          </table:table-cell>
          <table:table-cell table:formula="of:= [.J21]-[.G21]" office:value-type="float" office:value="4.161" calcext:value-type="float">
            <text:p>4,161</text:p>
          </table:table-cell>
          <table:table-cell office:value-type="float" office:value="323.377" calcext:value-type="float">
            <text:p>323,377</text:p>
          </table:table-cell>
          <table:table-cell/>
          <table:table-cell office:value-type="float" office:value="353.22" calcext:value-type="float">
            <text:p>353,22</text:p>
          </table:table-cell>
          <table:table-cell office:value-type="float" office:value="323.377" calcext:value-type="float">
            <text:p>323,377</text:p>
          </table:table-cell>
          <table:table-cell table:style-name="ce20" table:formula="of:= [.O21]-[.P21]" office:value-type="float" office:value="29.843" calcext:value-type="float">
            <text:p>29,843</text:p>
          </table:table-cell>
          <table:table-cell table:formula="of:= [.P21]-[.M21]" office:value-type="float" office:value="0" calcext:value-type="float">
            <text:p>0</text:p>
          </table:table-cell>
          <table:table-cell office:value-type="float" office:value="284.7" calcext:value-type="float">
            <text:p>284,7</text:p>
          </table:table-cell>
          <table:table-cell/>
          <table:table-cell office:value-type="float" office:value="296.56" calcext:value-type="float">
            <text:p>296,56</text:p>
          </table:table-cell>
          <table:table-cell office:value-type="float" office:value="284.7" calcext:value-type="float">
            <text:p>284,7</text:p>
          </table:table-cell>
          <table:table-cell table:style-name="ce26" table:formula="of:=[.U21]-[.V21]" office:value-type="float" office:value="11.86" calcext:value-type="float">
            <text:p>11,86</text:p>
          </table:table-cell>
          <table:table-cell table:formula="of:=[.V21]-[.S21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58.227" calcext:value-type="float">
            <text:p>558,227</text:p>
          </table:table-cell>
          <table:table-cell/>
          <table:table-cell office:value-type="float" office:value="574.21" calcext:value-type="float">
            <text:p>574,21</text:p>
          </table:table-cell>
          <table:table-cell office:value-type="float" office:value="558.226" calcext:value-type="float">
            <text:p>558,226</text:p>
          </table:table-cell>
          <table:table-cell table:style-name="ce5" table:formula="of:= [.C22] - [.D22]" office:value-type="float" office:value="15.984" calcext:value-type="float">
            <text:p>15,984</text:p>
          </table:table-cell>
          <table:table-cell table:formula="of:=[.D22]-[.A22]" office:value-type="float" office:value="-0.000999999999976353" calcext:value-type="float">
            <text:p>-0,001</text:p>
          </table:table-cell>
          <table:table-cell office:value-type="float" office:value="223.484" calcext:value-type="float">
            <text:p>223,484</text:p>
          </table:table-cell>
          <table:table-cell/>
          <table:table-cell office:value-type="float" office:value="237.458" calcext:value-type="float">
            <text:p>237,458</text:p>
          </table:table-cell>
          <table:table-cell office:value-type="float" office:value="224.943" calcext:value-type="float">
            <text:p>224,943</text:p>
          </table:table-cell>
          <table:table-cell table:style-name="ce14" table:formula="of:= [.I22]-[.J22]" office:value-type="float" office:value="12.515" calcext:value-type="float">
            <text:p>12,515</text:p>
          </table:table-cell>
          <table:table-cell table:formula="of:= [.J22]-[.G22]" office:value-type="float" office:value="1.459" calcext:value-type="float">
            <text:p>1,459</text:p>
          </table:table-cell>
          <table:table-cell office:value-type="float" office:value="368.851" calcext:value-type="float">
            <text:p>368,851</text:p>
          </table:table-cell>
          <table:table-cell/>
          <table:table-cell office:value-type="float" office:value="410.392" calcext:value-type="float">
            <text:p>410,392</text:p>
          </table:table-cell>
          <table:table-cell office:value-type="float" office:value="376.656" calcext:value-type="float">
            <text:p>376,656</text:p>
          </table:table-cell>
          <table:table-cell table:style-name="ce20" table:formula="of:= [.O22]-[.P22]" office:value-type="float" office:value="33.736" calcext:value-type="float">
            <text:p>33,736</text:p>
          </table:table-cell>
          <table:table-cell table:formula="of:= [.P22]-[.M22]" office:value-type="float" office:value="7.80500000000001" calcext:value-type="float">
            <text:p>7,805</text:p>
          </table:table-cell>
          <table:table-cell office:value-type="float" office:value="381.692" calcext:value-type="float">
            <text:p>381,692</text:p>
          </table:table-cell>
          <table:table-cell/>
          <table:table-cell office:value-type="float" office:value="393.275" calcext:value-type="float">
            <text:p>393,275</text:p>
          </table:table-cell>
          <table:table-cell office:value-type="float" office:value="381.692" calcext:value-type="float">
            <text:p>381,692</text:p>
          </table:table-cell>
          <table:table-cell table:style-name="ce26" table:formula="of:=[.U22]-[.V22]" office:value-type="float" office:value="11.583" calcext:value-type="float">
            <text:p>11,583</text:p>
          </table:table-cell>
          <table:table-cell table:formula="of:=[.V22]-[.S22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27.037" calcext:value-type="float">
            <text:p>627,037</text:p>
          </table:table-cell>
          <table:table-cell/>
          <table:table-cell office:value-type="float" office:value="688.678" calcext:value-type="float">
            <text:p>688,678</text:p>
          </table:table-cell>
          <table:table-cell office:value-type="float" office:value="642.312" calcext:value-type="float">
            <text:p>642,312</text:p>
          </table:table-cell>
          <table:table-cell table:style-name="ce5" table:formula="of:= [.C23] - [.D23]" office:value-type="float" office:value="46.366" calcext:value-type="float">
            <text:p>46,366</text:p>
          </table:table-cell>
          <table:table-cell table:formula="of:=[.D23]-[.A23]" office:value-type="float" office:value="15.275" calcext:value-type="float">
            <text:p>15,275</text:p>
          </table:table-cell>
          <table:table-cell office:value-type="float" office:value="321.861" calcext:value-type="float">
            <text:p>321,861</text:p>
          </table:table-cell>
          <table:table-cell/>
          <table:table-cell office:value-type="float" office:value="278.529" calcext:value-type="float">
            <text:p>278,529</text:p>
          </table:table-cell>
          <table:table-cell office:value-type="float" office:value="271.402" calcext:value-type="float">
            <text:p>271,402</text:p>
          </table:table-cell>
          <table:table-cell table:style-name="ce14" table:formula="of:= [.I23]-[.J23]" office:value-type="float" office:value="7.12700000000001" calcext:value-type="float">
            <text:p>7,127</text:p>
          </table:table-cell>
          <table:table-cell table:formula="of:= [.J23]-[.G23]" office:value-type="float" office:value="-50.459" calcext:value-type="float">
            <text:p>-50,459</text:p>
          </table:table-cell>
          <table:table-cell office:value-type="float" office:value="324.177" calcext:value-type="float">
            <text:p>324,177</text:p>
          </table:table-cell>
          <table:table-cell/>
          <table:table-cell office:value-type="float" office:value="359.942" calcext:value-type="float">
            <text:p>359,942</text:p>
          </table:table-cell>
          <table:table-cell office:value-type="float" office:value="324.177" calcext:value-type="float">
            <text:p>324,177</text:p>
          </table:table-cell>
          <table:table-cell table:style-name="ce20" table:formula="of:= [.O23]-[.P23]" office:value-type="float" office:value="35.765" calcext:value-type="float">
            <text:p>35,765</text:p>
          </table:table-cell>
          <table:table-cell table:formula="of:= [.P23]-[.M23]" office:value-type="float" office:value="0" calcext:value-type="float">
            <text:p>0</text:p>
          </table:table-cell>
          <table:table-cell office:value-type="float" office:value="331.55" calcext:value-type="float">
            <text:p>331,55</text:p>
          </table:table-cell>
          <table:table-cell/>
          <table:table-cell office:value-type="float" office:value="364.621" calcext:value-type="float">
            <text:p>364,621</text:p>
          </table:table-cell>
          <table:table-cell office:value-type="float" office:value="331.551" calcext:value-type="float">
            <text:p>331,551</text:p>
          </table:table-cell>
          <table:table-cell table:style-name="ce26" table:formula="of:=[.U23]-[.V23]" office:value-type="float" office:value="33.07" calcext:value-type="float">
            <text:p>33,07</text:p>
          </table:table-cell>
          <table:table-cell table:formula="of:=[.V23]-[.S23]" office:value-type="float" office:value="0.000999999999976353" calcext:value-type="float">
            <text:p>0,001</text:p>
          </table:table-cell>
        </table:table-row>
        <table:table-row table:style-name="ro4">
          <table:table-cell office:value-type="float" office:value="596.215" calcext:value-type="float">
            <text:p>596,215</text:p>
          </table:table-cell>
          <table:table-cell/>
          <table:table-cell office:value-type="float" office:value="644.05" calcext:value-type="float">
            <text:p>644,05</text:p>
          </table:table-cell>
          <table:table-cell office:value-type="float" office:value="605.06" calcext:value-type="float">
            <text:p>605,06</text:p>
          </table:table-cell>
          <table:table-cell table:style-name="ce5" table:formula="of:= [.C24] - [.D24]" office:value-type="float" office:value="38.99" calcext:value-type="float">
            <text:p>38,99</text:p>
          </table:table-cell>
          <table:table-cell table:formula="of:=[.D24]-[.A24]" office:value-type="float" office:value="8.84499999999991" calcext:value-type="float">
            <text:p>8,845</text:p>
          </table:table-cell>
          <table:table-cell office:value-type="float" office:value="221.679" calcext:value-type="float">
            <text:p>221,679</text:p>
          </table:table-cell>
          <table:table-cell/>
          <table:table-cell office:value-type="float" office:value="337.01" calcext:value-type="float">
            <text:p>337,01</text:p>
          </table:table-cell>
          <table:table-cell office:value-type="float" office:value="322.707" calcext:value-type="float">
            <text:p>322,707</text:p>
          </table:table-cell>
          <table:table-cell table:style-name="ce14" table:formula="of:= [.I24]-[.J24]" office:value-type="float" office:value="14.303" calcext:value-type="float">
            <text:p>14,303</text:p>
          </table:table-cell>
          <table:table-cell table:formula="of:= [.J24]-[.G24]" office:value-type="float" office:value="101.028" calcext:value-type="float">
            <text:p>101,028</text:p>
          </table:table-cell>
          <table:table-cell office:value-type="float" office:value="305.244" calcext:value-type="float">
            <text:p>305,244</text:p>
          </table:table-cell>
          <table:table-cell/>
          <table:table-cell office:value-type="float" office:value="345.605" calcext:value-type="float">
            <text:p>345,605</text:p>
          </table:table-cell>
          <table:table-cell office:value-type="float" office:value="305.244" calcext:value-type="float">
            <text:p>305,244</text:p>
          </table:table-cell>
          <table:table-cell table:style-name="ce20" table:formula="of:= [.O24]-[.P24]" office:value-type="float" office:value="40.361" calcext:value-type="float">
            <text:p>40,361</text:p>
          </table:table-cell>
          <table:table-cell table:formula="of:= [.P24]-[.M24]" office:value-type="float" office:value="0" calcext:value-type="float">
            <text:p>0</text:p>
          </table:table-cell>
          <table:table-cell office:value-type="float" office:value="381.601" calcext:value-type="float">
            <text:p>381,601</text:p>
          </table:table-cell>
          <table:table-cell/>
          <table:table-cell office:value-type="float" office:value="414.225" calcext:value-type="float">
            <text:p>414,225</text:p>
          </table:table-cell>
          <table:table-cell office:value-type="float" office:value="381.601" calcext:value-type="float">
            <text:p>381,601</text:p>
          </table:table-cell>
          <table:table-cell table:style-name="ce26" table:formula="of:=[.U24]-[.V24]" office:value-type="float" office:value="32.624" calcext:value-type="float">
            <text:p>32,624</text:p>
          </table:table-cell>
          <table:table-cell table:formula="of:=[.V24]-[.S24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08.963" calcext:value-type="float">
            <text:p>608,963</text:p>
          </table:table-cell>
          <table:table-cell/>
          <table:table-cell office:value-type="float" office:value="657.456" calcext:value-type="float">
            <text:p>657,456</text:p>
          </table:table-cell>
          <table:table-cell office:value-type="float" office:value="609.126" calcext:value-type="float">
            <text:p>609,126</text:p>
          </table:table-cell>
          <table:table-cell table:style-name="ce5" table:formula="of:= [.C25] - [.D25]" office:value-type="float" office:value="48.33" calcext:value-type="float">
            <text:p>48,33</text:p>
          </table:table-cell>
          <table:table-cell table:formula="of:=[.D25]-[.A25]" office:value-type="float" office:value="0.163000000000011" calcext:value-type="float">
            <text:p>0,163</text:p>
          </table:table-cell>
          <table:table-cell office:value-type="float" office:value="267.767" calcext:value-type="float">
            <text:p>267,767</text:p>
          </table:table-cell>
          <table:table-cell/>
          <table:table-cell office:value-type="float" office:value="307.112" calcext:value-type="float">
            <text:p>307,112</text:p>
          </table:table-cell>
          <table:table-cell office:value-type="float" office:value="290.126" calcext:value-type="float">
            <text:p>290,126</text:p>
          </table:table-cell>
          <table:table-cell table:style-name="ce14" table:formula="of:= [.I25]-[.J25]" office:value-type="float" office:value="16.986" calcext:value-type="float">
            <text:p>16,986</text:p>
          </table:table-cell>
          <table:table-cell table:formula="of:= [.J25]-[.G25]" office:value-type="float" office:value="22.359" calcext:value-type="float">
            <text:p>22,359</text:p>
          </table:table-cell>
          <table:table-cell office:value-type="float" office:value="370.937" calcext:value-type="float">
            <text:p>370,937</text:p>
          </table:table-cell>
          <table:table-cell/>
          <table:table-cell office:value-type="float" office:value="418.927" calcext:value-type="float">
            <text:p>418,927</text:p>
          </table:table-cell>
          <table:table-cell office:value-type="float" office:value="380.62" calcext:value-type="float">
            <text:p>380,62</text:p>
          </table:table-cell>
          <table:table-cell table:style-name="ce20" table:formula="of:= [.O25]-[.P25]" office:value-type="float" office:value="38.307" calcext:value-type="float">
            <text:p>38,307</text:p>
          </table:table-cell>
          <table:table-cell table:formula="of:= [.P25]-[.M25]" office:value-type="float" office:value="9.68299999999999" calcext:value-type="float">
            <text:p>9,683</text:p>
          </table:table-cell>
          <table:table-cell office:value-type="float" office:value="229.035" calcext:value-type="float">
            <text:p>229,035</text:p>
          </table:table-cell>
          <table:table-cell/>
          <table:table-cell office:value-type="float" office:value="248.17" calcext:value-type="float">
            <text:p>248,17</text:p>
          </table:table-cell>
          <table:table-cell office:value-type="float" office:value="229.035" calcext:value-type="float">
            <text:p>229,035</text:p>
          </table:table-cell>
          <table:table-cell table:style-name="ce26" table:formula="of:=[.U25]-[.V25]" office:value-type="float" office:value="19.135" calcext:value-type="float">
            <text:p>19,135</text:p>
          </table:table-cell>
          <table:table-cell table:formula="of:=[.V25]-[.S25]" office:value-type="float" office:value="0" calcext:value-type="float">
            <text:p>0</text:p>
          </table:table-cell>
        </table:table-row>
        <table:table-row table:style-name="ro4">
          <table:table-cell office:value-type="float" office:value="588.066" calcext:value-type="float">
            <text:p>588,066</text:p>
          </table:table-cell>
          <table:table-cell/>
          <table:table-cell office:value-type="float" office:value="611.539" calcext:value-type="float">
            <text:p>611,539</text:p>
          </table:table-cell>
          <table:table-cell office:value-type="float" office:value="598.164" calcext:value-type="float">
            <text:p>598,164</text:p>
          </table:table-cell>
          <table:table-cell table:style-name="ce5" table:formula="of:= [.C26] - [.D26]" office:value-type="float" office:value="13.375" calcext:value-type="float">
            <text:p>13,375</text:p>
          </table:table-cell>
          <table:table-cell table:formula="of:=[.D26]-[.A26]" office:value-type="float" office:value="10.098" calcext:value-type="float">
            <text:p>10,098</text:p>
          </table:table-cell>
          <table:table-cell office:value-type="float" office:value="231.175" calcext:value-type="float">
            <text:p>231,175</text:p>
          </table:table-cell>
          <table:table-cell/>
          <table:table-cell office:value-type="float" office:value="248.108" calcext:value-type="float">
            <text:p>248,108</text:p>
          </table:table-cell>
          <table:table-cell office:value-type="float" office:value="233.602" calcext:value-type="float">
            <text:p>233,602</text:p>
          </table:table-cell>
          <table:table-cell table:style-name="ce14" table:formula="of:= [.I26]-[.J26]" office:value-type="float" office:value="14.506" calcext:value-type="float">
            <text:p>14,506</text:p>
          </table:table-cell>
          <table:table-cell table:formula="of:= [.J26]-[.G26]" office:value-type="float" office:value="2.42699999999999" calcext:value-type="float">
            <text:p>2,427</text:p>
          </table:table-cell>
          <table:table-cell office:value-type="float" office:value="396.103" calcext:value-type="float">
            <text:p>396,103</text:p>
          </table:table-cell>
          <table:table-cell/>
          <table:table-cell office:value-type="float" office:value="402.293" calcext:value-type="float">
            <text:p>402,293</text:p>
          </table:table-cell>
          <table:table-cell office:value-type="float" office:value="396.103" calcext:value-type="float">
            <text:p>396,103</text:p>
          </table:table-cell>
          <table:table-cell table:style-name="ce20" table:formula="of:= [.O26]-[.P26]" office:value-type="float" office:value="6.19" calcext:value-type="float">
            <text:p>6,19</text:p>
          </table:table-cell>
          <table:table-cell table:formula="of:= [.P26]-[.M26]" office:value-type="float" office:value="0" calcext:value-type="float">
            <text:p>0</text:p>
          </table:table-cell>
          <table:table-cell office:value-type="float" office:value="454.897" calcext:value-type="float">
            <text:p>454,897</text:p>
          </table:table-cell>
          <table:table-cell/>
          <table:table-cell office:value-type="float" office:value="554.719" calcext:value-type="float">
            <text:p>554,719</text:p>
          </table:table-cell>
          <table:table-cell office:value-type="float" office:value="454.897" calcext:value-type="float">
            <text:p>454,897</text:p>
          </table:table-cell>
          <table:table-cell table:style-name="ce26" table:formula="of:=[.U26]-[.V26]" office:value-type="float" office:value="99.8220000000001" calcext:value-type="float">
            <text:p>99,822</text:p>
          </table:table-cell>
          <table:table-cell table:formula="of:=[.V26]-[.S2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639.207" calcext:value-type="float">
            <text:p>639,207</text:p>
          </table:table-cell>
          <table:table-cell/>
          <table:table-cell office:value-type="float" office:value="689.024" calcext:value-type="float">
            <text:p>689,024</text:p>
          </table:table-cell>
          <table:table-cell office:value-type="float" office:value="657.159" calcext:value-type="float">
            <text:p>657,159</text:p>
          </table:table-cell>
          <table:table-cell table:style-name="ce5" table:formula="of:= [.C27] - [.D27]" office:value-type="float" office:value="31.865" calcext:value-type="float">
            <text:p>31,865</text:p>
          </table:table-cell>
          <table:table-cell table:formula="of:=[.D27]-[.A27]" office:value-type="float" office:value="17.952" calcext:value-type="float">
            <text:p>17,952</text:p>
          </table:table-cell>
          <table:table-cell office:value-type="float" office:value="285.619" calcext:value-type="float">
            <text:p>285,619</text:p>
          </table:table-cell>
          <table:table-cell/>
          <table:table-cell office:value-type="float" office:value="306.681" calcext:value-type="float">
            <text:p>306,681</text:p>
          </table:table-cell>
          <table:table-cell office:value-type="float" office:value="290.915" calcext:value-type="float">
            <text:p>290,915</text:p>
          </table:table-cell>
          <table:table-cell table:style-name="ce14" table:formula="of:= [.I27]-[.J27]" office:value-type="float" office:value="15.766" calcext:value-type="float">
            <text:p>15,766</text:p>
          </table:table-cell>
          <table:table-cell table:formula="of:= [.J27]-[.G27]" office:value-type="float" office:value="5.29599999999999" calcext:value-type="float">
            <text:p>5,296</text:p>
          </table:table-cell>
          <table:table-cell office:value-type="float" office:value="399.93" calcext:value-type="float">
            <text:p>399,93</text:p>
          </table:table-cell>
          <table:table-cell/>
          <table:table-cell office:value-type="float" office:value="454.6" calcext:value-type="float">
            <text:p>454,6</text:p>
          </table:table-cell>
          <table:table-cell office:value-type="float" office:value="399.93" calcext:value-type="float">
            <text:p>399,93</text:p>
          </table:table-cell>
          <table:table-cell table:style-name="ce20" table:formula="of:= [.O27]-[.P27]" office:value-type="float" office:value="54.67" calcext:value-type="float">
            <text:p>54,67</text:p>
          </table:table-cell>
          <table:table-cell table:formula="of:= [.P27]-[.M27]" office:value-type="float" office:value="0" calcext:value-type="float">
            <text:p>0</text:p>
          </table:table-cell>
          <table:table-cell office:value-type="float" office:value="275.222" calcext:value-type="float">
            <text:p>275,222</text:p>
          </table:table-cell>
          <table:table-cell/>
          <table:table-cell office:value-type="float" office:value="307.199" calcext:value-type="float">
            <text:p>307,199</text:p>
          </table:table-cell>
          <table:table-cell office:value-type="float" office:value="277.868" calcext:value-type="float">
            <text:p>277,868</text:p>
          </table:table-cell>
          <table:table-cell table:style-name="ce26" table:formula="of:=[.U27]-[.V27]" office:value-type="float" office:value="29.331" calcext:value-type="float">
            <text:p>29,331</text:p>
          </table:table-cell>
          <table:table-cell table:formula="of:=[.V27]-[.S27]" office:value-type="float" office:value="2.64600000000001" calcext:value-type="float">
            <text:p>2,646</text:p>
          </table:table-cell>
        </table:table-row>
        <table:table-row table:style-name="ro4">
          <table:table-cell office:value-type="float" office:value="676.871" calcext:value-type="float">
            <text:p>676,871</text:p>
          </table:table-cell>
          <table:table-cell/>
          <table:table-cell office:value-type="float" office:value="764.932" calcext:value-type="float">
            <text:p>764,932</text:p>
          </table:table-cell>
          <table:table-cell office:value-type="float" office:value="684.891" calcext:value-type="float">
            <text:p>684,891</text:p>
          </table:table-cell>
          <table:table-cell table:style-name="ce5" table:formula="of:= [.C28] - [.D28]" office:value-type="float" office:value="80.041" calcext:value-type="float">
            <text:p>80,041</text:p>
          </table:table-cell>
          <table:table-cell table:formula="of:=[.D28]-[.A28]" office:value-type="float" office:value="8.01999999999998" calcext:value-type="float">
            <text:p>8,02</text:p>
          </table:table-cell>
          <table:table-cell office:value-type="float" office:value="197.216" calcext:value-type="float">
            <text:p>197,216</text:p>
          </table:table-cell>
          <table:table-cell/>
          <table:table-cell office:value-type="float" office:value="227.211" calcext:value-type="float">
            <text:p>227,211</text:p>
          </table:table-cell>
          <table:table-cell office:value-type="float" office:value="201.453" calcext:value-type="float">
            <text:p>201,453</text:p>
          </table:table-cell>
          <table:table-cell table:style-name="ce14" table:formula="of:= [.I28]-[.J28]" office:value-type="float" office:value="25.758" calcext:value-type="float">
            <text:p>25,758</text:p>
          </table:table-cell>
          <table:table-cell table:formula="of:= [.J28]-[.G28]" office:value-type="float" office:value="4.237" calcext:value-type="float">
            <text:p>4,237</text:p>
          </table:table-cell>
          <table:table-cell office:value-type="float" office:value="311.815" calcext:value-type="float">
            <text:p>311,815</text:p>
          </table:table-cell>
          <table:table-cell/>
          <table:table-cell office:value-type="float" office:value="350.288" calcext:value-type="float">
            <text:p>350,288</text:p>
          </table:table-cell>
          <table:table-cell office:value-type="float" office:value="313.276" calcext:value-type="float">
            <text:p>313,276</text:p>
          </table:table-cell>
          <table:table-cell table:style-name="ce20" table:formula="of:= [.O28]-[.P28]" office:value-type="float" office:value="37.012" calcext:value-type="float">
            <text:p>37,012</text:p>
          </table:table-cell>
          <table:table-cell table:formula="of:= [.P28]-[.M28]" office:value-type="float" office:value="1.46100000000001" calcext:value-type="float">
            <text:p>1,461</text:p>
          </table:table-cell>
          <table:table-cell office:value-type="float" office:value="250.276" calcext:value-type="float">
            <text:p>250,276</text:p>
          </table:table-cell>
          <table:table-cell/>
          <table:table-cell office:value-type="float" office:value="283.527" calcext:value-type="float">
            <text:p>283,527</text:p>
          </table:table-cell>
          <table:table-cell office:value-type="float" office:value="255.252" calcext:value-type="float">
            <text:p>255,252</text:p>
          </table:table-cell>
          <table:table-cell table:style-name="ce26" table:formula="of:=[.U28]-[.V28]" office:value-type="float" office:value="28.275" calcext:value-type="float">
            <text:p>28,275</text:p>
          </table:table-cell>
          <table:table-cell table:formula="of:=[.V28]-[.S28]" office:value-type="float" office:value="4.976" calcext:value-type="float">
            <text:p>4,976</text:p>
          </table:table-cell>
        </table:table-row>
        <table:table-row table:style-name="ro4">
          <table:table-cell office:value-type="float" office:value="682.625" calcext:value-type="float">
            <text:p>682,625</text:p>
          </table:table-cell>
          <table:table-cell/>
          <table:table-cell office:value-type="float" office:value="735.9" calcext:value-type="float">
            <text:p>735,9</text:p>
          </table:table-cell>
          <table:table-cell office:value-type="float" office:value="689.772" calcext:value-type="float">
            <text:p>689,772</text:p>
          </table:table-cell>
          <table:table-cell table:style-name="ce5" table:formula="of:= [.C29] - [.D29]" office:value-type="float" office:value="46.1279999999999" calcext:value-type="float">
            <text:p>46,128</text:p>
          </table:table-cell>
          <table:table-cell table:formula="of:=[.D29]-[.A29]" office:value-type="float" office:value="7.14700000000005" calcext:value-type="float">
            <text:p>7,147</text:p>
          </table:table-cell>
          <table:table-cell office:value-type="float" office:value="265.149" calcext:value-type="float">
            <text:p>265,149</text:p>
          </table:table-cell>
          <table:table-cell/>
          <table:table-cell office:value-type="float" office:value="274.447" calcext:value-type="float">
            <text:p>274,447</text:p>
          </table:table-cell>
          <table:table-cell office:value-type="float" office:value="270.098" calcext:value-type="float">
            <text:p>270,098</text:p>
          </table:table-cell>
          <table:table-cell table:style-name="ce14" table:formula="of:= [.I29]-[.J29]" office:value-type="float" office:value="4.34899999999999" calcext:value-type="float">
            <text:p>4,349</text:p>
          </table:table-cell>
          <table:table-cell table:formula="of:= [.J29]-[.G29]" office:value-type="float" office:value="4.94900000000001" calcext:value-type="float">
            <text:p>4,949</text:p>
          </table:table-cell>
          <table:table-cell office:value-type="float" office:value="431.462" calcext:value-type="float">
            <text:p>431,462</text:p>
          </table:table-cell>
          <table:table-cell/>
          <table:table-cell office:value-type="float" office:value="454.191" calcext:value-type="float">
            <text:p>454,191</text:p>
          </table:table-cell>
          <table:table-cell office:value-type="float" office:value="431.462" calcext:value-type="float">
            <text:p>431,462</text:p>
          </table:table-cell>
          <table:table-cell table:style-name="ce20" table:formula="of:= [.O29]-[.P29]" office:value-type="float" office:value="22.729" calcext:value-type="float">
            <text:p>22,729</text:p>
          </table:table-cell>
          <table:table-cell table:formula="of:= [.P29]-[.M29]" office:value-type="float" office:value="0" calcext:value-type="float">
            <text:p>0</text:p>
          </table:table-cell>
          <table:table-cell table:style-name="ce28" office:value-type="float" office:value="275.22" calcext:value-type="float">
            <text:p>275,22</text:p>
          </table:table-cell>
          <table:table-cell/>
          <table:table-cell office:value-type="float" office:value="356.177" calcext:value-type="float">
            <text:p>356,177</text:p>
          </table:table-cell>
          <table:table-cell office:value-type="float" office:value="338.821" calcext:value-type="float">
            <text:p>338,821</text:p>
          </table:table-cell>
          <table:table-cell table:style-name="ce26" table:formula="of:=[.U29]-[.V29]" office:value-type="float" office:value="17.356" calcext:value-type="float">
            <text:p>17,356</text:p>
          </table:table-cell>
          <table:table-cell table:formula="of:=[.V29]-[.S29]" office:value-type="float" office:value="63.601" calcext:value-type="float">
            <text:p>63,601</text:p>
          </table:table-cell>
        </table:table-row>
        <table:table-row table:style-name="ro4">
          <table:table-cell office:value-type="float" office:value="656.5" calcext:value-type="float">
            <text:p>656,5</text:p>
          </table:table-cell>
          <table:table-cell/>
          <table:table-cell office:value-type="float" office:value="688.424" calcext:value-type="float">
            <text:p>688,424</text:p>
          </table:table-cell>
          <table:table-cell office:value-type="float" office:value="677.042" calcext:value-type="float">
            <text:p>677,042</text:p>
          </table:table-cell>
          <table:table-cell table:style-name="ce5" table:formula="of:= [.C30] - [.D30]" office:value-type="float" office:value="11.3819999999999" calcext:value-type="float">
            <text:p>11,382</text:p>
          </table:table-cell>
          <table:table-cell table:formula="of:=[.D30]-[.A30]" office:value-type="float" office:value="20.542" calcext:value-type="float">
            <text:p>20,542</text:p>
          </table:table-cell>
          <table:table-cell office:value-type="float" office:value="266.622" calcext:value-type="float">
            <text:p>266,622</text:p>
          </table:table-cell>
          <table:table-cell/>
          <table:table-cell office:value-type="float" office:value="293.707" calcext:value-type="float">
            <text:p>293,707</text:p>
          </table:table-cell>
          <table:table-cell office:value-type="float" office:value="267.231" calcext:value-type="float">
            <text:p>267,231</text:p>
          </table:table-cell>
          <table:table-cell table:style-name="ce14" table:formula="of:= [.I30]-[.J30]" office:value-type="float" office:value="26.476" calcext:value-type="float">
            <text:p>26,476</text:p>
          </table:table-cell>
          <table:table-cell table:formula="of:= [.J30]-[.G30]" office:value-type="float" office:value="0.60899999999998" calcext:value-type="float">
            <text:p>0,609</text:p>
          </table:table-cell>
          <table:table-cell office:value-type="float" office:value="365.242" calcext:value-type="float">
            <text:p>365,242</text:p>
          </table:table-cell>
          <table:table-cell/>
          <table:table-cell office:value-type="float" office:value="422.794" calcext:value-type="float">
            <text:p>422,794</text:p>
          </table:table-cell>
          <table:table-cell office:value-type="float" office:value="365.656" calcext:value-type="float">
            <text:p>365,656</text:p>
          </table:table-cell>
          <table:table-cell table:style-name="ce20" table:formula="of:= [.O30]-[.P30]" office:value-type="float" office:value="57.138" calcext:value-type="float">
            <text:p>57,138</text:p>
          </table:table-cell>
          <table:table-cell table:formula="of:= [.P30]-[.M30]" office:value-type="float" office:value="0.413999999999987" calcext:value-type="float">
            <text:p>0,414</text:p>
          </table:table-cell>
          <table:table-cell table:style-name="ce28" office:value-type="float" office:value="250.276" calcext:value-type="float">
            <text:p>250,276</text:p>
          </table:table-cell>
          <table:table-cell/>
          <table:table-cell office:value-type="float" office:value="516.939" calcext:value-type="float">
            <text:p>516,939</text:p>
          </table:table-cell>
          <table:table-cell office:value-type="float" office:value="453.074" calcext:value-type="float">
            <text:p>453,074</text:p>
          </table:table-cell>
          <table:table-cell table:style-name="ce26" table:formula="of:=[.U30]-[.V30]" office:value-type="float" office:value="63.865" calcext:value-type="float">
            <text:p>63,865</text:p>
          </table:table-cell>
          <table:table-cell table:formula="of:=[.V30]-[.S30]" office:value-type="float" office:value="202.798" calcext:value-type="float">
            <text:p>202,798</text:p>
          </table:table-cell>
        </table:table-row>
        <table:table-row table:style-name="ro4">
          <table:table-cell office:value-type="float" office:value="720.635" calcext:value-type="float">
            <text:p>720,635</text:p>
          </table:table-cell>
          <table:table-cell/>
          <table:table-cell office:value-type="float" office:value="781.297" calcext:value-type="float">
            <text:p>781,297</text:p>
          </table:table-cell>
          <table:table-cell office:value-type="float" office:value="741.39" calcext:value-type="float">
            <text:p>741,39</text:p>
          </table:table-cell>
          <table:table-cell table:style-name="ce5" table:formula="of:= [.C31] - [.D31]" office:value-type="float" office:value="39.907" calcext:value-type="float">
            <text:p>39,907</text:p>
          </table:table-cell>
          <table:table-cell table:formula="of:=[.D31]-[.A31]" office:value-type="float" office:value="20.755" calcext:value-type="float">
            <text:p>20,755</text:p>
          </table:table-cell>
          <table:table-cell office:value-type="float" office:value="285.681" calcext:value-type="float">
            <text:p>285,681</text:p>
          </table:table-cell>
          <table:table-cell/>
          <table:table-cell office:value-type="float" office:value="308.387" calcext:value-type="float">
            <text:p>308,387</text:p>
          </table:table-cell>
          <table:table-cell office:value-type="float" office:value="296.059" calcext:value-type="float">
            <text:p>296,059</text:p>
          </table:table-cell>
          <table:table-cell table:style-name="ce14" table:formula="of:= [.I31]-[.J31]" office:value-type="float" office:value="12.328" calcext:value-type="float">
            <text:p>12,328</text:p>
          </table:table-cell>
          <table:table-cell table:formula="of:= [.J31]-[.G31]" office:value-type="float" office:value="10.378" calcext:value-type="float">
            <text:p>10,378</text:p>
          </table:table-cell>
          <table:table-cell office:value-type="float" office:value="343.466" calcext:value-type="float">
            <text:p>343,466</text:p>
          </table:table-cell>
          <table:table-cell/>
          <table:table-cell office:value-type="float" office:value="426.34" calcext:value-type="float">
            <text:p>426,34</text:p>
          </table:table-cell>
          <table:table-cell office:value-type="float" office:value="345.949" calcext:value-type="float">
            <text:p>345,949</text:p>
          </table:table-cell>
          <table:table-cell table:style-name="ce20" table:formula="of:= [.O31]-[.P31]" office:value-type="float" office:value="80.391" calcext:value-type="float">
            <text:p>80,391</text:p>
          </table:table-cell>
          <table:table-cell table:formula="of:= [.P31]-[.M31]" office:value-type="float" office:value="2.483" calcext:value-type="float">
            <text:p>2,483</text:p>
          </table:table-cell>
          <table:table-cell office:value-type="float" office:value="548.281" calcext:value-type="float">
            <text:p>548,281</text:p>
          </table:table-cell>
          <table:table-cell/>
          <table:table-cell office:value-type="float" office:value="630.14" calcext:value-type="float">
            <text:p>630,14</text:p>
          </table:table-cell>
          <table:table-cell office:value-type="float" office:value="568.645" calcext:value-type="float">
            <text:p>568,645</text:p>
          </table:table-cell>
          <table:table-cell table:style-name="ce26" table:formula="of:=[.U31]-[.V31]" office:value-type="float" office:value="61.495" calcext:value-type="float">
            <text:p>61,495</text:p>
          </table:table-cell>
          <table:table-cell table:formula="of:=[.V31]-[.S31]" office:value-type="float" office:value="20.364" calcext:value-type="float">
            <text:p>20,364</text:p>
          </table:table-cell>
        </table:table-row>
        <table:table-row table:style-name="ro4">
          <table:table-cell office:value-type="float" office:value="672.432" calcext:value-type="float">
            <text:p>672,432</text:p>
          </table:table-cell>
          <table:table-cell/>
          <table:table-cell office:value-type="float" office:value="755.451" calcext:value-type="float">
            <text:p>755,451</text:p>
          </table:table-cell>
          <table:table-cell office:value-type="float" office:value="696.175" calcext:value-type="float">
            <text:p>696,175</text:p>
          </table:table-cell>
          <table:table-cell table:style-name="ce5" table:formula="of:= [.C32] - [.D32]" office:value-type="float" office:value="59.2760000000001" calcext:value-type="float">
            <text:p>59,276</text:p>
          </table:table-cell>
          <table:table-cell table:formula="of:=[.D32]-[.A32]" office:value-type="float" office:value="23.7429999999999" calcext:value-type="float">
            <text:p>23,743</text:p>
          </table:table-cell>
          <table:table-cell office:value-type="float" office:value="326.623" calcext:value-type="float">
            <text:p>326,623</text:p>
          </table:table-cell>
          <table:table-cell/>
          <table:table-cell office:value-type="float" office:value="344.966" calcext:value-type="float">
            <text:p>344,966</text:p>
          </table:table-cell>
          <table:table-cell office:value-type="float" office:value="332.15" calcext:value-type="float">
            <text:p>332,15</text:p>
          </table:table-cell>
          <table:table-cell table:style-name="ce14" table:formula="of:= [.I32]-[.J32]" office:value-type="float" office:value="12.816" calcext:value-type="float">
            <text:p>12,816</text:p>
          </table:table-cell>
          <table:table-cell table:formula="of:= [.J32]-[.G32]" office:value-type="float" office:value="5.52699999999999" calcext:value-type="float">
            <text:p>5,527</text:p>
          </table:table-cell>
          <table:table-cell office:value-type="float" office:value="387.624" calcext:value-type="float">
            <text:p>387,624</text:p>
          </table:table-cell>
          <table:table-cell/>
          <table:table-cell office:value-type="float" office:value="398.378" calcext:value-type="float">
            <text:p>398,378</text:p>
          </table:table-cell>
          <table:table-cell office:value-type="float" office:value="388.86" calcext:value-type="float">
            <text:p>388,86</text:p>
          </table:table-cell>
          <table:table-cell table:style-name="ce20" table:formula="of:= [.O32]-[.P32]" office:value-type="float" office:value="9.51799999999997" calcext:value-type="float">
            <text:p>9,518</text:p>
          </table:table-cell>
          <table:table-cell table:formula="of:= [.P32]-[.M32]" office:value-type="float" office:value="1.23599999999999" calcext:value-type="float">
            <text:p>1,236</text:p>
          </table:table-cell>
          <table:table-cell office:value-type="float" office:value="403.446" calcext:value-type="float">
            <text:p>403,446</text:p>
          </table:table-cell>
          <table:table-cell/>
          <table:table-cell office:value-type="float" office:value="432.605" calcext:value-type="float">
            <text:p>432,605</text:p>
          </table:table-cell>
          <table:table-cell office:value-type="float" office:value="404.712" calcext:value-type="float">
            <text:p>404,712</text:p>
          </table:table-cell>
          <table:table-cell table:style-name="ce26" table:formula="of:=[.U32]-[.V32]" office:value-type="float" office:value="27.893" calcext:value-type="float">
            <text:p>27,893</text:p>
          </table:table-cell>
          <table:table-cell table:formula="of:=[.V32]-[.S32]" office:value-type="float" office:value="1.26599999999996" calcext:value-type="float">
            <text:p>1,266</text:p>
          </table:table-cell>
        </table:table-row>
        <table:table-row table:style-name="ro4">
          <table:table-cell office:value-type="float" office:value="693.824" calcext:value-type="float">
            <text:p>693,824</text:p>
          </table:table-cell>
          <table:table-cell/>
          <table:table-cell office:value-type="float" office:value="807.723" calcext:value-type="float">
            <text:p>807,723</text:p>
          </table:table-cell>
          <table:table-cell office:value-type="float" office:value="725.98" calcext:value-type="float">
            <text:p>725,98</text:p>
          </table:table-cell>
          <table:table-cell table:style-name="ce5" table:formula="of:= [.C33] - [.D33]" office:value-type="float" office:value="81.7429999999999" calcext:value-type="float">
            <text:p>81,743</text:p>
          </table:table-cell>
          <table:table-cell table:formula="of:=[.D33]-[.A33]" office:value-type="float" office:value="32.1560000000001" calcext:value-type="float">
            <text:p>32,156</text:p>
          </table:table-cell>
          <table:table-cell office:value-type="float" office:value="307.625" calcext:value-type="float">
            <text:p>307,625</text:p>
          </table:table-cell>
          <table:table-cell/>
          <table:table-cell office:value-type="float" office:value="330.406" calcext:value-type="float">
            <text:p>330,406</text:p>
          </table:table-cell>
          <table:table-cell office:value-type="float" office:value="315.371" calcext:value-type="float">
            <text:p>315,371</text:p>
          </table:table-cell>
          <table:table-cell table:style-name="ce14" table:formula="of:= [.I33]-[.J33]" office:value-type="float" office:value="15.035" calcext:value-type="float">
            <text:p>15,035</text:p>
          </table:table-cell>
          <table:table-cell table:formula="of:= [.J33]-[.G33]" office:value-type="float" office:value="7.74599999999998" calcext:value-type="float">
            <text:p>7,746</text:p>
          </table:table-cell>
          <table:table-cell office:value-type="float" office:value="306.028" calcext:value-type="float">
            <text:p>306,028</text:p>
          </table:table-cell>
          <table:table-cell/>
          <table:table-cell office:value-type="float" office:value="344.88" calcext:value-type="float">
            <text:p>344,88</text:p>
          </table:table-cell>
          <table:table-cell office:value-type="float" office:value="308.113" calcext:value-type="float">
            <text:p>308,113</text:p>
          </table:table-cell>
          <table:table-cell table:style-name="ce20" table:formula="of:= [.O33]-[.P33]" office:value-type="float" office:value="36.767" calcext:value-type="float">
            <text:p>36,767</text:p>
          </table:table-cell>
          <table:table-cell table:formula="of:= [.P33]-[.M33]" office:value-type="float" office:value="2.08499999999998" calcext:value-type="float">
            <text:p>2,085</text:p>
          </table:table-cell>
          <table:table-cell office:value-type="float" office:value="144.94" calcext:value-type="float">
            <text:p>144,94</text:p>
          </table:table-cell>
          <table:table-cell/>
          <table:table-cell office:value-type="float" office:value="158.345" calcext:value-type="float">
            <text:p>158,345</text:p>
          </table:table-cell>
          <table:table-cell office:value-type="float" office:value="145.478" calcext:value-type="float">
            <text:p>145,478</text:p>
          </table:table-cell>
          <table:table-cell table:style-name="ce26" table:formula="of:=[.U33]-[.V33]" office:value-type="float" office:value="12.867" calcext:value-type="float">
            <text:p>12,867</text:p>
          </table:table-cell>
          <table:table-cell table:formula="of:=[.V33]-[.S33]" office:value-type="float" office:value="0.538000000000011" calcext:value-type="float">
            <text:p>0,538</text:p>
          </table:table-cell>
        </table:table-row>
        <table:table-row table:style-name="ro4">
          <table:table-cell office:value-type="float" office:value="705.53" calcext:value-type="float">
            <text:p>705,53</text:p>
          </table:table-cell>
          <table:table-cell/>
          <table:table-cell office:value-type="float" office:value="777.004" calcext:value-type="float">
            <text:p>777,004</text:p>
          </table:table-cell>
          <table:table-cell office:value-type="float" office:value="726.221" calcext:value-type="float">
            <text:p>726,221</text:p>
          </table:table-cell>
          <table:table-cell table:style-name="ce5" table:formula="of:= [.C34] - [.D34]" office:value-type="float" office:value="50.783" calcext:value-type="float">
            <text:p>50,783</text:p>
          </table:table-cell>
          <table:table-cell table:formula="of:=[.D34]-[.A34]" office:value-type="float" office:value="20.691" calcext:value-type="float">
            <text:p>20,691</text:p>
          </table:table-cell>
          <table:table-cell office:value-type="float" office:value="291.085" calcext:value-type="float">
            <text:p>291,085</text:p>
          </table:table-cell>
          <table:table-cell/>
          <table:table-cell office:value-type="float" office:value="323.993" calcext:value-type="float">
            <text:p>323,993</text:p>
          </table:table-cell>
          <table:table-cell office:value-type="float" office:value="297.951" calcext:value-type="float">
            <text:p>297,951</text:p>
          </table:table-cell>
          <table:table-cell table:style-name="ce14" table:formula="of:= [.I34]-[.J34]" office:value-type="float" office:value="26.042" calcext:value-type="float">
            <text:p>26,042</text:p>
          </table:table-cell>
          <table:table-cell table:formula="of:= [.J34]-[.G34]" office:value-type="float" office:value="6.86600000000004" calcext:value-type="float">
            <text:p>6,866</text:p>
          </table:table-cell>
          <table:table-cell office:value-type="float" office:value="281.249" calcext:value-type="float">
            <text:p>281,249</text:p>
          </table:table-cell>
          <table:table-cell/>
          <table:table-cell office:value-type="float" office:value="311.25" calcext:value-type="float">
            <text:p>311,25</text:p>
          </table:table-cell>
          <table:table-cell office:value-type="float" office:value="293.083" calcext:value-type="float">
            <text:p>293,083</text:p>
          </table:table-cell>
          <table:table-cell table:style-name="ce20" table:formula="of:= [.O34]-[.P34]" office:value-type="float" office:value="18.167" calcext:value-type="float">
            <text:p>18,167</text:p>
          </table:table-cell>
          <table:table-cell table:formula="of:= [.P34]-[.M34]" office:value-type="float" office:value="11.834" calcext:value-type="float">
            <text:p>11,834</text:p>
          </table:table-cell>
          <table:table-cell office:value-type="float" office:value="225.483" calcext:value-type="float">
            <text:p>225,483</text:p>
          </table:table-cell>
          <table:table-cell/>
          <table:table-cell office:value-type="float" office:value="232.849" calcext:value-type="float">
            <text:p>232,849</text:p>
          </table:table-cell>
          <table:table-cell office:value-type="float" office:value="226.094" calcext:value-type="float">
            <text:p>226,094</text:p>
          </table:table-cell>
          <table:table-cell table:style-name="ce26" table:formula="of:=[.U34]-[.V34]" office:value-type="float" office:value="6.755" calcext:value-type="float">
            <text:p>6,755</text:p>
          </table:table-cell>
          <table:table-cell table:formula="of:=[.V34]-[.S34]" office:value-type="float" office:value="0.61099999999999" calcext:value-type="float">
            <text:p>0,611</text:p>
          </table:table-cell>
        </table:table-row>
        <table:table-row table:style-name="ro4">
          <table:table-cell office:value-type="float" office:value="688.27" calcext:value-type="float">
            <text:p>688,27</text:p>
          </table:table-cell>
          <table:table-cell/>
          <table:table-cell office:value-type="float" office:value="749.681" calcext:value-type="float">
            <text:p>749,681</text:p>
          </table:table-cell>
          <table:table-cell office:value-type="float" office:value="728.041" calcext:value-type="float">
            <text:p>728,041</text:p>
          </table:table-cell>
          <table:table-cell table:style-name="ce5" table:formula="of:= [.C35] - [.D35]" office:value-type="float" office:value="21.64" calcext:value-type="float">
            <text:p>21,64</text:p>
          </table:table-cell>
          <table:table-cell table:formula="of:=[.D35]-[.A35]" office:value-type="float" office:value="39.7710000000001" calcext:value-type="float">
            <text:p>39,771</text:p>
          </table:table-cell>
          <table:table-cell office:value-type="float" office:value="273.718" calcext:value-type="float">
            <text:p>273,718</text:p>
          </table:table-cell>
          <table:table-cell/>
          <table:table-cell office:value-type="float" office:value="297.814" calcext:value-type="float">
            <text:p>297,814</text:p>
          </table:table-cell>
          <table:table-cell office:value-type="float" office:value="280.464" calcext:value-type="float">
            <text:p>280,464</text:p>
          </table:table-cell>
          <table:table-cell table:style-name="ce14" table:formula="of:= [.I35]-[.J35]" office:value-type="float" office:value="17.35" calcext:value-type="float">
            <text:p>17,35</text:p>
          </table:table-cell>
          <table:table-cell table:formula="of:= [.J35]-[.G35]" office:value-type="float" office:value="6.74599999999998" calcext:value-type="float">
            <text:p>6,746</text:p>
          </table:table-cell>
          <table:table-cell office:value-type="float" office:value="299.544" calcext:value-type="float">
            <text:p>299,544</text:p>
          </table:table-cell>
          <table:table-cell/>
          <table:table-cell office:value-type="float" office:value="348.201" calcext:value-type="float">
            <text:p>348,201</text:p>
          </table:table-cell>
          <table:table-cell office:value-type="float" office:value="300.086" calcext:value-type="float">
            <text:p>300,086</text:p>
          </table:table-cell>
          <table:table-cell table:style-name="ce20" table:formula="of:= [.O35]-[.P35]" office:value-type="float" office:value="48.115" calcext:value-type="float">
            <text:p>48,115</text:p>
          </table:table-cell>
          <table:table-cell table:formula="of:= [.P35]-[.M35]" office:value-type="float" office:value="0.54200000000003" calcext:value-type="float">
            <text:p>0,542</text:p>
          </table:table-cell>
          <table:table-cell office:value-type="float" office:value="361.478" calcext:value-type="float">
            <text:p>361,478</text:p>
          </table:table-cell>
          <table:table-cell/>
          <table:table-cell office:value-type="float" office:value="406.761" calcext:value-type="float">
            <text:p>406,761</text:p>
          </table:table-cell>
          <table:table-cell office:value-type="float" office:value="368.213" calcext:value-type="float">
            <text:p>368,213</text:p>
          </table:table-cell>
          <table:table-cell table:style-name="ce26" table:formula="of:=[.U35]-[.V35]" office:value-type="float" office:value="38.548" calcext:value-type="float">
            <text:p>38,548</text:p>
          </table:table-cell>
          <table:table-cell table:formula="of:=[.V35]-[.S35]" office:value-type="float" office:value="6.73500000000001" calcext:value-type="float">
            <text:p>6,735</text:p>
          </table:table-cell>
        </table:table-row>
        <table:table-row table:style-name="ro4">
          <table:table-cell office:value-type="float" office:value="745.053" calcext:value-type="float">
            <text:p>745,053</text:p>
          </table:table-cell>
          <table:table-cell/>
          <table:table-cell office:value-type="float" office:value="798.515" calcext:value-type="float">
            <text:p>798,515</text:p>
          </table:table-cell>
          <table:table-cell office:value-type="float" office:value="772.366" calcext:value-type="float">
            <text:p>772,366</text:p>
          </table:table-cell>
          <table:table-cell table:style-name="ce5" table:formula="of:= [.C36] - [.D36]" office:value-type="float" office:value="26.149" calcext:value-type="float">
            <text:p>26,149</text:p>
          </table:table-cell>
          <table:table-cell table:formula="of:=[.D36]-[.A36]" office:value-type="float" office:value="27.313" calcext:value-type="float">
            <text:p>27,313</text:p>
          </table:table-cell>
          <table:table-cell office:value-type="float" office:value="174.74" calcext:value-type="float">
            <text:p>174,74</text:p>
          </table:table-cell>
          <table:table-cell/>
          <table:table-cell office:value-type="float" office:value="191.412" calcext:value-type="float">
            <text:p>191,412</text:p>
          </table:table-cell>
          <table:table-cell office:value-type="float" office:value="179.252" calcext:value-type="float">
            <text:p>179,252</text:p>
          </table:table-cell>
          <table:table-cell table:style-name="ce14" table:formula="of:= [.I36]-[.J36]" office:value-type="float" office:value="12.16" calcext:value-type="float">
            <text:p>12,16</text:p>
          </table:table-cell>
          <table:table-cell table:formula="of:= [.J36]-[.G36]" office:value-type="float" office:value="4.512" calcext:value-type="float">
            <text:p>4,512</text:p>
          </table:table-cell>
          <table:table-cell office:value-type="float" office:value="478.714" calcext:value-type="float">
            <text:p>478,714</text:p>
          </table:table-cell>
          <table:table-cell/>
          <table:table-cell office:value-type="float" office:value="503.342" calcext:value-type="float">
            <text:p>503,342</text:p>
          </table:table-cell>
          <table:table-cell office:value-type="float" office:value="478.513" calcext:value-type="float">
            <text:p>478,513</text:p>
          </table:table-cell>
          <table:table-cell table:style-name="ce20" table:formula="of:= [.O36]-[.P36]" office:value-type="float" office:value="24.829" calcext:value-type="float">
            <text:p>24,829</text:p>
          </table:table-cell>
          <table:table-cell table:formula="of:= [.P36]-[.M36]" office:value-type="float" office:value="-0.201000000000022" calcext:value-type="float">
            <text:p>-0,201</text:p>
          </table:table-cell>
          <table:table-cell office:value-type="float" office:value="379.671" calcext:value-type="float">
            <text:p>379,671</text:p>
          </table:table-cell>
          <table:table-cell/>
          <table:table-cell office:value-type="float" office:value="400.622" calcext:value-type="float">
            <text:p>400,622</text:p>
          </table:table-cell>
          <table:table-cell office:value-type="float" office:value="379.671" calcext:value-type="float">
            <text:p>379,671</text:p>
          </table:table-cell>
          <table:table-cell table:style-name="ce26" table:formula="of:=[.U36]-[.V36]" office:value-type="float" office:value="20.951" calcext:value-type="float">
            <text:p>20,951</text:p>
          </table:table-cell>
          <table:table-cell table:formula="of:=[.V36]-[.S36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91.615" calcext:value-type="float">
            <text:p>791,615</text:p>
          </table:table-cell>
          <table:table-cell/>
          <table:table-cell office:value-type="float" office:value="862.361" calcext:value-type="float">
            <text:p>862,361</text:p>
          </table:table-cell>
          <table:table-cell office:value-type="float" office:value="822.167" calcext:value-type="float">
            <text:p>822,167</text:p>
          </table:table-cell>
          <table:table-cell table:style-name="ce5" table:formula="of:= [.C37] - [.D37]" office:value-type="float" office:value="40.194" calcext:value-type="float">
            <text:p>40,194</text:p>
          </table:table-cell>
          <table:table-cell table:formula="of:=[.D37]-[.A37]" office:value-type="float" office:value="30.552" calcext:value-type="float">
            <text:p>30,552</text:p>
          </table:table-cell>
          <table:table-cell office:value-type="float" office:value="308.327" calcext:value-type="float">
            <text:p>308,327</text:p>
          </table:table-cell>
          <table:table-cell/>
          <table:table-cell office:value-type="float" office:value="328.536" calcext:value-type="float">
            <text:p>328,536</text:p>
          </table:table-cell>
          <table:table-cell office:value-type="float" office:value="313.385" calcext:value-type="float">
            <text:p>313,385</text:p>
          </table:table-cell>
          <table:table-cell table:style-name="ce14" table:formula="of:= [.I37]-[.J37]" office:value-type="float" office:value="15.151" calcext:value-type="float">
            <text:p>15,151</text:p>
          </table:table-cell>
          <table:table-cell table:formula="of:= [.J37]-[.G37]" office:value-type="float" office:value="5.05799999999999" calcext:value-type="float">
            <text:p>5,058</text:p>
          </table:table-cell>
          <table:table-cell office:value-type="float" office:value="426.229" calcext:value-type="float">
            <text:p>426,229</text:p>
          </table:table-cell>
          <table:table-cell/>
          <table:table-cell office:value-type="float" office:value="515.612" calcext:value-type="float">
            <text:p>515,612</text:p>
          </table:table-cell>
          <table:table-cell office:value-type="float" office:value="436.637" calcext:value-type="float">
            <text:p>436,637</text:p>
          </table:table-cell>
          <table:table-cell table:style-name="ce20" table:formula="of:= [.O37]-[.P37]" office:value-type="float" office:value="78.975" calcext:value-type="float">
            <text:p>78,975</text:p>
          </table:table-cell>
          <table:table-cell table:formula="of:= [.P37]-[.M37]" office:value-type="float" office:value="10.408" calcext:value-type="float">
            <text:p>10,408</text:p>
          </table:table-cell>
          <table:table-cell office:value-type="float" office:value="258.881" calcext:value-type="float">
            <text:p>258,881</text:p>
          </table:table-cell>
          <table:table-cell/>
          <table:table-cell office:value-type="float" office:value="280.556" calcext:value-type="float">
            <text:p>280,556</text:p>
          </table:table-cell>
          <table:table-cell office:value-type="float" office:value="264.643" calcext:value-type="float">
            <text:p>264,643</text:p>
          </table:table-cell>
          <table:table-cell table:style-name="ce26" table:formula="of:=[.U37]-[.V37]" office:value-type="float" office:value="15.913" calcext:value-type="float">
            <text:p>15,913</text:p>
          </table:table-cell>
          <table:table-cell table:formula="of:=[.V37]-[.S37]" office:value-type="float" office:value="5.762" calcext:value-type="float">
            <text:p>5,762</text:p>
          </table:table-cell>
        </table:table-row>
        <table:table-row table:style-name="ro4">
          <table:table-cell office:value-type="float" office:value="749.636" calcext:value-type="float">
            <text:p>749,636</text:p>
          </table:table-cell>
          <table:table-cell/>
          <table:table-cell office:value-type="float" office:value="841.266" calcext:value-type="float">
            <text:p>841,266</text:p>
          </table:table-cell>
          <table:table-cell office:value-type="float" office:value="790.794" calcext:value-type="float">
            <text:p>790,794</text:p>
          </table:table-cell>
          <table:table-cell table:style-name="ce5" table:formula="of:= [.C38] - [.D38]" office:value-type="float" office:value="50.472" calcext:value-type="float">
            <text:p>50,472</text:p>
          </table:table-cell>
          <table:table-cell table:formula="of:=[.D38]-[.A38]" office:value-type="float" office:value="41.158" calcext:value-type="float">
            <text:p>41,158</text:p>
          </table:table-cell>
          <table:table-cell office:value-type="float" office:value="405.472" calcext:value-type="float">
            <text:p>405,472</text:p>
          </table:table-cell>
          <table:table-cell/>
          <table:table-cell office:value-type="float" office:value="417.391" calcext:value-type="float">
            <text:p>417,391</text:p>
          </table:table-cell>
          <table:table-cell office:value-type="float" office:value="410.736" calcext:value-type="float">
            <text:p>410,736</text:p>
          </table:table-cell>
          <table:table-cell table:style-name="ce14" table:formula="of:= [.I38]-[.J38]" office:value-type="float" office:value="6.65500000000003" calcext:value-type="float">
            <text:p>6,655</text:p>
          </table:table-cell>
          <table:table-cell table:formula="of:= [.J38]-[.G38]" office:value-type="float" office:value="5.26400000000001" calcext:value-type="float">
            <text:p>5,264</text:p>
          </table:table-cell>
          <table:table-cell office:value-type="float" office:value="313.67" calcext:value-type="float">
            <text:p>313,67</text:p>
          </table:table-cell>
          <table:table-cell/>
          <table:table-cell office:value-type="float" office:value="373.05" calcext:value-type="float">
            <text:p>373,05</text:p>
          </table:table-cell>
          <table:table-cell office:value-type="float" office:value="313.67" calcext:value-type="float">
            <text:p>313,67</text:p>
          </table:table-cell>
          <table:table-cell table:style-name="ce20" table:formula="of:= [.O38]-[.P38]" office:value-type="float" office:value="59.38" calcext:value-type="float">
            <text:p>59,38</text:p>
          </table:table-cell>
          <table:table-cell table:formula="of:= [.P38]-[.M38]" office:value-type="float" office:value="0" calcext:value-type="float">
            <text:p>0</text:p>
          </table:table-cell>
          <table:table-cell office:value-type="float" office:value="442.317" calcext:value-type="float">
            <text:p>442,317</text:p>
          </table:table-cell>
          <table:table-cell/>
          <table:table-cell office:value-type="float" office:value="445.419" calcext:value-type="float">
            <text:p>445,419</text:p>
          </table:table-cell>
          <table:table-cell office:value-type="float" office:value="445.404" calcext:value-type="float">
            <text:p>445,404</text:p>
          </table:table-cell>
          <table:table-cell table:style-name="ce26" table:formula="of:=[.U38]-[.V38]" office:value-type="float" office:value="0.0149999999999864" calcext:value-type="float">
            <text:p>0,015</text:p>
          </table:table-cell>
          <table:table-cell table:formula="of:=[.V38]-[.S38]" office:value-type="float" office:value="3.08699999999999" calcext:value-type="float">
            <text:p>3,087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/>
          <table:table-cell office:value-type="float" office:value="830.501" calcext:value-type="float">
            <text:p>830,501</text:p>
          </table:table-cell>
          <table:table-cell office:value-type="float" office:value="776.195" calcext:value-type="float">
            <text:p>776,195</text:p>
          </table:table-cell>
          <table:table-cell table:style-name="ce5" table:formula="of:= [.C39] - [.D39]" office:value-type="float" office:value="54.3059999999999" calcext:value-type="float">
            <text:p>54,306</text:p>
          </table:table-cell>
          <table:table-cell table:formula="of:=[.D39]-[.A39]" office:value-type="float" office:value="24.801" calcext:value-type="float">
            <text:p>24,801</text:p>
          </table:table-cell>
          <table:table-cell office:value-type="float" office:value="325.174" calcext:value-type="float">
            <text:p>325,174</text:p>
          </table:table-cell>
          <table:table-cell/>
          <table:table-cell office:value-type="float" office:value="352.279" calcext:value-type="float">
            <text:p>352,279</text:p>
          </table:table-cell>
          <table:table-cell office:value-type="float" office:value="336.101" calcext:value-type="float">
            <text:p>336,101</text:p>
          </table:table-cell>
          <table:table-cell table:style-name="ce14" table:formula="of:= [.I39]-[.J39]" office:value-type="float" office:value="16.178" calcext:value-type="float">
            <text:p>16,178</text:p>
          </table:table-cell>
          <table:table-cell table:formula="of:= [.J39]-[.G39]" office:value-type="float" office:value="10.927" calcext:value-type="float">
            <text:p>10,927</text:p>
          </table:table-cell>
          <table:table-cell office:value-type="float" office:value="364.388" calcext:value-type="float">
            <text:p>364,388</text:p>
          </table:table-cell>
          <table:table-cell/>
          <table:table-cell office:value-type="float" office:value="405.915" calcext:value-type="float">
            <text:p>405,915</text:p>
          </table:table-cell>
          <table:table-cell office:value-type="float" office:value="366.82" calcext:value-type="float">
            <text:p>366,82</text:p>
          </table:table-cell>
          <table:table-cell table:style-name="ce20" table:formula="of:= [.O39]-[.P39]" office:value-type="float" office:value="39.095" calcext:value-type="float">
            <text:p>39,095</text:p>
          </table:table-cell>
          <table:table-cell table:formula="of:= [.P39]-[.M39]" office:value-type="float" office:value="2.43200000000002" calcext:value-type="float">
            <text:p>2,432</text:p>
          </table:table-cell>
          <table:table-cell office:value-type="float" office:value="527.288" calcext:value-type="float">
            <text:p>527,288</text:p>
          </table:table-cell>
          <table:table-cell/>
          <table:table-cell office:value-type="float" office:value="548.316" calcext:value-type="float">
            <text:p>548,316</text:p>
          </table:table-cell>
          <table:table-cell office:value-type="float" office:value="534.59" calcext:value-type="float">
            <text:p>534,59</text:p>
          </table:table-cell>
          <table:table-cell table:style-name="ce26" table:formula="of:=[.U39]-[.V39]" office:value-type="float" office:value="13.726" calcext:value-type="float">
            <text:p>13,726</text:p>
          </table:table-cell>
          <table:table-cell table:formula="of:=[.V39]-[.S39]" office:value-type="float" office:value="7.30200000000002" calcext:value-type="float">
            <text:p>7,302</text:p>
          </table:table-cell>
        </table:table-row>
        <table:table-row table:style-name="ro4">
          <table:table-cell office:value-type="float" office:value="771.981" calcext:value-type="float">
            <text:p>771,981</text:p>
          </table:table-cell>
          <table:table-cell/>
          <table:table-cell office:value-type="float" office:value="860.799" calcext:value-type="float">
            <text:p>860,799</text:p>
          </table:table-cell>
          <table:table-cell office:value-type="float" office:value="785.286" calcext:value-type="float">
            <text:p>785,286</text:p>
          </table:table-cell>
          <table:table-cell table:style-name="ce5" table:formula="of:= [.C40] - [.D40]" office:value-type="float" office:value="75.513" calcext:value-type="float">
            <text:p>75,513</text:p>
          </table:table-cell>
          <table:table-cell table:formula="of:=[.D40]-[.A40]" office:value-type="float" office:value="13.305" calcext:value-type="float">
            <text:p>13,305</text:p>
          </table:table-cell>
          <table:table-cell office:value-type="float" office:value="247.389" calcext:value-type="float">
            <text:p>247,389</text:p>
          </table:table-cell>
          <table:table-cell/>
          <table:table-cell office:value-type="float" office:value="269.05" calcext:value-type="float">
            <text:p>269,05</text:p>
          </table:table-cell>
          <table:table-cell office:value-type="float" office:value="252.929" calcext:value-type="float">
            <text:p>252,929</text:p>
          </table:table-cell>
          <table:table-cell table:style-name="ce14" table:formula="of:= [.I40]-[.J40]" office:value-type="float" office:value="16.121" calcext:value-type="float">
            <text:p>16,121</text:p>
          </table:table-cell>
          <table:table-cell table:formula="of:= [.J40]-[.G40]" office:value-type="float" office:value="5.53999999999999" calcext:value-type="float">
            <text:p>5,54</text:p>
          </table:table-cell>
          <table:table-cell office:value-type="float" office:value="387.014" calcext:value-type="float">
            <text:p>387,014</text:p>
          </table:table-cell>
          <table:table-cell/>
          <table:table-cell office:value-type="float" office:value="403.469" calcext:value-type="float">
            <text:p>403,469</text:p>
          </table:table-cell>
          <table:table-cell office:value-type="float" office:value="393.798" calcext:value-type="float">
            <text:p>393,798</text:p>
          </table:table-cell>
          <table:table-cell table:style-name="ce20" table:formula="of:= [.O40]-[.P40]" office:value-type="float" office:value="9.67099999999999" calcext:value-type="float">
            <text:p>9,671</text:p>
          </table:table-cell>
          <table:table-cell table:formula="of:= [.P40]-[.M40]" office:value-type="float" office:value="6.78399999999999" calcext:value-type="float">
            <text:p>6,784</text:p>
          </table:table-cell>
          <table:table-cell office:value-type="float" office:value="538.758" calcext:value-type="float">
            <text:p>538,758</text:p>
          </table:table-cell>
          <table:table-cell/>
          <table:table-cell office:value-type="float" office:value="593.555" calcext:value-type="float">
            <text:p>593,555</text:p>
          </table:table-cell>
          <table:table-cell office:value-type="float" office:value="538.758" calcext:value-type="float">
            <text:p>538,758</text:p>
          </table:table-cell>
          <table:table-cell table:style-name="ce26" table:formula="of:=[.U40]-[.V40]" office:value-type="float" office:value="54.7969999999999" calcext:value-type="float">
            <text:p>54,797</text:p>
          </table:table-cell>
          <table:table-cell table:formula="of:=[.V40]-[.S40]" office:value-type="float" office:value="0" calcext:value-type="float">
            <text:p>0</text:p>
          </table:table-cell>
        </table:table-row>
        <table:table-row table:style-name="ro4">
          <table:table-cell office:value-type="float" office:value="747.132" calcext:value-type="float">
            <text:p>747,132</text:p>
          </table:table-cell>
          <table:table-cell/>
          <table:table-cell office:value-type="float" office:value="833.166" calcext:value-type="float">
            <text:p>833,166</text:p>
          </table:table-cell>
          <table:table-cell office:value-type="float" office:value="781.972" calcext:value-type="float">
            <text:p>781,972</text:p>
          </table:table-cell>
          <table:table-cell table:style-name="ce5" table:formula="of:= [.C41] - [.D41]" office:value-type="float" office:value="51.1940000000001" calcext:value-type="float">
            <text:p>51,194</text:p>
          </table:table-cell>
          <table:table-cell table:formula="of:=[.D41]-[.A41]" office:value-type="float" office:value="34.84" calcext:value-type="float">
            <text:p>34,84</text:p>
          </table:table-cell>
          <table:table-cell office:value-type="float" office:value="366.503" calcext:value-type="float">
            <text:p>366,503</text:p>
          </table:table-cell>
          <table:table-cell/>
          <table:table-cell office:value-type="float" office:value="401.684" calcext:value-type="float">
            <text:p>401,684</text:p>
          </table:table-cell>
          <table:table-cell office:value-type="float" office:value="377.171" calcext:value-type="float">
            <text:p>377,171</text:p>
          </table:table-cell>
          <table:table-cell table:style-name="ce14" table:formula="of:= [.I41]-[.J41]" office:value-type="float" office:value="24.513" calcext:value-type="float">
            <text:p>24,513</text:p>
          </table:table-cell>
          <table:table-cell table:formula="of:= [.J41]-[.G41]" office:value-type="float" office:value="10.668" calcext:value-type="float">
            <text:p>10,668</text:p>
          </table:table-cell>
          <table:table-cell office:value-type="float" office:value="320.892" calcext:value-type="float">
            <text:p>320,892</text:p>
          </table:table-cell>
          <table:table-cell/>
          <table:table-cell office:value-type="float" office:value="357.205" calcext:value-type="float">
            <text:p>357,205</text:p>
          </table:table-cell>
          <table:table-cell office:value-type="float" office:value="320.892" calcext:value-type="float">
            <text:p>320,892</text:p>
          </table:table-cell>
          <table:table-cell table:style-name="ce20" table:formula="of:= [.O41]-[.P41]" office:value-type="float" office:value="36.313" calcext:value-type="float">
            <text:p>36,313</text:p>
          </table:table-cell>
          <table:table-cell table:formula="of:= [.P41]-[.M41]" office:value-type="float" office:value="0" calcext:value-type="float">
            <text:p>0</text:p>
          </table:table-cell>
          <table:table-cell office:value-type="float" office:value="411.977" calcext:value-type="float">
            <text:p>411,977</text:p>
          </table:table-cell>
          <table:table-cell/>
          <table:table-cell office:value-type="float" office:value="452.994" calcext:value-type="float">
            <text:p>452,994</text:p>
          </table:table-cell>
          <table:table-cell office:value-type="float" office:value="415.952" calcext:value-type="float">
            <text:p>415,952</text:p>
          </table:table-cell>
          <table:table-cell table:style-name="ce26" table:formula="of:=[.U41]-[.V41]" office:value-type="float" office:value="37.042" calcext:value-type="float">
            <text:p>37,042</text:p>
          </table:table-cell>
          <table:table-cell table:formula="of:=[.V41]-[.S41]" office:value-type="float" office:value="3.97500000000002" calcext:value-type="float">
            <text:p>3,975</text:p>
          </table:table-cell>
        </table:table-row>
        <table:table-row table:style-name="ro4">
          <table:table-cell office:value-type="float" office:value="751.394" calcext:value-type="float">
            <text:p>751,394</text:p>
          </table:table-cell>
          <table:table-cell/>
          <table:table-cell office:value-type="float" office:value="862.248" calcext:value-type="float">
            <text:p>862,248</text:p>
          </table:table-cell>
          <table:table-cell office:value-type="float" office:value="842.968" calcext:value-type="float">
            <text:p>842,968</text:p>
          </table:table-cell>
          <table:table-cell table:style-name="ce5" table:formula="of:= [.C42] - [.D42]" office:value-type="float" office:value="19.2800000000001" calcext:value-type="float">
            <text:p>19,28</text:p>
          </table:table-cell>
          <table:table-cell table:formula="of:=[.D42]-[.A42]" office:value-type="float" office:value="91.574" calcext:value-type="float">
            <text:p>91,574</text:p>
          </table:table-cell>
          <table:table-cell office:value-type="float" office:value="362.039" calcext:value-type="float">
            <text:p>362,039</text:p>
          </table:table-cell>
          <table:table-cell/>
          <table:table-cell office:value-type="float" office:value="388.964" calcext:value-type="float">
            <text:p>388,964</text:p>
          </table:table-cell>
          <table:table-cell office:value-type="float" office:value="367.522" calcext:value-type="float">
            <text:p>367,522</text:p>
          </table:table-cell>
          <table:table-cell table:style-name="ce14" table:formula="of:= [.I42]-[.J42]" office:value-type="float" office:value="21.442" calcext:value-type="float">
            <text:p>21,442</text:p>
          </table:table-cell>
          <table:table-cell table:formula="of:= [.J42]-[.G42]" office:value-type="float" office:value="5.483" calcext:value-type="float">
            <text:p>5,483</text:p>
          </table:table-cell>
          <table:table-cell table:style-name="ce20" office:value-type="float" office:value="407.188" calcext:value-type="float">
            <text:p>407,188</text:p>
          </table:table-cell>
          <table:table-cell/>
          <table:table-cell office:value-type="float" office:value="467.386" calcext:value-type="float">
            <text:p>467,386</text:p>
          </table:table-cell>
          <table:table-cell office:value-type="float" office:value="416.123" calcext:value-type="float">
            <text:p>416,123</text:p>
          </table:table-cell>
          <table:table-cell table:style-name="ce20" table:formula="of:= [.O42]-[.P42]" office:value-type="float" office:value="51.263" calcext:value-type="float">
            <text:p>51,263</text:p>
          </table:table-cell>
          <table:table-cell table:formula="of:= [.P42]-[.M42]" office:value-type="float" office:value="8.935" calcext:value-type="float">
            <text:p>8,935</text:p>
          </table:table-cell>
          <table:table-cell office:value-type="float" office:value="297.516" calcext:value-type="float">
            <text:p>297,516</text:p>
          </table:table-cell>
          <table:table-cell/>
          <table:table-cell office:value-type="float" office:value="307.641" calcext:value-type="float">
            <text:p>307,641</text:p>
          </table:table-cell>
          <table:table-cell office:value-type="float" office:value="300.029" calcext:value-type="float">
            <text:p>300,029</text:p>
          </table:table-cell>
          <table:table-cell table:style-name="ce26" table:formula="of:=[.U42]-[.V42]" office:value-type="float" office:value="7.61200000000002" calcext:value-type="float">
            <text:p>7,612</text:p>
          </table:table-cell>
          <table:table-cell table:formula="of:=[.V42]-[.S42]" office:value-type="float" office:value="2.51299999999998" calcext:value-type="float">
            <text:p>2,513</text:p>
          </table:table-cell>
        </table:table-row>
        <table:table-row table:style-name="ro1">
          <table:table-cell table:style-name="ce7" office:value-type="string" calcext:value-type="string" table:number-columns-spanned="6" table:number-rows-spanned="2">
            <text:p>Percentuali Guadagno Distribuzione Uniform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luster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Line</text:p>
          </table:table-cell>
          <table:covered-table-cell table:number-columns-repeated="5" table:style-name="ce7"/>
          <table:table-cell table:style-name="ce7" office:value-type="string" calcext:value-type="string" table:number-columns-spanned="6" table:number-rows-spanned="2">
            <text:p>Percentuali Guadagno Circle</text:p>
          </table:table-cell>
          <table:covered-table-cell table:number-columns-repeated="5" table:style-name="ce7"/>
        </table:table-row>
        <table:table-row table:style-name="ro1">
          <table:covered-table-cell table:number-columns-repeated="24" table:style-name="ce7"/>
        </table:table-row>
        <table:table-row table:style-name="ro5">
          <table:table-cell table:style-name="ce5"/>
          <table:table-cell/>
          <table:table-cell table:style-name="ce9" office:value-type="string" calcext:value-type="string">
            <text:p>Guadagno X gruppo LS</text:p>
          </table:table-cell>
          <table:table-cell table:style-name="ce9" office:value-type="string" calcext:value-type="string">
            <text:p>Guadagno LS</text:p>
          </table:table-cell>
          <table:table-cell table:style-name="ce9" office:value-type="string" calcext:value-type="string">
            <text:p>Guadagno CPLEX</text:p>
          </table:table-cell>
          <table:table-cell table:style-name="ce9" office:value-type="string" calcext:value-type="string">
            <text:p>Guadagno X gruppo CPLEX</text:p>
          </table:table-cell>
          <table:table-cell table:style-name="ce14"/>
          <table:table-cell/>
          <table:table-cell table:style-name="ce16" office:value-type="string" calcext:value-type="string">
            <text:p>Guadagno X gruppo LS</text:p>
          </table:table-cell>
          <table:table-cell table:style-name="ce16" office:value-type="string" calcext:value-type="string">
            <text:p>Guadagno LS</text:p>
          </table:table-cell>
          <table:table-cell table:style-name="ce16" office:value-type="string" calcext:value-type="string">
            <text:p>Guadagno CPLEX</text:p>
          </table:table-cell>
          <table:table-cell table:style-name="ce16" office:value-type="string" calcext:value-type="string">
            <text:p>Guadagno X gruppo CPLEX</text:p>
          </table:table-cell>
          <table:table-cell table:style-name="ce20"/>
          <table:table-cell/>
          <table:table-cell table:style-name="ce23" office:value-type="string" calcext:value-type="string">
            <text:p>Guadagno X gruppo LS</text:p>
          </table:table-cell>
          <table:table-cell table:style-name="ce23" office:value-type="string" calcext:value-type="string">
            <text:p>Guadagno LS</text:p>
          </table:table-cell>
          <table:table-cell table:style-name="ce23" office:value-type="string" calcext:value-type="string">
            <text:p>Guadagno CPLEX</text:p>
          </table:table-cell>
          <table:table-cell table:style-name="ce23" office:value-type="string" calcext:value-type="string">
            <text:p>Guadagno X gruppo CPLEX</text:p>
          </table:table-cell>
          <table:table-cell table:style-name="ce26"/>
          <table:table-cell/>
          <table:table-cell table:style-name="ce30" office:value-type="string" calcext:value-type="string">
            <text:p>Guadagno X gruppo LS</text:p>
          </table:table-cell>
          <table:table-cell table:style-name="ce30" office:value-type="string" calcext:value-type="string">
            <text:p>Guadagno LS</text:p>
          </table:table-cell>
          <table:table-cell table:style-name="ce30" office:value-type="string" calcext:value-type="string">
            <text:p>Guadagno CPLEX</text:p>
          </table:table-cell>
          <table:table-cell table:style-name="ce30" office:value-type="string" calcext:value-type="string">
            <text:p>Guadagno X gruppo CPLEX</text:p>
          </table:table-cell>
        </table:table-row>
        <table:table-row table:style-name="ro4">
          <table:table-cell table:style-name="ce8" office:value-type="float" office:value="10" calcext:value-type="float" table:number-columns-spanned="1" table:number-rows-spanned="4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46:.D49])" office:value-type="float" office:value="5.5566109646238" calcext:value-type="float" table:number-columns-spanned="1" table:number-rows-spanned="4">
            <text:p>5,56</text:p>
          </table:table-cell>
          <table:table-cell table:style-name="ce10" table:formula="of:=([.E3]*100)/[.C3]" office:value-type="float" office:value="3.83491472146225" calcext:value-type="float">
            <text:p>3,83</text:p>
          </table:table-cell>
          <table:table-cell table:formula="of:=[.D3]*100/[.A3]" office:value-type="float" office:value="99.9996973411419" calcext:value-type="float">
            <text:p>100,00</text:p>
          </table:table-cell>
          <table:table-cell table:style-name="ce10" table:formula="of:=AVERAGE([.E46:.E49])" office:value-type="float" office:value="99.9999243352855" calcext:value-type="float" table:number-columns-spanned="1" table:number-rows-spanned="4">
            <text:p>100,00</text:p>
          </table:table-cell>
          <table:table-cell table:style-name="ce15" office:value-type="float" office:value="10" calcext:value-type="float" table:number-columns-spanned="1" table:number-rows-spanned="4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46:.J49])" office:value-type="float" office:value="2.20293071486155" calcext:value-type="float" table:number-columns-spanned="1" table:number-rows-spanned="4">
            <text:p>2,20</text:p>
          </table:table-cell>
          <table:table-cell table:style-name="ce17" table:formula="of:=[.K3]*100/[.I3]" office:value-type="float" office:value="3.79313476207774" calcext:value-type="float">
            <text:p>3,79</text:p>
          </table:table-cell>
          <table:table-cell table:formula="of:=[.J3]*100/[.G3]" office:value-type="float" office:value="100.00849585591" calcext:value-type="float">
            <text:p>100,01</text:p>
          </table:table-cell>
          <table:table-cell table:style-name="ce17" table:formula="of:=AVERAGE([.K46:.K49])" office:value-type="float" office:value="100.002123963978" calcext:value-type="float" table:number-columns-spanned="1" table:number-rows-spanned="4">
            <text:p>100,00</text:p>
          </table:table-cell>
          <table:table-cell table:style-name="ce22" office:value-type="float" office:value="10" calcext:value-type="float" table:number-columns-spanned="1" table:number-rows-spanned="4">
            <text:p>1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46:.P49])" office:value-type="float" office:value="4.26624451661419" calcext:value-type="float" table:number-columns-spanned="1" table:number-rows-spanned="4">
            <text:p>4,27</text:p>
          </table:table-cell>
          <table:table-cell table:style-name="ce24" table:formula="of:=[.Q3]*100/[.O3]" office:value-type="float" office:value="0" calcext:value-type="float">
            <text:p>0,00</text:p>
          </table:table-cell>
          <table:table-cell table:formula="of:=[.P3]*100/[.M3]" office:value-type="float" office:value="100" calcext:value-type="float">
            <text:p>100,00</text:p>
          </table:table-cell>
          <table:table-cell table:style-name="ce24" table:formula="of:=AVERAGE([.Q46:.Q49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10" calcext:value-type="float" table:number-columns-spanned="1" table:number-rows-spanned="4">
            <text:p>1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46:.V49])" office:value-type="float" office:value="3.72187644131874" calcext:value-type="float" table:number-columns-spanned="1" table:number-rows-spanned="4">
            <text:p>3,72</text:p>
          </table:table-cell>
          <table:table-cell table:style-name="ce31" table:formula="of:=[.W3]*100/[.U3]" office:value-type="float" office:value="0" calcext:value-type="float">
            <text:p>0,00</text:p>
          </table:table-cell>
          <table:table-cell table:formula="of:=[.V3]*100/[.S3]" office:value-type="float" office:value="99.9995569006084" calcext:value-type="float">
            <text:p>100,00</text:p>
          </table:table-cell>
          <table:table-cell table:style-name="ce31" table:formula="of:=AVERAGE([.W46:.W49])" office:value-type="float" office:value="99.9916652163096" calcext:value-type="float" table:number-columns-spanned="1" table:number-rows-spanned="4">
            <text:p>99,99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/>
          <table:table-cell table:style-name="ce10" table:formula="of:=([.E4]*100)/[.C4]" office:value-type="float" office:value="6.78364528725004" calcext:value-type="float">
            <text:p>6,78</text:p>
          </table:table-cell>
          <table:table-cell table:formula="of:=[.D4]*100/[.A4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/>
          <table:table-cell table:style-name="ce17" table:formula="of:=[.K4]*100/[.I4]" office:value-type="float" office:value="2.50531205218165" calcext:value-type="float">
            <text:p>2,51</text:p>
          </table:table-cell>
          <table:table-cell table:formula="of:=[.J4]*100/[.G4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/>
          <table:table-cell table:style-name="ce24" table:formula="of:=[.Q4]*100/[.O4]" office:value-type="float" office:value="1.07358018934239" calcext:value-type="float">
            <text:p>1,07</text:p>
          </table:table-cell>
          <table:table-cell table:formula="of:=[.P4]*100/[.M4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/>
          <table:table-cell table:style-name="ce31" table:formula="of:=[.W4]*100/[.U4]" office:value-type="float" office:value="6.95130043536667" calcext:value-type="float">
            <text:p>6,95</text:p>
          </table:table-cell>
          <table:table-cell table:formula="of:=[.V4]*100/[.S4]" office:value-type="float" office:value="100" calcext:value-type="float">
            <text:p>100,00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/>
          <table:table-cell table:style-name="ce10" table:formula="of:=([.E5]*100)/[.C5]" office:value-type="float" office:value="1.12640176659173" calcext:value-type="float">
            <text:p>1,13</text:p>
          </table:table-cell>
          <table:table-cell table:formula="of:=[.D5]*100/[.A5]" office:value-type="float" office:value="100" calcext:value-type="float">
            <text:p>100,00</text:p>
          </table:table-cell>
          <table:covered-table-cell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/>
          <table:table-cell table:style-name="ce17" table:formula="of:=[.K5]*100/[.I5]" office:value-type="float" office:value="0" calcext:value-type="float">
            <text:p>0,00</text:p>
          </table:table-cell>
          <table:table-cell table:formula="of:=[.J5]*100/[.G5]" office:value-type="float" office:value="100" calcext:value-type="float">
            <text:p>100,00</text:p>
          </table:table-cell>
          <table:covered-table-cell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/>
          <table:table-cell table:style-name="ce24" table:formula="of:=[.Q5]*100/[.O5]" office:value-type="float" office:value="15.9913978771144" calcext:value-type="float">
            <text:p>15,99</text:p>
          </table:table-cell>
          <table:table-cell table:formula="of:=[.P5]*100/[.M5]" office:value-type="float" office:value="100" calcext:value-type="float">
            <text:p>100,00</text:p>
          </table:table-cell>
          <table:covered-table-cell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/>
          <table:table-cell table:style-name="ce31" table:formula="of:=[.W5]*100/[.U5]" office:value-type="float" office:value="7.80544633755643" calcext:value-type="float">
            <text:p>7,81</text:p>
          </table:table-cell>
          <table:table-cell table:formula="of:=[.V5]*100/[.S5]" office:value-type="float" office:value="99.9671039646302" calcext:value-type="float">
            <text:p>99,97</text:p>
          </table:table-cell>
          <table:covered-table-cell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6]*100)/[.C6]" office:value-type="float" office:value="10.4814820831912" calcext:value-type="float">
            <text:p>10,48</text:p>
          </table:table-cell>
          <table:table-cell table:formula="of:=[.D6]*100/[.A6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6]*100/[.I6]" office:value-type="float" office:value="2.51327604518682" calcext:value-type="float">
            <text:p>2,51</text:p>
          </table:table-cell>
          <table:table-cell table:formula="of:=[.J6]*100/[.G6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6]*100/[.O6]" office:value-type="float" office:value="0" calcext:value-type="float">
            <text:p>0,00</text:p>
          </table:table-cell>
          <table:table-cell table:formula="of:=[.P6]*100/[.M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6]*100/[.U6]" office:value-type="float" office:value="0.130758992351873" calcext:value-type="float">
            <text:p>0,13</text:p>
          </table:table-cell>
          <table:table-cell table:formula="of:=[.V6]*100/[.S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20" calcext:value-type="float" table:number-columns-spanned="1" table:number-rows-spanned="4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0:.D53])" office:value-type="float" office:value="5.20050106488128" calcext:value-type="float" table:number-columns-spanned="1" table:number-rows-spanned="4">
            <text:p>5,20</text:p>
          </table:table-cell>
          <table:table-cell table:style-name="ce10" table:formula="of:=([.E7]*100)/[.C7]" office:value-type="float" office:value="0" calcext:value-type="float">
            <text:p>0,00</text:p>
          </table:table-cell>
          <table:table-cell table:formula="of:=[.D7]*100/[.A7]" office:value-type="float" office:value="100.001627030398" calcext:value-type="float">
            <text:p>100,00</text:p>
          </table:table-cell>
          <table:table-cell table:style-name="ce10" table:formula="of:=AVERAGE([.E50:.E53])" office:value-type="float" office:value="100.052568628832" calcext:value-type="float" table:number-columns-spanned="1" table:number-rows-spanned="4">
            <text:p>100,05</text:p>
          </table:table-cell>
          <table:table-cell table:style-name="ce15" office:value-type="float" office:value="20" calcext:value-type="float" table:number-columns-spanned="1" table:number-rows-spanned="4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0:.J53])" office:value-type="float" office:value="3.17434119391185" calcext:value-type="float" table:number-columns-spanned="1" table:number-rows-spanned="4">
            <text:p>3,17</text:p>
          </table:table-cell>
          <table:table-cell table:style-name="ce17" table:formula="of:=[.K7]*100/[.I7]" office:value-type="float" office:value="2.4225673386308" calcext:value-type="float">
            <text:p>2,42</text:p>
          </table:table-cell>
          <table:table-cell table:formula="of:=[.J7]*100/[.G7]" office:value-type="float" office:value="100.413354122404" calcext:value-type="float">
            <text:p>100,41</text:p>
          </table:table-cell>
          <table:table-cell table:style-name="ce17" table:formula="of:=AVERAGE([.K50:.K53])" office:value-type="float" office:value="100.103198048015" calcext:value-type="float" table:number-columns-spanned="1" table:number-rows-spanned="4">
            <text:p>100,10</text:p>
          </table:table-cell>
          <table:table-cell table:style-name="ce22" office:value-type="float" office:value="20" calcext:value-type="float" table:number-columns-spanned="1" table:number-rows-spanned="4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0:.P53])" office:value-type="float" office:value="7.66668782481589" calcext:value-type="float" table:number-columns-spanned="1" table:number-rows-spanned="4">
            <text:p>7,67</text:p>
          </table:table-cell>
          <table:table-cell table:style-name="ce24" table:formula="of:=[.Q7]*100/[.O7]" office:value-type="float" office:value="7.57612998557065" calcext:value-type="float">
            <text:p>7,58</text:p>
          </table:table-cell>
          <table:table-cell table:formula="of:=[.P7]*100/[.M7]" office:value-type="float" office:value="100.152285695485" calcext:value-type="float">
            <text:p>100,15</text:p>
          </table:table-cell>
          <table:table-cell table:style-name="ce24" table:formula="of:=AVERAGE([.Q50:.Q53])" office:value-type="float" office:value="100.038071423871" calcext:value-type="float" table:number-columns-spanned="1" table:number-rows-spanned="4">
            <text:p>100,04</text:p>
          </table:table-cell>
          <table:table-cell table:style-name="ce29" office:value-type="float" office:value="20" calcext:value-type="float" table:number-columns-spanned="1" table:number-rows-spanned="4">
            <text:p>2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0:.V53])" office:value-type="float" office:value="13.9636668703994" calcext:value-type="float" table:number-columns-spanned="1" table:number-rows-spanned="4">
            <text:p>13,96</text:p>
          </table:table-cell>
          <table:table-cell table:style-name="ce31" table:formula="of:=[.W7]*100/[.U7]" office:value-type="float" office:value="16.4319204357092" calcext:value-type="float">
            <text:p>16,43</text:p>
          </table:table-cell>
          <table:table-cell table:formula="of:=[.V7]*100/[.S7]" office:value-type="float" office:value="100" calcext:value-type="float">
            <text:p>100,00</text:p>
          </table:table-cell>
          <table:table-cell table:style-name="ce31" table:formula="of:=AVERAGE([.W50:.W53])" office:value-type="float" office:value="100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8]*100)/[.C8]" office:value-type="float" office:value="4.27267888922872" calcext:value-type="float">
            <text:p>4,27</text:p>
          </table:table-cell>
          <table:table-cell table:formula="of:=[.D8]*100/[.A8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8]*100/[.I8]" office:value-type="float" office:value="3.6157509417869" calcext:value-type="float">
            <text:p>3,62</text:p>
          </table:table-cell>
          <table:table-cell table:formula="of:=[.J8]*100/[.G8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8]*100/[.O8]" office:value-type="float" office:value="9.39737364254242" calcext:value-type="float">
            <text:p>9,40</text:p>
          </table:table-cell>
          <table:table-cell table:formula="of:=[.P8]*100/[.M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8]*100/[.U8]" office:value-type="float" office:value="18.2656807593817" calcext:value-type="float">
            <text:p>18,27</text:p>
          </table:table-cell>
          <table:table-cell table:formula="of:=[.V8]*100/[.S8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9]*100)/[.C9]" office:value-type="float" office:value="5.62574464756357" calcext:value-type="float">
            <text:p>5,63</text:p>
          </table:table-cell>
          <table:table-cell table:formula="of:=[.D9]*100/[.A9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9]*100/[.I9]" office:value-type="float" office:value="0.299733321381348" calcext:value-type="float">
            <text:p>0,30</text:p>
          </table:table-cell>
          <table:table-cell table:formula="of:=[.J9]*100/[.G9]" office:value-type="float" office:value="99.9994380696569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9]*100/[.O9]" office:value-type="float" office:value="9.14259266592744" calcext:value-type="float">
            <text:p>9,14</text:p>
          </table:table-cell>
          <table:table-cell table:formula="of:=[.P9]*100/[.M9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9]*100/[.U9]" office:value-type="float" office:value="13.0196025552428" calcext:value-type="float">
            <text:p>13,02</text:p>
          </table:table-cell>
          <table:table-cell table:formula="of:=[.V9]*100/[.S9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0]*100)/[.C10]" office:value-type="float" office:value="10.9035807227328" calcext:value-type="float">
            <text:p>10,90</text:p>
          </table:table-cell>
          <table:table-cell table:formula="of:=[.D10]*100/[.A10]" office:value-type="float" office:value="100.20864748493" calcext:value-type="float">
            <text:p>100,2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0]*100/[.I10]" office:value-type="float" office:value="6.35931317384834" calcext:value-type="float">
            <text:p>6,36</text:p>
          </table:table-cell>
          <table:table-cell table:formula="of:=[.J10]*100/[.G10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0]*100/[.O10]" office:value-type="float" office:value="4.55065500522306" calcext:value-type="float">
            <text:p>4,55</text:p>
          </table:table-cell>
          <table:table-cell table:formula="of:=[.P10]*100/[.M1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0]*100/[.U10]" office:value-type="float" office:value="8.13746373126372" calcext:value-type="float">
            <text:p>8,14</text:p>
          </table:table-cell>
          <table:table-cell table:formula="of:=[.V10]*100/[.S10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30" calcext:value-type="float" table:number-columns-spanned="1" table:number-rows-spanned="4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4:.D57])" office:value-type="float" office:value="8.26778721309498" calcext:value-type="float" table:number-columns-spanned="1" table:number-rows-spanned="4">
            <text:p>8,27</text:p>
          </table:table-cell>
          <table:table-cell table:style-name="ce10" table:formula="of:=([.E11]*100)/[.C11]" office:value-type="float" office:value="12.1026218335778" calcext:value-type="float">
            <text:p>12,10</text:p>
          </table:table-cell>
          <table:table-cell table:formula="of:=[.D11]*100/[.A11]" office:value-type="float" office:value="100" calcext:value-type="float">
            <text:p>100,00</text:p>
          </table:table-cell>
          <table:table-cell table:style-name="ce10" table:formula="of:=AVERAGE([.E54:.E57])" office:value-type="float" office:value="100.25085514719" calcext:value-type="float" table:number-columns-spanned="1" table:number-rows-spanned="4">
            <text:p>100,25</text:p>
          </table:table-cell>
          <table:table-cell table:style-name="ce15" office:value-type="float" office:value="30" calcext:value-type="float" table:number-columns-spanned="1" table:number-rows-spanned="4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4:.J57])" office:value-type="float" office:value="5.36665119348322" calcext:value-type="float" table:number-columns-spanned="1" table:number-rows-spanned="4">
            <text:p>5,37</text:p>
          </table:table-cell>
          <table:table-cell table:style-name="ce17" table:formula="of:=[.K11]*100/[.I11]" office:value-type="float" office:value="0" calcext:value-type="float">
            <text:p>0,00</text:p>
          </table:table-cell>
          <table:table-cell table:formula="of:=[.J11]*100/[.G11]" office:value-type="float" office:value="103.426930440332" calcext:value-type="float">
            <text:p>103,43</text:p>
          </table:table-cell>
          <table:table-cell table:style-name="ce17" table:formula="of:=AVERAGE([.K54:.K57])" office:value-type="float" office:value="101.028921862085" calcext:value-type="float" table:number-columns-spanned="1" table:number-rows-spanned="4">
            <text:p>101,03</text:p>
          </table:table-cell>
          <table:table-cell table:style-name="ce22" office:value-type="float" office:value="30" calcext:value-type="float" table:number-columns-spanned="1" table:number-rows-spanned="4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4:.P57])" office:value-type="float" office:value="11.5560152441647" calcext:value-type="float" table:number-columns-spanned="1" table:number-rows-spanned="4">
            <text:p>11,56</text:p>
          </table:table-cell>
          <table:table-cell table:style-name="ce24" table:formula="of:=[.Q11]*100/[.O11]" office:value-type="float" office:value="13.6346404066312" calcext:value-type="float">
            <text:p>13,63</text:p>
          </table:table-cell>
          <table:table-cell table:formula="of:=[.P11]*100/[.M11]" office:value-type="float" office:value="100" calcext:value-type="float">
            <text:p>100,00</text:p>
          </table:table-cell>
          <table:table-cell table:style-name="ce24" table:formula="of:=AVERAGE([.Q54:.Q57])" office:value-type="float" office:value="100" calcext:value-type="float" table:number-columns-spanned="1" table:number-rows-spanned="4">
            <text:p>100,00</text:p>
          </table:table-cell>
          <table:table-cell table:style-name="ce29" office:value-type="float" office:value="30" calcext:value-type="float" table:number-columns-spanned="1" table:number-rows-spanned="4">
            <text:p>3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4:.V57])" office:value-type="float" office:value="3.71615439448709" calcext:value-type="float" table:number-columns-spanned="1" table:number-rows-spanned="4">
            <text:p>3,72</text:p>
          </table:table-cell>
          <table:table-cell table:style-name="ce31" table:formula="of:=[.W11]*100/[.U11]" office:value-type="float" office:value="5.83737505993434" calcext:value-type="float">
            <text:p>5,84</text:p>
          </table:table-cell>
          <table:table-cell table:formula="of:=[.V11]*100/[.S11]" office:value-type="float" office:value="100.027670849128" calcext:value-type="float">
            <text:p>100,03</text:p>
          </table:table-cell>
          <table:table-cell table:style-name="ce31" table:formula="of:=AVERAGE([.W54:.W57])" office:value-type="float" office:value="105.848218511015" calcext:value-type="float" table:number-columns-spanned="1" table:number-rows-spanned="4">
            <text:p>105,85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2]*100)/[.C12]" office:value-type="float" office:value="8.84009988950634" calcext:value-type="float">
            <text:p>8,84</text:p>
          </table:table-cell>
          <table:table-cell table:formula="of:=[.D12]*100/[.A12]" office:value-type="float" office:value="100.054862554863" calcext:value-type="float">
            <text:p>100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2]*100/[.I12]" office:value-type="float" office:value="9.00296298686285" calcext:value-type="float">
            <text:p>9,00</text:p>
          </table:table-cell>
          <table:table-cell table:formula="of:=[.J12]*100/[.G12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2]*100/[.O12]" office:value-type="float" office:value="15.7119928237291" calcext:value-type="float">
            <text:p>15,71</text:p>
          </table:table-cell>
          <table:table-cell table:formula="of:=[.P12]*100/[.M12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2]*100/[.U12]" office:value-type="float" office:value="2.91330971672826" calcext:value-type="float">
            <text:p>2,91</text:p>
          </table:table-cell>
          <table:table-cell table:formula="of:=[.V12]*100/[.S12]" office:value-type="float" office:value="123.325579737846" calcext:value-type="float">
            <text:p>123,33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3]*100)/[.C13]" office:value-type="float" office:value="4.25395886771007" calcext:value-type="float">
            <text:p>4,25</text:p>
          </table:table-cell>
          <table:table-cell table:formula="of:=[.D13]*100/[.A13]" office:value-type="float" office:value="100.948558033898" calcext:value-type="float">
            <text:p>100,95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3]*100/[.I13]" office:value-type="float" office:value="4.32901739454119" calcext:value-type="float">
            <text:p>4,33</text:p>
          </table:table-cell>
          <table:table-cell table:formula="of:=[.J13]*100/[.G13]" office:value-type="float" office:value="100.68875700801" calcext:value-type="float">
            <text:p>100,69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3]*100/[.O13]" office:value-type="float" office:value="0.135605194307568" calcext:value-type="float">
            <text:p>0,14</text:p>
          </table:table-cell>
          <table:table-cell table:formula="of:=[.P13]*100/[.M13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3]*100/[.U13]" office:value-type="float" office:value="3.02609378455544" calcext:value-type="float">
            <text:p>3,03</text:p>
          </table:table-cell>
          <table:table-cell table:formula="of:=[.V13]*100/[.S13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4]*100)/[.C14]" office:value-type="float" office:value="7.87446826158568" calcext:value-type="float">
            <text:p>7,87</text:p>
          </table:table-cell>
          <table:table-cell table:formula="of:=[.D14]*100/[.A14]" office:value-type="float" office:value="100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4]*100/[.I14]" office:value-type="float" office:value="8.13462439252884" calcext:value-type="float">
            <text:p>8,13</text:p>
          </table:table-cell>
          <table:table-cell table:formula="of:=[.J14]*100/[.G14]" office:value-type="float" office:value="100" calcext:value-type="float">
            <text:p>100,0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4]*100/[.O14]" office:value-type="float" office:value="16.7418225519908" calcext:value-type="float">
            <text:p>16,74</text:p>
          </table:table-cell>
          <table:table-cell table:formula="of:=[.P14]*100/[.M14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4]*100/[.U14]" office:value-type="float" office:value="3.08783901673033" calcext:value-type="float">
            <text:p>3,09</text:p>
          </table:table-cell>
          <table:table-cell table:formula="of:=[.V14]*100/[.S14]" office:value-type="float" office:value="100.039623457087" calcext:value-type="float">
            <text:p>100,04</text:p>
          </table:table-cell>
          <table:covered-table-cell table:style-name="ce31"/>
        </table:table-row>
        <table:table-row table:style-name="ro4">
          <table:table-cell table:style-name="ce8" office:value-type="float" office:value="40" calcext:value-type="float" table:number-columns-spanned="1" table:number-rows-spanned="4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58:.D61])" office:value-type="float" office:value="7.66712997135231" calcext:value-type="float" table:number-columns-spanned="1" table:number-rows-spanned="4">
            <text:p>7,67</text:p>
          </table:table-cell>
          <table:table-cell table:style-name="ce10" table:formula="of:=([.E15]*100)/[.C15]" office:value-type="float" office:value="11.2929579345224" calcext:value-type="float">
            <text:p>11,29</text:p>
          </table:table-cell>
          <table:table-cell table:formula="of:=[.D15]*100/[.A15]" office:value-type="float" office:value="101.230669331757" calcext:value-type="float">
            <text:p>101,23</text:p>
          </table:table-cell>
          <table:table-cell table:style-name="ce10" table:formula="of:=AVERAGE([.E58:.E61])" office:value-type="float" office:value="101.795799086265" calcext:value-type="float" table:number-columns-spanned="1" table:number-rows-spanned="4">
            <text:p>101,80</text:p>
          </table:table-cell>
          <table:table-cell table:style-name="ce15" office:value-type="float" office:value="40" calcext:value-type="float" table:number-columns-spanned="1" table:number-rows-spanned="4">
            <text:p>4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58:.J61])" office:value-type="float" office:value="7.10682390914701" calcext:value-type="float" table:number-columns-spanned="1" table:number-rows-spanned="4">
            <text:p>7,11</text:p>
          </table:table-cell>
          <table:table-cell table:style-name="ce17" table:formula="of:=[.K15]*100/[.I15]" office:value-type="float" office:value="3.95554224983162" calcext:value-type="float">
            <text:p>3,96</text:p>
          </table:table-cell>
          <table:table-cell table:formula="of:=[.J15]*100/[.G15]" office:value-type="float" office:value="100.215933806331" calcext:value-type="float">
            <text:p>100,22</text:p>
          </table:table-cell>
          <table:table-cell table:style-name="ce17" table:formula="of:=AVERAGE([.K58:.K61])" office:value-type="float" office:value="100.715025548781" calcext:value-type="float" table:number-columns-spanned="1" table:number-rows-spanned="4">
            <text:p>100,72</text:p>
          </table:table-cell>
          <table:table-cell table:style-name="ce22" office:value-type="float" office:value="40" calcext:value-type="float" table:number-columns-spanned="1" table:number-rows-spanned="4">
            <text:p>4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58:.P61])" office:value-type="float" office:value="13.5675251774571" calcext:value-type="float" table:number-columns-spanned="1" table:number-rows-spanned="4">
            <text:p>13,57</text:p>
          </table:table-cell>
          <table:table-cell table:style-name="ce24" table:formula="of:=[.Q15]*100/[.O15]" office:value-type="float" office:value="3.84487497518162" calcext:value-type="float">
            <text:p>3,84</text:p>
          </table:table-cell>
          <table:table-cell table:formula="of:=[.P15]*100/[.M15]" office:value-type="float" office:value="100.33247468999" calcext:value-type="float">
            <text:p>100,33</text:p>
          </table:table-cell>
          <table:table-cell table:style-name="ce24" table:formula="of:=AVERAGE([.Q58:.Q61])" office:value-type="float" office:value="100.083118672497" calcext:value-type="float" table:number-columns-spanned="1" table:number-rows-spanned="4">
            <text:p>100,08</text:p>
          </table:table-cell>
          <table:table-cell table:style-name="ce29" office:value-type="float" office:value="40" calcext:value-type="float" table:number-columns-spanned="1" table:number-rows-spanned="4">
            <text:p>4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58:.V61])" office:value-type="float" office:value="10.1279009102122" calcext:value-type="float" table:number-columns-spanned="1" table:number-rows-spanned="4">
            <text:p>10,13</text:p>
          </table:table-cell>
          <table:table-cell table:style-name="ce31" table:formula="of:=[.W15]*100/[.U15]" office:value-type="float" office:value="7.72188889826977" calcext:value-type="float">
            <text:p>7,72</text:p>
          </table:table-cell>
          <table:table-cell table:formula="of:=[.V15]*100/[.S15]" office:value-type="float" office:value="100.102222301006" calcext:value-type="float">
            <text:p>100,10</text:p>
          </table:table-cell>
          <table:table-cell table:style-name="ce31" table:formula="of:=AVERAGE([.W58:.W61])" office:value-type="float" office:value="100.980843220608" calcext:value-type="float" table:number-columns-spanned="1" table:number-rows-spanned="4">
            <text:p>100,98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16]*100)/[.C16]" office:value-type="float" office:value="8.4051344583341" calcext:value-type="float">
            <text:p>8,41</text:p>
          </table:table-cell>
          <table:table-cell table:formula="of:=[.D16]*100/[.A16]" office:value-type="float" office:value="100.622609246825" calcext:value-type="float">
            <text:p>100,62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16]*100/[.I16]" office:value-type="float" office:value="5.79200265678675" calcext:value-type="float">
            <text:p>5,79</text:p>
          </table:table-cell>
          <table:table-cell table:formula="of:=[.J16]*100/[.G16]" office:value-type="float" office:value="100.992951987851" calcext:value-type="float">
            <text:p>100,99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16]*100/[.O16]" office:value-type="float" office:value="28.1659847213893" calcext:value-type="float">
            <text:p>28,17</text:p>
          </table:table-cell>
          <table:table-cell table:formula="of:=[.P16]*100/[.M16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16]*100/[.U16]" office:value-type="float" office:value="16.5518911694845" calcext:value-type="float">
            <text:p>16,55</text:p>
          </table:table-cell>
          <table:table-cell table:formula="of:=[.V16]*100/[.S16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17]*100)/[.C17]" office:value-type="float" office:value="7.68666230794376" calcext:value-type="float">
            <text:p>7,69</text:p>
          </table:table-cell>
          <table:table-cell table:formula="of:=[.D17]*100/[.A17]" office:value-type="float" office:value="102.018797067181" calcext:value-type="float">
            <text:p>102,02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17]*100/[.I17]" office:value-type="float" office:value="8.25986829081598" calcext:value-type="float">
            <text:p>8,26</text:p>
          </table:table-cell>
          <table:table-cell table:formula="of:=[.J17]*100/[.G17]" office:value-type="float" office:value="100.055775057394" calcext:value-type="float">
            <text:p>100,06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17]*100/[.O17]" office:value-type="float" office:value="8.08554152211852" calcext:value-type="float">
            <text:p>8,09</text:p>
          </table:table-cell>
          <table:table-cell table:formula="of:=[.P17]*100/[.M17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17]*100/[.U17]" office:value-type="float" office:value="12.0912869096485" calcext:value-type="float">
            <text:p>12,09</text:p>
          </table:table-cell>
          <table:table-cell table:formula="of:=[.V17]*100/[.S17]" office:value-type="float" office:value="103.450165119353" calcext:value-type="float">
            <text:p>103,45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18]*100)/[.C18]" office:value-type="float" office:value="3.28376518460894" calcext:value-type="float">
            <text:p>3,28</text:p>
          </table:table-cell>
          <table:table-cell table:formula="of:=[.D18]*100/[.A18]" office:value-type="float" office:value="103.311120699298" calcext:value-type="float">
            <text:p>103,31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18]*100/[.I18]" office:value-type="float" office:value="10.4198824391537" calcext:value-type="float">
            <text:p>10,42</text:p>
          </table:table-cell>
          <table:table-cell table:formula="of:=[.J18]*100/[.G18]" office:value-type="float" office:value="101.595441343548" calcext:value-type="float">
            <text:p>101,60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18]*100/[.O18]" office:value-type="float" office:value="14.1736994911392" calcext:value-type="float">
            <text:p>14,17</text:p>
          </table:table-cell>
          <table:table-cell table:formula="of:=[.P18]*100/[.M18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18]*100/[.U18]" office:value-type="float" office:value="4.14653666344587" calcext:value-type="float">
            <text:p>4,15</text:p>
          </table:table-cell>
          <table:table-cell table:formula="of:=[.V18]*100/[.S18]" office:value-type="float" office:value="100.370985462071" calcext:value-type="float">
            <text:p>100,37</text:p>
          </table:table-cell>
          <table:covered-table-cell table:style-name="ce31"/>
        </table:table-row>
        <table:table-row table:style-name="ro4">
          <table:table-cell table:style-name="ce8" office:value-type="float" office:value="50" calcext:value-type="float" table:number-columns-spanned="1" table:number-rows-spanned="4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AVERAGE([.D62:.D65])" office:value-type="float" office:value="3.96098754449544" calcext:value-type="float" table:number-columns-spanned="1" table:number-rows-spanned="4">
            <text:p>3,96</text:p>
          </table:table-cell>
          <table:table-cell table:style-name="ce10" table:formula="of:=([.E19]*100)/[.C19]" office:value-type="float" office:value="10.5481554232398" calcext:value-type="float">
            <text:p>10,55</text:p>
          </table:table-cell>
          <table:table-cell table:formula="of:=[.D19]*100/[.A19]" office:value-type="float" office:value="102.086551428221" calcext:value-type="float">
            <text:p>102,09</text:p>
          </table:table-cell>
          <table:table-cell table:style-name="ce10" table:formula="of:=AVERAGE([.E62:.E65])" office:value-type="float" office:value="101.977003534972" calcext:value-type="float" table:number-columns-spanned="1" table:number-rows-spanned="4">
            <text:p>101,98</text:p>
          </table:table-cell>
          <table:table-cell table:style-name="ce15" office:value-type="float" office:value="50" calcext:value-type="float" table:number-columns-spanned="1" table:number-rows-spanned="4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AVERAGE([.J62:.J65])" office:value-type="float" office:value="5.55825500278177" calcext:value-type="float" table:number-columns-spanned="1" table:number-rows-spanned="4">
            <text:p>5,56</text:p>
          </table:table-cell>
          <table:table-cell table:style-name="ce17" table:formula="of:=[.K19]*100/[.I19]" office:value-type="float" office:value="7.31539704919197" calcext:value-type="float">
            <text:p>7,32</text:p>
          </table:table-cell>
          <table:table-cell table:formula="of:=[.J19]*100/[.G19]" office:value-type="float" office:value="100.831148409832" calcext:value-type="float">
            <text:p>100,83</text:p>
          </table:table-cell>
          <table:table-cell table:style-name="ce17" table:formula="of:=AVERAGE([.K62:.K65])" office:value-type="float" office:value="101.316074513781" calcext:value-type="float" table:number-columns-spanned="1" table:number-rows-spanned="4">
            <text:p>101,32</text:p>
          </table:table-cell>
          <table:table-cell table:style-name="ce22" office:value-type="float" office:value="50" calcext:value-type="float" table:number-columns-spanned="1" table:number-rows-spanned="4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style-name="ce24" table:formula="of:=AVERAGE([.P62:.P65])" office:value-type="float" office:value="8.06613639373848" calcext:value-type="float" table:number-columns-spanned="1" table:number-rows-spanned="4">
            <text:p>8,07</text:p>
          </table:table-cell>
          <table:table-cell table:style-name="ce24" table:formula="of:=[.Q19]*100/[.O19]" office:value-type="float" office:value="15.1352762018867" calcext:value-type="float">
            <text:p>15,14</text:p>
          </table:table-cell>
          <table:table-cell table:formula="of:=[.P19]*100/[.M19]" office:value-type="float" office:value="100" calcext:value-type="float">
            <text:p>100,00</text:p>
          </table:table-cell>
          <table:table-cell table:style-name="ce24" table:formula="of:=AVERAGE([.Q62:.Q65])" office:value-type="float" office:value="100.529007648075" calcext:value-type="float" table:number-columns-spanned="1" table:number-rows-spanned="4">
            <text:p>100,53</text:p>
          </table:table-cell>
          <table:table-cell table:style-name="ce29" office:value-type="float" office:value="50" calcext:value-type="float" table:number-columns-spanned="1" table:number-rows-spanned="4">
            <text:p>50</text:p>
          </table:table-cell>
          <table:table-cell table:style-name="ce27" office:value-type="float" office:value="1" calcext:value-type="float">
            <text:p>1</text:p>
          </table:table-cell>
          <table:table-cell table:style-name="ce31" table:formula="of:=AVERAGE([.V62:.V65])" office:value-type="float" office:value="5.47195630746963" calcext:value-type="float" table:number-columns-spanned="1" table:number-rows-spanned="4">
            <text:p>5,47</text:p>
          </table:table-cell>
          <table:table-cell table:style-name="ce31" table:formula="of:=[.W19]*100/[.U19]" office:value-type="float" office:value="9.51758522701427" calcext:value-type="float">
            <text:p>9,52</text:p>
          </table:table-cell>
          <table:table-cell table:formula="of:=[.V19]*100/[.S19]" office:value-type="float" office:value="100.886954698696" calcext:value-type="float">
            <text:p>100,89</text:p>
          </table:table-cell>
          <table:table-cell table:style-name="ce31" table:formula="of:=AVERAGE([.W62:.W65])" office:value-type="float" office:value="100.416412691809" calcext:value-type="float" table:number-columns-spanned="1" table:number-rows-spanned="4">
            <text:p>100,42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0"/>
          <table:table-cell table:style-name="ce10" table:formula="of:=([.E20]*100)/[.C20]" office:value-type="float" office:value="0.66764709482582" calcext:value-type="float">
            <text:p>0,67</text:p>
          </table:table-cell>
          <table:table-cell table:formula="of:=[.D20]*100/[.A20]" office:value-type="float" office:value="101.054052900113" calcext:value-type="float">
            <text:p>101,05</text:p>
          </table:table-cell>
          <table:covered-table-cell table:style-name="ce10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7"/>
          <table:table-cell table:style-name="ce17" table:formula="of:=[.K20]*100/[.I20]" office:value-type="float" office:value="4.64438725097734" calcext:value-type="float">
            <text:p>4,64</text:p>
          </table:table-cell>
          <table:table-cell table:formula="of:=[.J20]*100/[.G20]" office:value-type="float" office:value="101.851318824801" calcext:value-type="float">
            <text:p>101,85</text:p>
          </table:table-cell>
          <table:covered-table-cell table:style-name="ce17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4"/>
          <table:table-cell table:style-name="ce24" table:formula="of:=[.Q20]*100/[.O20]" office:value-type="float" office:value="0.459994144799897" calcext:value-type="float">
            <text:p>0,46</text:p>
          </table:table-cell>
          <table:table-cell table:formula="of:=[.P20]*100/[.M20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1"/>
          <table:table-cell table:style-name="ce31" table:formula="of:=[.W20]*100/[.U20]" office:value-type="float" office:value="5.4257819760132" calcext:value-type="float">
            <text:p>5,43</text:p>
          </table:table-cell>
          <table:table-cell table:formula="of:=[.V20]*100/[.S20]" office:value-type="float" office:value="100.77869606854" calcext:value-type="float">
            <text:p>100,78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0"/>
          <table:table-cell table:style-name="ce10" table:formula="of:=([.E21]*100)/[.C21]" office:value-type="float" office:value="1.84449707911813" calcext:value-type="float">
            <text:p>1,84</text:p>
          </table:table-cell>
          <table:table-cell table:formula="of:=[.D21]*100/[.A21]" office:value-type="float" office:value="104.767588950147" calcext:value-type="float">
            <text:p>104,77</text:p>
          </table:table-cell>
          <table:covered-table-cell table:style-name="ce10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7"/>
          <table:table-cell table:style-name="ce17" table:formula="of:=[.K21]*100/[.I21]" office:value-type="float" office:value="5.0028299971052" calcext:value-type="float">
            <text:p>5,00</text:p>
          </table:table-cell>
          <table:table-cell table:formula="of:=[.J21]*100/[.G21]" office:value-type="float" office:value="101.928987663936" calcext:value-type="float">
            <text:p>101,93</text:p>
          </table:table-cell>
          <table:covered-table-cell table:style-name="ce17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4"/>
          <table:table-cell table:style-name="ce24" table:formula="of:=[.Q21]*100/[.O21]" office:value-type="float" office:value="8.44884208142235" calcext:value-type="float">
            <text:p>8,45</text:p>
          </table:table-cell>
          <table:table-cell table:formula="of:=[.P21]*100/[.M21]" office:value-type="float" office:value="100" calcext:value-type="float">
            <text:p>100,00</text:p>
          </table:table-cell>
          <table:covered-table-cell table:style-name="ce24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1"/>
          <table:table-cell table:style-name="ce31" table:formula="of:=[.W21]*100/[.U21]" office:value-type="float" office:value="3.99919072025897" calcext:value-type="float">
            <text:p>4,00</text:p>
          </table:table-cell>
          <table:table-cell table:formula="of:=[.V21]*100/[.S21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0"/>
          <table:table-cell table:style-name="ce10" table:formula="of:=([.E22]*100)/[.C22]" office:value-type="float" office:value="2.78365058079797" calcext:value-type="float">
            <text:p>2,78</text:p>
          </table:table-cell>
          <table:table-cell table:formula="of:=[.D22]*100/[.A22]" office:value-type="float" office:value="99.9998208614059" calcext:value-type="float">
            <text:p>100,00</text:p>
          </table:table-cell>
          <table:covered-table-cell table:style-name="ce10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7"/>
          <table:table-cell table:style-name="ce17" table:formula="of:=[.K22]*100/[.I22]" office:value-type="float" office:value="5.27040571385255" calcext:value-type="float">
            <text:p>5,27</text:p>
          </table:table-cell>
          <table:table-cell table:formula="of:=[.J22]*100/[.G22]" office:value-type="float" office:value="100.652843156557" calcext:value-type="float">
            <text:p>100,65</text:p>
          </table:table-cell>
          <table:covered-table-cell table:style-name="ce17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4"/>
          <table:table-cell table:style-name="ce24" table:formula="of:=[.Q22]*100/[.O22]" office:value-type="float" office:value="8.22043314684496" calcext:value-type="float">
            <text:p>8,22</text:p>
          </table:table-cell>
          <table:table-cell table:formula="of:=[.P22]*100/[.M22]" office:value-type="float" office:value="102.116030592299" calcext:value-type="float">
            <text:p>102,12</text:p>
          </table:table-cell>
          <table:covered-table-cell table:style-name="ce24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1"/>
          <table:table-cell table:style-name="ce31" table:formula="of:=[.W22]*100/[.U22]" office:value-type="float" office:value="2.94526730659207" calcext:value-type="float">
            <text:p>2,95</text:p>
          </table:table-cell>
          <table:table-cell table:formula="of:=[.V22]*100/[.S22]" office:value-type="float" office:value="100" calcext:value-type="float">
            <text:p>100,00</text:p>
          </table:table-cell>
          <table:covered-table-cell table:style-name="ce31"/>
        </table:table-row>
        <table:table-row table:style-name="ro4">
          <table:table-cell table:style-name="ce8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66:.D69])" office:value-type="float" office:value="5.58116362693071" calcext:value-type="float" table:number-columns-spanned="1" table:number-rows-spanned="4">
            <text:p>5,58</text:p>
          </table:table-cell>
          <table:table-cell table:style-name="ce10" table:formula="of:=([.E23]*100)/[.C23]" office:value-type="float" office:value="6.73260943430747" calcext:value-type="float">
            <text:p>6,73</text:p>
          </table:table-cell>
          <table:table-cell table:formula="of:=[.D23]*100/[.A23]" office:value-type="float" office:value="102.43606039197" calcext:value-type="float">
            <text:p>102,44</text:p>
          </table:table-cell>
          <table:table-cell table:style-name="ce11" table:formula="of:=AVERAGE([.E66:.E69])" office:value-type="float" office:value="101.415876660597" calcext:value-type="float" table:number-columns-spanned="1" table:number-rows-spanned="4">
            <text:p>101,42</text:p>
          </table:table-cell>
          <table:table-cell table:style-name="ce15" office:value-type="float" office:value="60" calcext:value-type="float" table:number-columns-spanned="1" table:number-rows-spanned="4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66:.J69])" office:value-type="float" office:value="4.54510409090421" calcext:value-type="float" table:number-columns-spanned="1" table:number-rows-spanned="4">
            <text:p>4,55</text:p>
          </table:table-cell>
          <table:table-cell table:style-name="ce17" table:formula="of:=[.K23]*100/[.I23]" office:value-type="float" office:value="2.55879998133049" calcext:value-type="float">
            <text:p>2,56</text:p>
          </table:table-cell>
          <table:table-cell table:formula="of:=[.J23]*100/[.G23]" office:value-type="float" office:value="84.3227355908296" calcext:value-type="float">
            <text:p>84,32</text:p>
          </table:table-cell>
          <table:table-cell table:style-name="ce18" table:formula="of:=AVERAGE([.K66:.K69])" office:value-type="float" office:value="109.824191341236" calcext:value-type="float" table:number-columns-spanned="1" table:number-rows-spanned="4">
            <text:p>109,82</text:p>
          </table:table-cell>
          <table:table-cell table:style-name="ce22" office:value-type="float" office:value="60" calcext:value-type="float" table:number-columns-spanned="1" table:number-rows-spanned="4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66:.P69])" office:value-type="float" office:value="8.07435973737268" calcext:value-type="float" table:number-columns-spanned="1" table:number-rows-spanned="4">
            <text:p>8,07</text:p>
          </table:table-cell>
          <table:table-cell table:style-name="ce24" table:formula="of:=[.Q23]*100/[.O23]" office:value-type="float" office:value="9.93632307427307" calcext:value-type="float">
            <text:p>9,94</text:p>
          </table:table-cell>
          <table:table-cell table:formula="of:=[.P23]*100/[.M23]" office:value-type="float" office:value="100" calcext:value-type="float">
            <text:p>100,00</text:p>
          </table:table-cell>
          <table:table-cell table:style-name="ce25" table:formula="of:=AVERAGE([.Q66:.Q69])" office:value-type="float" office:value="100.652604081016" calcext:value-type="float" table:number-columns-spanned="1" table:number-rows-spanned="4">
            <text:p>100,65</text:p>
          </table:table-cell>
          <table:table-cell table:style-name="ce29" office:value-type="float" office:value="60" calcext:value-type="float" table:number-columns-spanned="1" table:number-rows-spanned="4">
            <text:p>6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66:.V69])" office:value-type="float" office:value="10.6627754431726" calcext:value-type="float" table:number-columns-spanned="1" table:number-rows-spanned="4">
            <text:p>10,66</text:p>
          </table:table-cell>
          <table:table-cell table:style-name="ce31" table:formula="of:=[.W23]*100/[.U23]" office:value-type="float" office:value="9.06969154272518" calcext:value-type="float">
            <text:p>9,07</text:p>
          </table:table-cell>
          <table:table-cell table:formula="of:=[.V23]*100/[.S23]" office:value-type="float" office:value="100.000301613633" calcext:value-type="float">
            <text:p>100,00</text:p>
          </table:table-cell>
          <table:table-cell table:style-name="ce32" table:formula="of:=AVERAGE([.W66:.W69])" office:value-type="float" office:value="100.000075403408" calcext:value-type="float" table:number-columns-spanned="1" table:number-rows-spanned="4">
            <text:p>100,0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4]*100)/[.C24]" office:value-type="float" office:value="6.05387780451829" calcext:value-type="float">
            <text:p>6,05</text:p>
          </table:table-cell>
          <table:table-cell table:formula="of:=[.D24]*100/[.A24]" office:value-type="float" office:value="101.483525238379" calcext:value-type="float">
            <text:p>101,4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4]*100/[.I24]" office:value-type="float" office:value="4.24408771253079" calcext:value-type="float">
            <text:p>4,24</text:p>
          </table:table-cell>
          <table:table-cell table:formula="of:=[.J24]*100/[.G24]" office:value-type="float" office:value="145.574005656828" calcext:value-type="float">
            <text:p>145,57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4]*100/[.O24]" office:value-type="float" office:value="11.6783611348215" calcext:value-type="float">
            <text:p>11,68</text:p>
          </table:table-cell>
          <table:table-cell table:formula="of:=[.P24]*100/[.M24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4]*100/[.U24]" office:value-type="float" office:value="7.87591284929689" calcext:value-type="float">
            <text:p>7,88</text:p>
          </table:table-cell>
          <table:table-cell table:formula="of:=[.V24]*100/[.S24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5]*100)/[.C25]" office:value-type="float" office:value="7.3510622764109" calcext:value-type="float">
            <text:p>7,35</text:p>
          </table:table-cell>
          <table:table-cell table:formula="of:=[.D25]*100/[.A25]" office:value-type="float" office:value="100.026766815061" calcext:value-type="float">
            <text:p>100,0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5]*100/[.I25]" office:value-type="float" office:value="5.53088124202247" calcext:value-type="float">
            <text:p>5,53</text:p>
          </table:table-cell>
          <table:table-cell table:formula="of:=[.J25]*100/[.G25]" office:value-type="float" office:value="108.350170110581" calcext:value-type="float">
            <text:p>108,35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5]*100/[.O25]" office:value-type="float" office:value="9.14407522074252" calcext:value-type="float">
            <text:p>9,14</text:p>
          </table:table-cell>
          <table:table-cell table:formula="of:=[.P25]*100/[.M25]" office:value-type="float" office:value="102.610416324066" calcext:value-type="float">
            <text:p>102,61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5]*100/[.U25]" office:value-type="float" office:value="7.71044042390297" calcext:value-type="float">
            <text:p>7,71</text:p>
          </table:table-cell>
          <table:table-cell table:formula="of:=[.V25]*100/[.S25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26]*100)/[.C26]" office:value-type="float" office:value="2.18710499248617" calcext:value-type="float">
            <text:p>2,19</text:p>
          </table:table-cell>
          <table:table-cell table:formula="of:=[.D26]*100/[.A26]" office:value-type="float" office:value="101.717154196978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26]*100/[.I26]" office:value-type="float" office:value="5.84664742773308" calcext:value-type="float">
            <text:p>5,85</text:p>
          </table:table-cell>
          <table:table-cell table:formula="of:=[.J26]*100/[.G26]" office:value-type="float" office:value="101.049854006705" calcext:value-type="float">
            <text:p>101,05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26]*100/[.O26]" office:value-type="float" office:value="1.53867951965359" calcext:value-type="float">
            <text:p>1,54</text:p>
          </table:table-cell>
          <table:table-cell table:formula="of:=[.P26]*100/[.M26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26]*100/[.U26]" office:value-type="float" office:value="17.9950569567655" calcext:value-type="float">
            <text:p>18,00</text:p>
          </table:table-cell>
          <table:table-cell table:formula="of:=[.V26]*100/[.S2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table-cell table:style-name="ce8" office:value-type="float" office:value="70" calcext:value-type="float" table:number-columns-spanned="1" table:number-rows-spanned="4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0:.D73])" office:value-type="float" office:value="5.75251198318233" calcext:value-type="float" table:number-columns-spanned="1" table:number-rows-spanned="4">
            <text:p>5,75</text:p>
          </table:table-cell>
          <table:table-cell table:style-name="ce10" table:formula="of:=([.E27]*100)/[.C27]" office:value-type="float" office:value="4.62465748653168" calcext:value-type="float">
            <text:p>4,62</text:p>
          </table:table-cell>
          <table:table-cell table:formula="of:=[.D27]*100/[.A27]" office:value-type="float" office:value="102.808479882104" calcext:value-type="float">
            <text:p>102,81</text:p>
          </table:table-cell>
          <table:table-cell table:style-name="ce11" table:formula="of:=AVERAGE([.E70:.E73])" office:value-type="float" office:value="102.042337252858" calcext:value-type="float" table:number-columns-spanned="1" table:number-rows-spanned="4">
            <text:p>102,04</text:p>
          </table:table-cell>
          <table:table-cell table:style-name="ce15" office:value-type="float" office:value="70" calcext:value-type="float" table:number-columns-spanned="1" table:number-rows-spanned="4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0:.J73])" office:value-type="float" office:value="6.76912818857241" calcext:value-type="float" table:number-columns-spanned="1" table:number-rows-spanned="4">
            <text:p>6,77</text:p>
          </table:table-cell>
          <table:table-cell table:style-name="ce17" table:formula="of:=[.K27]*100/[.I27]" office:value-type="float" office:value="5.14084667781831" calcext:value-type="float">
            <text:p>5,14</text:p>
          </table:table-cell>
          <table:table-cell table:formula="of:=[.J27]*100/[.G27]" office:value-type="float" office:value="101.85421838183" calcext:value-type="float">
            <text:p>101,85</text:p>
          </table:table-cell>
          <table:table-cell table:style-name="ce18" table:formula="of:=AVERAGE([.K70:.K73])" office:value-type="float" office:value="101.524383788744" calcext:value-type="float" table:number-columns-spanned="1" table:number-rows-spanned="4">
            <text:p>101,52</text:p>
          </table:table-cell>
          <table:table-cell table:style-name="ce22" office:value-type="float" office:value="70" calcext:value-type="float" table:number-columns-spanned="1" table:number-rows-spanned="4">
            <text:p>7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0:.P73])" office:value-type="float" office:value="10.2776962039768" calcext:value-type="float" table:number-columns-spanned="1" table:number-rows-spanned="4">
            <text:p>10,28</text:p>
          </table:table-cell>
          <table:table-cell table:style-name="ce24" table:formula="of:=[.Q27]*100/[.O27]" office:value-type="float" office:value="12.0259568851738" calcext:value-type="float">
            <text:p>12,03</text:p>
          </table:table-cell>
          <table:table-cell table:formula="of:=[.P27]*100/[.M27]" office:value-type="float" office:value="100" calcext:value-type="float">
            <text:p>100,00</text:p>
          </table:table-cell>
          <table:table-cell table:style-name="ce25" table:formula="of:=AVERAGE([.Q70:.Q73])" office:value-type="float" office:value="100.145474140101" calcext:value-type="float" table:number-columns-spanned="1" table:number-rows-spanned="4">
            <text:p>100,15</text:p>
          </table:table-cell>
          <table:table-cell table:style-name="ce29" office:value-type="float" office:value="70" calcext:value-type="float" table:number-columns-spanned="1" table:number-rows-spanned="4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0:.V73])" office:value-type="float" office:value="9.18694793779639" calcext:value-type="float" table:number-columns-spanned="1" table:number-rows-spanned="4">
            <text:p>9,19</text:p>
          </table:table-cell>
          <table:table-cell table:style-name="ce31" table:formula="of:=[.W27]*100/[.U27]" office:value-type="float" office:value="9.54788264284715" calcext:value-type="float">
            <text:p>9,55</text:p>
          </table:table-cell>
          <table:table-cell table:formula="of:=[.V27]*100/[.S27]" office:value-type="float" office:value="100.961405701579" calcext:value-type="float">
            <text:p>100,96</text:p>
          </table:table-cell>
          <table:table-cell table:style-name="ce32" table:formula="of:=AVERAGE([.W70:.W73])" office:value-type="float" office:value="126.772125732796" calcext:value-type="float" table:number-columns-spanned="1" table:number-rows-spanned="4">
            <text:p>126,7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28]*100)/[.C28]" office:value-type="float" office:value="10.4638059330764" calcext:value-type="float">
            <text:p>10,46</text:p>
          </table:table-cell>
          <table:table-cell table:formula="of:=[.D28]*100/[.A28]" office:value-type="float" office:value="101.184863881005" calcext:value-type="float">
            <text:p>101,18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28]*100/[.I28]" office:value-type="float" office:value="11.3365990202939" calcext:value-type="float">
            <text:p>11,34</text:p>
          </table:table-cell>
          <table:table-cell table:formula="of:=[.J28]*100/[.G28]" office:value-type="float" office:value="102.148405808859" calcext:value-type="float">
            <text:p>102,15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28]*100/[.O28]" office:value-type="float" office:value="10.5661627004065" calcext:value-type="float">
            <text:p>10,57</text:p>
          </table:table-cell>
          <table:table-cell table:formula="of:=[.P28]*100/[.M28]" office:value-type="float" office:value="100.468547055145" calcext:value-type="float">
            <text:p>100,47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28]*100/[.U28]" office:value-type="float" office:value="9.97259520257329" calcext:value-type="float">
            <text:p>9,97</text:p>
          </table:table-cell>
          <table:table-cell table:formula="of:=[.V28]*100/[.S28]" office:value-type="float" office:value="101.988205021656" calcext:value-type="float">
            <text:p>101,99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29]*100)/[.C29]" office:value-type="float" office:value="6.26824296779453" calcext:value-type="float">
            <text:p>6,27</text:p>
          </table:table-cell>
          <table:table-cell table:formula="of:=[.D29]*100/[.A29]" office:value-type="float" office:value="101.046987731185" calcext:value-type="float">
            <text:p>101,05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29]*100/[.I29]" office:value-type="float" office:value="1.58464111467788" calcext:value-type="float">
            <text:p>1,58</text:p>
          </table:table-cell>
          <table:table-cell table:formula="of:=[.J29]*100/[.G29]" office:value-type="float" office:value="101.866497705064" calcext:value-type="float">
            <text:p>101,87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29]*100/[.O29]" office:value-type="float" office:value="5.00428233936824" calcext:value-type="float">
            <text:p>5,00</text:p>
          </table:table-cell>
          <table:table-cell table:formula="of:=[.P29]*100/[.M29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29]*100/[.U29]" office:value-type="float" office:value="4.87285815760142" calcext:value-type="float">
            <text:p>4,87</text:p>
          </table:table-cell>
          <table:table-cell table:formula="of:=[.V29]*100/[.S29]" office:value-type="float" office:value="123.109149044401" calcext:value-type="float">
            <text:p>123,1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0]*100)/[.C30]" office:value-type="float" office:value="1.65334154532671" calcext:value-type="float">
            <text:p>1,65</text:p>
          </table:table-cell>
          <table:table-cell table:formula="of:=[.D30]*100/[.A30]" office:value-type="float" office:value="103.129017517136" calcext:value-type="float">
            <text:p>103,1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0]*100/[.I30]" office:value-type="float" office:value="9.01442594149952" calcext:value-type="float">
            <text:p>9,01</text:p>
          </table:table-cell>
          <table:table-cell table:formula="of:=[.J30]*100/[.G30]" office:value-type="float" office:value="100.228413259221" calcext:value-type="float">
            <text:p>100,23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0]*100/[.O30]" office:value-type="float" office:value="13.5143828909587" calcext:value-type="float">
            <text:p>13,51</text:p>
          </table:table-cell>
          <table:table-cell table:formula="of:=[.P30]*100/[.M30]" office:value-type="float" office:value="100.11334950526" calcext:value-type="float">
            <text:p>100,1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0]*100/[.U30]" office:value-type="float" office:value="12.3544557481637" calcext:value-type="float">
            <text:p>12,35</text:p>
          </table:table-cell>
          <table:table-cell table:formula="of:=[.V30]*100/[.S30]" office:value-type="float" office:value="181.029743163547" calcext:value-type="float">
            <text:p>181,03</text:p>
          </table:table-cell>
          <table:covered-table-cell table:style-name="ce32"/>
        </table:table-row>
        <table:table-row table:style-name="ro4">
          <table:table-cell table:style-name="ce8" office:value-type="float" office:value="80" calcext:value-type="float" table:number-columns-spanned="1" table:number-rows-spanned="4">
            <text:p>8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4:.D77])" office:value-type="float" office:value="7.40253744825415" calcext:value-type="float" table:number-columns-spanned="1" table:number-rows-spanned="4">
            <text:p>7,40</text:p>
          </table:table-cell>
          <table:table-cell table:style-name="ce10" table:formula="of:=([.E31]*100)/[.C31]" office:value-type="float" office:value="5.10778871543088" calcext:value-type="float">
            <text:p>5,11</text:p>
          </table:table-cell>
          <table:table-cell table:formula="of:=[.D31]*100/[.A31]" office:value-type="float" office:value="102.880098801751" calcext:value-type="float">
            <text:p>102,88</text:p>
          </table:table-cell>
          <table:table-cell table:style-name="ce11" table:formula="of:=AVERAGE([.E74:.E77])" office:value-type="float" office:value="103.494576773415" calcext:value-type="float" table:number-columns-spanned="1" table:number-rows-spanned="4">
            <text:p>103,49</text:p>
          </table:table-cell>
          <table:table-cell table:style-name="ce15" office:value-type="float" office:value="80" calcext:value-type="float" table:number-columns-spanned="1" table:number-rows-spanned="4">
            <text:p>8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4:.J77])" office:value-type="float" office:value="5.0752533379912" calcext:value-type="float" table:number-columns-spanned="1" table:number-rows-spanned="4">
            <text:p>5,08</text:p>
          </table:table-cell>
          <table:table-cell table:style-name="ce17" table:formula="of:=[.K31]*100/[.I31]" office:value-type="float" office:value="3.99757447622629" calcext:value-type="float">
            <text:p>4,00</text:p>
          </table:table-cell>
          <table:table-cell table:formula="of:=[.J31]*100/[.G31]" office:value-type="float" office:value="103.632723212254" calcext:value-type="float">
            <text:p>103,63</text:p>
          </table:table-cell>
          <table:table-cell table:style-name="ce18" table:formula="of:=AVERAGE([.K74:.K77])" office:value-type="float" office:value="102.55041254615" calcext:value-type="float" table:number-columns-spanned="1" table:number-rows-spanned="4">
            <text:p>102,55</text:p>
          </table:table-cell>
          <table:table-cell table:style-name="ce22" office:value-type="float" office:value="80" calcext:value-type="float" table:number-columns-spanned="1" table:number-rows-spanned="4">
            <text:p>8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4:.P77])" office:value-type="float" office:value="9.43571554317804" calcext:value-type="float" table:number-columns-spanned="1" table:number-rows-spanned="4">
            <text:p>9,44</text:p>
          </table:table-cell>
          <table:table-cell table:style-name="ce24" table:formula="of:=[.Q31]*100/[.O31]" office:value-type="float" office:value="18.8560773091898" calcext:value-type="float">
            <text:p>18,86</text:p>
          </table:table-cell>
          <table:table-cell table:formula="of:=[.P31]*100/[.M31]" office:value-type="float" office:value="100.722924539838" calcext:value-type="float">
            <text:p>100,72</text:p>
          </table:table-cell>
          <table:table-cell table:style-name="ce25" table:formula="of:=AVERAGE([.Q74:.Q77])" office:value-type="float" office:value="101.482689964167" calcext:value-type="float" table:number-columns-spanned="1" table:number-rows-spanned="4">
            <text:p>101,48</text:p>
          </table:table-cell>
          <table:table-cell table:style-name="ce29" office:value-type="float" office:value="80" calcext:value-type="float" table:number-columns-spanned="1" table:number-rows-spanned="4">
            <text:p>8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4:.V77])" office:value-type="float" office:value="6.80839373351199" calcext:value-type="float" table:number-columns-spanned="1" table:number-rows-spanned="4">
            <text:p>6,81</text:p>
          </table:table-cell>
          <table:table-cell table:style-name="ce31" table:formula="of:=[.W31]*100/[.U31]" office:value-type="float" office:value="9.75894245723173" calcext:value-type="float">
            <text:p>9,76</text:p>
          </table:table-cell>
          <table:table-cell table:formula="of:=[.V31]*100/[.S31]" office:value-type="float" office:value="103.714153873652" calcext:value-type="float">
            <text:p>103,71</text:p>
          </table:table-cell>
          <table:table-cell table:style-name="ce32" table:formula="of:=AVERAGE([.W74:.W77])" office:value-type="float" office:value="101.1675281146" calcext:value-type="float" table:number-columns-spanned="1" table:number-rows-spanned="4">
            <text:p>101,17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2]*100)/[.C32]" office:value-type="float" office:value="7.84643874983289" calcext:value-type="float">
            <text:p>7,85</text:p>
          </table:table-cell>
          <table:table-cell table:formula="of:=[.D32]*100/[.A32]" office:value-type="float" office:value="103.530914650106" calcext:value-type="float">
            <text:p>103,53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2]*100/[.I32]" office:value-type="float" office:value="3.71514873929606" calcext:value-type="float">
            <text:p>3,72</text:p>
          </table:table-cell>
          <table:table-cell table:formula="of:=[.J32]*100/[.G32]" office:value-type="float" office:value="101.692164973073" calcext:value-type="float">
            <text:p>101,69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2]*100/[.O32]" office:value-type="float" office:value="2.3891881579806" calcext:value-type="float">
            <text:p>2,39</text:p>
          </table:table-cell>
          <table:table-cell table:formula="of:=[.P32]*100/[.M32]" office:value-type="float" office:value="100.31886570491" calcext:value-type="float">
            <text:p>100,32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2]*100/[.U32]" office:value-type="float" office:value="6.44768322141446" calcext:value-type="float">
            <text:p>6,45</text:p>
          </table:table-cell>
          <table:table-cell table:formula="of:=[.V32]*100/[.S32]" office:value-type="float" office:value="100.31379664193" calcext:value-type="float">
            <text:p>100,31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3]*100)/[.C33]" office:value-type="float" office:value="10.1201773380231" calcext:value-type="float">
            <text:p>10,12</text:p>
          </table:table-cell>
          <table:table-cell table:formula="of:=[.D33]*100/[.A33]" office:value-type="float" office:value="104.63460474126" calcext:value-type="float">
            <text:p>104,63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3]*100/[.I33]" office:value-type="float" office:value="4.55046215867751" calcext:value-type="float">
            <text:p>4,55</text:p>
          </table:table-cell>
          <table:table-cell table:formula="of:=[.J33]*100/[.G33]" office:value-type="float" office:value="102.518000812678" calcext:value-type="float">
            <text:p>102,52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3]*100/[.O33]" office:value-type="float" office:value="10.6608095569473" calcext:value-type="float">
            <text:p>10,66</text:p>
          </table:table-cell>
          <table:table-cell table:formula="of:=[.P33]*100/[.M33]" office:value-type="float" office:value="100.681310206909" calcext:value-type="float">
            <text:p>100,68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3]*100/[.U33]" office:value-type="float" office:value="8.12592756323218" calcext:value-type="float">
            <text:p>8,13</text:p>
          </table:table-cell>
          <table:table-cell table:formula="of:=[.V33]*100/[.S33]" office:value-type="float" office:value="100.371188077825" calcext:value-type="float">
            <text:p>100,37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4]*100)/[.C34]" office:value-type="float" office:value="6.53574498972978" calcext:value-type="float">
            <text:p>6,54</text:p>
          </table:table-cell>
          <table:table-cell table:formula="of:=[.D34]*100/[.A34]" office:value-type="float" office:value="102.932688900543" calcext:value-type="float">
            <text:p>102,93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4]*100/[.I34]" office:value-type="float" office:value="8.03782797776494" calcext:value-type="float">
            <text:p>8,04</text:p>
          </table:table-cell>
          <table:table-cell table:formula="of:=[.J34]*100/[.G34]" office:value-type="float" office:value="102.358761186595" calcext:value-type="float">
            <text:p>102,36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4]*100/[.O34]" office:value-type="float" office:value="5.83678714859437" calcext:value-type="float">
            <text:p>5,84</text:p>
          </table:table-cell>
          <table:table-cell table:formula="of:=[.P34]*100/[.M34]" office:value-type="float" office:value="104.207659405011" calcext:value-type="float">
            <text:p>104,21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4]*100/[.U34]" office:value-type="float" office:value="2.9010216921696" calcext:value-type="float">
            <text:p>2,90</text:p>
          </table:table-cell>
          <table:table-cell table:formula="of:=[.V34]*100/[.S34]" office:value-type="float" office:value="100.270973864992" calcext:value-type="float">
            <text:p>100,27</text:p>
          </table:table-cell>
          <table:covered-table-cell table:style-name="ce32"/>
        </table:table-row>
        <table:table-row table:style-name="ro4">
          <table:table-cell table:style-name="ce8" office:value-type="float" office:value="90" calcext:value-type="float" table:number-columns-spanned="1" table:number-rows-spanned="4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78:.D81])" office:value-type="float" office:value="4.20542977464014" calcext:value-type="float" table:number-columns-spanned="1" table:number-rows-spanned="4">
            <text:p>4,21</text:p>
          </table:table-cell>
          <table:table-cell table:style-name="ce10" table:formula="of:=([.E35]*100)/[.C35]" office:value-type="float" office:value="2.88656108398105" calcext:value-type="float">
            <text:p>2,89</text:p>
          </table:table-cell>
          <table:table-cell table:formula="of:=[.D35]*100/[.A35]" office:value-type="float" office:value="105.778400918244" calcext:value-type="float">
            <text:p>105,78</text:p>
          </table:table-cell>
          <table:table-cell table:style-name="ce11" table:formula="of:=AVERAGE([.E78:.E81])" office:value-type="float" office:value="104.698541126215" calcext:value-type="float" table:number-columns-spanned="1" table:number-rows-spanned="4">
            <text:p>104,70</text:p>
          </table:table-cell>
          <table:table-cell table:style-name="ce15" office:value-type="float" office:value="90" calcext:value-type="float" table:number-columns-spanned="1" table:number-rows-spanned="4">
            <text:p>9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78:.J81])" office:value-type="float" office:value="4.59616801121062" calcext:value-type="float" table:number-columns-spanned="1" table:number-rows-spanned="4">
            <text:p>4,60</text:p>
          </table:table-cell>
          <table:table-cell table:style-name="ce17" table:formula="of:=[.K35]*100/[.I35]" office:value-type="float" office:value="5.82578387852822" calcext:value-type="float">
            <text:p>5,83</text:p>
          </table:table-cell>
          <table:table-cell table:formula="of:=[.J35]*100/[.G35]" office:value-type="float" office:value="102.464580334505" calcext:value-type="float">
            <text:p>102,46</text:p>
          </table:table-cell>
          <table:table-cell table:style-name="ce18" table:formula="of:=AVERAGE([.K78:.K81])" office:value-type="float" office:value="101.996352137151" calcext:value-type="float" table:number-columns-spanned="1" table:number-rows-spanned="4">
            <text:p>102,00</text:p>
          </table:table-cell>
          <table:table-cell table:style-name="ce22" office:value-type="float" office:value="90" calcext:value-type="float" table:number-columns-spanned="1" table:number-rows-spanned="4">
            <text:p>9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78:.P81])" office:value-type="float" office:value="12.4962960895046" calcext:value-type="float" table:number-columns-spanned="1" table:number-rows-spanned="4">
            <text:p>12,50</text:p>
          </table:table-cell>
          <table:table-cell table:style-name="ce24" table:formula="of:=[.Q35]*100/[.O35]" office:value-type="float" office:value="13.8181682419063" calcext:value-type="float">
            <text:p>13,82</text:p>
          </table:table-cell>
          <table:table-cell table:formula="of:=[.P35]*100/[.M35]" office:value-type="float" office:value="100.180941698048" calcext:value-type="float">
            <text:p>100,18</text:p>
          </table:table-cell>
          <table:table-cell table:style-name="ce25" table:formula="of:=AVERAGE([.Q78:.Q81])" office:value-type="float" office:value="100.645208510277" calcext:value-type="float" table:number-columns-spanned="1" table:number-rows-spanned="4">
            <text:p>100,65</text:p>
          </table:table-cell>
          <table:table-cell table:style-name="ce29" office:value-type="float" office:value="90" calcext:value-type="float" table:number-columns-spanned="1" table:number-rows-spanned="4">
            <text:p>9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78:.V81])" office:value-type="float" office:value="5.09543876322265" calcext:value-type="float" table:number-columns-spanned="1" table:number-rows-spanned="4">
            <text:p>5,10</text:p>
          </table:table-cell>
          <table:table-cell table:style-name="ce31" table:formula="of:=[.W35]*100/[.U35]" office:value-type="float" office:value="9.47681808236286" calcext:value-type="float">
            <text:p>9,48</text:p>
          </table:table-cell>
          <table:table-cell table:formula="of:=[.V35]*100/[.S35]" office:value-type="float" office:value="101.863183928206" calcext:value-type="float">
            <text:p>101,86</text:p>
          </table:table-cell>
          <table:table-cell table:style-name="ce32" table:formula="of:=AVERAGE([.W78:.W81])" office:value-type="float" office:value="101.196708183808" calcext:value-type="float" table:number-columns-spanned="1" table:number-rows-spanned="4">
            <text:p>101,2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36]*100)/[.C36]" office:value-type="float" office:value="3.274703668685" calcext:value-type="float">
            <text:p>3,27</text:p>
          </table:table-cell>
          <table:table-cell table:formula="of:=[.D36]*100/[.A36]" office:value-type="float" office:value="103.665913700099" calcext:value-type="float">
            <text:p>103,67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36]*100/[.I36]" office:value-type="float" office:value="6.35278874887677" calcext:value-type="float">
            <text:p>6,35</text:p>
          </table:table-cell>
          <table:table-cell table:formula="of:=[.J36]*100/[.G36]" office:value-type="float" office:value="102.582122009843" calcext:value-type="float">
            <text:p>102,58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36]*100/[.O36]" office:value-type="float" office:value="4.93282897115679" calcext:value-type="float">
            <text:p>4,93</text:p>
          </table:table-cell>
          <table:table-cell table:formula="of:=[.P36]*100/[.M36]" office:value-type="float" office:value="99.9580125085124" calcext:value-type="float">
            <text:p>99,96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36]*100/[.U36]" office:value-type="float" office:value="5.22961794409693" calcext:value-type="float">
            <text:p>5,23</text:p>
          </table:table-cell>
          <table:table-cell table:formula="of:=[.V36]*100/[.S36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37]*100)/[.C37]" office:value-type="float" office:value="4.66092506502497" calcext:value-type="float">
            <text:p>4,66</text:p>
          </table:table-cell>
          <table:table-cell table:formula="of:=[.D37]*100/[.A37]" office:value-type="float" office:value="103.859451880017" calcext:value-type="float">
            <text:p>103,8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37]*100/[.I37]" office:value-type="float" office:value="4.61167117150024" calcext:value-type="float">
            <text:p>4,61</text:p>
          </table:table-cell>
          <table:table-cell table:formula="of:=[.J37]*100/[.G37]" office:value-type="float" office:value="101.640466128493" calcext:value-type="float">
            <text:p>101,64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37]*100/[.O37]" office:value-type="float" office:value="15.3167498041163" calcext:value-type="float">
            <text:p>15,32</text:p>
          </table:table-cell>
          <table:table-cell table:formula="of:=[.P37]*100/[.M37]" office:value-type="float" office:value="102.441879834549" calcext:value-type="float">
            <text:p>102,44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37]*100/[.U37]" office:value-type="float" office:value="5.67195141077005" calcext:value-type="float">
            <text:p>5,67</text:p>
          </table:table-cell>
          <table:table-cell table:formula="of:=[.V37]*100/[.S37]" office:value-type="float" office:value="102.225733058819" calcext:value-type="float">
            <text:p>102,23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38]*100)/[.C38]" office:value-type="float" office:value="5.99952928086954" calcext:value-type="float">
            <text:p>6,00</text:p>
          </table:table-cell>
          <table:table-cell table:formula="of:=[.D38]*100/[.A38]" office:value-type="float" office:value="105.490398006499" calcext:value-type="float">
            <text:p>105,4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38]*100/[.I38]" office:value-type="float" office:value="1.59442824593727" calcext:value-type="float">
            <text:p>1,59</text:p>
          </table:table-cell>
          <table:table-cell table:formula="of:=[.J38]*100/[.G38]" office:value-type="float" office:value="101.298240075764" calcext:value-type="float">
            <text:p>101,30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38]*100/[.O38]" office:value-type="float" office:value="15.917437340839" calcext:value-type="float">
            <text:p>15,92</text:p>
          </table:table-cell>
          <table:table-cell table:formula="of:=[.P38]*100/[.M38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38]*100/[.U38]" office:value-type="float" office:value="0.00336761566075681" calcext:value-type="float">
            <text:p>0,00</text:p>
          </table:table-cell>
          <table:table-cell table:formula="of:=[.V38]*100/[.S38]" office:value-type="float" office:value="100.697915748208" calcext:value-type="float">
            <text:p>100,70</text:p>
          </table:table-cell>
          <table:covered-table-cell table:style-name="ce32"/>
        </table:table-row>
        <table:table-row table:style-name="ro4">
          <table:table-cell table:style-name="ce8" office:value-type="float" office:value="100" calcext:value-type="float" table:number-columns-spanned="1" table:number-rows-spanned="4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11" table:formula="of:=AVERAGE([.D82:.D85])" office:value-type="float" office:value="5.92297630054388" calcext:value-type="float" table:number-columns-spanned="1" table:number-rows-spanned="4">
            <text:p>5,92</text:p>
          </table:table-cell>
          <table:table-cell table:style-name="ce10" table:formula="of:=([.E39]*100)/[.C39]" office:value-type="float" office:value="6.53894456478679" calcext:value-type="float">
            <text:p>6,54</text:p>
          </table:table-cell>
          <table:table-cell table:formula="of:=[.D39]*100/[.A39]" office:value-type="float" office:value="103.300665163682" calcext:value-type="float">
            <text:p>103,30</text:p>
          </table:table-cell>
          <table:table-cell table:style-name="ce11" table:formula="of:=AVERAGE([.E82:.E85])" office:value-type="float" office:value="105.468633287823" calcext:value-type="float" table:number-columns-spanned="1" table:number-rows-spanned="4">
            <text:p>105,47</text:p>
          </table:table-cell>
          <table:table-cell table:style-name="ce15" office:value-type="float" office:value="100" calcext:value-type="float" table:number-columns-spanned="1" table:number-rows-spanned="4">
            <text:p>100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AVERAGE([.J82:.J85])" office:value-type="float" office:value="5.54983911953947" calcext:value-type="float" table:number-columns-spanned="1" table:number-rows-spanned="4">
            <text:p>5,55</text:p>
          </table:table-cell>
          <table:table-cell table:style-name="ce17" table:formula="of:=[.K39]*100/[.I39]" office:value-type="float" office:value="4.59238274208795" calcext:value-type="float">
            <text:p>4,59</text:p>
          </table:table-cell>
          <table:table-cell table:formula="of:=[.J39]*100/[.G39]" office:value-type="float" office:value="103.360354763911" calcext:value-type="float">
            <text:p>103,36</text:p>
          </table:table-cell>
          <table:table-cell table:style-name="ce18" table:formula="of:=AVERAGE([.K82:.K85])" office:value-type="float" office:value="102.506243614019" calcext:value-type="float" table:number-columns-spanned="1" table:number-rows-spanned="4">
            <text:p>102,51</text:p>
          </table:table-cell>
          <table:table-cell table:style-name="ce22" office:value-type="float" office:value="100" calcext:value-type="float" table:number-columns-spanned="1" table:number-rows-spanned="4">
            <text:p>100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AVERAGE([.P82:.P85])" office:value-type="float" office:value="8.29054559670275" calcext:value-type="float" table:number-columns-spanned="1" table:number-rows-spanned="4">
            <text:p>8,29</text:p>
          </table:table-cell>
          <table:table-cell table:style-name="ce24" table:formula="of:=[.Q39]*100/[.O39]" office:value-type="float" office:value="9.63132675560155" calcext:value-type="float">
            <text:p>9,63</text:p>
          </table:table-cell>
          <table:table-cell table:formula="of:=[.P39]*100/[.M39]" office:value-type="float" office:value="100.667420441947" calcext:value-type="float">
            <text:p>100,67</text:p>
          </table:table-cell>
          <table:table-cell table:style-name="ce25" table:formula="of:=AVERAGE([.Q82:.Q85])" office:value-type="float" office:value="101.153661677288" calcext:value-type="float" table:number-columns-spanned="1" table:number-rows-spanned="4">
            <text:p>101,15</text:p>
          </table:table-cell>
          <table:table-cell table:style-name="ce29" office:value-type="float" office:value="100" calcext:value-type="float" table:number-columns-spanned="1" table:number-rows-spanned="4">
            <text:p>100</text:p>
          </table:table-cell>
          <table:table-cell table:style-name="ce27" office:value-type="float" office:value="1" calcext:value-type="float">
            <text:p>1</text:p>
          </table:table-cell>
          <table:table-cell table:style-name="ce32" table:formula="of:=AVERAGE([.V82:.V85])" office:value-type="float" office:value="5.59669106535025" calcext:value-type="float" table:number-columns-spanned="1" table:number-rows-spanned="4">
            <text:p>5,60</text:p>
          </table:table-cell>
          <table:table-cell table:style-name="ce31" table:formula="of:=[.W39]*100/[.U39]" office:value-type="float" office:value="2.50330101620234" calcext:value-type="float">
            <text:p>2,50</text:p>
          </table:table-cell>
          <table:table-cell table:formula="of:=[.V39]*100/[.S39]" office:value-type="float" office:value="101.384821956881" calcext:value-type="float">
            <text:p>101,38</text:p>
          </table:table-cell>
          <table:table-cell table:style-name="ce32" table:formula="of:=AVERAGE([.W82:.W85])" office:value-type="float" office:value="100.798585525222" calcext:value-type="float" table:number-columns-spanned="1" table:number-rows-spanned="4">
            <text:p>100,80</text:p>
          </table:table-cell>
        </table:table-row>
        <table:table-row table:style-name="ro4">
          <table:covered-table-cell table:style-name="ce8"/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style-name="ce10" table:formula="of:=([.E40]*100)/[.C40]" office:value-type="float" office:value="8.77243119473885" calcext:value-type="float">
            <text:p>8,77</text:p>
          </table:table-cell>
          <table:table-cell table:formula="of:=[.D40]*100/[.A40]" office:value-type="float" office:value="101.723488013306" calcext:value-type="float">
            <text:p>101,72</text:p>
          </table:table-cell>
          <table:covered-table-cell table:style-name="ce11"/>
          <table:covered-table-cell table:style-name="ce15"/>
          <table:table-cell table:style-name="ce12" office:value-type="float" office:value="2" calcext:value-type="float">
            <text:p>2</text:p>
          </table:table-cell>
          <table:covered-table-cell table:style-name="ce18"/>
          <table:table-cell table:style-name="ce17" table:formula="of:=[.K40]*100/[.I40]" office:value-type="float" office:value="5.99182308121167" calcext:value-type="float">
            <text:p>5,99</text:p>
          </table:table-cell>
          <table:table-cell table:formula="of:=[.J40]*100/[.G40]" office:value-type="float" office:value="102.239388170048" calcext:value-type="float">
            <text:p>102,24</text:p>
          </table:table-cell>
          <table:covered-table-cell table:style-name="ce18"/>
          <table:covered-table-cell table:style-name="ce22"/>
          <table:table-cell table:style-name="ce21" office:value-type="float" office:value="2" calcext:value-type="float">
            <text:p>2</text:p>
          </table:table-cell>
          <table:covered-table-cell table:style-name="ce25"/>
          <table:table-cell table:style-name="ce24" table:formula="of:=[.Q40]*100/[.O40]" office:value-type="float" office:value="2.39696234407104" calcext:value-type="float">
            <text:p>2,40</text:p>
          </table:table-cell>
          <table:table-cell table:formula="of:=[.P40]*100/[.M40]" office:value-type="float" office:value="101.752908163529" calcext:value-type="float">
            <text:p>101,75</text:p>
          </table:table-cell>
          <table:covered-table-cell table:style-name="ce25"/>
          <table:covered-table-cell table:style-name="ce29"/>
          <table:table-cell table:style-name="ce27" office:value-type="float" office:value="2" calcext:value-type="float">
            <text:p>2</text:p>
          </table:table-cell>
          <table:covered-table-cell table:style-name="ce32"/>
          <table:table-cell table:style-name="ce31" table:formula="of:=[.W40]*100/[.U40]" office:value-type="float" office:value="9.23200040434331" calcext:value-type="float">
            <text:p>9,23</text:p>
          </table:table-cell>
          <table:table-cell table:formula="of:=[.V40]*100/[.S40]" office:value-type="float" office:value="100" calcext:value-type="float">
            <text:p>100,00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style-name="ce10" table:formula="of:=([.E41]*100)/[.C41]" office:value-type="float" office:value="6.14451381837474" calcext:value-type="float">
            <text:p>6,14</text:p>
          </table:table-cell>
          <table:table-cell table:formula="of:=[.D41]*100/[.A41]" office:value-type="float" office:value="104.663165277354" calcext:value-type="float">
            <text:p>104,66</text:p>
          </table:table-cell>
          <table:covered-table-cell table:style-name="ce11"/>
          <table:covered-table-cell table:style-name="ce15"/>
          <table:table-cell table:style-name="ce12" office:value-type="float" office:value="3" calcext:value-type="float">
            <text:p>3</text:p>
          </table:table-cell>
          <table:covered-table-cell table:style-name="ce18"/>
          <table:table-cell table:style-name="ce17" table:formula="of:=[.K41]*100/[.I41]" office:value-type="float" office:value="6.10255822985233" calcext:value-type="float">
            <text:p>6,10</text:p>
          </table:table-cell>
          <table:table-cell table:formula="of:=[.J41]*100/[.G41]" office:value-type="float" office:value="102.910753800105" calcext:value-type="float">
            <text:p>102,91</text:p>
          </table:table-cell>
          <table:covered-table-cell table:style-name="ce18"/>
          <table:covered-table-cell table:style-name="ce22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4" table:formula="of:=[.Q41]*100/[.O41]" office:value-type="float" office:value="10.1658711384219" calcext:value-type="float">
            <text:p>10,17</text:p>
          </table:table-cell>
          <table:table-cell table:formula="of:=[.P41]*100/[.M41]" office:value-type="float" office:value="100" calcext:value-type="float">
            <text:p>100,00</text:p>
          </table:table-cell>
          <table:covered-table-cell table:style-name="ce25"/>
          <table:covered-table-cell table:style-name="ce29"/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style-name="ce31" table:formula="of:=[.W41]*100/[.U41]" office:value-type="float" office:value="8.17715024923068" calcext:value-type="float">
            <text:p>8,18</text:p>
          </table:table-cell>
          <table:table-cell table:formula="of:=[.V41]*100/[.S41]" office:value-type="float" office:value="100.964859688769" calcext:value-type="float">
            <text:p>100,96</text:p>
          </table:table-cell>
          <table:covered-table-cell table:style-name="ce32"/>
        </table:table-row>
        <table:table-row table:style-name="ro4">
          <table:covered-table-cell table:style-name="ce8"/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style-name="ce10" table:formula="of:=([.E42]*100)/[.C42]" office:value-type="float" office:value="2.23601562427516" calcext:value-type="float">
            <text:p>2,24</text:p>
          </table:table-cell>
          <table:table-cell table:formula="of:=[.D42]*100/[.A42]" office:value-type="float" office:value="112.18721469695" calcext:value-type="float">
            <text:p>112,19</text:p>
          </table:table-cell>
          <table:covered-table-cell table:style-name="ce11"/>
          <table:covered-table-cell table:style-name="ce15"/>
          <table:table-cell table:style-name="ce12" office:value-type="float" office:value="4" calcext:value-type="float">
            <text:p>4</text:p>
          </table:table-cell>
          <table:covered-table-cell table:style-name="ce18"/>
          <table:table-cell table:style-name="ce17" table:formula="of:=[.K42]*100/[.I42]" office:value-type="float" office:value="5.51259242500591" calcext:value-type="float">
            <text:p>5,51</text:p>
          </table:table-cell>
          <table:table-cell table:formula="of:=[.J42]*100/[.G42]" office:value-type="float" office:value="101.514477722013" calcext:value-type="float">
            <text:p>101,51</text:p>
          </table:table-cell>
          <table:covered-table-cell table:style-name="ce18"/>
          <table:covered-table-cell table:style-name="ce22"/>
          <table:table-cell table:style-name="ce21" office:value-type="float" office:value="4" calcext:value-type="float">
            <text:p>4</text:p>
          </table:table-cell>
          <table:covered-table-cell table:style-name="ce25"/>
          <table:table-cell table:style-name="ce24" table:formula="of:=[.Q42]*100/[.O42]" office:value-type="float" office:value="10.9680221487165" calcext:value-type="float">
            <text:p>10,97</text:p>
          </table:table-cell>
          <table:table-cell table:formula="of:=[.P42]*100/[.M42]" office:value-type="float" office:value="102.194318103677" calcext:value-type="float">
            <text:p>102,19</text:p>
          </table:table-cell>
          <table:covered-table-cell table:style-name="ce25"/>
          <table:covered-table-cell table:style-name="ce29"/>
          <table:table-cell table:style-name="ce27" office:value-type="float" office:value="4" calcext:value-type="float">
            <text:p>4</text:p>
          </table:table-cell>
          <table:covered-table-cell table:style-name="ce32"/>
          <table:table-cell table:style-name="ce31" table:formula="of:=[.W42]*100/[.U42]" office:value-type="float" office:value="2.47431259162466" calcext:value-type="float">
            <text:p>2,47</text:p>
          </table:table-cell>
          <table:table-cell table:formula="of:=[.V42]*100/[.S42]" office:value-type="float" office:value="100.844660455236" calcext:value-type="float">
            <text:p>100,84</text:p>
          </table:table-cell>
          <table:covered-table-cell table:style-name="ce32"/>
        </table:table-row>
        <table:table-row table:style-name="ro6">
          <table:table-cell table:style-name="ce5"/>
          <table:table-cell table:number-columns-repeated="2"/>
          <table:table-cell table:number-columns-repeated="2" table:style-name="ce9" office:value-type="string" calcext:value-type="string">
            <text:p>Guadagno medio</text:p>
          </table:table-cell>
          <table:table-cell/>
          <table:table-cell table:style-name="ce14"/>
          <table:table-cell table:number-columns-repeated="2"/>
          <table:table-cell table:number-columns-repeated="2" table:style-name="ce16" office:value-type="string" calcext:value-type="string">
            <text:p>Guadagno medio</text:p>
          </table:table-cell>
          <table:table-cell/>
          <table:table-cell table:style-name="ce20"/>
          <table:table-cell table:number-columns-repeated="2"/>
          <table:table-cell table:number-columns-repeated="2" table:style-name="ce23" office:value-type="string" calcext:value-type="string">
            <text:p>Guadagno medio</text:p>
          </table:table-cell>
          <table:table-cell/>
          <table:table-cell table:style-name="ce26"/>
          <table:table-cell table:number-columns-repeated="2"/>
          <table:table-cell table:number-columns-repeated="2" table:style-name="ce30" office:value-type="string" calcext:value-type="string">
            <text:p>Guadagno medio</text:p>
          </table:table-cell>
          <table:table-cell/>
        </table:table-row>
        <table:table-row table:style-name="ro1">
          <table:table-cell table:style-name="ce5"/>
          <table:table-cell/>
          <table:table-cell table:style-name="ce10" table:formula="of:=AVERAGE([.C46:.C82])" office:value-type="float" office:value="5.9517635891999" calcext:value-type="float">
            <text:p>5,95</text:p>
          </table:table-cell>
          <table:table-cell table:style-name="ce10" table:formula="of:=AVERAGE([.D46:.D85])" office:value-type="float" office:value="5.9517635891999" calcext:value-type="float">
            <text:p>5,95</text:p>
          </table:table-cell>
          <table:table-cell table:formula="of:=AVERAGE([.E46:.E85])" office:value-type="float" office:value="102.119611583345" calcext:value-type="float">
            <text:p>102,12</text:p>
          </table:table-cell>
          <table:table-cell table:style-name="ce10" table:formula="of:=AVERAGE([.F46:.F82])" office:value-type="float" office:value="102.119611583345" calcext:value-type="float">
            <text:p>102,12</text:p>
          </table:table-cell>
          <table:table-cell table:style-name="ce14"/>
          <table:table-cell/>
          <table:table-cell table:style-name="ce17" table:formula="of:=AVERAGE([.I46:.I86])" office:value-type="float" office:value="4.99444947624033" calcext:value-type="float">
            <text:p>4,99</text:p>
          </table:table-cell>
          <table:table-cell table:style-name="ce17" table:formula="of:=AVERAGE([.J46:.J85])" office:value-type="float" office:value="4.99444947624033" calcext:value-type="float">
            <text:p>4,99</text:p>
          </table:table-cell>
          <table:table-cell table:formula="of:=AVERAGE([.K46:.K85])" office:value-type="float" office:value="102.156692736394" calcext:value-type="float">
            <text:p>102,16</text:p>
          </table:table-cell>
          <table:table-cell table:style-name="ce17" table:formula="of:=AVERAGE([.L46:.L82])" office:value-type="float" office:value="102.156692736394" calcext:value-type="float">
            <text:p>102,16</text:p>
          </table:table-cell>
          <table:table-cell table:style-name="ce20"/>
          <table:table-cell/>
          <table:table-cell table:style-name="ce24" table:formula="of:=AVERAGE([.O46:.O86])" office:value-type="float" office:value="9.36972223275252" calcext:value-type="float">
            <text:p>9,37</text:p>
          </table:table-cell>
          <table:table-cell table:style-name="ce24" table:formula="of:=AVERAGE([.P46:.P85])" office:value-type="float" office:value="9.36972223275252" calcext:value-type="float">
            <text:p>9,37</text:p>
          </table:table-cell>
          <table:table-cell table:formula="of:=AVERAGE([.Q46:.Q85])" office:value-type="float" office:value="100.472983611729" calcext:value-type="float">
            <text:p>100,47</text:p>
          </table:table-cell>
          <table:table-cell table:style-name="ce24" table:formula="of:=AVERAGE([.R46:.R82])" office:value-type="float" office:value="100.472983611729" calcext:value-type="float">
            <text:p>100,47</text:p>
          </table:table-cell>
          <table:table-cell table:style-name="ce26"/>
          <table:table-cell/>
          <table:table-cell table:style-name="ce31" table:formula="of:=AVERAGE([.U46:.U86])" office:value-type="float" office:value="7.43518018669409" calcext:value-type="float">
            <text:p>7,44</text:p>
          </table:table-cell>
          <table:table-cell table:style-name="ce31" table:formula="of:=AVERAGE([.V46:.V85])" office:value-type="float" office:value="7.43518018669409" calcext:value-type="float">
            <text:p>7,44</text:p>
          </table:table-cell>
          <table:table-cell table:formula="of:=AVERAGE([.W46:.W85])" office:value-type="float" office:value="103.717216259958" calcext:value-type="float">
            <text:p>103,72</text:p>
          </table:table-cell>
          <table:table-cell table:style-name="ce31" table:formula="of:=AVERAGE([.X46:.X82])" office:value-type="float" office:value="103.717216259958" calcext:value-type="float">
            <text:p>103,72</text:p>
          </table:table-cell>
        </table:table-row>
        <table:table-row table:style-name="ro1" table:number-rows-repeated="3">
          <table:table-cell table:style-name="Default" table:number-columns-repeated="24"/>
        </table:table-row>
        <table:table-row table:style-name="ro7">
          <table:table-cell table:style-name="Default" table:number-columns-repeated="9"/>
          <table:table-cell table:style-name="ce1" office:value-type="string" calcext:value-type="string">
            <text:p>Numero nodi</text:p>
          </table:table-cell>
          <table:table-cell table:style-name="ce1" office:value-type="string" calcext:value-type="string">
            <text:p>Guadagno LS</text:p>
          </table:table-cell>
          <table:table-cell table:style-name="ce1" office:value-type="string" calcext:value-type="string">
            <text:p>Guadagno Cplex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" calcext:value-type="float">
            <text:p>10</text:p>
          </table:table-cell>
          <table:table-cell table:style-name="ce19" table:formula="of:=AVERAGE([.C46];[.I46];[.O46];[.U46])" office:value-type="float" office:value="3.93691565935457" calcext:value-type="float">
            <text:p>3,94</text:p>
          </table:table-cell>
          <table:table-cell table:style-name="ce19" table:formula="of:=AVERAGE([.F46];[.L46];[.R46];[.X46])" office:value-type="float" office:value="99.9984283788932" calcext:value-type="float">
            <text:p>100,00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20" calcext:value-type="float">
            <text:p>20</text:p>
          </table:table-cell>
          <table:table-cell table:style-name="ce19" table:formula="of:=AVERAGE([.C50];[.I50];[.O50];[.U50])" office:value-type="float" office:value="7.5012992385021" calcext:value-type="float">
            <text:p>7,50</text:p>
          </table:table-cell>
          <table:table-cell table:style-name="ce19" table:formula="of:=AVERAGE([.F50];[.L50];[.R50];[.X50])" office:value-type="float" office:value="100.04845952518" calcext:value-type="float">
            <text:p>100,05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30" calcext:value-type="float">
            <text:p>30</text:p>
          </table:table-cell>
          <table:table-cell table:style-name="ce19" table:formula="of:=AVERAGE([.C54];[.I54];[.O54];[.U54])" office:value-type="float" office:value="7.22665201130749" calcext:value-type="float">
            <text:p>7,23</text:p>
          </table:table-cell>
          <table:table-cell table:style-name="ce19" table:formula="of:=AVERAGE([.F54];[.L54];[.R54];[.X54])" office:value-type="float" office:value="101.781998880073" calcext:value-type="float">
            <text:p>101,78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40" calcext:value-type="float">
            <text:p>40</text:p>
          </table:table-cell>
          <table:table-cell table:style-name="ce19" table:formula="of:=AVERAGE([.C58];[.I58];[.O58];[.U58])" office:value-type="float" office:value="9.61734499204216" calcext:value-type="float">
            <text:p>9,62</text:p>
          </table:table-cell>
          <table:table-cell table:style-name="ce19" table:formula="of:=AVERAGE([.F58];[.L58];[.R58];[.X58])" office:value-type="float" office:value="100.893696632038" calcext:value-type="float">
            <text:p>100,89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50" calcext:value-type="float">
            <text:p>50</text:p>
          </table:table-cell>
          <table:table-cell table:style-name="ce19" table:formula="of:=AVERAGE([.C62];[.I62];[.O62];[.U62])" office:value-type="float" office:value="5.76433381212133" calcext:value-type="float">
            <text:p>5,76</text:p>
          </table:table-cell>
          <table:table-cell table:style-name="ce19" table:formula="of:=AVERAGE([.F62];[.L62];[.R62];[.X62])" office:value-type="float" office:value="101.059624597159" calcext:value-type="float">
            <text:p>101,06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60" calcext:value-type="float">
            <text:p>60</text:p>
          </table:table-cell>
          <table:table-cell table:style-name="ce19" table:formula="of:=AVERAGE([.C66];[.I66];[.O66];[.U66])" office:value-type="float" office:value="7.21585072459506" calcext:value-type="float">
            <text:p>7,22</text:p>
          </table:table-cell>
          <table:table-cell table:style-name="ce19" table:formula="of:=AVERAGE([.F66];[.L66];[.R66];[.X66])" office:value-type="float" office:value="102.973186871564" calcext:value-type="float">
            <text:p>102,9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70" calcext:value-type="float">
            <text:p>70</text:p>
          </table:table-cell>
          <table:table-cell table:style-name="ce19" table:formula="of:=AVERAGE([.C70];[.I70];[.O70];[.U70])" office:value-type="float" office:value="7.99657107838199" calcext:value-type="float">
            <text:p>8,00</text:p>
          </table:table-cell>
          <table:table-cell table:style-name="ce19" table:formula="of:=AVERAGE([.F70];[.L70];[.R70];[.X70])" office:value-type="float" office:value="107.621080228625" calcext:value-type="float">
            <text:p>107,6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80" calcext:value-type="float">
            <text:p>80</text:p>
          </table:table-cell>
          <table:table-cell table:style-name="ce19" table:formula="of:=AVERAGE([.C74];[.I74];[.O74];[.U74])" office:value-type="float" office:value="7.18047501573385" calcext:value-type="float">
            <text:p>7,18</text:p>
          </table:table-cell>
          <table:table-cell table:style-name="ce19" table:formula="of:=AVERAGE([.F74];[.L74];[.R74];[.X74])" office:value-type="float" office:value="102.173801849583" calcext:value-type="float">
            <text:p>102,17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90" calcext:value-type="float">
            <text:p>90</text:p>
          </table:table-cell>
          <table:table-cell table:style-name="ce19" table:formula="of:=AVERAGE([.C78];[.I78];[.O78];[.U78])" office:value-type="float" office:value="6.5983331596445" calcext:value-type="float">
            <text:p>6,60</text:p>
          </table:table-cell>
          <table:table-cell table:style-name="ce19" table:formula="of:=AVERAGE([.F78];[.L78];[.R78];[.X78])" office:value-type="float" office:value="102.134202489363" calcext:value-type="float">
            <text:p>102,13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9"/>
          <table:table-cell table:style-name="Default" office:value-type="float" office:value="100" calcext:value-type="float">
            <text:p>100</text:p>
          </table:table-cell>
          <table:table-cell table:style-name="ce19" table:formula="of:=AVERAGE([.C82];[.I82];[.O82];[.U82])" office:value-type="float" office:value="6.34001302053409" calcext:value-type="float">
            <text:p>6,34</text:p>
          </table:table-cell>
          <table:table-cell table:style-name="ce19" table:formula="of:=AVERAGE([.F82];[.L82];[.R82];[.X82])" office:value-type="float" office:value="102.481781026088" calcext:value-type="float">
            <text:p>102,48</text:p>
          </table:table-cell>
          <table:table-cell table:style-name="Default" table:number-columns-repeated="12"/>
        </table:table-row>
        <table:table-row table:style-name="ro1" table:number-rows-repeated="5">
          <table:table-cell table:style-name="Default" table:number-columns-repeated="2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Distr Unif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luster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Line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9"/>
          <table:table-cell table:style-name="Default" office:value-type="string" calcext:value-type="string">
            <text:p>Circle</text:p>
          </table:table-cell>
          <table:table-cell table:style-name="Default" table:number-columns-repeated="14"/>
        </table:table-row>
      </table:table>
      <table:table table:name="Foglio3" table:style-name="ta1">
        <table:shapes>
          <draw:frame draw:z-index="0" draw:style-name="gr1" draw:text-style-name="P1" svg:width="169.96mm" svg:height="100.11mm" svg:x="133.66mm" svg:y="216.81mm">
            <loext:p draw:notify-on-update-of-ranges="Foglio3.A45:Foglio3.A45 Foglio3.A46:Foglio3.A55 Foglio3.B45:Foglio3.B45 Foglio3.B46:Foglio3.B55 Foglio3.A45:Foglio3.A45 Foglio3.A46:Foglio3.A55 Foglio3.D45:Foglio3.D45 Foglio3.D46:Foglio3.D5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72.85mm" svg:height="101.92mm" svg:x="130.05mm" svg:y="322.15mm">
            <loext:p draw:notify-on-update-of-ranges="Foglio3.A45:Foglio3.A45 Foglio3.A46:Foglio3.A55 Foglio3.C45:Foglio3.C45 Foglio3.C46:Foglio3.C55 Foglio3.A45:Foglio3.A45 Foglio3.A46:Foglio3.A55 Foglio3.E45:Foglio3.E45 Foglio3.E46:Foglio3.E5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2" table:default-cell-style-name="ce19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2" table:default-cell-style-name="ce19"/>
        <table:table-column table:style-name="co1" table:number-columns-repeated="4" table:default-cell-style-name="Default"/>
        <table:table-column table:style-name="co1" table:default-cell-style-name="ce21"/>
        <table:table-column table:style-name="co1" table:number-columns-repeated="2" table:default-cell-style-name="ce19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2" table:default-cell-style-name="ce19"/>
        <table:table-column table:style-name="co1" table:number-columns-repeated="6" table:default-cell-style-name="Default"/>
        <table:table-row table:style-name="ro1">
          <table:table-cell table:style-name="ce33" office:value-type="string" calcext:value-type="string" table:number-columns-spanned="4" table:number-rows-spanned="1">
            <text:p>Distribuzione Uniforme</text:p>
          </table:table-cell>
          <table:covered-table-cell table:number-columns-repeated="3"/>
          <table:table-cell/>
          <table:table-cell table:style-name="Default" table:number-columns-repeated="3"/>
          <table:table-cell table:style-name="ce33" office:value-type="string" calcext:value-type="string" table:number-columns-spanned="3" table:number-rows-spanned="1">
            <text:p>Cluster</text:p>
          </table:table-cell>
          <table:covered-table-cell table:number-columns-repeated="2"/>
          <table:table-cell/>
          <table:table-cell table:style-name="Default" table:number-columns-repeated="3"/>
          <table:table-cell table:style-name="ce33" office:value-type="string" calcext:value-type="string" table:number-columns-spanned="3" table:number-rows-spanned="1">
            <text:p>Line</text:p>
          </table:table-cell>
          <table:covered-table-cell table:style-name="ce33"/>
          <table:covered-table-cell/>
          <table:table-cell/>
          <table:table-cell table:style-name="Default" table:number-columns-repeated="3"/>
          <table:table-cell table:style-name="ce33" office:value-type="string" calcext:value-type="string" table:number-columns-spanned="3" table:number-rows-spanned="1">
            <text:p>Circle</text:p>
          </table:table-cell>
          <table:covered-table-cell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 office:value-type="string" calcext:value-type="string">
            <text:p>Num Nodi</text:p>
          </table:table-cell>
          <table:table-cell/>
          <table:table-cell office:value-type="string" calcext:value-type="string">
            <text:p>Tempi</text:p>
          </table:table-cell>
          <table:table-cell office:value-type="string" calcext:value-type="string">
            <text:p>Bes Val Tot</text:p>
          </table:table-cell>
          <table:table-cell office:value-type="string" calcext:value-type="string">
            <text:p>Med Time</text:p>
          </table:table-cell>
          <table:table-cell table:style-name="ce5" office:value-type="string" calcext:value-type="string">
            <text:p>Ottimo Rand</text:p>
          </table:table-cell>
          <table:table-cell table:style-name="Default" office:value-type="string" calcext:value-type="string">
            <text:p>Dist_ottimo</text:p>
          </table:table-cell>
          <table:table-cell table:style-name="Default" office:value-type="string" calcext:value-type="string">
            <text:p>% Peggior</text:p>
          </table:table-cell>
          <table:table-cell/>
          <table:table-cell office:value-type="string" calcext:value-type="string">
            <text:p>Tempi</text:p>
          </table:table-cell>
          <table:table-cell office:value-type="string" calcext:value-type="string">
            <text:p>Bes Val Tot</text:p>
          </table:table-cell>
          <table:table-cell office:value-type="string" calcext:value-type="string">
            <text:p>Med Time</text:p>
          </table:table-cell>
          <table:table-cell office:value-type="string" calcext:value-type="string">
            <text:p>Ottimo Clust</text:p>
          </table:table-cell>
          <table:table-cell table:style-name="Default" office:value-type="string" calcext:value-type="string">
            <text:p>Dist_ottimo</text:p>
          </table:table-cell>
          <table:table-cell table:style-name="Default" office:value-type="string" calcext:value-type="string">
            <text:p>% Peggior</text:p>
          </table:table-cell>
          <table:table-cell/>
          <table:table-cell office:value-type="string" calcext:value-type="string">
            <text:p>Tempi</text:p>
          </table:table-cell>
          <table:table-cell office:value-type="string" calcext:value-type="string">
            <text:p>Bes Val Tot</text:p>
          </table:table-cell>
          <table:table-cell office:value-type="string" calcext:value-type="string">
            <text:p>Med Time</text:p>
          </table:table-cell>
          <table:table-cell table:style-name="ce20" office:value-type="string" calcext:value-type="string">
            <text:p>Ottimo Line</text:p>
          </table:table-cell>
          <table:table-cell table:style-name="Default" office:value-type="string" calcext:value-type="string">
            <text:p>Dist_ottimo</text:p>
          </table:table-cell>
          <table:table-cell table:style-name="Default" office:value-type="string" calcext:value-type="string">
            <text:p>% Peggior</text:p>
          </table:table-cell>
          <table:table-cell/>
          <table:table-cell office:value-type="string" calcext:value-type="string">
            <text:p>Tempi</text:p>
          </table:table-cell>
          <table:table-cell office:value-type="string" calcext:value-type="string">
            <text:p>Bes Val Tot</text:p>
          </table:table-cell>
          <table:table-cell office:value-type="string" calcext:value-type="string">
            <text:p>Med Time</text:p>
          </table:table-cell>
          <table:table-cell table:style-name="ce26" office:value-type="string" calcext:value-type="string">
            <text:p>Ottimo Circ</text:p>
          </table:table-cell>
          <table:table-cell table:style-name="Default" office:value-type="string" calcext:value-type="string">
            <text:p>Dist_ottimo</text:p>
          </table:table-cell>
          <table:table-cell table:style-name="Default" office:value-type="string" calcext:value-type="string">
            <text:p>% Peggior</text:p>
          </table:table-cell>
          <table:table-cell table:number-columns-repeated="6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.1732" calcext:value-type="float">
            <text:p>5,1732</text:p>
          </table:table-cell>
          <table:table-cell office:value-type="float" office:value="330.404" calcext:value-type="float">
            <text:p>330,404</text:p>
          </table:table-cell>
          <table:table-cell table:formula="of:=AVERAGE([.C3:.C6])" office:value-type="float" office:value="5.15205" calcext:value-type="float">
            <text:p>5,15205</text:p>
          </table:table-cell>
          <table:table-cell office:value-type="float" office:value="330.405" calcext:value-type="float">
            <text:p>330,405</text:p>
          </table:table-cell>
          <table:table-cell table:formula="of:=[.D3]*100/[.F3]" office:value-type="float" office:value="99.9996973411419" calcext:value-type="float">
            <text:p>100,00</text:p>
          </table:table-cell>
          <table:table-cell table:formula="of:=AVERAGE([.G3:.G6])" office:value-type="float" office:value="99.9999243352855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5.1332" calcext:value-type="float">
            <text:p>5,1332</text:p>
          </table:table-cell>
          <table:table-cell office:value-type="float" office:value="105.943" calcext:value-type="float">
            <text:p>105,943</text:p>
          </table:table-cell>
          <table:table-cell table:formula="of:=AVERAGE([.J3:.J6])" office:value-type="float" office:value="5.1302" calcext:value-type="float">
            <text:p>5,1302</text:p>
          </table:table-cell>
          <table:table-cell office:value-type="float" office:value="105.934" calcext:value-type="float">
            <text:p>105,934</text:p>
          </table:table-cell>
          <table:table-cell table:formula="of:=[.K3]*100/[.M3]" office:value-type="float" office:value="100.00849585591" calcext:value-type="float">
            <text:p>100,01</text:p>
          </table:table-cell>
          <table:table-cell table:formula="of:=AVERAGE([.N3:.N6])" office:value-type="float" office:value="100.002123963978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5.1468" calcext:value-type="float">
            <text:p>5,1468</text:p>
          </table:table-cell>
          <table:table-cell office:value-type="float" office:value="159.218" calcext:value-type="float">
            <text:p>159,218</text:p>
          </table:table-cell>
          <table:table-cell table:formula="of:=AVERAGE([.Q3:.Q6])" office:value-type="float" office:value="5.14515" calcext:value-type="float">
            <text:p>5,14515</text:p>
          </table:table-cell>
          <table:table-cell office:value-type="float" office:value="159.218" calcext:value-type="float">
            <text:p>159,218</text:p>
          </table:table-cell>
          <table:table-cell table:formula="of:=[.R3]*100/[.T3]" office:value-type="float" office:value="100" calcext:value-type="float">
            <text:p>100,00</text:p>
          </table:table-cell>
          <table:table-cell table:formula="of:=AVERAGE([.U3:.U6])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5.113" calcext:value-type="float">
            <text:p>5,113</text:p>
          </table:table-cell>
          <table:table-cell office:value-type="float" office:value="225.682" calcext:value-type="float">
            <text:p>225,682</text:p>
          </table:table-cell>
          <table:table-cell table:formula="of:=AVERAGE([.X3:.X6])" office:value-type="float" office:value="5.13135" calcext:value-type="float">
            <text:p>5,13135</text:p>
          </table:table-cell>
          <table:table-cell office:value-type="float" office:value="225.683" calcext:value-type="float">
            <text:p>225,683</text:p>
          </table:table-cell>
          <table:table-cell table:formula="of:=[.Y3]*100/[.AA3]" office:value-type="float" office:value="99.9995569006084" calcext:value-type="float">
            <text:p>100,00</text:p>
          </table:table-cell>
          <table:table-cell table:formula="of:=AVERAGE([.AB3:.AB6])" office:value-type="float" office:value="99.9916652163096" calcext:value-type="float">
            <text:p>99,99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5.1492" calcext:value-type="float">
            <text:p>5,1492</text:p>
          </table:table-cell>
          <table:table-cell office:value-type="float" office:value="284.322" calcext:value-type="float">
            <text:p>284,322</text:p>
          </table:table-cell>
          <table:table-cell/>
          <table:table-cell office:value-type="float" office:value="284.322" calcext:value-type="float">
            <text:p>284,322</text:p>
          </table:table-cell>
          <table:table-cell table:formula="of:=[.D4]*100/[.F4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29" calcext:value-type="float">
            <text:p>5,129</text:p>
          </table:table-cell>
          <table:table-cell office:value-type="float" office:value="217.03" calcext:value-type="float">
            <text:p>217,03</text:p>
          </table:table-cell>
          <table:table-cell/>
          <table:table-cell office:value-type="float" office:value="217.03" calcext:value-type="float">
            <text:p>217,03</text:p>
          </table:table-cell>
          <table:table-cell table:formula="of:=[.K4]*100/[.M4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462" calcext:value-type="float">
            <text:p>5,1462</text:p>
          </table:table-cell>
          <table:table-cell office:value-type="float" office:value="288.51" calcext:value-type="float">
            <text:p>288,51</text:p>
          </table:table-cell>
          <table:table-cell/>
          <table:table-cell office:value-type="float" office:value="288.51" calcext:value-type="float">
            <text:p>288,51</text:p>
          </table:table-cell>
          <table:table-cell table:formula="of:=[.R4]*100/[.T4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474" calcext:value-type="float">
            <text:p>5,1474</text:p>
          </table:table-cell>
          <table:table-cell office:value-type="float" office:value="229.968" calcext:value-type="float">
            <text:p>229,968</text:p>
          </table:table-cell>
          <table:table-cell/>
          <table:table-cell office:value-type="float" office:value="229.968" calcext:value-type="float">
            <text:p>229,968</text:p>
          </table:table-cell>
          <table:table-cell table:formula="of:=[.Y4]*100/[.AA4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5.1498" calcext:value-type="float">
            <text:p>5,1498</text:p>
          </table:table-cell>
          <table:table-cell office:value-type="float" office:value="297.305" calcext:value-type="float">
            <text:p>297,305</text:p>
          </table:table-cell>
          <table:table-cell/>
          <table:table-cell office:value-type="float" office:value="297.305" calcext:value-type="float">
            <text:p>297,305</text:p>
          </table:table-cell>
          <table:table-cell table:formula="of:=[.D5]*100/[.F5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1296" calcext:value-type="float">
            <text:p>5,1296</text:p>
          </table:table-cell>
          <table:table-cell office:value-type="float" office:value="212.892" calcext:value-type="float">
            <text:p>212,892</text:p>
          </table:table-cell>
          <table:table-cell/>
          <table:table-cell office:value-type="float" office:value="212.892" calcext:value-type="float">
            <text:p>212,892</text:p>
          </table:table-cell>
          <table:table-cell table:formula="of:=[.K5]*100/[.M5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1462" calcext:value-type="float">
            <text:p>5,1462</text:p>
          </table:table-cell>
          <table:table-cell office:value-type="float" office:value="261.339" calcext:value-type="float">
            <text:p>261,339</text:p>
          </table:table-cell>
          <table:table-cell/>
          <table:table-cell office:value-type="float" office:value="261.339" calcext:value-type="float">
            <text:p>261,339</text:p>
          </table:table-cell>
          <table:table-cell table:formula="of:=[.R5]*100/[.T5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.1566" calcext:value-type="float">
            <text:p>5,1566</text:p>
          </table:table-cell>
          <table:table-cell office:value-type="float" office:value="151.944" calcext:value-type="float">
            <text:p>151,944</text:p>
          </table:table-cell>
          <table:table-cell/>
          <table:table-cell office:value-type="float" office:value="151.994" calcext:value-type="float">
            <text:p>151,994</text:p>
          </table:table-cell>
          <table:table-cell table:formula="of:=[.Y5]*100/[.AA5]" office:value-type="float" office:value="99.9671039646302" calcext:value-type="float">
            <text:p>99,97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5.136" calcext:value-type="float">
            <text:p>5,136</text:p>
          </table:table-cell>
          <table:table-cell office:value-type="float" office:value="330.608" calcext:value-type="float">
            <text:p>330,608</text:p>
          </table:table-cell>
          <table:table-cell/>
          <table:table-cell office:value-type="float" office:value="330.608" calcext:value-type="float">
            <text:p>330,608</text:p>
          </table:table-cell>
          <table:table-cell table:formula="of:=[.D6]*100/[.F6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129" calcext:value-type="float">
            <text:p>5,129</text:p>
          </table:table-cell>
          <table:table-cell office:value-type="float" office:value="201.934" calcext:value-type="float">
            <text:p>201,934</text:p>
          </table:table-cell>
          <table:table-cell/>
          <table:table-cell office:value-type="float" office:value="201.934" calcext:value-type="float">
            <text:p>201,934</text:p>
          </table:table-cell>
          <table:table-cell table:formula="of:=[.K6]*100/[.M6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1414" calcext:value-type="float">
            <text:p>5,1414</text:p>
          </table:table-cell>
          <table:table-cell office:value-type="float" office:value="209.73" calcext:value-type="float">
            <text:p>209,73</text:p>
          </table:table-cell>
          <table:table-cell/>
          <table:table-cell office:value-type="float" office:value="209.73" calcext:value-type="float">
            <text:p>209,73</text:p>
          </table:table-cell>
          <table:table-cell table:formula="of:=[.R6]*100/[.T6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.1084" calcext:value-type="float">
            <text:p>5,1084</text:p>
          </table:table-cell>
          <table:table-cell office:value-type="float" office:value="98.1439" calcext:value-type="float">
            <text:p>98,1439</text:p>
          </table:table-cell>
          <table:table-cell/>
          <table:table-cell office:value-type="float" office:value="98.1439" calcext:value-type="float">
            <text:p>98,1439</text:p>
          </table:table-cell>
          <table:table-cell table:formula="of:=[.Y6]*100/[.AA6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.0476" calcext:value-type="float">
            <text:p>11,0476</text:p>
          </table:table-cell>
          <table:table-cell office:value-type="float" office:value="368.776" calcext:value-type="float">
            <text:p>368,776</text:p>
          </table:table-cell>
          <table:table-cell table:formula="of:=AVERAGE([.C7:.C10])" office:value-type="float" office:value="11.0247" calcext:value-type="float">
            <text:p>11,0247</text:p>
          </table:table-cell>
          <table:table-cell office:value-type="float" office:value="368.77" calcext:value-type="float">
            <text:p>368,77</text:p>
          </table:table-cell>
          <table:table-cell table:formula="of:=[.D7]*100/[.F7]" office:value-type="float" office:value="100.001627030398" calcext:value-type="float">
            <text:p>100,00</text:p>
          </table:table-cell>
          <table:table-cell table:formula="of:=AVERAGE([.G7:.G10])" office:value-type="float" office:value="100.263673687868" calcext:value-type="float">
            <text:p>100,26</text:p>
          </table:table-cell>
          <table:table-cell office:value-type="float" office:value="1" calcext:value-type="float">
            <text:p>1</text:p>
          </table:table-cell>
          <table:table-cell office:value-type="float" office:value="10.9898" calcext:value-type="float">
            <text:p>10,9898</text:p>
          </table:table-cell>
          <table:table-cell office:value-type="float" office:value="234.421" calcext:value-type="float">
            <text:p>234,421</text:p>
          </table:table-cell>
          <table:table-cell table:formula="of:=AVERAGE([.J7:.J10])" office:value-type="float" office:value="10.98775" calcext:value-type="float">
            <text:p>10,98775</text:p>
          </table:table-cell>
          <table:table-cell office:value-type="float" office:value="233.456" calcext:value-type="float">
            <text:p>233,456</text:p>
          </table:table-cell>
          <table:table-cell table:formula="of:=[.K7]*100/[.M7]" office:value-type="float" office:value="100.413354122404" calcext:value-type="float">
            <text:p>100,41</text:p>
          </table:table-cell>
          <table:table-cell table:formula="of:=AVERAGE([.N7:.N10])" office:value-type="float" office:value="100.14781358012" calcext:value-type="float">
            <text:p>100,15</text:p>
          </table:table-cell>
          <table:table-cell office:value-type="float" office:value="1" calcext:value-type="float">
            <text:p>1</text:p>
          </table:table-cell>
          <table:table-cell office:value-type="float" office:value="11.0126" calcext:value-type="float">
            <text:p>11,0126</text:p>
          </table:table-cell>
          <table:table-cell office:value-type="float" office:value="319.137" calcext:value-type="float">
            <text:p>319,137</text:p>
          </table:table-cell>
          <table:table-cell table:formula="of:=AVERAGE([.Q7:.Q10])" office:value-type="float" office:value="11.0106" calcext:value-type="float">
            <text:p>11,0106</text:p>
          </table:table-cell>
          <table:table-cell office:value-type="float" office:value="319.137" calcext:value-type="float">
            <text:p>319,137</text:p>
          </table:table-cell>
          <table:table-cell table:formula="of:=[.R7]*100/[.T7]" office:value-type="float" office:value="100" calcext:value-type="float">
            <text:p>100,00</text:p>
          </table:table-cell>
          <table:table-cell table:formula="of:=AVERAGE([.U7:.U10])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11.0194" calcext:value-type="float">
            <text:p>11,0194</text:p>
          </table:table-cell>
          <table:table-cell office:value-type="float" office:value="264.681" calcext:value-type="float">
            <text:p>264,681</text:p>
          </table:table-cell>
          <table:table-cell table:formula="of:=AVERAGE([.X7:.X10])" office:value-type="float" office:value="11.02645" calcext:value-type="float">
            <text:p>11,02645</text:p>
          </table:table-cell>
          <table:table-cell office:value-type="float" office:value="264.681" calcext:value-type="float">
            <text:p>264,681</text:p>
          </table:table-cell>
          <table:table-cell table:formula="of:=[.Y7]*100/[.AA7]" office:value-type="float" office:value="100" calcext:value-type="float">
            <text:p>100,00</text:p>
          </table:table-cell>
          <table:table-cell table:formula="of:=AVERAGE([.AB7:.AB10])" office:value-type="float" office:value="100" calcext:value-type="float">
            <text:p>100,00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1.0348" calcext:value-type="float">
            <text:p>11,0348</text:p>
          </table:table-cell>
          <table:table-cell office:value-type="float" office:value="397.501" calcext:value-type="float">
            <text:p>397,501</text:p>
          </table:table-cell>
          <table:table-cell/>
          <table:table-cell office:value-type="float" office:value="397.501" calcext:value-type="float">
            <text:p>397,501</text:p>
          </table:table-cell>
          <table:table-cell table:formula="of:=[.D8]*100/[.F8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984" calcext:value-type="float">
            <text:p>10,984</text:p>
          </table:table-cell>
          <table:table-cell office:value-type="float" office:value="271.69" calcext:value-type="float">
            <text:p>271,69</text:p>
          </table:table-cell>
          <table:table-cell/>
          <table:table-cell office:value-type="float" office:value="271.206" calcext:value-type="float">
            <text:p>271,206</text:p>
          </table:table-cell>
          <table:table-cell table:formula="of:=[.K8]*100/[.M8]" office:value-type="float" office:value="100.178462128419" calcext:value-type="float">
            <text:p>100,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9986" calcext:value-type="float">
            <text:p>10,9986</text:p>
          </table:table-cell>
          <table:table-cell office:value-type="float" office:value="229.684" calcext:value-type="float">
            <text:p>229,684</text:p>
          </table:table-cell>
          <table:table-cell/>
          <table:table-cell office:value-type="float" office:value="229.684" calcext:value-type="float">
            <text:p>229,684</text:p>
          </table:table-cell>
          <table:table-cell table:formula="of:=[.R8]*100/[.T8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0158" calcext:value-type="float">
            <text:p>11,0158</text:p>
          </table:table-cell>
          <table:table-cell office:value-type="float" office:value="238.428" calcext:value-type="float">
            <text:p>238,428</text:p>
          </table:table-cell>
          <table:table-cell/>
          <table:table-cell office:value-type="float" office:value="238.428" calcext:value-type="float">
            <text:p>238,428</text:p>
          </table:table-cell>
          <table:table-cell table:formula="of:=[.Y8]*100/[.AA8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1.0106" calcext:value-type="float">
            <text:p>11,0106</text:p>
          </table:table-cell>
          <table:table-cell office:value-type="float" office:value="396.222" calcext:value-type="float">
            <text:p>396,222</text:p>
          </table:table-cell>
          <table:table-cell/>
          <table:table-cell office:value-type="float" office:value="392.092" calcext:value-type="float">
            <text:p>392,092</text:p>
          </table:table-cell>
          <table:table-cell table:formula="of:=[.D9]*100/[.F9]" office:value-type="float" office:value="101.053324219826" calcext:value-type="float">
            <text:p>101,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9868" calcext:value-type="float">
            <text:p>10,9868</text:p>
          </table:table-cell>
          <table:table-cell office:value-type="float" office:value="177.957" calcext:value-type="float">
            <text:p>177,957</text:p>
          </table:table-cell>
          <table:table-cell/>
          <table:table-cell office:value-type="float" office:value="177.958" calcext:value-type="float">
            <text:p>177,958</text:p>
          </table:table-cell>
          <table:table-cell table:formula="of:=[.K9]*100/[.M9]" office:value-type="float" office:value="99.9994380696569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0178" calcext:value-type="float">
            <text:p>11,0178</text:p>
          </table:table-cell>
          <table:table-cell office:value-type="float" office:value="367.093" calcext:value-type="float">
            <text:p>367,093</text:p>
          </table:table-cell>
          <table:table-cell/>
          <table:table-cell office:value-type="float" office:value="367.093" calcext:value-type="float">
            <text:p>367,093</text:p>
          </table:table-cell>
          <table:table-cell table:formula="of:=[.R9]*100/[.T9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0334" calcext:value-type="float">
            <text:p>11,0334</text:p>
          </table:table-cell>
          <table:table-cell office:value-type="float" office:value="258.023" calcext:value-type="float">
            <text:p>258,023</text:p>
          </table:table-cell>
          <table:table-cell/>
          <table:table-cell office:value-type="float" office:value="258.023" calcext:value-type="float">
            <text:p>258,023</text:p>
          </table:table-cell>
          <table:table-cell table:formula="of:=[.Y9]*100/[.AA9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1.0058" calcext:value-type="float">
            <text:p>11,0058</text:p>
          </table:table-cell>
          <table:table-cell office:value-type="float" office:value="350.878" calcext:value-type="float">
            <text:p>350,878</text:p>
          </table:table-cell>
          <table:table-cell/>
          <table:table-cell office:value-type="float" office:value="350.8789" calcext:value-type="float">
            <text:p>350,8789</text:p>
          </table:table-cell>
          <table:table-cell table:formula="of:=[.D10]*100/[.F10]" office:value-type="float" office:value="99.9997435012479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9904" calcext:value-type="float">
            <text:p>10,9904</text:p>
          </table:table-cell>
          <table:table-cell office:value-type="float" office:value="128.976" calcext:value-type="float">
            <text:p>128,976</text:p>
          </table:table-cell>
          <table:table-cell/>
          <table:table-cell office:value-type="float" office:value="128.976" calcext:value-type="float">
            <text:p>128,976</text:p>
          </table:table-cell>
          <table:table-cell table:formula="of:=[.K10]*100/[.M10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0134" calcext:value-type="float">
            <text:p>11,0134</text:p>
          </table:table-cell>
          <table:table-cell office:value-type="float" office:value="326.201" calcext:value-type="float">
            <text:p>326,201</text:p>
          </table:table-cell>
          <table:table-cell/>
          <table:table-cell office:value-type="float" office:value="326.201" calcext:value-type="float">
            <text:p>326,201</text:p>
          </table:table-cell>
          <table:table-cell table:formula="of:=[.R10]*100/[.T10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.0372" calcext:value-type="float">
            <text:p>11,0372</text:p>
          </table:table-cell>
          <table:table-cell office:value-type="float" office:value="373.909" calcext:value-type="float">
            <text:p>373,909</text:p>
          </table:table-cell>
          <table:table-cell/>
          <table:table-cell office:value-type="float" office:value="373.909" calcext:value-type="float">
            <text:p>373,909</text:p>
          </table:table-cell>
          <table:table-cell table:formula="of:=[.Y10]*100/[.AA10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8.0158" calcext:value-type="float">
            <text:p>18,0158</text:p>
          </table:table-cell>
          <table:table-cell office:value-type="float" office:value="463.787" calcext:value-type="float">
            <text:p>463,787</text:p>
          </table:table-cell>
          <table:table-cell table:formula="of:=AVERAGE([.C11:.C14])" office:value-type="float" office:value="18.00155" calcext:value-type="float">
            <text:p>18,00155</text:p>
          </table:table-cell>
          <table:table-cell office:value-type="float" office:value="463.787" calcext:value-type="float">
            <text:p>463,787</text:p>
          </table:table-cell>
          <table:table-cell table:formula="of:=[.D11]*100/[.F11]" office:value-type="float" office:value="100" calcext:value-type="float">
            <text:p>100,00</text:p>
          </table:table-cell>
          <table:table-cell table:formula="of:=AVERAGE([.G11:.G14])" office:value-type="float" office:value="100.589525918553" calcext:value-type="float">
            <text:p>100,59</text:p>
          </table:table-cell>
          <table:table-cell office:value-type="float" office:value="1" calcext:value-type="float">
            <text:p>1</text:p>
          </table:table-cell>
          <table:table-cell office:value-type="float" office:value="17.9646" calcext:value-type="float">
            <text:p>17,9646</text:p>
          </table:table-cell>
          <table:table-cell office:value-type="float" office:value="142.361" calcext:value-type="float">
            <text:p>142,361</text:p>
          </table:table-cell>
          <table:table-cell table:formula="of:=AVERAGE([.J11:.J14])" office:value-type="float" office:value="17.95965" calcext:value-type="float">
            <text:p>17,95965</text:p>
          </table:table-cell>
          <table:table-cell table:style-name="ce13" office:value-type="float" office:value="141.03" calcext:value-type="float">
            <text:p>141,03</text:p>
          </table:table-cell>
          <table:table-cell table:formula="of:=[.K11]*100/[.M11]" office:value-type="float" office:value="100.943770828902" calcext:value-type="float">
            <text:p>100,94</text:p>
          </table:table-cell>
          <table:table-cell table:formula="of:=AVERAGE([.N11:.N14])" office:value-type="float" office:value="100.786657140417" calcext:value-type="float">
            <text:p>100,79</text:p>
          </table:table-cell>
          <table:table-cell office:value-type="float" office:value="1" calcext:value-type="float">
            <text:p>1</text:p>
          </table:table-cell>
          <table:table-cell office:value-type="float" office:value="18.0496" calcext:value-type="float">
            <text:p>18,0496</text:p>
          </table:table-cell>
          <table:table-cell office:value-type="float" office:value="369.053" calcext:value-type="float">
            <text:p>369,053</text:p>
          </table:table-cell>
          <table:table-cell table:formula="of:=AVERAGE([.Q11:.Q14])" office:value-type="float" office:value="17.9853" calcext:value-type="float">
            <text:p>17,9853</text:p>
          </table:table-cell>
          <table:table-cell office:value-type="float" office:value="369.053" calcext:value-type="float">
            <text:p>369,053</text:p>
          </table:table-cell>
          <table:table-cell table:formula="of:=[.R11]*100/[.T11]" office:value-type="float" office:value="100" calcext:value-type="float">
            <text:p>100,00</text:p>
          </table:table-cell>
          <table:table-cell table:formula="of:=AVERAGE([.U11:.U14])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float" office:value="17.9538" calcext:value-type="float">
            <text:p>17,9538</text:p>
          </table:table-cell>
          <table:table-cell office:value-type="float" office:value="408.485" calcext:value-type="float">
            <text:p>408,485</text:p>
          </table:table-cell>
          <table:table-cell table:formula="of:=AVERAGE([.X11:.X14])" office:value-type="float" office:value="17.9314" calcext:value-type="float">
            <text:p>17,9314</text:p>
          </table:table-cell>
          <table:table-cell office:value-type="float" office:value="408.372" calcext:value-type="float">
            <text:p>408,372</text:p>
          </table:table-cell>
          <table:table-cell table:formula="of:=[.Y11]*100/[.AA11]" office:value-type="float" office:value="100.027670849128" calcext:value-type="float">
            <text:p>100,03</text:p>
          </table:table-cell>
          <table:table-cell table:formula="of:=AVERAGE([.AB11:.AB14])" office:value-type="float" office:value="105.920661397204" calcext:value-type="float">
            <text:p>105,92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17.9914" calcext:value-type="float">
            <text:p>17,9914</text:p>
          </table:table-cell>
          <table:table-cell office:value-type="float" office:value="456.562" calcext:value-type="float">
            <text:p>456,562</text:p>
          </table:table-cell>
          <table:table-cell/>
          <table:table-cell office:value-type="float" office:value="450.216" calcext:value-type="float">
            <text:p>450,216</text:p>
          </table:table-cell>
          <table:table-cell table:formula="of:=[.D12]*100/[.F12]" office:value-type="float" office:value="101.409545640315" calcext:value-type="float">
            <text:p>101,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9372" calcext:value-type="float">
            <text:p>17,9372</text:p>
          </table:table-cell>
          <table:table-cell office:value-type="float" office:value="169.219" calcext:value-type="float">
            <text:p>169,219</text:p>
          </table:table-cell>
          <table:table-cell/>
          <table:table-cell office:value-type="float" office:value="169.219" calcext:value-type="float">
            <text:p>169,219</text:p>
          </table:table-cell>
          <table:table-cell table:formula="of:=[.K12]*100/[.M12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9944" calcext:value-type="float">
            <text:p>17,9944</text:p>
          </table:table-cell>
          <table:table-cell office:value-type="float" office:value="454.781" calcext:value-type="float">
            <text:p>454,781</text:p>
          </table:table-cell>
          <table:table-cell/>
          <table:table-cell office:value-type="float" office:value="454.781" calcext:value-type="float">
            <text:p>454,781</text:p>
          </table:table-cell>
          <table:table-cell table:formula="of:=[.R12]*100/[.T12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9484" calcext:value-type="float">
            <text:p>17,9484</text:p>
          </table:table-cell>
          <table:table-cell office:value-type="float" office:value="380.674" calcext:value-type="float">
            <text:p>380,674</text:p>
          </table:table-cell>
          <table:table-cell/>
          <table:table-cell office:value-type="float" office:value="308.674" calcext:value-type="float">
            <text:p>308,674</text:p>
          </table:table-cell>
          <table:table-cell table:formula="of:=[.Y12]*100/[.AA12]" office:value-type="float" office:value="123.325579737846" calcext:value-type="float">
            <text:p>123,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8.0044" calcext:value-type="float">
            <text:p>18,0044</text:p>
          </table:table-cell>
          <table:table-cell office:value-type="float" office:value="498.699" calcext:value-type="float">
            <text:p>498,699</text:p>
          </table:table-cell>
          <table:table-cell/>
          <table:table-cell office:value-type="float" office:value="494.013" calcext:value-type="float">
            <text:p>494,013</text:p>
          </table:table-cell>
          <table:table-cell table:formula="of:=[.D13]*100/[.F13]" office:value-type="float" office:value="100.948558033898" calcext:value-type="float">
            <text:p>100,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9914" calcext:value-type="float">
            <text:p>17,9914</text:p>
          </table:table-cell>
          <table:table-cell office:value-type="float" office:value="193.052" calcext:value-type="float">
            <text:p>193,052</text:p>
          </table:table-cell>
          <table:table-cell/>
          <table:table-cell office:value-type="float" office:value="188.891" calcext:value-type="float">
            <text:p>188,891</text:p>
          </table:table-cell>
          <table:table-cell table:formula="of:=[.K13]*100/[.M13]" office:value-type="float" office:value="102.202857732767" calcext:value-type="float">
            <text:p>102,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9338" calcext:value-type="float">
            <text:p>17,9338</text:p>
          </table:table-cell>
          <table:table-cell office:value-type="float" office:value="333.605" calcext:value-type="float">
            <text:p>333,605</text:p>
          </table:table-cell>
          <table:table-cell/>
          <table:table-cell office:value-type="float" office:value="333.605" calcext:value-type="float">
            <text:p>333,605</text:p>
          </table:table-cell>
          <table:table-cell table:formula="of:=[.R13]*100/[.T13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9596" calcext:value-type="float">
            <text:p>17,9596</text:p>
          </table:table-cell>
          <table:table-cell office:value-type="float" office:value="390.255" calcext:value-type="float">
            <text:p>390,255</text:p>
          </table:table-cell>
          <table:table-cell/>
          <table:table-cell office:value-type="float" office:value="390.255" calcext:value-type="float">
            <text:p>390,255</text:p>
          </table:table-cell>
          <table:table-cell table:formula="of:=[.Y13]*100/[.AA13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17.9946" calcext:value-type="float">
            <text:p>17,9946</text:p>
          </table:table-cell>
          <table:table-cell office:value-type="float" office:value="466.485" calcext:value-type="float">
            <text:p>466,485</text:p>
          </table:table-cell>
          <table:table-cell/>
          <table:table-cell office:value-type="float" office:value="466.485" calcext:value-type="float">
            <text:p>466,485</text:p>
          </table:table-cell>
          <table:table-cell table:formula="of:=[.D14]*100/[.F14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9454" calcext:value-type="float">
            <text:p>17,9454</text:p>
          </table:table-cell>
          <table:table-cell office:value-type="float" office:value="251.035" calcext:value-type="float">
            <text:p>251,035</text:p>
          </table:table-cell>
          <table:table-cell/>
          <table:table-cell office:value-type="float" office:value="251.035" calcext:value-type="float">
            <text:p>251,035</text:p>
          </table:table-cell>
          <table:table-cell table:formula="of:=[.K14]*100/[.M14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9634" calcext:value-type="float">
            <text:p>17,9634</text:p>
          </table:table-cell>
          <table:table-cell office:value-type="float" office:value="318.679" calcext:value-type="float">
            <text:p>318,679</text:p>
          </table:table-cell>
          <table:table-cell/>
          <table:table-cell office:value-type="float" office:value="318.679" calcext:value-type="float">
            <text:p>318,679</text:p>
          </table:table-cell>
          <table:table-cell table:formula="of:=[.R14]*100/[.T14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8638" calcext:value-type="float">
            <text:p>17,8638</text:p>
          </table:table-cell>
          <table:table-cell office:value-type="float" office:value="250.675" calcext:value-type="float">
            <text:p>250,675</text:p>
          </table:table-cell>
          <table:table-cell/>
          <table:table-cell office:value-type="float" office:value="249.852" calcext:value-type="float">
            <text:p>249,852</text:p>
          </table:table-cell>
          <table:table-cell table:formula="of:=[.Y14]*100/[.AA14]" office:value-type="float" office:value="100.329395001841" calcext:value-type="float">
            <text:p>100,33</text:p>
          </table:table-cell>
          <table:table-cell table:number-columns-repeated="7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5.932" calcext:value-type="float">
            <text:p>25,932</text:p>
          </table:table-cell>
          <table:table-cell office:value-type="float" office:value="551.326" calcext:value-type="float">
            <text:p>551,326</text:p>
          </table:table-cell>
          <table:table-cell table:formula="of:=AVERAGE([.C15:.C18])" office:value-type="float" office:value="26.0074" calcext:value-type="float">
            <text:p>26,0074</text:p>
          </table:table-cell>
          <table:table-cell office:value-type="float" office:value="551.326" calcext:value-type="float">
            <text:p>551,326</text:p>
          </table:table-cell>
          <table:table-cell table:formula="of:=[.D15]*100/[.F15]" office:value-type="float" office:value="100" calcext:value-type="float">
            <text:p>100,00</text:p>
          </table:table-cell>
          <table:table-cell table:formula="of:=AVERAGE([.G15:.G18])" office:value-type="float" office:value="101.094432530043" calcext:value-type="float">
            <text:p>101,09</text:p>
          </table:table-cell>
          <table:table-cell office:value-type="float" office:value="1" calcext:value-type="float">
            <text:p>1</text:p>
          </table:table-cell>
          <table:table-cell office:value-type="float" office:value="25.7968" calcext:value-type="float">
            <text:p>25,7968</text:p>
          </table:table-cell>
          <table:table-cell office:value-type="float" office:value="258.475" calcext:value-type="float">
            <text:p>258,475</text:p>
          </table:table-cell>
          <table:table-cell table:formula="of:=AVERAGE([.J15:.J18])" office:value-type="float" office:value="25.7317" calcext:value-type="float">
            <text:p>25,7317</text:p>
          </table:table-cell>
          <table:table-cell office:value-type="float" office:value="256.097" calcext:value-type="float">
            <text:p>256,097</text:p>
          </table:table-cell>
          <table:table-cell table:formula="of:=[.K15]*100/[.M15]" office:value-type="float" office:value="100.928554414929" calcext:value-type="float">
            <text:p>100,93</text:p>
          </table:table-cell>
          <table:table-cell table:formula="of:=AVERAGE([.N15:.N18])" office:value-type="float" office:value="101.120763575168" calcext:value-type="float">
            <text:p>101,12</text:p>
          </table:table-cell>
          <table:table-cell office:value-type="float" office:value="1" calcext:value-type="float">
            <text:p>1</text:p>
          </table:table-cell>
          <table:table-cell office:value-type="float" office:value="26.4566" calcext:value-type="float">
            <text:p>26,4566</text:p>
          </table:table-cell>
          <table:table-cell office:value-type="float" office:value="401.964" calcext:value-type="float">
            <text:p>401,964</text:p>
          </table:table-cell>
          <table:table-cell table:formula="of:=AVERAGE([.Q15:.Q18])" office:value-type="float" office:value="26.41385" calcext:value-type="float">
            <text:p>26,41385</text:p>
          </table:table-cell>
          <table:table-cell office:value-type="float" office:value="400.632" calcext:value-type="float">
            <text:p>400,632</text:p>
          </table:table-cell>
          <table:table-cell table:formula="of:=[.R15]*100/[.T15]" office:value-type="float" office:value="100.33247468999" calcext:value-type="float">
            <text:p>100,33</text:p>
          </table:table-cell>
          <table:table-cell table:formula="of:=AVERAGE([.U15:.U18])" office:value-type="float" office:value="100.083118672497" calcext:value-type="float">
            <text:p>100,08</text:p>
          </table:table-cell>
          <table:table-cell office:value-type="float" office:value="1" calcext:value-type="float">
            <text:p>1</text:p>
          </table:table-cell>
          <table:table-cell office:value-type="float" office:value="25.816" calcext:value-type="float">
            <text:p>25,816</text:p>
          </table:table-cell>
          <table:table-cell office:value-type="float" office:value="338.824" calcext:value-type="float">
            <text:p>338,824</text:p>
          </table:table-cell>
          <table:table-cell table:formula="of:=AVERAGE([.X15:.X18])" office:value-type="float" office:value="25.82205" calcext:value-type="float">
            <text:p>25,82205</text:p>
          </table:table-cell>
          <table:table-cell office:value-type="float" office:value="338.478" calcext:value-type="float">
            <text:p>338,478</text:p>
          </table:table-cell>
          <table:table-cell table:formula="of:=[.Y15]*100/[.AA15]" office:value-type="float" office:value="100.102222301006" calcext:value-type="float">
            <text:p>100,10</text:p>
          </table:table-cell>
          <table:table-cell table:formula="of:=AVERAGE([.AB15:.AB18])" office:value-type="float" office:value="101.011759102476" calcext:value-type="float">
            <text:p>101,01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25.9442" calcext:value-type="float">
            <text:p>25,9442</text:p>
          </table:table-cell>
          <table:table-cell office:value-type="float" office:value="552.94" calcext:value-type="float">
            <text:p>552,94</text:p>
          </table:table-cell>
          <table:table-cell/>
          <table:table-cell office:value-type="float" office:value="542.716" calcext:value-type="float">
            <text:p>542,716</text:p>
          </table:table-cell>
          <table:table-cell table:formula="of:=[.D16]*100/[.F16]" office:value-type="float" office:value="101.883858224191" calcext:value-type="float">
            <text:p>101,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6882" calcext:value-type="float">
            <text:p>25,6882</text:p>
          </table:table-cell>
          <table:table-cell office:value-type="float" office:value="181.288" calcext:value-type="float">
            <text:p>181,288</text:p>
          </table:table-cell>
          <table:table-cell/>
          <table:table-cell office:value-type="float" office:value="179.767" calcext:value-type="float">
            <text:p>179,767</text:p>
          </table:table-cell>
          <table:table-cell table:formula="of:=[.K16]*100/[.M16]" office:value-type="float" office:value="100.846095223261" calcext:value-type="float">
            <text:p>100,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4066" calcext:value-type="float">
            <text:p>26,4066</text:p>
          </table:table-cell>
          <table:table-cell office:value-type="float" office:value="283.883" calcext:value-type="float">
            <text:p>283,883</text:p>
          </table:table-cell>
          <table:table-cell/>
          <table:table-cell office:value-type="float" office:value="283.883" calcext:value-type="float">
            <text:p>283,883</text:p>
          </table:table-cell>
          <table:table-cell table:formula="of:=[.R16]*100/[.T16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.8352" calcext:value-type="float">
            <text:p>25,8352</text:p>
          </table:table-cell>
          <table:table-cell office:value-type="float" office:value="285.975" calcext:value-type="float">
            <text:p>285,975</text:p>
          </table:table-cell>
          <table:table-cell/>
          <table:table-cell office:value-type="float" office:value="285.975" calcext:value-type="float">
            <text:p>285,975</text:p>
          </table:table-cell>
          <table:table-cell table:formula="of:=[.Y16]*100/[.AA16]" office:value-type="float" office:value="100" calcext:value-type="float">
            <text:p>100,00</text:p>
          </table:table-cell>
          <table:table-cell table:number-columns-repeated="5"/>
          <table:table-cell table:style-name="ce19" table:number-columns-repeated="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26.1404" calcext:value-type="float">
            <text:p>26,1404</text:p>
          </table:table-cell>
          <table:table-cell office:value-type="float" office:value="567.403" calcext:value-type="float">
            <text:p>567,403</text:p>
          </table:table-cell>
          <table:table-cell/>
          <table:table-cell office:value-type="float" office:value="553.597" calcext:value-type="float">
            <text:p>553,597</text:p>
          </table:table-cell>
          <table:table-cell table:formula="of:=[.D17]*100/[.F17]" office:value-type="float" office:value="102.493871895982" calcext:value-type="float">
            <text:p>102,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.721" calcext:value-type="float">
            <text:p>25,721</text:p>
          </table:table-cell>
          <table:table-cell office:value-type="float" office:value="279.447" calcext:value-type="float">
            <text:p>279,447</text:p>
          </table:table-cell>
          <table:table-cell/>
          <table:table-cell office:value-type="float" office:value="277.902" calcext:value-type="float">
            <text:p>277,902</text:p>
          </table:table-cell>
          <table:table-cell table:formula="of:=[.K17]*100/[.M17]" office:value-type="float" office:value="100.555951378544" calcext:value-type="float">
            <text:p>100,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3708" calcext:value-type="float">
            <text:p>26,3708</text:p>
          </table:table-cell>
          <table:table-cell office:value-type="float" office:value="217.522" calcext:value-type="float">
            <text:p>217,522</text:p>
          </table:table-cell>
          <table:table-cell/>
          <table:table-cell office:value-type="float" office:value="217.522" calcext:value-type="float">
            <text:p>217,522</text:p>
          </table:table-cell>
          <table:table-cell table:formula="of:=[.R17]*100/[.T17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.8266" calcext:value-type="float">
            <text:p>25,8266</text:p>
          </table:table-cell>
          <table:table-cell office:value-type="float" office:value="411.071" calcext:value-type="float">
            <text:p>411,071</text:p>
          </table:table-cell>
          <table:table-cell/>
          <table:table-cell office:value-type="float" office:value="397.894" calcext:value-type="float">
            <text:p>397,894</text:p>
          </table:table-cell>
          <table:table-cell table:formula="of:=[.Y17]*100/[.AA17]" office:value-type="float" office:value="103.311686026932" calcext:value-type="float">
            <text:p>103,31</text:p>
          </table:table-cell>
          <table:table-cell table:number-columns-repeated="5"/>
          <table:table-cell table:style-name="ce19"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26.013" calcext:value-type="float">
            <text:p>26,013</text:p>
          </table:table-cell>
          <table:table-cell office:value-type="float" office:value="563.193" calcext:value-type="float">
            <text:p>563,193</text:p>
          </table:table-cell>
          <table:table-cell/>
          <table:table-cell office:value-type="float" office:value="563.193" calcext:value-type="float">
            <text:p>563,193</text:p>
          </table:table-cell>
          <table:table-cell table:formula="of:=[.D18]*100/[.F18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7208" calcext:value-type="float">
            <text:p>25,7208</text:p>
          </table:table-cell>
          <table:table-cell office:value-type="float" office:value="231.076" calcext:value-type="float">
            <text:p>231,076</text:p>
          </table:table-cell>
          <table:table-cell/>
          <table:table-cell office:value-type="float" office:value="226.207" calcext:value-type="float">
            <text:p>226,207</text:p>
          </table:table-cell>
          <table:table-cell table:formula="of:=[.K18]*100/[.M18]" office:value-type="float" office:value="102.152453283939" calcext:value-type="float">
            <text:p>102,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.4214" calcext:value-type="float">
            <text:p>26,4214</text:p>
          </table:table-cell>
          <table:table-cell office:value-type="float" office:value="329.906" calcext:value-type="float">
            <text:p>329,906</text:p>
          </table:table-cell>
          <table:table-cell/>
          <table:table-cell office:value-type="float" office:value="329.906" calcext:value-type="float">
            <text:p>329,906</text:p>
          </table:table-cell>
          <table:table-cell table:formula="of:=[.R18]*100/[.T18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8104" calcext:value-type="float">
            <text:p>25,8104</text:p>
          </table:table-cell>
          <table:table-cell office:value-type="float" office:value="196.934" calcext:value-type="float">
            <text:p>196,934</text:p>
          </table:table-cell>
          <table:table-cell/>
          <table:table-cell office:value-type="float" office:value="195.695" calcext:value-type="float">
            <text:p>195,695</text:p>
          </table:table-cell>
          <table:table-cell table:formula="of:=[.Y18]*100/[.AA18]" office:value-type="float" office:value="100.633128081964" calcext:value-type="float">
            <text:p>100,63</text:p>
          </table:table-cell>
          <table:table-cell table:number-columns-repeated="5"/>
          <table:table-cell table:style-name="ce19" table:number-columns-repeated="2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4.3496" calcext:value-type="float">
            <text:p>34,3496</text:p>
          </table:table-cell>
          <table:table-cell office:value-type="float" office:value="578.996" calcext:value-type="float">
            <text:p>578,996</text:p>
          </table:table-cell>
          <table:table-cell table:formula="of:=AVERAGE([.C19:.C22])" office:value-type="float" office:value="34.4047" calcext:value-type="float">
            <text:p>34,4047</text:p>
          </table:table-cell>
          <table:table-cell office:value-type="float" office:value="570.99" calcext:value-type="float">
            <text:p>570,99</text:p>
          </table:table-cell>
          <table:table-cell table:formula="of:=[.D19]*100/[.F19]" office:value-type="float" office:value="101.402126131806" calcext:value-type="float">
            <text:p>101,40</text:p>
          </table:table-cell>
          <table:table-cell table:formula="of:=AVERAGE([.G19:.G22])" office:value-type="float" office:value="102.08885183386" calcext:value-type="float">
            <text:p>102,09</text:p>
          </table:table-cell>
          <table:table-cell office:value-type="float" office:value="1" calcext:value-type="float">
            <text:p>1</text:p>
          </table:table-cell>
          <table:table-cell office:value-type="float" office:value="34.3522" calcext:value-type="float">
            <text:p>34,3522</text:p>
          </table:table-cell>
          <table:table-cell office:value-type="float" office:value="284.958" calcext:value-type="float">
            <text:p>284,958</text:p>
          </table:table-cell>
          <table:table-cell table:formula="of:=AVERAGE([.J19:.J22])" office:value-type="float" office:value="34.4468" calcext:value-type="float">
            <text:p>34,4468</text:p>
          </table:table-cell>
          <table:table-cell office:value-type="float" office:value="284.907" calcext:value-type="float">
            <text:p>284,907</text:p>
          </table:table-cell>
          <table:table-cell table:formula="of:=[.K19]*100/[.M19]" office:value-type="float" office:value="100.017900578083" calcext:value-type="float">
            <text:p>100,02</text:p>
          </table:table-cell>
          <table:table-cell table:formula="of:=AVERAGE([.N19:.N22])" office:value-type="float" office:value="100.960233606157" calcext:value-type="float">
            <text:p>100,96</text:p>
          </table:table-cell>
          <table:table-cell office:value-type="float" office:value="1" calcext:value-type="float">
            <text:p>1</text:p>
          </table:table-cell>
          <table:table-cell office:value-type="float" office:value="34.4238" calcext:value-type="float">
            <text:p>34,4238</text:p>
          </table:table-cell>
          <table:table-cell office:value-type="float" office:value="286.163" calcext:value-type="float">
            <text:p>286,163</text:p>
          </table:table-cell>
          <table:table-cell table:formula="of:=AVERAGE([.Q19:.Q22])" office:value-type="float" office:value="34.47395" calcext:value-type="float">
            <text:p>34,47395</text:p>
          </table:table-cell>
          <table:table-cell office:value-type="float" office:value="286.163" calcext:value-type="float">
            <text:p>286,163</text:p>
          </table:table-cell>
          <table:table-cell table:formula="of:=[.R19]*100/[.T19]" office:value-type="float" office:value="100" calcext:value-type="float">
            <text:p>100,00</text:p>
          </table:table-cell>
          <table:table-cell table:formula="of:=AVERAGE([.U19:.U22])" office:value-type="float" office:value="100.99437171107" calcext:value-type="float">
            <text:p>100,99</text:p>
          </table:table-cell>
          <table:table-cell office:value-type="float" office:value="1" calcext:value-type="float">
            <text:p>1</text:p>
          </table:table-cell>
          <table:table-cell office:value-type="float" office:value="34.4578" calcext:value-type="float">
            <text:p>34,4578</text:p>
          </table:table-cell>
          <table:table-cell office:value-type="float" office:value="298.354" calcext:value-type="float">
            <text:p>298,354</text:p>
          </table:table-cell>
          <table:table-cell table:formula="of:=AVERAGE([.X19:.X22])" office:value-type="float" office:value="34.4773" calcext:value-type="float">
            <text:p>34,4773</text:p>
          </table:table-cell>
          <table:table-cell office:value-type="float" office:value="295.731" calcext:value-type="float">
            <text:p>295,731</text:p>
          </table:table-cell>
          <table:table-cell table:formula="of:=[.Y19]*100/[.AA19]" office:value-type="float" office:value="100.886954698696" calcext:value-type="float">
            <text:p>100,89</text:p>
          </table:table-cell>
          <table:table-cell table:formula="of:=AVERAGE([.AB19:.AB22])" office:value-type="float" office:value="101.265050698724" calcext:value-type="float">
            <text:p>101,27</text:p>
          </table:table-cell>
          <table:table-cell table:number-columns-repeated="4"/>
          <table:table-cell table:style-name="ce19"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34.401" calcext:value-type="float">
            <text:p>34,401</text:p>
          </table:table-cell>
          <table:table-cell office:value-type="float" office:value="564.426" calcext:value-type="float">
            <text:p>564,426</text:p>
          </table:table-cell>
          <table:table-cell/>
          <table:table-cell office:value-type="float" office:value="562.116" calcext:value-type="float">
            <text:p>562,116</text:p>
          </table:table-cell>
          <table:table-cell table:formula="of:=[.D20]*100/[.F20]" office:value-type="float" office:value="100.410947206626" calcext:value-type="float">
            <text:p>100,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5958" calcext:value-type="float">
            <text:p>34,5958</text:p>
          </table:table-cell>
          <table:table-cell office:value-type="float" office:value="240.759" calcext:value-type="float">
            <text:p>240,759</text:p>
          </table:table-cell>
          <table:table-cell/>
          <table:table-cell office:value-type="float" office:value="239.721" calcext:value-type="float">
            <text:p>239,721</text:p>
          </table:table-cell>
          <table:table-cell table:formula="of:=[.K20]*100/[.M20]" office:value-type="float" office:value="100.433003366413" calcext:value-type="float">
            <text:p>100,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392" calcext:value-type="float">
            <text:p>34,392</text:p>
          </table:table-cell>
          <table:table-cell office:value-type="float" office:value="248.204" calcext:value-type="float">
            <text:p>248,204</text:p>
          </table:table-cell>
          <table:table-cell/>
          <table:table-cell office:value-type="float" office:value="248.204" calcext:value-type="float">
            <text:p>248,204</text:p>
          </table:table-cell>
          <table:table-cell table:formula="of:=[.R20]*100/[.T20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.5142" calcext:value-type="float">
            <text:p>34,5142</text:p>
          </table:table-cell>
          <table:table-cell office:value-type="float" office:value="445.335" calcext:value-type="float">
            <text:p>445,335</text:p>
          </table:table-cell>
          <table:table-cell/>
          <table:table-cell office:value-type="float" office:value="429.179" calcext:value-type="float">
            <text:p>429,179</text:p>
          </table:table-cell>
          <table:table-cell table:formula="of:=[.Y20]*100/[.AA20]" office:value-type="float" office:value="103.764396673649" calcext:value-type="float">
            <text:p>103,76</text:p>
          </table:table-cell>
          <table:table-cell table:number-columns-repeated="5"/>
          <table:table-cell table:style-name="ce19" table:number-columns-repeated="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34.3804" calcext:value-type="float">
            <text:p>34,3804</text:p>
          </table:table-cell>
          <table:table-cell office:value-type="float" office:value="581.6" calcext:value-type="float">
            <text:p>581,6</text:p>
          </table:table-cell>
          <table:table-cell/>
          <table:table-cell office:value-type="float" office:value="547.048" calcext:value-type="float">
            <text:p>547,048</text:p>
          </table:table-cell>
          <table:table-cell table:formula="of:=[.D21]*100/[.F21]" office:value-type="float" office:value="106.316081952589" calcext:value-type="float">
            <text:p>106,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3724" calcext:value-type="float">
            <text:p>34,3724</text:p>
          </table:table-cell>
          <table:table-cell office:value-type="float" office:value="219.709" calcext:value-type="float">
            <text:p>219,709</text:p>
          </table:table-cell>
          <table:table-cell/>
          <table:table-cell office:value-type="float" office:value="215.709" calcext:value-type="float">
            <text:p>215,709</text:p>
          </table:table-cell>
          <table:table-cell table:formula="of:=[.K21]*100/[.M21]" office:value-type="float" office:value="101.854350073479" calcext:value-type="float">
            <text:p>101,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6276" calcext:value-type="float">
            <text:p>34,6276</text:p>
          </table:table-cell>
          <table:table-cell office:value-type="float" office:value="323.377" calcext:value-type="float">
            <text:p>323,377</text:p>
          </table:table-cell>
          <table:table-cell/>
          <table:table-cell office:value-type="float" office:value="323.377" calcext:value-type="float">
            <text:p>323,377</text:p>
          </table:table-cell>
          <table:table-cell table:formula="of:=[.R21]*100/[.T21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.515" calcext:value-type="float">
            <text:p>34,515</text:p>
          </table:table-cell>
          <table:table-cell office:value-type="float" office:value="285.864" calcext:value-type="float">
            <text:p>285,864</text:p>
          </table:table-cell>
          <table:table-cell/>
          <table:table-cell office:value-type="float" office:value="284.7" calcext:value-type="float">
            <text:p>284,7</text:p>
          </table:table-cell>
          <table:table-cell table:formula="of:=[.Y21]*100/[.AA21]" office:value-type="float" office:value="100.40885142255" calcext:value-type="float">
            <text:p>100,41</text:p>
          </table:table-cell>
          <table:table-cell table:number-columns-repeated="5"/>
          <table:table-cell table:style-name="ce19"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34.4878" calcext:value-type="float">
            <text:p>34,4878</text:p>
          </table:table-cell>
          <table:table-cell office:value-type="float" office:value="559.49" calcext:value-type="float">
            <text:p>559,49</text:p>
          </table:table-cell>
          <table:table-cell/>
          <table:table-cell office:value-type="float" office:value="558.227" calcext:value-type="float">
            <text:p>558,227</text:p>
          </table:table-cell>
          <table:table-cell table:formula="of:=[.D22]*100/[.F22]" office:value-type="float" office:value="100.226252044419" calcext:value-type="float">
            <text:p>100,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4668" calcext:value-type="float">
            <text:p>34,4668</text:p>
          </table:table-cell>
          <table:table-cell office:value-type="float" office:value="226.916" calcext:value-type="float">
            <text:p>226,916</text:p>
          </table:table-cell>
          <table:table-cell/>
          <table:table-cell office:value-type="float" office:value="223.484" calcext:value-type="float">
            <text:p>223,484</text:p>
          </table:table-cell>
          <table:table-cell table:formula="of:=[.K22]*100/[.M22]" office:value-type="float" office:value="101.535680406651" calcext:value-type="float">
            <text:p>101,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4524" calcext:value-type="float">
            <text:p>34,4524</text:p>
          </table:table-cell>
          <table:table-cell office:value-type="float" office:value="383.522" calcext:value-type="float">
            <text:p>383,522</text:p>
          </table:table-cell>
          <table:table-cell/>
          <table:table-cell office:value-type="float" office:value="368.851" calcext:value-type="float">
            <text:p>368,851</text:p>
          </table:table-cell>
          <table:table-cell table:formula="of:=[.R22]*100/[.T22]" office:value-type="float" office:value="103.977486844281" calcext:value-type="float">
            <text:p>103,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.4222" calcext:value-type="float">
            <text:p>34,4222</text:p>
          </table:table-cell>
          <table:table-cell office:value-type="float" office:value="381.692" calcext:value-type="float">
            <text:p>381,692</text:p>
          </table:table-cell>
          <table:table-cell/>
          <table:table-cell office:value-type="float" office:value="381.692" calcext:value-type="float">
            <text:p>381,692</text:p>
          </table:table-cell>
          <table:table-cell table:formula="of:=[.Y22]*100/[.AA22]" office:value-type="float" office:value="100" calcext:value-type="float">
            <text:p>100,00</text:p>
          </table:table-cell>
          <table:table-cell table:number-columns-repeated="5"/>
          <table:table-cell table:style-name="ce19" table:number-columns-repeated="2"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3.756" calcext:value-type="float">
            <text:p>43,756</text:p>
          </table:table-cell>
          <table:table-cell office:value-type="float" office:value="656.395" calcext:value-type="float">
            <text:p>656,395</text:p>
          </table:table-cell>
          <table:table-cell table:formula="of:=AVERAGE([.C23:.C26])" office:value-type="float" office:value="43.8411" calcext:value-type="float">
            <text:p>43,8411</text:p>
          </table:table-cell>
          <table:table-cell office:value-type="float" office:value="627.037" calcext:value-type="float">
            <text:p>627,037</text:p>
          </table:table-cell>
          <table:table-cell table:formula="of:=[.D23]*100/[.F23]" office:value-type="float" office:value="104.682020359245" calcext:value-type="float">
            <text:p>104,68</text:p>
          </table:table-cell>
          <table:table-cell table:formula="of:=AVERAGE([.G23:.G26])" office:value-type="float" office:value="102.133521140853" calcext:value-type="float">
            <text:p>102,13</text:p>
          </table:table-cell>
          <table:table-cell office:value-type="float" office:value="1" calcext:value-type="float">
            <text:p>1</text:p>
          </table:table-cell>
          <table:table-cell office:value-type="float" office:value="43.832" calcext:value-type="float">
            <text:p>43,832</text:p>
          </table:table-cell>
          <table:table-cell office:value-type="float" office:value="267.8" calcext:value-type="float">
            <text:p>267,8</text:p>
          </table:table-cell>
          <table:table-cell table:formula="of:=AVERAGE([.J23:.J26])" office:value-type="float" office:value="43.8479" calcext:value-type="float">
            <text:p>43,8479</text:p>
          </table:table-cell>
          <table:table-cell office:value-type="float" office:value="321.861" calcext:value-type="float">
            <text:p>321,861</text:p>
          </table:table-cell>
          <table:table-cell table:formula="of:=[.K23]*100/[.M23]" office:value-type="float" office:value="83.2036189535234" calcext:value-type="float">
            <text:p>83,20</text:p>
          </table:table-cell>
          <table:table-cell table:formula="of:=AVERAGE([.N23:.N26])" office:value-type="float" office:value="109.68287014654" calcext:value-type="float">
            <text:p>109,68</text:p>
          </table:table-cell>
          <table:table-cell office:value-type="float" office:value="1" calcext:value-type="float">
            <text:p>1</text:p>
          </table:table-cell>
          <table:table-cell office:value-type="float" office:value="43.8234" calcext:value-type="float">
            <text:p>43,8234</text:p>
          </table:table-cell>
          <table:table-cell office:value-type="float" office:value="324.177" calcext:value-type="float">
            <text:p>324,177</text:p>
          </table:table-cell>
          <table:table-cell table:formula="of:=AVERAGE([.Q23:.Q26])" office:value-type="float" office:value="43.8252" calcext:value-type="float">
            <text:p>43,8252</text:p>
          </table:table-cell>
          <table:table-cell office:value-type="float" office:value="324.177" calcext:value-type="float">
            <text:p>324,177</text:p>
          </table:table-cell>
          <table:table-cell table:formula="of:=[.R23]*100/[.T23]" office:value-type="float" office:value="100" calcext:value-type="float">
            <text:p>100,00</text:p>
          </table:table-cell>
          <table:table-cell table:formula="of:=AVERAGE([.U23:.U26])" office:value-type="float" office:value="100.663794226306" calcext:value-type="float">
            <text:p>100,66</text:p>
          </table:table-cell>
          <table:table-cell office:value-type="float" office:value="1" calcext:value-type="float">
            <text:p>1</text:p>
          </table:table-cell>
          <table:table-cell office:value-type="float" office:value="43.8824" calcext:value-type="float">
            <text:p>43,8824</text:p>
          </table:table-cell>
          <table:table-cell office:value-type="float" office:value="336.805" calcext:value-type="float">
            <text:p>336,805</text:p>
          </table:table-cell>
          <table:table-cell table:formula="of:=AVERAGE([.X23:.X26])" office:value-type="float" office:value="43.8983" calcext:value-type="float">
            <text:p>43,8983</text:p>
          </table:table-cell>
          <table:table-cell office:value-type="float" office:value="331.55" calcext:value-type="float">
            <text:p>331,55</text:p>
          </table:table-cell>
          <table:table-cell table:formula="of:=[.Y23]*100/[.AA23]" office:value-type="float" office:value="101.58497964108" calcext:value-type="float">
            <text:p>101,58</text:p>
          </table:table-cell>
          <table:table-cell table:formula="of:=AVERAGE([.AB23:.AB26])" office:value-type="float" office:value="100.592992745494" calcext:value-type="float">
            <text:p>100,59</text:p>
          </table:table-cell>
          <table:table-cell table:number-columns-repeated="4"/>
          <table:table-cell table:style-name="ce19"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43.8062" calcext:value-type="float">
            <text:p>43,8062</text:p>
          </table:table-cell>
          <table:table-cell office:value-type="float" office:value="608.121" calcext:value-type="float">
            <text:p>608,121</text:p>
          </table:table-cell>
          <table:table-cell/>
          <table:table-cell office:value-type="float" office:value="596.215" calcext:value-type="float">
            <text:p>596,215</text:p>
          </table:table-cell>
          <table:table-cell table:formula="of:=[.D24]*100/[.F24]" office:value-type="float" office:value="101.996930637438" calcext:value-type="float">
            <text:p>102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8452" calcext:value-type="float">
            <text:p>43,8452</text:p>
          </table:table-cell>
          <table:table-cell office:value-type="float" office:value="324.252" calcext:value-type="float">
            <text:p>324,252</text:p>
          </table:table-cell>
          <table:table-cell/>
          <table:table-cell office:value-type="float" office:value="221.679" calcext:value-type="float">
            <text:p>221,679</text:p>
          </table:table-cell>
          <table:table-cell table:formula="of:=[.K24]*100/[.M24]" office:value-type="float" office:value="146.270959360156" calcext:value-type="float">
            <text:p>146,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7824" calcext:value-type="float">
            <text:p>43,7824</text:p>
          </table:table-cell>
          <table:table-cell office:value-type="float" office:value="305.244" calcext:value-type="float">
            <text:p>305,244</text:p>
          </table:table-cell>
          <table:table-cell/>
          <table:table-cell office:value-type="float" office:value="305.244" calcext:value-type="float">
            <text:p>305,244</text:p>
          </table:table-cell>
          <table:table-cell table:formula="of:=[.R24]*100/[.T24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3.9282" calcext:value-type="float">
            <text:p>43,9282</text:p>
          </table:table-cell>
          <table:table-cell office:value-type="float" office:value="381.601" calcext:value-type="float">
            <text:p>381,601</text:p>
          </table:table-cell>
          <table:table-cell/>
          <table:table-cell office:value-type="float" office:value="381.601" calcext:value-type="float">
            <text:p>381,601</text:p>
          </table:table-cell>
          <table:table-cell table:formula="of:=[.Y24]*100/[.AA24]" office:value-type="float" office:value="100" calcext:value-type="float">
            <text:p>100,00</text:p>
          </table:table-cell>
          <table:table-cell table:number-columns-repeated="5"/>
          <table:table-cell table:style-name="ce19" table:number-columns-repeated="2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43.9792" calcext:value-type="float">
            <text:p>43,9792</text:p>
          </table:table-cell>
          <table:table-cell office:value-type="float" office:value="609.971" calcext:value-type="float">
            <text:p>609,971</text:p>
          </table:table-cell>
          <table:table-cell/>
          <table:table-cell office:value-type="float" office:value="608.963" calcext:value-type="float">
            <text:p>608,963</text:p>
          </table:table-cell>
          <table:table-cell table:formula="of:=[.D25]*100/[.F25]" office:value-type="float" office:value="100.165527298046" calcext:value-type="float">
            <text:p>100,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8528" calcext:value-type="float">
            <text:p>43,8528</text:p>
          </table:table-cell>
          <table:table-cell office:value-type="float" office:value="291.208" calcext:value-type="float">
            <text:p>291,208</text:p>
          </table:table-cell>
          <table:table-cell/>
          <table:table-cell office:value-type="float" office:value="267.767" calcext:value-type="float">
            <text:p>267,767</text:p>
          </table:table-cell>
          <table:table-cell table:formula="of:=[.K25]*100/[.M25]" office:value-type="float" office:value="108.75425276453" calcext:value-type="float">
            <text:p>108,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874" calcext:value-type="float">
            <text:p>43,874</text:p>
          </table:table-cell>
          <table:table-cell office:value-type="float" office:value="376.571" calcext:value-type="float">
            <text:p>376,571</text:p>
          </table:table-cell>
          <table:table-cell/>
          <table:table-cell office:value-type="float" office:value="370.937" calcext:value-type="float">
            <text:p>370,937</text:p>
          </table:table-cell>
          <table:table-cell table:formula="of:=[.R25]*100/[.T25]" office:value-type="float" office:value="101.518856301744" calcext:value-type="float">
            <text:p>101,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.906" calcext:value-type="float">
            <text:p>43,906</text:p>
          </table:table-cell>
          <table:table-cell office:value-type="float" office:value="229.035" calcext:value-type="float">
            <text:p>229,035</text:p>
          </table:table-cell>
          <table:table-cell/>
          <table:table-cell office:value-type="float" office:value="229.035" calcext:value-type="float">
            <text:p>229,035</text:p>
          </table:table-cell>
          <table:table-cell table:formula="of:=[.Y25]*100/[.AA25]" office:value-type="float" office:value="100" calcext:value-type="float">
            <text:p>100,00</text:p>
          </table:table-cell>
          <table:table-cell table:number-columns-repeated="5"/>
          <table:table-cell table:style-name="ce19"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43.823" calcext:value-type="float">
            <text:p>43,823</text:p>
          </table:table-cell>
          <table:table-cell office:value-type="float" office:value="598.002" calcext:value-type="float">
            <text:p>598,002</text:p>
          </table:table-cell>
          <table:table-cell/>
          <table:table-cell office:value-type="float" office:value="588.066" calcext:value-type="float">
            <text:p>588,066</text:p>
          </table:table-cell>
          <table:table-cell table:formula="of:=[.D26]*100/[.F26]" office:value-type="float" office:value="101.689606268684" calcext:value-type="float">
            <text:p>101,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.8616" calcext:value-type="float">
            <text:p>43,8616</text:p>
          </table:table-cell>
          <table:table-cell office:value-type="float" office:value="232.337" calcext:value-type="float">
            <text:p>232,337</text:p>
          </table:table-cell>
          <table:table-cell/>
          <table:table-cell office:value-type="float" office:value="231.175" calcext:value-type="float">
            <text:p>231,175</text:p>
          </table:table-cell>
          <table:table-cell table:formula="of:=[.K26]*100/[.M26]" office:value-type="float" office:value="100.502649507949" calcext:value-type="float">
            <text:p>100,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.821" calcext:value-type="float">
            <text:p>43,821</text:p>
          </table:table-cell>
          <table:table-cell office:value-type="float" office:value="400.604" calcext:value-type="float">
            <text:p>400,604</text:p>
          </table:table-cell>
          <table:table-cell/>
          <table:table-cell office:value-type="float" office:value="396.103" calcext:value-type="float">
            <text:p>396,103</text:p>
          </table:table-cell>
          <table:table-cell table:formula="of:=[.R26]*100/[.T26]" office:value-type="float" office:value="101.136320603479" calcext:value-type="float">
            <text:p>101,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.8766" calcext:value-type="float">
            <text:p>43,8766</text:p>
          </table:table-cell>
          <table:table-cell office:value-type="float" office:value="458.477" calcext:value-type="float">
            <text:p>458,477</text:p>
          </table:table-cell>
          <table:table-cell/>
          <table:table-cell office:value-type="float" office:value="454.897" calcext:value-type="float">
            <text:p>454,897</text:p>
          </table:table-cell>
          <table:table-cell table:formula="of:=[.Y26]*100/[.AA26]" office:value-type="float" office:value="100.786991340897" calcext:value-type="float">
            <text:p>100,79</text:p>
          </table:table-cell>
          <table:table-cell table:number-columns-repeated="7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4.3276" calcext:value-type="float">
            <text:p>54,3276</text:p>
          </table:table-cell>
          <table:table-cell office:value-type="float" office:value="660.55" calcext:value-type="float">
            <text:p>660,55</text:p>
          </table:table-cell>
          <table:table-cell table:formula="of:=AVERAGE([.C27:.C30])" office:value-type="float" office:value="54.3367" calcext:value-type="float">
            <text:p>54,3367</text:p>
          </table:table-cell>
          <table:table-cell office:value-type="float" office:value="639.207" calcext:value-type="float">
            <text:p>639,207</text:p>
          </table:table-cell>
          <table:table-cell table:formula="of:=[.D27]*100/[.F27]" office:value-type="float" office:value="103.338980956091" calcext:value-type="float">
            <text:p>103,34</text:p>
          </table:table-cell>
          <table:table-cell table:formula="of:=AVERAGE([.G27:.G30])" office:value-type="float" office:value="102.567027728602" calcext:value-type="float">
            <text:p>102,57</text:p>
          </table:table-cell>
          <table:table-cell office:value-type="float" office:value="1" calcext:value-type="float">
            <text:p>1</text:p>
          </table:table-cell>
          <table:table-cell office:value-type="float" office:value="54.1528" calcext:value-type="float">
            <text:p>54,1528</text:p>
          </table:table-cell>
          <table:table-cell office:value-type="float" office:value="289.702" calcext:value-type="float">
            <text:p>289,702</text:p>
          </table:table-cell>
          <table:table-cell table:formula="of:=AVERAGE([.J27:.J30])" office:value-type="float" office:value="54.1721" calcext:value-type="float">
            <text:p>54,1721</text:p>
          </table:table-cell>
          <table:table-cell office:value-type="float" office:value="285.619" calcext:value-type="float">
            <text:p>285,619</text:p>
          </table:table-cell>
          <table:table-cell table:formula="of:=[.K27]*100/[.M27]" office:value-type="float" office:value="101.42952674717" calcext:value-type="float">
            <text:p>101,43</text:p>
          </table:table-cell>
          <table:table-cell table:formula="of:=AVERAGE([.N27:.N30])" office:value-type="float" office:value="101.991777874428" calcext:value-type="float">
            <text:p>101,99</text:p>
          </table:table-cell>
          <table:table-cell office:value-type="float" office:value="1" calcext:value-type="float">
            <text:p>1</text:p>
          </table:table-cell>
          <table:table-cell office:value-type="float" office:value="54.1366" calcext:value-type="float">
            <text:p>54,1366</text:p>
          </table:table-cell>
          <table:table-cell office:value-type="float" office:value="399.93" calcext:value-type="float">
            <text:p>399,93</text:p>
          </table:table-cell>
          <table:table-cell table:formula="of:=AVERAGE([.Q27:.Q30])" office:value-type="float" office:value="54.1669" calcext:value-type="float">
            <text:p>54,1669</text:p>
          </table:table-cell>
          <table:table-cell office:value-type="float" office:value="399.93" calcext:value-type="float">
            <text:p>399,93</text:p>
          </table:table-cell>
          <table:table-cell table:formula="of:=[.R27]*100/[.T27]" office:value-type="float" office:value="100" calcext:value-type="float">
            <text:p>100,00</text:p>
          </table:table-cell>
          <table:table-cell table:formula="of:=AVERAGE([.U27:.U30])" office:value-type="float" office:value="100.699654588203" calcext:value-type="float">
            <text:p>100,70</text:p>
          </table:table-cell>
          <table:table-cell office:value-type="float" office:value="1" calcext:value-type="float">
            <text:p>1</text:p>
          </table:table-cell>
          <table:table-cell office:value-type="float" office:value="54.3" calcext:value-type="float">
            <text:p>54,3</text:p>
          </table:table-cell>
          <table:table-cell office:value-type="float" office:value="277.449" calcext:value-type="float">
            <text:p>277,449</text:p>
          </table:table-cell>
          <table:table-cell table:formula="of:=AVERAGE([.X27:.X30])" office:value-type="float" office:value="54.36685" calcext:value-type="float">
            <text:p>54,36685</text:p>
          </table:table-cell>
          <table:table-cell office:value-type="float" office:value="275.222" calcext:value-type="float">
            <text:p>275,222</text:p>
          </table:table-cell>
          <table:table-cell table:formula="of:=[.Y27]*100/[.AA27]" office:value-type="float" office:value="100.80916496501" calcext:value-type="float">
            <text:p>100,81</text:p>
          </table:table-cell>
          <table:table-cell table:formula="of:=AVERAGE([.AB27:.AB30])" office:value-type="float" office:value="125.666544092341" calcext:value-type="float">
            <text:p>125,67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54.2482" calcext:value-type="float">
            <text:p>54,2482</text:p>
          </table:table-cell>
          <table:table-cell office:value-type="float" office:value="690.253" calcext:value-type="float">
            <text:p>690,253</text:p>
          </table:table-cell>
          <table:table-cell/>
          <table:table-cell office:value-type="float" office:value="676.871" calcext:value-type="float">
            <text:p>676,871</text:p>
          </table:table-cell>
          <table:table-cell table:formula="of:=[.D28]*100/[.F28]" office:value-type="float" office:value="101.9770384608" calcext:value-type="float">
            <text:p>101,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1222" calcext:value-type="float">
            <text:p>54,1222</text:p>
          </table:table-cell>
          <table:table-cell office:value-type="float" office:value="205.071" calcext:value-type="float">
            <text:p>205,071</text:p>
          </table:table-cell>
          <table:table-cell/>
          <table:table-cell office:value-type="float" office:value="197.216" calcext:value-type="float">
            <text:p>197,216</text:p>
          </table:table-cell>
          <table:table-cell table:formula="of:=[.K28]*100/[.M28]" office:value-type="float" office:value="103.982942560441" calcext:value-type="float">
            <text:p>103,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0674" calcext:value-type="float">
            <text:p>54,0674</text:p>
          </table:table-cell>
          <table:table-cell office:value-type="float" office:value="317.247" calcext:value-type="float">
            <text:p>317,247</text:p>
          </table:table-cell>
          <table:table-cell/>
          <table:table-cell office:value-type="float" office:value="311.815" calcext:value-type="float">
            <text:p>311,815</text:p>
          </table:table-cell>
          <table:table-cell table:formula="of:=[.R28]*100/[.T28]" office:value-type="float" office:value="101.742058592435" calcext:value-type="float">
            <text:p>101,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3226" calcext:value-type="float">
            <text:p>54,3226</text:p>
          </table:table-cell>
          <table:table-cell office:value-type="float" office:value="250.276" calcext:value-type="float">
            <text:p>250,276</text:p>
          </table:table-cell>
          <table:table-cell/>
          <table:table-cell office:value-type="float" office:value="250.276" calcext:value-type="float">
            <text:p>250,276</text:p>
          </table:table-cell>
          <table:table-cell table:formula="of:=[.Y28]*100/[.AA28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54.3762" calcext:value-type="float">
            <text:p>54,3762</text:p>
          </table:table-cell>
          <table:table-cell office:value-type="float" office:value="690.007" calcext:value-type="float">
            <text:p>690,007</text:p>
          </table:table-cell>
          <table:table-cell/>
          <table:table-cell office:value-type="float" office:value="682.625" calcext:value-type="float">
            <text:p>682,625</text:p>
          </table:table-cell>
          <table:table-cell table:formula="of:=[.D29]*100/[.F29]" office:value-type="float" office:value="101.081413660502" calcext:value-type="float">
            <text:p>101,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2546" calcext:value-type="float">
            <text:p>54,2546</text:p>
          </table:table-cell>
          <table:table-cell office:value-type="float" office:value="269.332" calcext:value-type="float">
            <text:p>269,332</text:p>
          </table:table-cell>
          <table:table-cell/>
          <table:table-cell office:value-type="float" office:value="265.149" calcext:value-type="float">
            <text:p>265,149</text:p>
          </table:table-cell>
          <table:table-cell table:formula="of:=[.K29]*100/[.M29]" office:value-type="float" office:value="101.577603536125" calcext:value-type="float">
            <text:p>101,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2782" calcext:value-type="float">
            <text:p>54,2782</text:p>
          </table:table-cell>
          <table:table-cell office:value-type="float" office:value="431.462" calcext:value-type="float">
            <text:p>431,462</text:p>
          </table:table-cell>
          <table:table-cell/>
          <table:table-cell office:value-type="float" office:value="431.462" calcext:value-type="float">
            <text:p>431,462</text:p>
          </table:table-cell>
          <table:table-cell table:formula="of:=[.R29]*100/[.T29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.402" calcext:value-type="float">
            <text:p>54,402</text:p>
          </table:table-cell>
          <table:table-cell office:value-type="float" office:value="338.821" calcext:value-type="float">
            <text:p>338,821</text:p>
          </table:table-cell>
          <table:table-cell/>
          <table:table-cell table:style-name="ce28" office:value-type="float" office:value="275.22" calcext:value-type="float">
            <text:p>275,22</text:p>
          </table:table-cell>
          <table:table-cell table:formula="of:=[.Y29]*100/[.AA29]" office:value-type="float" office:value="123.109149044401" calcext:value-type="float">
            <text:p>123,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54.3948" calcext:value-type="float">
            <text:p>54,3948</text:p>
          </table:table-cell>
          <table:table-cell office:value-type="float" office:value="681.911" calcext:value-type="float">
            <text:p>681,911</text:p>
          </table:table-cell>
          <table:table-cell/>
          <table:table-cell office:value-type="float" office:value="656.5" calcext:value-type="float">
            <text:p>656,5</text:p>
          </table:table-cell>
          <table:table-cell table:formula="of:=[.D30]*100/[.F30]" office:value-type="float" office:value="103.870677837014" calcext:value-type="float">
            <text:p>103,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.1588" calcext:value-type="float">
            <text:p>54,1588</text:p>
          </table:table-cell>
          <table:table-cell office:value-type="float" office:value="269.227" calcext:value-type="float">
            <text:p>269,227</text:p>
          </table:table-cell>
          <table:table-cell/>
          <table:table-cell office:value-type="float" office:value="266.622" calcext:value-type="float">
            <text:p>266,622</text:p>
          </table:table-cell>
          <table:table-cell table:formula="of:=[.K30]*100/[.M30]" office:value-type="float" office:value="100.977038653975" calcext:value-type="float">
            <text:p>100,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.1854" calcext:value-type="float">
            <text:p>54,1854</text:p>
          </table:table-cell>
          <table:table-cell office:value-type="float" office:value="369.101" calcext:value-type="float">
            <text:p>369,101</text:p>
          </table:table-cell>
          <table:table-cell/>
          <table:table-cell office:value-type="float" office:value="365.242" calcext:value-type="float">
            <text:p>365,242</text:p>
          </table:table-cell>
          <table:table-cell table:formula="of:=[.R30]*100/[.T30]" office:value-type="float" office:value="101.056559760378" calcext:value-type="float">
            <text:p>101,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4.4428" calcext:value-type="float">
            <text:p>54,4428</text:p>
          </table:table-cell>
          <table:table-cell office:value-type="float" office:value="447.363" calcext:value-type="float">
            <text:p>447,363</text:p>
          </table:table-cell>
          <table:table-cell/>
          <table:table-cell table:style-name="ce28" office:value-type="float" office:value="250.276" calcext:value-type="float">
            <text:p>250,276</text:p>
          </table:table-cell>
          <table:table-cell table:formula="of:=[.Y30]*100/[.AA30]" office:value-type="float" office:value="178.747862359955" calcext:value-type="float">
            <text:p>178,75</text:p>
          </table:table-cell>
          <table:table-cell table:number-columns-repeated="7"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5.5232" calcext:value-type="float">
            <text:p>65,5232</text:p>
          </table:table-cell>
          <table:table-cell office:value-type="float" office:value="749.55" calcext:value-type="float">
            <text:p>749,55</text:p>
          </table:table-cell>
          <table:table-cell table:formula="of:=AVERAGE([.C31:.C34])" office:value-type="float" office:value="65.4505" calcext:value-type="float">
            <text:p>65,4505</text:p>
          </table:table-cell>
          <table:table-cell office:value-type="float" office:value="720.635" calcext:value-type="float">
            <text:p>720,635</text:p>
          </table:table-cell>
          <table:table-cell table:formula="of:=[.D31]*100/[.F31]" office:value-type="float" office:value="104.012433478807" calcext:value-type="float">
            <text:p>104,01</text:p>
          </table:table-cell>
          <table:table-cell table:formula="of:=AVERAGE([.G31:.G34])" office:value-type="float" office:value="103.084883326658" calcext:value-type="float">
            <text:p>103,08</text:p>
          </table:table-cell>
          <table:table-cell office:value-type="float" office:value="1" calcext:value-type="float">
            <text:p>1</text:p>
          </table:table-cell>
          <table:table-cell office:value-type="float" office:value="66.3982" calcext:value-type="float">
            <text:p>66,3982</text:p>
          </table:table-cell>
          <table:table-cell office:value-type="float" office:value="291.784" calcext:value-type="float">
            <text:p>291,784</text:p>
          </table:table-cell>
          <table:table-cell table:formula="of:=AVERAGE([.J31:.J34])" office:value-type="float" office:value="66.30715" calcext:value-type="float">
            <text:p>66,30715</text:p>
          </table:table-cell>
          <table:table-cell office:value-type="float" office:value="285.681" calcext:value-type="float">
            <text:p>285,681</text:p>
          </table:table-cell>
          <table:table-cell table:formula="of:=[.K31]*100/[.M31]" office:value-type="float" office:value="102.136298878819" calcext:value-type="float">
            <text:p>102,14</text:p>
          </table:table-cell>
          <table:table-cell table:formula="of:=AVERAGE([.N31:.N34])" office:value-type="float" office:value="101.958303294486" calcext:value-type="float">
            <text:p>101,96</text:p>
          </table:table-cell>
          <table:table-cell office:value-type="float" office:value="1" calcext:value-type="float">
            <text:p>1</text:p>
          </table:table-cell>
          <table:table-cell office:value-type="float" office:value="66.8296" calcext:value-type="float">
            <text:p>66,8296</text:p>
          </table:table-cell>
          <table:table-cell office:value-type="float" office:value="345.104" calcext:value-type="float">
            <text:p>345,104</text:p>
          </table:table-cell>
          <table:table-cell table:formula="of:=AVERAGE([.Q31:.Q34])" office:value-type="float" office:value="66.71765" calcext:value-type="float">
            <text:p>66,71765</text:p>
          </table:table-cell>
          <table:table-cell office:value-type="float" office:value="343.466" calcext:value-type="float">
            <text:p>343,466</text:p>
          </table:table-cell>
          <table:table-cell table:formula="of:=[.R31]*100/[.T31]" office:value-type="float" office:value="100.476903099579" calcext:value-type="float">
            <text:p>100,48</text:p>
          </table:table-cell>
          <table:table-cell table:formula="of:=AVERAGE([.U31:.U34])" office:value-type="float" office:value="100.691339790089" calcext:value-type="float">
            <text:p>100,69</text:p>
          </table:table-cell>
          <table:table-cell office:value-type="float" office:value="1" calcext:value-type="float">
            <text:p>1</text:p>
          </table:table-cell>
          <table:table-cell office:value-type="float" office:value="65.5444" calcext:value-type="float">
            <text:p>65,5444</text:p>
          </table:table-cell>
          <table:table-cell office:value-type="float" office:value="570.658" calcext:value-type="float">
            <text:p>570,658</text:p>
          </table:table-cell>
          <table:table-cell table:formula="of:=AVERAGE([.X31:.X34])" office:value-type="float" office:value="65.32505" calcext:value-type="float">
            <text:p>65,32505</text:p>
          </table:table-cell>
          <table:table-cell office:value-type="float" office:value="548.281" calcext:value-type="float">
            <text:p>548,281</text:p>
          </table:table-cell>
          <table:table-cell table:formula="of:=[.Y31]*100/[.AA31]" office:value-type="float" office:value="104.081301376484" calcext:value-type="float">
            <text:p>104,08</text:p>
          </table:table-cell>
          <table:table-cell table:formula="of:=AVERAGE([.AB31:.AB34])" office:value-type="float" office:value="101.654200046559" calcext:value-type="float">
            <text:p>101,65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65.5038" calcext:value-type="float">
            <text:p>65,5038</text:p>
          </table:table-cell>
          <table:table-cell office:value-type="float" office:value="676.937" calcext:value-type="float">
            <text:p>676,937</text:p>
          </table:table-cell>
          <table:table-cell/>
          <table:table-cell office:value-type="float" office:value="672.432" calcext:value-type="float">
            <text:p>672,432</text:p>
          </table:table-cell>
          <table:table-cell table:formula="of:=[.D32]*100/[.F32]" office:value-type="float" office:value="100.669956218621" calcext:value-type="float">
            <text:p>100,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.1216" calcext:value-type="float">
            <text:p>66,1216</text:p>
          </table:table-cell>
          <table:table-cell office:value-type="float" office:value="332.861" calcext:value-type="float">
            <text:p>332,861</text:p>
          </table:table-cell>
          <table:table-cell/>
          <table:table-cell office:value-type="float" office:value="326.623" calcext:value-type="float">
            <text:p>326,623</text:p>
          </table:table-cell>
          <table:table-cell table:formula="of:=[.K32]*100/[.M32]" office:value-type="float" office:value="101.909847132627" calcext:value-type="float">
            <text:p>101,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.7444" calcext:value-type="float">
            <text:p>66,7444</text:p>
          </table:table-cell>
          <table:table-cell office:value-type="float" office:value="388.471" calcext:value-type="float">
            <text:p>388,471</text:p>
          </table:table-cell>
          <table:table-cell/>
          <table:table-cell office:value-type="float" office:value="387.624" calcext:value-type="float">
            <text:p>387,624</text:p>
          </table:table-cell>
          <table:table-cell table:formula="of:=[.R32]*100/[.T32]" office:value-type="float" office:value="100.21851072173" calcext:value-type="float">
            <text:p>100,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5672" calcext:value-type="float">
            <text:p>65,5672</text:p>
          </table:table-cell>
          <table:table-cell office:value-type="float" office:value="407.92" calcext:value-type="float">
            <text:p>407,92</text:p>
          </table:table-cell>
          <table:table-cell/>
          <table:table-cell office:value-type="float" office:value="403.446" calcext:value-type="float">
            <text:p>403,446</text:p>
          </table:table-cell>
          <table:table-cell table:formula="of:=[.Y32]*100/[.AA32]" office:value-type="float" office:value="101.108946426535" calcext:value-type="float">
            <text:p>101,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65.3932" calcext:value-type="float">
            <text:p>65,3932</text:p>
          </table:table-cell>
          <table:table-cell office:value-type="float" office:value="728.346" calcext:value-type="float">
            <text:p>728,346</text:p>
          </table:table-cell>
          <table:table-cell/>
          <table:table-cell office:value-type="float" office:value="693.824" calcext:value-type="float">
            <text:p>693,824</text:p>
          </table:table-cell>
          <table:table-cell table:formula="of:=[.D33]*100/[.F33]" office:value-type="float" office:value="104.975613412047" calcext:value-type="float">
            <text:p>104,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072" calcext:value-type="float">
            <text:p>66,072</text:p>
          </table:table-cell>
          <table:table-cell office:value-type="float" office:value="312.952" calcext:value-type="float">
            <text:p>312,952</text:p>
          </table:table-cell>
          <table:table-cell/>
          <table:table-cell office:value-type="float" office:value="307.625" calcext:value-type="float">
            <text:p>307,625</text:p>
          </table:table-cell>
          <table:table-cell table:formula="of:=[.K33]*100/[.M33]" office:value-type="float" office:value="101.731653799269" calcext:value-type="float">
            <text:p>101,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.6484" calcext:value-type="float">
            <text:p>66,6484</text:p>
          </table:table-cell>
          <table:table-cell office:value-type="float" office:value="308.193" calcext:value-type="float">
            <text:p>308,193</text:p>
          </table:table-cell>
          <table:table-cell/>
          <table:table-cell office:value-type="float" office:value="306.028" calcext:value-type="float">
            <text:p>306,028</text:p>
          </table:table-cell>
          <table:table-cell table:formula="of:=[.R33]*100/[.T33]" office:value-type="float" office:value="100.707451605735" calcext:value-type="float">
            <text:p>100,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914" calcext:value-type="float">
            <text:p>64,914</text:p>
          </table:table-cell>
          <table:table-cell office:value-type="float" office:value="145.481" calcext:value-type="float">
            <text:p>145,481</text:p>
          </table:table-cell>
          <table:table-cell/>
          <table:table-cell office:value-type="float" office:value="144.94" calcext:value-type="float">
            <text:p>144,94</text:p>
          </table:table-cell>
          <table:table-cell table:formula="of:=[.Y33]*100/[.AA33]" office:value-type="float" office:value="100.373257899821" calcext:value-type="float">
            <text:p>100,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65.3818" calcext:value-type="float">
            <text:p>65,3818</text:p>
          </table:table-cell>
          <table:table-cell office:value-type="float" office:value="724.449" calcext:value-type="float">
            <text:p>724,449</text:p>
          </table:table-cell>
          <table:table-cell/>
          <table:table-cell office:value-type="float" office:value="705.53" calcext:value-type="float">
            <text:p>705,53</text:p>
          </table:table-cell>
          <table:table-cell table:formula="of:=[.D34]*100/[.F34]" office:value-type="float" office:value="102.681530197157" calcext:value-type="float">
            <text:p>102,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.6368" calcext:value-type="float">
            <text:p>66,6368</text:p>
          </table:table-cell>
          <table:table-cell office:value-type="float" office:value="297.068" calcext:value-type="float">
            <text:p>297,068</text:p>
          </table:table-cell>
          <table:table-cell/>
          <table:table-cell office:value-type="float" office:value="291.085" calcext:value-type="float">
            <text:p>291,085</text:p>
          </table:table-cell>
          <table:table-cell table:formula="of:=[.K34]*100/[.M34]" office:value-type="float" office:value="102.05541336723" calcext:value-type="float">
            <text:p>102,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6.6482" calcext:value-type="float">
            <text:p>66,6482</text:p>
          </table:table-cell>
          <table:table-cell office:value-type="float" office:value="285.081" calcext:value-type="float">
            <text:p>285,081</text:p>
          </table:table-cell>
          <table:table-cell/>
          <table:table-cell office:value-type="float" office:value="281.249" calcext:value-type="float">
            <text:p>281,249</text:p>
          </table:table-cell>
          <table:table-cell table:formula="of:=[.R34]*100/[.T34]" office:value-type="float" office:value="101.362493733311" calcext:value-type="float">
            <text:p>101,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2746" calcext:value-type="float">
            <text:p>65,2746</text:p>
          </table:table-cell>
          <table:table-cell office:value-type="float" office:value="227.858" calcext:value-type="float">
            <text:p>227,858</text:p>
          </table:table-cell>
          <table:table-cell/>
          <table:table-cell office:value-type="float" office:value="225.483" calcext:value-type="float">
            <text:p>225,483</text:p>
          </table:table-cell>
          <table:table-cell table:formula="of:=[.Y34]*100/[.AA34]" office:value-type="float" office:value="101.053294483398" calcext:value-type="float">
            <text:p>101,05</text:p>
          </table:table-cell>
          <table:table-cell table:number-columns-repeated="7"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77.612" calcext:value-type="float">
            <text:p>77,612</text:p>
          </table:table-cell>
          <table:table-cell office:value-type="float" office:value="722.214" calcext:value-type="float">
            <text:p>722,214</text:p>
          </table:table-cell>
          <table:table-cell table:formula="of:=AVERAGE([.C35:.C38])" office:value-type="float" office:value="77.76125" calcext:value-type="float">
            <text:p>77,76125</text:p>
          </table:table-cell>
          <table:table-cell office:value-type="float" office:value="688.27" calcext:value-type="float">
            <text:p>688,27</text:p>
          </table:table-cell>
          <table:table-cell table:formula="of:=[.D35]*100/[.F35]" office:value-type="float" office:value="104.931785491159" calcext:value-type="float">
            <text:p>104,93</text:p>
          </table:table-cell>
          <table:table-cell table:formula="of:=AVERAGE([.G35:.G38])" office:value-type="float" office:value="103.599625569989" calcext:value-type="float">
            <text:p>103,60</text:p>
          </table:table-cell>
          <table:table-cell office:value-type="float" office:value="1" calcext:value-type="float">
            <text:p>1</text:p>
          </table:table-cell>
          <table:table-cell office:value-type="float" office:value="77.2324" calcext:value-type="float">
            <text:p>77,2324</text:p>
          </table:table-cell>
          <table:table-cell office:value-type="float" office:value="280.484" calcext:value-type="float">
            <text:p>280,484</text:p>
          </table:table-cell>
          <table:table-cell table:formula="of:=AVERAGE([.J35:.J38])" office:value-type="float" office:value="77.45055" calcext:value-type="float">
            <text:p>77,45055</text:p>
          </table:table-cell>
          <table:table-cell office:value-type="float" office:value="273.718" calcext:value-type="float">
            <text:p>273,718</text:p>
          </table:table-cell>
          <table:table-cell table:formula="of:=[.K35]*100/[.M35]" office:value-type="float" office:value="102.471887124705" calcext:value-type="float">
            <text:p>102,47</text:p>
          </table:table-cell>
          <table:table-cell table:formula="of:=AVERAGE([.N35:.N38])" office:value-type="float" office:value="101.7330205532" calcext:value-type="float">
            <text:p>101,73</text:p>
          </table:table-cell>
          <table:table-cell office:value-type="float" office:value="1" calcext:value-type="float">
            <text:p>1</text:p>
          </table:table-cell>
          <table:table-cell office:value-type="float" office:value="77.6434" calcext:value-type="float">
            <text:p>77,6434</text:p>
          </table:table-cell>
          <table:table-cell office:value-type="float" office:value="299.937" calcext:value-type="float">
            <text:p>299,937</text:p>
          </table:table-cell>
          <table:table-cell table:formula="of:=AVERAGE([.Q35:.Q38])" office:value-type="float" office:value="77.7972" calcext:value-type="float">
            <text:p>77,7972</text:p>
          </table:table-cell>
          <table:table-cell office:value-type="float" office:value="299.544" calcext:value-type="float">
            <text:p>299,544</text:p>
          </table:table-cell>
          <table:table-cell table:formula="of:=[.R35]*100/[.T35]" office:value-type="float" office:value="100.131199423123" calcext:value-type="float">
            <text:p>100,13</text:p>
          </table:table-cell>
          <table:table-cell table:formula="of:=AVERAGE([.U35:.U38])" office:value-type="float" office:value="100.1371451725" calcext:value-type="float">
            <text:p>100,14</text:p>
          </table:table-cell>
          <table:table-cell office:value-type="float" office:value="1" calcext:value-type="float">
            <text:p>1</text:p>
          </table:table-cell>
          <table:table-cell office:value-type="float" office:value="77.396" calcext:value-type="float">
            <text:p>77,396</text:p>
          </table:table-cell>
          <table:table-cell office:value-type="float" office:value="367.549" calcext:value-type="float">
            <text:p>367,549</text:p>
          </table:table-cell>
          <table:table-cell table:formula="of:=AVERAGE([.X35:.X38])" office:value-type="float" office:value="77.3083" calcext:value-type="float">
            <text:p>77,3083</text:p>
          </table:table-cell>
          <table:table-cell office:value-type="float" office:value="361.478" calcext:value-type="float">
            <text:p>361,478</text:p>
          </table:table-cell>
          <table:table-cell table:formula="of:=[.Y35]*100/[.AA35]" office:value-type="float" office:value="101.679493634467" calcext:value-type="float">
            <text:p>101,68</text:p>
          </table:table-cell>
          <table:table-cell table:formula="of:=AVERAGE([.AB35:.AB38])" office:value-type="float" office:value="100.709333250959" calcext:value-type="float">
            <text:p>100,71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77.8192" calcext:value-type="float">
            <text:p>77,8192</text:p>
          </table:table-cell>
          <table:table-cell office:value-type="float" office:value="767.695" calcext:value-type="float">
            <text:p>767,695</text:p>
          </table:table-cell>
          <table:table-cell/>
          <table:table-cell office:value-type="float" office:value="745.053" calcext:value-type="float">
            <text:p>745,053</text:p>
          </table:table-cell>
          <table:table-cell table:formula="of:=[.D36]*100/[.F36]" office:value-type="float" office:value="103.038978435091" calcext:value-type="float">
            <text:p>103,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4648" calcext:value-type="float">
            <text:p>77,4648</text:p>
          </table:table-cell>
          <table:table-cell office:value-type="float" office:value="178.227" calcext:value-type="float">
            <text:p>178,227</text:p>
          </table:table-cell>
          <table:table-cell/>
          <table:table-cell office:value-type="float" office:value="174.74" calcext:value-type="float">
            <text:p>174,74</text:p>
          </table:table-cell>
          <table:table-cell table:formula="of:=[.K36]*100/[.M36]" office:value-type="float" office:value="101.995536225249" calcext:value-type="float">
            <text:p>102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8404" calcext:value-type="float">
            <text:p>77,8404</text:p>
          </table:table-cell>
          <table:table-cell office:value-type="float" office:value="478.714" calcext:value-type="float">
            <text:p>478,714</text:p>
          </table:table-cell>
          <table:table-cell/>
          <table:table-cell office:value-type="float" office:value="478.714" calcext:value-type="float">
            <text:p>478,714</text:p>
          </table:table-cell>
          <table:table-cell table:formula="of:=[.R36]*100/[.T36]" office:value-type="float" office:value="100" calcext:value-type="float">
            <text:p>10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.3806" calcext:value-type="float">
            <text:p>77,3806</text:p>
          </table:table-cell>
          <table:table-cell office:value-type="float" office:value="379.671" calcext:value-type="float">
            <text:p>379,671</text:p>
          </table:table-cell>
          <table:table-cell/>
          <table:table-cell office:value-type="float" office:value="379.671" calcext:value-type="float">
            <text:p>379,671</text:p>
          </table:table-cell>
          <table:table-cell table:formula="of:=[.Y36]*100/[.AA36]" office:value-type="float" office:value="100" calcext:value-type="float">
            <text:p>100,0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77.786" calcext:value-type="float">
            <text:p>77,786</text:p>
          </table:table-cell>
          <table:table-cell office:value-type="float" office:value="818.041" calcext:value-type="float">
            <text:p>818,041</text:p>
          </table:table-cell>
          <table:table-cell/>
          <table:table-cell office:value-type="float" office:value="791.615" calcext:value-type="float">
            <text:p>791,615</text:p>
          </table:table-cell>
          <table:table-cell table:formula="of:=[.D37]*100/[.F37]" office:value-type="float" office:value="103.338238916645" calcext:value-type="float">
            <text:p>103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492" calcext:value-type="float">
            <text:p>77,492</text:p>
          </table:table-cell>
          <table:table-cell office:value-type="float" office:value="311.293" calcext:value-type="float">
            <text:p>311,293</text:p>
          </table:table-cell>
          <table:table-cell/>
          <table:table-cell office:value-type="float" office:value="308.327" calcext:value-type="float">
            <text:p>308,327</text:p>
          </table:table-cell>
          <table:table-cell table:formula="of:=[.K37]*100/[.M37]" office:value-type="float" office:value="100.961965705242" calcext:value-type="float">
            <text:p>100,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9394" calcext:value-type="float">
            <text:p>77,9394</text:p>
          </table:table-cell>
          <table:table-cell office:value-type="float" office:value="428.008" calcext:value-type="float">
            <text:p>428,008</text:p>
          </table:table-cell>
          <table:table-cell/>
          <table:table-cell office:value-type="float" office:value="426.229" calcext:value-type="float">
            <text:p>426,229</text:p>
          </table:table-cell>
          <table:table-cell table:formula="of:=[.R37]*100/[.T37]" office:value-type="float" office:value="100.417381266878" calcext:value-type="float">
            <text:p>100,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.4996" calcext:value-type="float">
            <text:p>77,4996</text:p>
          </table:table-cell>
          <table:table-cell office:value-type="float" office:value="259.175" calcext:value-type="float">
            <text:p>259,175</text:p>
          </table:table-cell>
          <table:table-cell/>
          <table:table-cell office:value-type="float" office:value="258.881" calcext:value-type="float">
            <text:p>258,881</text:p>
          </table:table-cell>
          <table:table-cell table:formula="of:=[.Y37]*100/[.AA37]" office:value-type="float" office:value="100.113565692345" calcext:value-type="float">
            <text:p>100,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77.8278" calcext:value-type="float">
            <text:p>77,8278</text:p>
          </table:table-cell>
          <table:table-cell office:value-type="float" office:value="772.796" calcext:value-type="float">
            <text:p>772,796</text:p>
          </table:table-cell>
          <table:table-cell/>
          <table:table-cell office:value-type="float" office:value="749.636" calcext:value-type="float">
            <text:p>749,636</text:p>
          </table:table-cell>
          <table:table-cell table:formula="of:=[.D38]*100/[.F38]" office:value-type="float" office:value="103.08949943706" calcext:value-type="float">
            <text:p>103,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613" calcext:value-type="float">
            <text:p>77,613</text:p>
          </table:table-cell>
          <table:table-cell office:value-type="float" office:value="411.565" calcext:value-type="float">
            <text:p>411,565</text:p>
          </table:table-cell>
          <table:table-cell/>
          <table:table-cell office:value-type="float" office:value="405.472" calcext:value-type="float">
            <text:p>405,472</text:p>
          </table:table-cell>
          <table:table-cell table:formula="of:=[.K38]*100/[.M38]" office:value-type="float" office:value="101.502693157604" calcext:value-type="float">
            <text:p>101,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7.7656" calcext:value-type="float">
            <text:p>77,7656</text:p>
          </table:table-cell>
          <table:table-cell office:value-type="float" office:value="313.67" calcext:value-type="float">
            <text:p>313,67</text:p>
          </table:table-cell>
          <table:table-cell/>
          <table:table-cell office:value-type="float" office:value="313.67" calcext:value-type="float">
            <text:p>313,67</text:p>
          </table:table-cell>
          <table:table-cell table:formula="of:=[.R38]*100/[.T38]" office:value-type="float" office:value="100" calcext:value-type="float">
            <text:p>10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6.957" calcext:value-type="float">
            <text:p>76,957</text:p>
          </table:table-cell>
          <table:table-cell office:value-type="float" office:value="446.936" calcext:value-type="float">
            <text:p>446,936</text:p>
          </table:table-cell>
          <table:table-cell/>
          <table:table-cell office:value-type="float" office:value="442.317" calcext:value-type="float">
            <text:p>442,317</text:p>
          </table:table-cell>
          <table:table-cell table:formula="of:=[.Y38]*100/[.AA38]" office:value-type="float" office:value="101.044273677023" calcext:value-type="float">
            <text:p>101,04</text:p>
          </table:table-cell>
          <table:table-cell table:number-columns-repeated="7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.7844" calcext:value-type="float">
            <text:p>90,7844</text:p>
          </table:table-cell>
          <table:table-cell office:value-type="float" office:value="768.61" calcext:value-type="float">
            <text:p>768,61</text:p>
          </table:table-cell>
          <table:table-cell table:formula="of:=AVERAGE([.C39:.C42])" office:value-type="float" office:value="90.7978" calcext:value-type="float">
            <text:p>90,7978</text:p>
          </table:table-cell>
          <table:table-cell office:value-type="float" office:value="751.394" calcext:value-type="float">
            <text:p>751,394</text:p>
          </table:table-cell>
          <table:table-cell table:formula="of:=[.D39]*100/[.F39]" office:value-type="float" office:value="102.291208074592" calcext:value-type="float">
            <text:p>102,29</text:p>
          </table:table-cell>
          <table:table-cell table:formula="of:=AVERAGE([.G39:.G42])" office:value-type="float" office:value="104.565325499747" calcext:value-type="float">
            <text:p>104,57</text:p>
          </table:table-cell>
          <table:table-cell office:value-type="float" office:value="1" calcext:value-type="float">
            <text:p>1</text:p>
          </table:table-cell>
          <table:table-cell office:value-type="float" office:value="90.8752" calcext:value-type="float">
            <text:p>90,8752</text:p>
          </table:table-cell>
          <table:table-cell office:value-type="float" office:value="327.947" calcext:value-type="float">
            <text:p>327,947</text:p>
          </table:table-cell>
          <table:table-cell table:formula="of:=AVERAGE([.J39:.J42])" office:value-type="float" office:value="90.40215" calcext:value-type="float">
            <text:p>90,40215</text:p>
          </table:table-cell>
          <table:table-cell office:value-type="float" office:value="325.174" calcext:value-type="float">
            <text:p>325,174</text:p>
          </table:table-cell>
          <table:table-cell table:formula="of:=[.K39]*100/[.M39]" office:value-type="float" office:value="100.85277420704" calcext:value-type="float">
            <text:p>100,85</text:p>
          </table:table-cell>
          <table:table-cell table:formula="of:=AVERAGE([.N39:.N42])" office:value-type="float" office:value="102.201392232039" calcext:value-type="float">
            <text:p>102,20</text:p>
          </table:table-cell>
          <table:table-cell office:value-type="float" office:value="1" calcext:value-type="float">
            <text:p>1</text:p>
          </table:table-cell>
          <table:table-cell office:value-type="float" office:value="90.861" calcext:value-type="float">
            <text:p>90,861</text:p>
          </table:table-cell>
          <table:table-cell office:value-type="float" office:value="381.03" calcext:value-type="float">
            <text:p>381,03</text:p>
          </table:table-cell>
          <table:table-cell table:formula="of:=AVERAGE([.Q39:.Q42])" office:value-type="float" office:value="90.7662" calcext:value-type="float">
            <text:p>90,7662</text:p>
          </table:table-cell>
          <table:table-cell office:value-type="float" office:value="364.388" calcext:value-type="float">
            <text:p>364,388</text:p>
          </table:table-cell>
          <table:table-cell table:formula="of:=[.R39]*100/[.T39]" office:value-type="float" office:value="104.567109784076" calcext:value-type="float">
            <text:p>104,57</text:p>
          </table:table-cell>
          <table:table-cell table:formula="of:=AVERAGE([.U39:.U42])" office:value-type="float" office:value="101.462051114867" calcext:value-type="float">
            <text:p>101,46</text:p>
          </table:table-cell>
          <table:table-cell office:value-type="float" office:value="1" calcext:value-type="float">
            <text:p>1</text:p>
          </table:table-cell>
          <table:table-cell office:value-type="float" office:value="90.6566" calcext:value-type="float">
            <text:p>90,6566</text:p>
          </table:table-cell>
          <table:table-cell office:value-type="float" office:value="533.261" calcext:value-type="float">
            <text:p>533,261</text:p>
          </table:table-cell>
          <table:table-cell table:formula="of:=AVERAGE([.X39:.X42])" office:value-type="float" office:value="90.39645" calcext:value-type="float">
            <text:p>90,39645</text:p>
          </table:table-cell>
          <table:table-cell office:value-type="float" office:value="527.288" calcext:value-type="float">
            <text:p>527,288</text:p>
          </table:table-cell>
          <table:table-cell table:formula="of:=[.Y39]*100/[.AA39]" office:value-type="float" office:value="101.13277753334" calcext:value-type="float">
            <text:p>101,13</text:p>
          </table:table-cell>
          <table:table-cell table:formula="of:=AVERAGE([.AB39:.AB42])" office:value-type="float" office:value="100.932166510763" calcext:value-type="float">
            <text:p>100,93</text:p>
          </table:table-cell>
          <table:table-cell table:number-columns-repeated="6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90.5382" calcext:value-type="float">
            <text:p>90,5382</text:p>
          </table:table-cell>
          <table:table-cell office:value-type="float" office:value="787.168" calcext:value-type="float">
            <text:p>787,168</text:p>
          </table:table-cell>
          <table:table-cell/>
          <table:table-cell office:value-type="float" office:value="771.981" calcext:value-type="float">
            <text:p>771,981</text:p>
          </table:table-cell>
          <table:table-cell table:formula="of:=[.D40]*100/[.F40]" office:value-type="float" office:value="101.967276396699" calcext:value-type="float">
            <text:p>101,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3728" calcext:value-type="float">
            <text:p>90,3728</text:p>
          </table:table-cell>
          <table:table-cell office:value-type="float" office:value="256.549" calcext:value-type="float">
            <text:p>256,549</text:p>
          </table:table-cell>
          <table:table-cell/>
          <table:table-cell office:value-type="float" office:value="247.389" calcext:value-type="float">
            <text:p>247,389</text:p>
          </table:table-cell>
          <table:table-cell table:formula="of:=[.K40]*100/[.M40]" office:value-type="float" office:value="103.702670692715" calcext:value-type="float">
            <text:p>103,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8716" calcext:value-type="float">
            <text:p>90,8716</text:p>
          </table:table-cell>
          <table:table-cell office:value-type="float" office:value="387.138" calcext:value-type="float">
            <text:p>387,138</text:p>
          </table:table-cell>
          <table:table-cell/>
          <table:table-cell office:value-type="float" office:value="387.014" calcext:value-type="float">
            <text:p>387,014</text:p>
          </table:table-cell>
          <table:table-cell table:formula="of:=[.R40]*100/[.T40]" office:value-type="float" office:value="100.032040184593" calcext:value-type="float">
            <text:p>100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0.1338" calcext:value-type="float">
            <text:p>90,1338</text:p>
          </table:table-cell>
          <table:table-cell office:value-type="float" office:value="543.192" calcext:value-type="float">
            <text:p>543,192</text:p>
          </table:table-cell>
          <table:table-cell/>
          <table:table-cell office:value-type="float" office:value="538.758" calcext:value-type="float">
            <text:p>538,758</text:p>
          </table:table-cell>
          <table:table-cell table:formula="of:=[.Y40]*100/[.AA40]" office:value-type="float" office:value="100.823004020358" calcext:value-type="float">
            <text:p>100,8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90.8956" calcext:value-type="float">
            <text:p>90,8956</text:p>
          </table:table-cell>
          <table:table-cell office:value-type="float" office:value="774.011" calcext:value-type="float">
            <text:p>774,011</text:p>
          </table:table-cell>
          <table:table-cell/>
          <table:table-cell office:value-type="float" office:value="747.132" calcext:value-type="float">
            <text:p>747,132</text:p>
          </table:table-cell>
          <table:table-cell table:formula="of:=[.D41]*100/[.F41]" office:value-type="float" office:value="103.597623980769" calcext:value-type="float">
            <text:p>103,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1974" calcext:value-type="float">
            <text:p>90,1974</text:p>
          </table:table-cell>
          <table:table-cell office:value-type="float" office:value="372.734" calcext:value-type="float">
            <text:p>372,734</text:p>
          </table:table-cell>
          <table:table-cell/>
          <table:table-cell office:value-type="float" office:value="366.503" calcext:value-type="float">
            <text:p>366,503</text:p>
          </table:table-cell>
          <table:table-cell table:formula="of:=[.K41]*100/[.M41]" office:value-type="float" office:value="101.700122509229" calcext:value-type="float">
            <text:p>101,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727" calcext:value-type="float">
            <text:p>90,727</text:p>
          </table:table-cell>
          <table:table-cell office:value-type="float" office:value="320.892" calcext:value-type="float">
            <text:p>320,892</text:p>
          </table:table-cell>
          <table:table-cell/>
          <table:table-cell office:value-type="float" office:value="320.892" calcext:value-type="float">
            <text:p>320,892</text:p>
          </table:table-cell>
          <table:table-cell table:formula="of:=[.R41]*100/[.T41]" office:value-type="float" office:value="100" calcext:value-type="float">
            <text:p>100,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0.646" calcext:value-type="float">
            <text:p>90,646</text:p>
          </table:table-cell>
          <table:table-cell office:value-type="float" office:value="417.892" calcext:value-type="float">
            <text:p>417,892</text:p>
          </table:table-cell>
          <table:table-cell/>
          <table:table-cell office:value-type="float" office:value="411.977" calcext:value-type="float">
            <text:p>411,977</text:p>
          </table:table-cell>
          <table:table-cell table:formula="of:=[.Y41]*100/[.AA41]" office:value-type="float" office:value="101.435759763288" calcext:value-type="float">
            <text:p>101,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90.973" calcext:value-type="float">
            <text:p>90,973</text:p>
          </table:table-cell>
          <table:table-cell office:value-type="float" office:value="829.578" calcext:value-type="float">
            <text:p>829,578</text:p>
          </table:table-cell>
          <table:table-cell/>
          <table:table-cell office:value-type="float" office:value="751.394" calcext:value-type="float">
            <text:p>751,394</text:p>
          </table:table-cell>
          <table:table-cell table:formula="of:=[.D42]*100/[.F42]" office:value-type="float" office:value="110.405193546927" calcext:value-type="float">
            <text:p>110,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.1632" calcext:value-type="float">
            <text:p>90,1632</text:p>
          </table:table-cell>
          <table:table-cell office:value-type="float" office:value="371.271" calcext:value-type="float">
            <text:p>371,271</text:p>
          </table:table-cell>
          <table:table-cell/>
          <table:table-cell office:value-type="float" office:value="362.039" calcext:value-type="float">
            <text:p>362,039</text:p>
          </table:table-cell>
          <table:table-cell table:formula="of:=[.K42]*100/[.M42]" office:value-type="float" office:value="102.550001519173" calcext:value-type="float">
            <text:p>102,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.6052" calcext:value-type="float">
            <text:p>90,6052</text:p>
          </table:table-cell>
          <table:table-cell office:value-type="float" office:value="412.274" calcext:value-type="float">
            <text:p>412,274</text:p>
          </table:table-cell>
          <table:table-cell/>
          <table:table-cell table:style-name="ce20" office:value-type="float" office:value="407.188" calcext:value-type="float">
            <text:p>407,188</text:p>
          </table:table-cell>
          <table:table-cell table:formula="of:=[.R42]*100/[.T42]" office:value-type="float" office:value="101.2490544908" calcext:value-type="float">
            <text:p>101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.1494" calcext:value-type="float">
            <text:p>90,1494</text:p>
          </table:table-cell>
          <table:table-cell office:value-type="float" office:value="298.519" calcext:value-type="float">
            <text:p>298,519</text:p>
          </table:table-cell>
          <table:table-cell/>
          <table:table-cell office:value-type="float" office:value="297.516" calcext:value-type="float">
            <text:p>297,516</text:p>
          </table:table-cell>
          <table:table-cell table:formula="of:=[.Y42]*100/[.AA42]" office:value-type="float" office:value="100.337124726065" calcext:value-type="float">
            <text:p>100,34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8">
          <table:table-cell office:value-type="string" calcext:value-type="string">
            <text:p>N° Nodi</text:p>
          </table:table-cell>
          <table:table-cell table:number-columns-repeated="2" table:style-name="ce1" office:value-type="string" calcext:value-type="string">
            <text:p>100000 *n/5</text:p>
          </table:table-cell>
          <table:table-cell table:number-columns-repeated="2" office:value-type="string" calcext:value-type="string">
            <text:p>2000000 *n/5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469375" calcext:value-type="float">
            <text:p>0,61469375</text:p>
          </table:table-cell>
          <table:table-cell table:style-name="ce19" office:value-type="float" office:value="100" calcext:value-type="float">
            <text:p>100,00</text:p>
          </table:table-cell>
          <table:table-cell table:style-name="ce34" table:formula="of:=AVERAGE([.E3];[.L3];[.S3];[.Z3])" office:value-type="float" office:value="5.1396875" calcext:value-type="float">
            <text:p>5,139688</text:p>
          </table:table-cell>
          <table:table-cell table:style-name="ce19" table:formula="of:=AVERAGE([.H3];[.O3];[.V3];[.AC3])" office:value-type="float" office:value="99.9984283788932" calcext:value-type="float">
            <text:p>100,0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43675" calcext:value-type="float">
            <text:p>1,343675</text:p>
          </table:table-cell>
          <table:table-cell table:style-name="ce19" office:value-type="float" office:value="100.05" calcext:value-type="float">
            <text:p>100,05</text:p>
          </table:table-cell>
          <table:table-cell table:style-name="ce34" table:formula="of:=AVERAGE([.E7];[.L7];[.S7];[.Z7])" office:value-type="float" office:value="11.012375" calcext:value-type="float">
            <text:p>11,012375</text:p>
          </table:table-cell>
          <table:table-cell table:style-name="ce19" table:formula="of:=AVERAGE([.H7];[.O7];[.V7];[.AC7])" office:value-type="float" office:value="100.102871816997" calcext:value-type="float">
            <text:p>100,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18094375" calcext:value-type="float">
            <text:p>2,18094375</text:p>
          </table:table-cell>
          <table:table-cell table:style-name="ce19" office:value-type="float" office:value="101.78" calcext:value-type="float">
            <text:p>101,78</text:p>
          </table:table-cell>
          <table:table-cell table:style-name="ce34" table:formula="of:=AVERAGE([.E11];[.L11];[.S11];[.Z11])" office:value-type="float" office:value="17.969475" calcext:value-type="float">
            <text:p>17,969475</text:p>
          </table:table-cell>
          <table:table-cell table:style-name="ce19" table:formula="of:=AVERAGE([.H11];[.O11];[.V11];[.AC11])" office:value-type="float" office:value="101.824211114044" calcext:value-type="float">
            <text:p>101,82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7826875" calcext:value-type="float">
            <text:p>3,17826875</text:p>
          </table:table-cell>
          <table:table-cell table:style-name="ce19" office:value-type="float" office:value="100.89" calcext:value-type="float">
            <text:p>100,89</text:p>
          </table:table-cell>
          <table:table-cell table:style-name="ce34" table:formula="of:=AVERAGE([.E15];[.L15];[.S15];[.Z15])" office:value-type="float" office:value="25.99375" calcext:value-type="float">
            <text:p>25,993750</text:p>
          </table:table-cell>
          <table:table-cell table:style-name="ce19" table:formula="of:=AVERAGE([.H15];[.O15];[.V15];[.AC15])" office:value-type="float" office:value="100.827518470046" calcext:value-type="float">
            <text:p>100,83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20775" calcext:value-type="float">
            <text:p>4,20775</text:p>
          </table:table-cell>
          <table:table-cell table:style-name="ce19" office:value-type="float" office:value="101.06" calcext:value-type="float">
            <text:p>101,06</text:p>
          </table:table-cell>
          <table:table-cell table:style-name="ce34" table:formula="of:=AVERAGE([.E19];[.L19];[.S19];[.Z19])" office:value-type="float" office:value="34.4506875" calcext:value-type="float">
            <text:p>34,450688</text:p>
          </table:table-cell>
          <table:table-cell table:style-name="ce19" table:formula="of:=AVERAGE([.H19];[.O19];[.V19];[.AC19])" office:value-type="float" office:value="101.327126962453" calcext:value-type="float">
            <text:p>101,33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44746875" calcext:value-type="float">
            <text:p>5,44746875</text:p>
          </table:table-cell>
          <table:table-cell table:style-name="ce19" office:value-type="float" office:value="102.97" calcext:value-type="float">
            <text:p>102,97</text:p>
          </table:table-cell>
          <table:table-cell table:style-name="ce34" table:formula="of:=AVERAGE([.E23];[.L23];[.S23];[.Z23])" office:value-type="float" office:value="43.853125" calcext:value-type="float">
            <text:p>43,853125</text:p>
          </table:table-cell>
          <table:table-cell table:style-name="ce19" table:formula="of:=AVERAGE([.H23];[.O23];[.V23];[.AC23])" office:value-type="float" office:value="103.268294564798" calcext:value-type="float">
            <text:p>103,2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6326875" calcext:value-type="float">
            <text:p>6,76326875</text:p>
          </table:table-cell>
          <table:table-cell table:style-name="ce19" office:value-type="float" office:value="107.62" calcext:value-type="float">
            <text:p>107,62</text:p>
          </table:table-cell>
          <table:table-cell table:style-name="ce34" table:formula="of:=AVERAGE([.E27];[.L27];[.S27];[.Z27])" office:value-type="float" office:value="54.2606375" calcext:value-type="float">
            <text:p>54,260638</text:p>
          </table:table-cell>
          <table:table-cell table:style-name="ce19" table:formula="of:=AVERAGE([.H27];[.O27];[.V27];[.AC27])" office:value-type="float" office:value="107.731251070894" calcext:value-type="float">
            <text:p>107,73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2913125" calcext:value-type="float">
            <text:p>8,2913125</text:p>
          </table:table-cell>
          <table:table-cell table:style-name="ce19" office:value-type="float" office:value="102.17" calcext:value-type="float">
            <text:p>102,17</text:p>
          </table:table-cell>
          <table:table-cell table:style-name="ce34" table:formula="of:=AVERAGE([.E31];[.L31];[.S31];[.Z31])" office:value-type="float" office:value="65.9500875" calcext:value-type="float">
            <text:p>65,950088</text:p>
          </table:table-cell>
          <table:table-cell table:style-name="ce19" table:formula="of:=AVERAGE([.H31];[.O31];[.V31];[.AC31])" office:value-type="float" office:value="101.847181614448" calcext:value-type="float">
            <text:p>101,85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8671625" calcext:value-type="float">
            <text:p>9,8671625</text:p>
          </table:table-cell>
          <table:table-cell table:style-name="ce19" office:value-type="float" office:value="102.13" calcext:value-type="float">
            <text:p>102,13</text:p>
          </table:table-cell>
          <table:table-cell table:style-name="ce34" table:formula="of:=AVERAGE([.E35];[.L35];[.S35];[.Z35])" office:value-type="float" office:value="77.579325" calcext:value-type="float">
            <text:p>77,579325</text:p>
          </table:table-cell>
          <table:table-cell table:style-name="ce19" table:formula="of:=AVERAGE([.H35];[.O35];[.V35];[.AC35])" office:value-type="float" office:value="101.544781136662" calcext:value-type="float">
            <text:p>101,5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490575" calcext:value-type="float">
            <text:p>11,490575</text:p>
          </table:table-cell>
          <table:table-cell table:style-name="ce19" office:value-type="float" office:value="102.48" calcext:value-type="float">
            <text:p>102,48</text:p>
          </table:table-cell>
          <table:table-cell table:style-name="ce34" table:formula="of:=AVERAGE([.E39];[.L39];[.S39];[.Z39])" office:value-type="float" office:value="90.59065" calcext:value-type="float">
            <text:p>90,590650</text:p>
          </table:table-cell>
          <table:table-cell table:style-name="ce19" table:formula="of:=AVERAGE([.H39];[.O39];[.V39];[.AC39])" office:value-type="float" office:value="102.290233839354" calcext:value-type="float">
            <text:p>102,2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0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111">
      <number:number number:decimal-places="3" loext:min-decimal-places="3" number:min-integer-digits="1"/>
    </number:number-style>
    <number:number-style style:name="N112">
      <number:number number:decimal-places="0" loext:min-decimal-places="0" number:min-integer-digits="0"/>
    </number:number-style>
    <number:date-style style:name="N113">
      <number:seconds/>
      <number:text>tan</number:text>
      <number:day/>
      <number:text>a</number:text>
      <number:year number:style="long"/>
      <number:day/>
    </number:date-style>
    <number:number-style style:name="N114">
      <number:number number:decimal-places="0" loext:min-decimal-places="0" number:min-integer-digits="3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4:51:06.39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2:29:03.242000000</meta:creation-date>
    <dc:date>2016-02-10T20:47:27.950000000</dc:date>
    <meta:editing-duration>PT6H39M20S</meta:editing-duration>
    <meta:editing-cycles>8</meta:editing-cycles>
    <meta:generator>LibreOffice/5.0.2.2$Windows_x86 LibreOffice_project/37b43f919e4de5eeaca9b9755ed688758a8251fe</meta:generator>
    <meta:document-statistic meta:table-count="3" meta:cell-count="278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699cm" svg:height="12.193cm" xlink:href=".." xlink:type="simple" chart:class="chart:scatter" chart:column-mapping="0 1 2 3 4 5 6 7" chart:style-name="ch1">
        <chart:title svg:x="4.123cm" svg:y="0.074cm" chart:style-name="ch2">
          <text:p>Tempi medi di esecuzione (per dataset)</text:p>
        </chart:title>
        <chart:legend chart:legend-position="end" svg:x="15.027cm" svg:y="4.086cm" style:legend-expansion="high" chart:style-name="ch3"/>
        <chart:plot-area chart:style-name="ch4" table:cell-range-address="ExecTime.A5:ExecTime.B14 ExecTime.A4:ExecTime.B4 ExecTime.D4:ExecTime.D14 ExecTime.F4:ExecTime.F14 ExecTime.H4:ExecTime.H14 ExecTime.K4:ExecTime.K14 ExecTime.M4:ExecTime.M14 ExecTime.O4:ExecTime.O14 ExecTime.Q4:ExecTime.Q14" chart:data-source-has-labels="both" svg:x="0.265cm" svg:y="0.943cm" svg:width="14.883cm" svg:height="10.509cm">
          <chartooo:coordinate-region svg:x="1.292cm" svg:y="1.138cm" svg:width="13.572cm" svg:height="9.675cm"/>
          <chart:axis chart:dimension="x" chart:name="primary-x" chart:style-name="ch5" chartooo:axis-type="auto">
            <chart:title svg:x="6.764cm" svg:y="11.59cm" chart:style-name="ch6">
              <text:p>N° nodi</text:p>
            </chart:title>
            <chart:categories table:cell-range-address="ExecTime.A5:ExecTime.A14"/>
          </chart:axis>
          <chart:axis chart:dimension="x" chart:name="secondary-x" chart:style-name="ch7"/>
          <chart:axis chart:dimension="y" chart:name="primary-y" chart:style-name="ch8">
            <chart:title svg:x="0cm" svg:y="7.041cm" chart:style-name="ch9">
              <text:p>Secondi</text:p>
            </chart:title>
            <chart:grid chart:style-name="ch10" chart:class="major"/>
          </chart:axis>
          <chart:series chart:style-name="ch11" chart:values-cell-range-address="ExecTime.B5:ExecTime.B14" chart:label-cell-address="ExecTime.B4:ExecTime.B4" chart:class="chart:scatter">
            <chart:domain table:cell-range-address="ExecTime.A5:ExecTime.A14"/>
            <chart:data-point chart:repeated="10"/>
          </chart:series>
          <chart:series chart:style-name="ch12" chart:values-cell-range-address="ExecTime.D5:ExecTime.D14" chart:label-cell-address="ExecTime.D4:ExecTime.D4" chart:class="chart:scatter">
            <chart:data-point chart:repeated="10"/>
          </chart:series>
          <chart:series chart:style-name="ch13" chart:values-cell-range-address="ExecTime.F5:ExecTime.F14" chart:label-cell-address="ExecTime.F4:ExecTime.F4" chart:class="chart:scatter">
            <chart:data-point chart:repeated="10"/>
          </chart:series>
          <chart:series chart:style-name="ch14" chart:values-cell-range-address="ExecTime.H5:ExecTime.H14" chart:label-cell-address="ExecTime.H4:ExecTime.H4" chart:class="chart:scatter">
            <chart:data-point chart:repeated="10"/>
          </chart:series>
          <chart:series chart:style-name="ch15" chart:values-cell-range-address="ExecTime.K5:ExecTime.K14" chart:label-cell-address="ExecTime.K4:ExecTime.K4" chart:class="chart:scatter">
            <chart:data-point chart:repeated="10"/>
          </chart:series>
          <chart:series chart:style-name="ch16" chart:values-cell-range-address="ExecTime.M5:ExecTime.M14" chart:label-cell-address="ExecTime.M4:ExecTime.M4" chart:class="chart:scatter">
            <chart:data-point chart:repeated="10"/>
          </chart:series>
          <chart:series chart:style-name="ch17" chart:values-cell-range-address="ExecTime.O5:ExecTime.O14" chart:label-cell-address="ExecTime.O4:ExecTime.O4" chart:class="chart:scatter">
            <chart:data-point chart:repeated="10"/>
          </chart:series>
          <chart:series chart:style-name="ch18" chart:values-cell-range-address="ExecTime.Q5:ExecTime.Q14" chart:label-cell-address="ExecTime.Q4:ExecTime.Q4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 Unif</text:p>
                <draw:g>
                  <svg:desc>ExecTime.B4:ExecTime.B4</svg:desc>
                </draw:g>
              </table:table-cell>
              <table:table-cell office:value-type="string">
                <text:p>T CPLEX Clust</text:p>
                <draw:g>
                  <svg:desc>ExecTime.D4:ExecTime.D4</svg:desc>
                </draw:g>
              </table:table-cell>
              <table:table-cell office:value-type="string">
                <text:p>T CPLEX Line</text:p>
                <draw:g>
                  <svg:desc>ExecTime.F4:ExecTime.F4</svg:desc>
                </draw:g>
              </table:table-cell>
              <table:table-cell office:value-type="string">
                <text:p>T CPLEX Circ</text:p>
                <draw:g>
                  <svg:desc>ExecTime.H4:ExecTime.H4</svg:desc>
                </draw:g>
              </table:table-cell>
              <table:table-cell office:value-type="string">
                <text:p>T SA Unif</text:p>
                <draw:g>
                  <svg:desc>ExecTime.K4:ExecTime.K4</svg:desc>
                </draw:g>
              </table:table-cell>
              <table:table-cell office:value-type="string">
                <text:p>T SA Clust</text:p>
                <draw:g>
                  <svg:desc>ExecTime.M4:ExecTime.M4</svg:desc>
                </draw:g>
              </table:table-cell>
              <table:table-cell office:value-type="string">
                <text:p>T SA Line</text:p>
                <draw:g>
                  <svg:desc>ExecTime.O4:ExecTime.O4</svg:desc>
                </draw:g>
              </table:table-cell>
              <table:table-cell office:value-type="string">
                <text:p>T SA Circ</text:p>
                <draw:g>
                  <svg:desc>ExecTime.Q4:ExecTime.Q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10">
                <text:p>10</text:p>
                <draw:g>
                  <svg:desc>ExecTime.A5:ExecTime.A14</svg:desc>
                </draw:g>
              </table:table-cell>
              <table:table-cell office:value-type="float" office:value="0.063475">
                <text:p>0.063475</text:p>
                <draw:g>
                  <svg:desc>ExecTime.B5:ExecTime.B14</svg:desc>
                </draw:g>
              </table:table-cell>
              <table:table-cell office:value-type="float" office:value="0.0983">
                <text:p>0.0983</text:p>
                <draw:g>
                  <svg:desc>ExecTime.D5:ExecTime.D14</svg:desc>
                </draw:g>
              </table:table-cell>
              <table:table-cell office:value-type="float" office:value="0.08755">
                <text:p>0.08755</text:p>
                <draw:g>
                  <svg:desc>ExecTime.F5:ExecTime.F14</svg:desc>
                </draw:g>
              </table:table-cell>
              <table:table-cell office:value-type="float" office:value="0.0603">
                <text:p>0.0603</text:p>
                <draw:g>
                  <svg:desc>ExecTime.H5:ExecTime.H14</svg:desc>
                </draw:g>
              </table:table-cell>
              <table:table-cell office:value-type="float" office:value="0.602675">
                <text:p>0.602675</text:p>
                <draw:g>
                  <svg:desc>ExecTime.K5:ExecTime.K14</svg:desc>
                </draw:g>
              </table:table-cell>
              <table:table-cell office:value-type="float" office:value="0.625975">
                <text:p>0.625975</text:p>
                <draw:g>
                  <svg:desc>ExecTime.M5:ExecTime.M14</svg:desc>
                </draw:g>
              </table:table-cell>
              <table:table-cell office:value-type="float" office:value="0.616225">
                <text:p>0.616225</text:p>
                <draw:g>
                  <svg:desc>ExecTime.O5:ExecTime.O14</svg:desc>
                </draw:g>
              </table:table-cell>
              <table:table-cell office:value-type="float" office:value="0.6139">
                <text:p>0.6139</text:p>
                <draw:g>
                  <svg:desc>ExecTime.Q5:ExecTime.Q14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2395">
                <text:p>0.32395</text:p>
              </table:table-cell>
              <table:table-cell office:value-type="float" office:value="0.546925">
                <text:p>0.546925</text:p>
              </table:table-cell>
              <table:table-cell office:value-type="float" office:value="0.404675">
                <text:p>0.404675</text:p>
              </table:table-cell>
              <table:table-cell office:value-type="float" office:value="0.25725">
                <text:p>0.25725</text:p>
              </table:table-cell>
              <table:table-cell office:value-type="float" office:value="1.351275">
                <text:p>1.351275</text:p>
              </table:table-cell>
              <table:table-cell office:value-type="float" office:value="1.35585">
                <text:p>1.35585</text:p>
              </table:table-cell>
              <table:table-cell office:value-type="float" office:value="1.349325">
                <text:p>1.349325</text:p>
              </table:table-cell>
              <table:table-cell office:value-type="float" office:value="1.31825">
                <text:p>1.318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14275">
                <text:p>2.514275</text:p>
              </table:table-cell>
              <table:table-cell office:value-type="float" office:value="1.476275">
                <text:p>1.476275</text:p>
              </table:table-cell>
              <table:table-cell office:value-type="float" office:value="2.763675">
                <text:p>2.763675</text:p>
              </table:table-cell>
              <table:table-cell office:value-type="float" office:value="2.932375">
                <text:p>2.932375</text:p>
              </table:table-cell>
              <table:table-cell office:value-type="float" office:value="2.19305">
                <text:p>2.19305</text:p>
              </table:table-cell>
              <table:table-cell office:value-type="float" office:value="2.1982">
                <text:p>2.1982</text:p>
              </table:table-cell>
              <table:table-cell office:value-type="float" office:value="2.211575">
                <text:p>2.211575</text:p>
              </table:table-cell>
              <table:table-cell office:value-type="float" office:value="2.12095">
                <text:p>2.120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94325">
                <text:p>6.94325</text:p>
              </table:table-cell>
              <table:table-cell office:value-type="float" office:value="9.660425">
                <text:p>9.660425</text:p>
              </table:table-cell>
              <table:table-cell office:value-type="float" office:value="6.3755">
                <text:p>6.3755</text:p>
              </table:table-cell>
              <table:table-cell office:value-type="float" office:value="5.83975">
                <text:p>5.83975</text:p>
              </table:table-cell>
              <table:table-cell office:value-type="float" office:value="3.206425">
                <text:p>3.206425</text:p>
              </table:table-cell>
              <table:table-cell office:value-type="float" office:value="3.259075">
                <text:p>3.259075</text:p>
              </table:table-cell>
              <table:table-cell office:value-type="float" office:value="3.17415">
                <text:p>3.17415</text:p>
              </table:table-cell>
              <table:table-cell office:value-type="float" office:value="3.073425">
                <text:p>3.073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7.389725">
                <text:p>17.389725</text:p>
              </table:table-cell>
              <table:table-cell office:value-type="float" office:value="31.35625">
                <text:p>31.35625</text:p>
              </table:table-cell>
              <table:table-cell office:value-type="float" office:value="8.51">
                <text:p>8.51</text:p>
              </table:table-cell>
              <table:table-cell office:value-type="float" office:value="14.703">
                <text:p>14.703</text:p>
              </table:table-cell>
              <table:table-cell office:value-type="float" office:value="4.19685">
                <text:p>4.19685</text:p>
              </table:table-cell>
              <table:table-cell office:value-type="float" office:value="4.2254">
                <text:p>4.2254</text:p>
              </table:table-cell>
              <table:table-cell office:value-type="float" office:value="4.26795">
                <text:p>4.26795</text:p>
              </table:table-cell>
              <table:table-cell office:value-type="float" office:value="4.1408">
                <text:p>4.140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.98135">
                <text:p>19.98135</text:p>
              </table:table-cell>
              <table:table-cell office:value-type="float" office:value="74.337">
                <text:p>74.337</text:p>
              </table:table-cell>
              <table:table-cell office:value-type="float" office:value="21.99525">
                <text:p>21.99525</text:p>
              </table:table-cell>
              <table:table-cell office:value-type="float" office:value="16.25075">
                <text:p>16.25075</text:p>
              </table:table-cell>
              <table:table-cell office:value-type="float" office:value="5.415075">
                <text:p>5.415075</text:p>
              </table:table-cell>
              <table:table-cell office:value-type="float" office:value="5.435775">
                <text:p>5.435775</text:p>
              </table:table-cell>
              <table:table-cell office:value-type="float" office:value="5.6427">
                <text:p>5.6427</text:p>
              </table:table-cell>
              <table:table-cell office:value-type="float" office:value="5.296325">
                <text:p>5.296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28625">
                <text:p>60.28625</text:p>
              </table:table-cell>
              <table:table-cell office:value-type="float" office:value="140.6935">
                <text:p>140.6935</text:p>
              </table:table-cell>
              <table:table-cell office:value-type="float" office:value="165.94175">
                <text:p>165.94175</text:p>
              </table:table-cell>
              <table:table-cell office:value-type="float" office:value="1830.34475">
                <text:p>1830.34475</text:p>
              </table:table-cell>
              <table:table-cell office:value-type="float" office:value="6.819">
                <text:p>6.819</text:p>
              </table:table-cell>
              <table:table-cell office:value-type="float" office:value="6.832225">
                <text:p>6.832225</text:p>
              </table:table-cell>
              <table:table-cell office:value-type="float" office:value="6.811525">
                <text:p>6.811525</text:p>
              </table:table-cell>
              <table:table-cell office:value-type="float" office:value="6.590325">
                <text:p>6.5903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9.9184">
                <text:p>109.9184</text:p>
              </table:table-cell>
              <table:table-cell office:value-type="float" office:value="1889.24775">
                <text:p>1889.24775</text:p>
              </table:table-cell>
              <table:table-cell office:value-type="float" office:value="142.22075">
                <text:p>142.22075</text:p>
              </table:table-cell>
              <table:table-cell office:value-type="float" office:value="134.429">
                <text:p>134.429</text:p>
              </table:table-cell>
              <table:table-cell office:value-type="float" office:value="8.331575">
                <text:p>8.331575</text:p>
              </table:table-cell>
              <table:table-cell office:value-type="float" office:value="8.484225">
                <text:p>8.484225</text:p>
              </table:table-cell>
              <table:table-cell office:value-type="float" office:value="8.36575">
                <text:p>8.36575</text:p>
              </table:table-cell>
              <table:table-cell office:value-type="float" office:value="7.9837">
                <text:p>7.98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.8557">
                <text:p>99.8557</text:p>
              </table:table-cell>
              <table:table-cell office:value-type="float" office:value="1008.3725">
                <text:p>1008.3725</text:p>
              </table:table-cell>
              <table:table-cell office:value-type="float" office:value="1248.4065">
                <text:p>1248.4065</text:p>
              </table:table-cell>
              <table:table-cell office:value-type="float" office:value="625.2715">
                <text:p>625.2715</text:p>
              </table:table-cell>
              <table:table-cell office:value-type="float" office:value="9.97495">
                <text:p>9.97495</text:p>
              </table:table-cell>
              <table:table-cell office:value-type="float" office:value="10.137125">
                <text:p>10.137125</text:p>
              </table:table-cell>
              <table:table-cell office:value-type="float" office:value="9.8356">
                <text:p>9.8356</text:p>
              </table:table-cell>
              <table:table-cell office:value-type="float" office:value="9.520975">
                <text:p>9.5209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84.59975">
                <text:p>284.59975</text:p>
              </table:table-cell>
              <table:table-cell office:value-type="float" office:value="1395.84975">
                <text:p>1395.84975</text:p>
              </table:table-cell>
              <table:table-cell office:value-type="float" office:value="2056.003">
                <text:p>2056.003</text:p>
              </table:table-cell>
              <table:table-cell office:value-type="float" office:value="1936.28125">
                <text:p>1936.28125</text:p>
              </table:table-cell>
              <table:table-cell office:value-type="float" office:value="11.5581">
                <text:p>11.5581</text:p>
              </table:table-cell>
              <table:table-cell office:value-type="float" office:value="11.67945">
                <text:p>11.67945</text:p>
              </table:table-cell>
              <table:table-cell office:value-type="float" office:value="11.5515">
                <text:p>11.5515</text:p>
              </table:table-cell>
              <table:table-cell office:value-type="float" office:value="11.17325">
                <text:p>11.17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68cm" svg:height="10.375cm" xlink:href=".." xlink:type="simple" chart:class="chart:scatter" chart:style-name="ch1">
        <chart:title svg:x="2.124cm" svg:y="0.343cm" chart:style-name="ch2">
          <text:p>Guadagno Local Search su soluzione Sim Annealing (globale)</text:p>
        </chart:title>
        <chart:plot-area chart:style-name="ch3" table:cell-range-address="Foglio2.J92:Foglio2.K101" svg:x="0.483cm" svg:y="1.361cm" svg:width="15.846cm" svg:height="8.152cm">
          <chartooo:coordinate-region svg:x="1.616cm" svg:y="1.556cm" svg:width="14.429cm" svg:height="7.318cm"/>
          <chart:axis chart:dimension="x" chart:name="primary-x" chart:style-name="ch4">
            <chart:title svg:x="7.624cm" svg:y="9.645cm" chart:style-name="ch5">
              <text:p>N° nodi</text:p>
            </chart:title>
          </chart:axis>
          <chart:axis chart:dimension="y" chart:name="primary-y" chart:style-name="ch6">
            <chart:title svg:x="0cm" svg:y="7.118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K92:Foglio2.K101" chart:class="chart:scatter">
            <chart:domain table:cell-range-address="Foglio2.J92:Foglio2.J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3.93691565935457">
                <text:p>3.93691565935457</text:p>
                <draw:g>
                  <svg:desc>Foglio2.K92:Foglio2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.5012992385021">
                <text:p>7.5012992385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.22665201130749">
                <text:p>7.22665201130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.61734499204216">
                <text:p>9.61734499204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.76433381212133">
                <text:p>5.764333812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7.21585072459506">
                <text:p>7.21585072459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.99657107838198">
                <text:p>7.9965710783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.18047501573385">
                <text:p>7.18047501573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.5983331596445">
                <text:p>6.5983331596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.34001302053409">
                <text:p>6.34001302053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20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true" chart:minimum="0.04" chart:maximum="4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65cm" svg:height="12.063cm" xlink:href=".." xlink:type="simple" chart:class="chart:scatter" chart:style-name="ch1">
        <chart:title svg:x="5.53cm" svg:y="0.377cm" chart:style-name="ch2">
          <text:p>Tempi medi di esecuzione (globali)</text:p>
        </chart:title>
        <chart:legend chart:legend-position="end" svg:x="15.351cm" svg:y="5.491cm" style:legend-expansion="high" chart:style-name="ch3"/>
        <chart:plot-area chart:style-name="ch4" table:cell-range-address="ExecTime.A47:ExecTime.C56 ExecTime.B46:ExecTime.C46" chart:data-source-has-labels="row" svg:x="0.507cm" svg:y="1.429cm" svg:width="14.665cm" svg:height="10.128cm">
          <chartooo:coordinate-region svg:x="1.534cm" svg:y="1.624cm" svg:width="13.345cm" svg:height="9.294cm"/>
          <chart:axis chart:dimension="x" chart:name="primary-x" chart:style-name="ch5">
            <chart:title svg:x="7.031cm" svg:y="11.333cm" chart:style-name="ch6">
              <text:p>N° Nodi</text:p>
            </chart:title>
          </chart:axis>
          <chart:axis chart:dimension="y" chart:name="primary-y" chart:style-name="ch7">
            <chart:title svg:x="0cm" svg:y="7.337cm" chart:style-name="ch8">
              <text:p>Secondi</text:p>
            </chart:title>
            <chart:grid chart:style-name="ch9" chart:class="major"/>
          </chart:axis>
          <chart:series chart:style-name="ch10" chart:values-cell-range-address="ExecTime.B47:ExecTime.B56" chart:label-cell-address="ExecTime.B46:ExecTime.B46" chart:class="chart:scatter">
            <chart:domain table:cell-range-address="ExecTime.A47:ExecTime.A56"/>
            <chart:data-point chart:repeated="10"/>
          </chart:series>
          <chart:series chart:style-name="ch11" chart:values-cell-range-address="ExecTime.C47:ExecTime.C56" chart:label-cell-address="ExecTime.C46:ExecTime.C46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T CPLEX</text:p>
                <draw:g>
                  <svg:desc>ExecTime.B46:ExecTime.B46</svg:desc>
                </draw:g>
              </table:table-cell>
              <table:table-cell office:value-type="string">
                <text:p>T Sim Ann</text:p>
                <draw:g>
                  <svg:desc>ExecTime.C46:ExecTim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ecTime.A47:ExecTime.A56</svg:desc>
                </draw:g>
              </table:table-cell>
              <table:table-cell office:value-type="float" office:value="0.07740625">
                <text:p>0.07740625</text:p>
                <draw:g>
                  <svg:desc>ExecTime.B47:ExecTime.B56</svg:desc>
                </draw:g>
              </table:table-cell>
              <table:table-cell office:value-type="float" office:value="0.61469375">
                <text:p>0.61469375</text:p>
                <draw:g>
                  <svg:desc>ExecTime.C47:ExecTime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832">
                <text:p>0.3832</text:p>
              </table:table-cell>
              <table:table-cell office:value-type="float" office:value="1.343675">
                <text:p>1.343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2165">
                <text:p>2.42165</text:p>
              </table:table-cell>
              <table:table-cell office:value-type="float" office:value="2.18094375">
                <text:p>2.1809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7.20473125">
                <text:p>7.20473125</text:p>
              </table:table-cell>
              <table:table-cell office:value-type="float" office:value="3.17826875">
                <text:p>3.1782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.98974375">
                <text:p>17.98974375</text:p>
              </table:table-cell>
              <table:table-cell office:value-type="float" office:value="4.20775">
                <text:p>4.20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.1410875">
                <text:p>33.1410875</text:p>
              </table:table-cell>
              <table:table-cell office:value-type="float" office:value="5.44746875">
                <text:p>5.447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49.3165625">
                <text:p>549.3165625</text:p>
              </table:table-cell>
              <table:table-cell office:value-type="float" office:value="6.76326875">
                <text:p>6.7632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68.953975">
                <text:p>568.953975</text:p>
              </table:table-cell>
              <table:table-cell office:value-type="float" office:value="8.2913125">
                <text:p>8.291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45.47655">
                <text:p>745.47655</text:p>
              </table:table-cell>
              <table:table-cell office:value-type="float" office:value="9.8671625">
                <text:p>9.867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18.1834375">
                <text:p>1418.1834375</text:p>
              </table:table-cell>
              <table:table-cell office:value-type="float" office:value="11.490575">
                <text:p>11.4905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48cm" svg:height="10.418cm" xlink:href=".." xlink:type="simple" chart:class="chart:scatter" chart:style-name="ch1">
        <chart:title svg:x="1.917cm" svg:y="0.344cm" chart:style-name="ch2">
          <text:p>Guadagno Local Search su soluzione Sim Annealing (per dataset)</text:p>
        </chart:title>
        <chart:legend chart:legend-position="end" svg:x="14.493cm" svg:y="4.179cm" style:legend-expansion="high" chart:style-name="ch3"/>
        <chart:plot-area chart:style-name="ch4" table:cell-range-address="Foglio2.A46:Foglio2.A85 Foglio2.J107:Foglio2.J110 Foglio2.C46:Foglio2.C85 Foglio2.I46:Foglio2.I85 Foglio2.O46:Foglio2.O85 Foglio2.U46:Foglio2.U85" chart:data-source-has-labels="row" svg:x="0.844cm" svg:y="1.54cm" svg:width="13.602cm" svg:height="8.212cm">
          <chartooo:coordinate-region svg:x="1.977cm" svg:y="1.735cm" svg:width="12.186cm" svg:height="7.378cm"/>
          <chart:axis chart:dimension="x" chart:name="primary-x" chart:style-name="ch5">
            <chart:title svg:x="6.863cm" svg:y="9.688cm" chart:style-name="ch6">
              <text:p>N° nodi</text:p>
            </chart:title>
          </chart:axis>
          <chart:axis chart:dimension="y" chart:name="primary-y" chart:style-name="ch7">
            <chart:title svg:x="0cm" svg:y="7.327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C46:Foglio2.C85" chart:label-cell-address="Foglio2.J107:Foglio2.J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I46:Foglio2.I85" chart:label-cell-address="Foglio2.J108:Foglio2.J108" chart:class="chart:scatter">
            <chart:data-point chart:repeated="40"/>
          </chart:series>
          <chart:series chart:style-name="ch12" chart:values-cell-range-address="Foglio2.O46:Foglio2.O85" chart:label-cell-address="Foglio2.J109:Foglio2.J109" chart:class="chart:scatter">
            <chart:data-point chart:repeated="40"/>
          </chart:series>
          <chart:series chart:style-name="ch13" chart:values-cell-range-address="Foglio2.U46:Foglio2.U85" chart:label-cell-address="Foglio2.J110:Foglio2.J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J107:Foglio2.J107</svg:desc>
                </draw:g>
              </table:table-cell>
              <table:table-cell office:value-type="string">
                <text:p>Cluster</text:p>
                <draw:g>
                  <svg:desc>Foglio2.J108:Foglio2.J108</svg:desc>
                </draw:g>
              </table:table-cell>
              <table:table-cell office:value-type="string">
                <text:p>Line</text:p>
                <draw:g>
                  <svg:desc>Foglio2.J109:Foglio2.J109</svg:desc>
                </draw:g>
              </table:table-cell>
              <table:table-cell office:value-type="string">
                <text:p>Circle</text:p>
                <draw:g>
                  <svg:desc>Foglio2.J110:Foglio2.J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5.5566109646238">
                <text:p>5.5566109646238</text:p>
                <draw:g>
                  <svg:desc>Foglio2.C46:Foglio2.C85</svg:desc>
                </draw:g>
              </table:table-cell>
              <table:table-cell office:value-type="float" office:value="2.20293071486155">
                <text:p>2.20293071486155</text:p>
                <draw:g>
                  <svg:desc>Foglio2.I46:Foglio2.I85</svg:desc>
                </draw:g>
              </table:table-cell>
              <table:table-cell office:value-type="float" office:value="4.26624451661419">
                <text:p>4.26624451661419</text:p>
                <draw:g>
                  <svg:desc>Foglio2.O46:Foglio2.O85</svg:desc>
                </draw:g>
              </table:table-cell>
              <table:table-cell office:value-type="float" office:value="3.72187644131874">
                <text:p>3.72187644131874</text:p>
                <draw:g>
                  <svg:desc>Foglio2.U46:Foglio2.U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.20050106488128">
                <text:p>5.20050106488128</text:p>
              </table:table-cell>
              <table:table-cell office:value-type="float" office:value="3.17434119391185">
                <text:p>3.17434119391185</text:p>
              </table:table-cell>
              <table:table-cell office:value-type="float" office:value="7.66668782481589">
                <text:p>7.66668782481589</text:p>
              </table:table-cell>
              <table:table-cell office:value-type="float" office:value="13.9636668703994">
                <text:p>13.9636668703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8.26778721309498">
                <text:p>8.26778721309498</text:p>
              </table:table-cell>
              <table:table-cell office:value-type="float" office:value="5.36665119348322">
                <text:p>5.36665119348322</text:p>
              </table:table-cell>
              <table:table-cell office:value-type="float" office:value="11.5560152441647">
                <text:p>11.5560152441647</text:p>
              </table:table-cell>
              <table:table-cell office:value-type="float" office:value="3.71615439448709">
                <text:p>3.71615439448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7.66712997135231">
                <text:p>7.66712997135231</text:p>
              </table:table-cell>
              <table:table-cell office:value-type="float" office:value="7.10682390914701">
                <text:p>7.10682390914701</text:p>
              </table:table-cell>
              <table:table-cell office:value-type="float" office:value="13.5675251774571">
                <text:p>13.5675251774571</text:p>
              </table:table-cell>
              <table:table-cell office:value-type="float" office:value="10.1279009102122">
                <text:p>10.1279009102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.96098754449544">
                <text:p>3.96098754449544</text:p>
              </table:table-cell>
              <table:table-cell office:value-type="float" office:value="5.55825500278177">
                <text:p>5.55825500278177</text:p>
              </table:table-cell>
              <table:table-cell office:value-type="float" office:value="8.06613639373848">
                <text:p>8.06613639373848</text:p>
              </table:table-cell>
              <table:table-cell office:value-type="float" office:value="5.47195630746963">
                <text:p>5.47195630746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5.58116362693071">
                <text:p>5.58116362693071</text:p>
              </table:table-cell>
              <table:table-cell office:value-type="float" office:value="4.54510409090421">
                <text:p>4.54510409090421</text:p>
              </table:table-cell>
              <table:table-cell office:value-type="float" office:value="8.07435973737268">
                <text:p>8.07435973737268</text:p>
              </table:table-cell>
              <table:table-cell office:value-type="float" office:value="10.6627754431726">
                <text:p>10.6627754431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.75251198318233">
                <text:p>5.75251198318233</text:p>
              </table:table-cell>
              <table:table-cell office:value-type="float" office:value="6.76912818857241">
                <text:p>6.76912818857241</text:p>
              </table:table-cell>
              <table:table-cell office:value-type="float" office:value="10.2776962039768">
                <text:p>10.2776962039768</text:p>
              </table:table-cell>
              <table:table-cell office:value-type="float" office:value="9.18694793779639">
                <text:p>9.186947937796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7.40253744825415">
                <text:p>7.40253744825415</text:p>
              </table:table-cell>
              <table:table-cell office:value-type="float" office:value="5.0752533379912">
                <text:p>5.0752533379912</text:p>
              </table:table-cell>
              <table:table-cell office:value-type="float" office:value="9.43571554317804">
                <text:p>9.43571554317804</text:p>
              </table:table-cell>
              <table:table-cell office:value-type="float" office:value="6.80839373351199">
                <text:p>6.80839373351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4.20542977464014">
                <text:p>4.20542977464014</text:p>
              </table:table-cell>
              <table:table-cell office:value-type="float" office:value="4.59616801121062">
                <text:p>4.59616801121062</text:p>
              </table:table-cell>
              <table:table-cell office:value-type="float" office:value="12.4962960895046">
                <text:p>12.4962960895046</text:p>
              </table:table-cell>
              <table:table-cell office:value-type="float" office:value="5.09543876322265">
                <text:p>5.09543876322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5.92297630054388">
                <text:p>5.92297630054388</text:p>
              </table:table-cell>
              <table:table-cell office:value-type="float" office:value="5.54983911953947">
                <text:p>5.54983911953947</text:p>
              </table:table-cell>
              <table:table-cell office:value-type="float" office:value="8.29054559670275">
                <text:p>8.29054559670275</text:p>
              </table:table-cell>
              <table:table-cell office:value-type="float" office:value="5.59669106535025">
                <text:p>5.59669106535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9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202cm" svg:height="10.597cm" xlink:href=".." xlink:type="simple" chart:class="chart:scatter" chart:style-name="ch1">
        <chart:title svg:x="0.668cm" svg:y="0.347cm" chart:style-name="ch2">
          <text:p>Peggioramento soluzione Simulated Annealing rispetto a CPLEX (per dataset)</text:p>
        </chart:title>
        <chart:legend chart:legend-position="end" svg:x="14.447cm" svg:y="4.268cm" style:legend-expansion="high" chart:style-name="ch3"/>
        <chart:plot-area chart:style-name="ch4" table:cell-range-address="Foglio2.A46:Foglio2.A85 Foglio2.J107:Foglio2.J110 Foglio2.F46:Foglio2.F85 Foglio2.L46:Foglio2.L85 Foglio2.R46:Foglio2.R85 Foglio2.X46:Foglio2.X85" chart:data-source-has-labels="row" svg:x="0.971cm" svg:y="1.571cm" svg:width="13.494cm" svg:height="8.373cm">
          <chartooo:coordinate-region svg:x="2.298cm" svg:y="1.766cm" svg:width="11.884cm" svg:height="7.539cm"/>
          <chart:axis chart:dimension="x" chart:name="primary-x" chart:style-name="ch5">
            <chart:title svg:x="6.936cm" svg:y="9.867cm" chart:style-name="ch6">
              <text:p>N° nodi</text:p>
            </chart:title>
          </chart:axis>
          <chart:axis chart:dimension="y" chart:name="primary-y" chart:style-name="ch7">
            <chart:title svg:x="0cm" svg:y="7.438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2.F46:Foglio2.F85" chart:label-cell-address="Foglio2.J107:Foglio2.J107" chart:class="chart:scatter">
            <chart:domain table:cell-range-address="Foglio2.A46:Foglio2.A85"/>
            <chart:data-point chart:repeated="40"/>
          </chart:series>
          <chart:series chart:style-name="ch11" chart:values-cell-range-address="Foglio2.L46:Foglio2.L85" chart:label-cell-address="Foglio2.J108:Foglio2.J108" chart:class="chart:scatter">
            <chart:data-point chart:repeated="40"/>
          </chart:series>
          <chart:series chart:style-name="ch12" chart:values-cell-range-address="Foglio2.R46:Foglio2.R85" chart:label-cell-address="Foglio2.J109:Foglio2.J109" chart:class="chart:scatter">
            <chart:data-point chart:repeated="40"/>
          </chart:series>
          <chart:series chart:style-name="ch13" chart:values-cell-range-address="Foglio2.X46:Foglio2.X85" chart:label-cell-address="Foglio2.J110:Foglio2.J110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istr Unif</text:p>
                <draw:g>
                  <svg:desc>Foglio2.J107:Foglio2.J107</svg:desc>
                </draw:g>
              </table:table-cell>
              <table:table-cell office:value-type="string">
                <text:p>Cluster</text:p>
                <draw:g>
                  <svg:desc>Foglio2.J108:Foglio2.J108</svg:desc>
                </draw:g>
              </table:table-cell>
              <table:table-cell office:value-type="string">
                <text:p>Line</text:p>
                <draw:g>
                  <svg:desc>Foglio2.J109:Foglio2.J109</svg:desc>
                </draw:g>
              </table:table-cell>
              <table:table-cell office:value-type="string">
                <text:p>Circle</text:p>
                <draw:g>
                  <svg:desc>Foglio2.J110:Foglio2.J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A46:Foglio2.A85</svg:desc>
                </draw:g>
              </table:table-cell>
              <table:table-cell office:value-type="float" office:value="99.9999243352855">
                <text:p>99.9999243352855</text:p>
                <draw:g>
                  <svg:desc>Foglio2.F46:Foglio2.F85</svg:desc>
                </draw:g>
              </table:table-cell>
              <table:table-cell office:value-type="float" office:value="100.002123963978">
                <text:p>100.002123963978</text:p>
                <draw:g>
                  <svg:desc>Foglio2.L46:Foglio2.L85</svg:desc>
                </draw:g>
              </table:table-cell>
              <table:table-cell office:value-type="float" office:value="100">
                <text:p>100</text:p>
                <draw:g>
                  <svg:desc>Foglio2.R46:Foglio2.R85</svg:desc>
                </draw:g>
              </table:table-cell>
              <table:table-cell office:value-type="float" office:value="99.9916652163096">
                <text:p>99.9916652163096</text:p>
                <draw:g>
                  <svg:desc>Foglio2.X46:Foglio2.X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0.052568628832">
                <text:p>100.052568628832</text:p>
              </table:table-cell>
              <table:table-cell office:value-type="float" office:value="100.103198048015">
                <text:p>100.103198048015</text:p>
              </table:table-cell>
              <table:table-cell office:value-type="float" office:value="100.038071423871">
                <text:p>100.038071423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00.25085514719">
                <text:p>100.25085514719</text:p>
              </table:table-cell>
              <table:table-cell office:value-type="float" office:value="101.028921862085">
                <text:p>101.028921862085</text:p>
              </table:table-cell>
              <table:table-cell office:value-type="float" office:value="100">
                <text:p>100</text:p>
              </table:table-cell>
              <table:table-cell office:value-type="float" office:value="105.848218511015">
                <text:p>105.84821851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1.795799086265">
                <text:p>101.795799086265</text:p>
              </table:table-cell>
              <table:table-cell office:value-type="float" office:value="100.715025548781">
                <text:p>100.715025548781</text:p>
              </table:table-cell>
              <table:table-cell office:value-type="float" office:value="100.083118672497">
                <text:p>100.083118672497</text:p>
              </table:table-cell>
              <table:table-cell office:value-type="float" office:value="100.980843220608">
                <text:p>100.980843220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01.977003534972">
                <text:p>101.977003534972</text:p>
              </table:table-cell>
              <table:table-cell office:value-type="float" office:value="101.316074513781">
                <text:p>101.316074513781</text:p>
              </table:table-cell>
              <table:table-cell office:value-type="float" office:value="100.529007648075">
                <text:p>100.529007648075</text:p>
              </table:table-cell>
              <table:table-cell office:value-type="float" office:value="100.416412691809">
                <text:p>100.416412691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01.415876660597">
                <text:p>101.415876660597</text:p>
              </table:table-cell>
              <table:table-cell office:value-type="float" office:value="109.824191341236">
                <text:p>109.824191341236</text:p>
              </table:table-cell>
              <table:table-cell office:value-type="float" office:value="100.652604081016">
                <text:p>100.652604081016</text:p>
              </table:table-cell>
              <table:table-cell office:value-type="float" office:value="100.000075403408">
                <text:p>100.0000754034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102.042337252858">
                <text:p>102.042337252858</text:p>
              </table:table-cell>
              <table:table-cell office:value-type="float" office:value="101.524383788744">
                <text:p>101.524383788744</text:p>
              </table:table-cell>
              <table:table-cell office:value-type="float" office:value="100.145474140101">
                <text:p>100.145474140101</text:p>
              </table:table-cell>
              <table:table-cell office:value-type="float" office:value="126.772125732796">
                <text:p>126.772125732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103.494576773415">
                <text:p>103.494576773415</text:p>
              </table:table-cell>
              <table:table-cell office:value-type="float" office:value="102.55041254615">
                <text:p>102.55041254615</text:p>
              </table:table-cell>
              <table:table-cell office:value-type="float" office:value="101.482689964167">
                <text:p>101.482689964167</text:p>
              </table:table-cell>
              <table:table-cell office:value-type="float" office:value="101.1675281146">
                <text:p>101.1675281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04.698541126215">
                <text:p>104.698541126215</text:p>
              </table:table-cell>
              <table:table-cell office:value-type="float" office:value="101.996352137151">
                <text:p>101.996352137151</text:p>
              </table:table-cell>
              <table:table-cell office:value-type="float" office:value="100.645208510277">
                <text:p>100.645208510277</text:p>
              </table:table-cell>
              <table:table-cell office:value-type="float" office:value="101.196708183808">
                <text:p>101.196708183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105.468633287823">
                <text:p>105.468633287823</text:p>
              </table:table-cell>
              <table:table-cell office:value-type="float" office:value="102.506243614019">
                <text:p>102.506243614019</text:p>
              </table:table-cell>
              <table:table-cell office:value-type="float" office:value="101.153661677288">
                <text:p>101.153661677288</text:p>
              </table:table-cell>
              <table:table-cell office:value-type="float" office:value="100.798585525222">
                <text:p>100.798585525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2">
      <style:chart-properties chart:display-label="true" chart:logarithmic="false" chart:minimum="9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958cm" svg:height="10.425cm" xlink:href=".." xlink:type="simple" chart:class="chart:scatter" chart:style-name="ch1">
        <chart:title svg:x="0.943cm" svg:y="0.344cm" chart:style-name="ch2">
          <text:p>Peggioramento soluzione Simulated Annealing rispetto a CPLEX (globale)</text:p>
        </chart:title>
        <chart:plot-area chart:style-name="ch3" table:cell-range-address="Foglio2.J92:Foglio2.J101 Foglio2.L92:Foglio2.L101" svg:x="0.83cm" svg:y="1.542cm" svg:width="15.763cm" svg:height="8.201cm">
          <chartooo:coordinate-region svg:x="2.157cm" svg:y="1.738cm" svg:width="14.152cm" svg:height="7.367cm"/>
          <chart:axis chart:dimension="x" chart:name="primary-x" chart:style-name="ch4">
            <chart:title svg:x="7.929cm" svg:y="9.695cm" chart:style-name="ch5">
              <text:p>N° nodi</text:p>
            </chart:title>
          </chart:axis>
          <chart:axis chart:dimension="y" chart:name="primary-y" chart:style-name="ch6">
            <chart:title svg:x="0cm" svg:y="7.323cm" chart:style-name="ch7">
              <text:p>Punti percentuali</text:p>
            </chart:title>
            <chart:grid chart:style-name="ch8" chart:class="major"/>
          </chart:axis>
          <chart:series chart:style-name="ch9" chart:values-cell-range-address="Foglio2.L92:Foglio2.L101" chart:class="chart:scatter">
            <chart:domain table:cell-range-address="Foglio2.J92:Foglio2.J10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J</text:p>
              </table:table-cell>
              <table:table-cell office:value-type="string">
                <text:p>Colon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2.J92:Foglio2.J101</svg:desc>
                </draw:g>
              </table:table-cell>
              <table:table-cell office:value-type="float" office:value="99.9984283788932">
                <text:p>99.9984283788932</text:p>
                <draw:g>
                  <svg:desc>Foglio2.L92:Foglio2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.04845952518">
                <text:p>100.048459525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1.781998880073">
                <text:p>101.78199888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0.893696632038">
                <text:p>100.893696632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.059624597159">
                <text:p>101.059624597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2.973186871564">
                <text:p>102.97318687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7.621080228625">
                <text:p>107.62108022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.173801849583">
                <text:p>102.17380184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2.134202489363">
                <text:p>102.134202489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.481781026088">
                <text:p>102.48178102608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97cm" svg:height="10.012cm" xlink:href=".." xlink:type="simple" chart:class="chart:scatter" chart:style-name="ch1">
        <chart:title svg:x="3.194cm" svg:y="0.336cm" chart:style-name="ch2">
          <text:p>Tempi di esecuzione Sim Ann per diversi n° di passi</text:p>
        </chart:title>
        <chart:legend chart:legend-position="end" svg:x="13.572cm" svg:y="4.466cm" style:legend-expansion="high" chart:style-name="ch3"/>
        <chart:plot-area chart:style-name="ch4" table:cell-range-address="Foglio3.A45:Foglio3.B55 Foglio3.D45:Foglio3.D55" chart:data-source-has-labels="row" svg:x="0.738cm" svg:y="1.339cm" svg:width="12.747cm" svg:height="8.002cm">
          <chartooo:coordinate-region svg:x="1.571cm" svg:y="1.534cm" svg:width="11.63cm" svg:height="7.168cm"/>
          <chart:axis chart:dimension="x" chart:name="primary-x" chart:style-name="ch5">
            <chart:title svg:x="6.303cm" svg:y="9.282cm" chart:style-name="ch6">
              <text:p>N° Nodi</text:p>
            </chart:title>
          </chart:axis>
          <chart:axis chart:dimension="y" chart:name="primary-y" chart:style-name="ch7">
            <chart:title svg:x="0cm" svg:y="6.184cm" chart:style-name="ch8">
              <text:p>Secondi</text:p>
            </chart:title>
            <chart:grid chart:style-name="ch9" chart:class="major"/>
          </chart:axis>
          <chart:series chart:style-name="ch10" chart:values-cell-range-address="Foglio3.B46:Foglio3.B55" chart:label-cell-address="Foglio3.B45:Foglio3.B45" chart:class="chart:scatter">
            <chart:domain table:cell-range-address="Foglio3.A46:Foglio3.A55"/>
            <chart:data-point chart:repeated="10"/>
          </chart:series>
          <chart:series chart:style-name="ch11" chart:values-cell-range-address="Foglio3.D46:Foglio3.D55" chart:label-cell-address="Foglio3.D45:Foglio3.D4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100000 *n/5</text:p>
                <draw:g>
                  <svg:desc>Foglio3.B45:Foglio3.B45</svg:desc>
                </draw:g>
              </table:table-cell>
              <table:table-cell office:value-type="string">
                <text:p>2000000 *n/5</text:p>
                <draw:g>
                  <svg:desc>Foglio3.D45:Foglio3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3.A46:Foglio3.A55</svg:desc>
                </draw:g>
              </table:table-cell>
              <table:table-cell office:value-type="float" office:value="0.61469375">
                <text:p>0.61469375</text:p>
                <draw:g>
                  <svg:desc>Foglio3.B46:Foglio3.B55</svg:desc>
                </draw:g>
              </table:table-cell>
              <table:table-cell office:value-type="float" office:value="5.1396875">
                <text:p>5.1396875</text:p>
                <draw:g>
                  <svg:desc>Foglio3.D46:Foglio3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343675">
                <text:p>1.343675</text:p>
              </table:table-cell>
              <table:table-cell office:value-type="float" office:value="11.012375">
                <text:p>11.012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18094375">
                <text:p>2.18094375</text:p>
              </table:table-cell>
              <table:table-cell office:value-type="float" office:value="17.969475">
                <text:p>17.96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.17826875">
                <text:p>3.17826875</text:p>
              </table:table-cell>
              <table:table-cell office:value-type="float" office:value="25.99375">
                <text:p>25.9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.20775">
                <text:p>4.20775</text:p>
              </table:table-cell>
              <table:table-cell office:value-type="float" office:value="34.4506875">
                <text:p>34.450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.44746875">
                <text:p>5.44746875</text:p>
              </table:table-cell>
              <table:table-cell office:value-type="float" office:value="43.853125">
                <text:p>43.8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.76326875">
                <text:p>6.76326875</text:p>
              </table:table-cell>
              <table:table-cell office:value-type="float" office:value="54.2606375">
                <text:p>54.2606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.2913125">
                <text:p>8.2913125</text:p>
              </table:table-cell>
              <table:table-cell office:value-type="float" office:value="65.9500875">
                <text:p>65.9500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.8671625">
                <text:p>9.8671625</text:p>
              </table:table-cell>
              <table:table-cell office:value-type="float" office:value="77.579325">
                <text:p>77.579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1.490575">
                <text:p>11.490575</text:p>
              </table:table-cell>
              <table:table-cell office:value-type="float" office:value="90.59065">
                <text:p>90.590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minimum="9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86cm" svg:height="10.193cm" xlink:href=".." xlink:type="simple" chart:class="chart:scatter" chart:style-name="ch1">
        <chart:title svg:x="3.039cm" svg:y="0.339cm" chart:style-name="ch2">
          <text:p>Confronto soluzioni Sim Annealing per diverso n° passi</text:p>
        </chart:title>
        <chart:legend chart:legend-position="end" svg:x="13.861cm" svg:y="4.556cm" style:legend-expansion="high" chart:style-name="ch3"/>
        <chart:plot-area chart:style-name="ch4" table:cell-range-address="Foglio3.A45:Foglio3.A55 Foglio3.C45:Foglio3.C55 Foglio3.E45:Foglio3.E55" chart:data-source-has-labels="row" svg:x="0.73cm" svg:y="1.245cm" svg:width="13.259cm" svg:height="8.411cm">
          <chartooo:coordinate-region svg:x="2.057cm" svg:y="1.44cm" svg:width="11.648cm" svg:height="7.577cm"/>
          <chart:axis chart:dimension="x" chart:name="primary-x" chart:style-name="ch5">
            <chart:title svg:x="6.577cm" svg:y="9.463cm" chart:style-name="ch6">
              <text:p>N° nodi</text:p>
            </chart:title>
          </chart:axis>
          <chart:axis chart:dimension="y" chart:name="primary-y" chart:style-name="ch7">
            <chart:title svg:x="0cm" svg:y="7.131cm" chart:style-name="ch8">
              <text:p>Punti percentuali</text:p>
            </chart:title>
            <chart:grid chart:style-name="ch9" chart:class="major"/>
          </chart:axis>
          <chart:series chart:style-name="ch10" chart:values-cell-range-address="Foglio3.C46:Foglio3.C55" chart:label-cell-address="Foglio3.C45:Foglio3.C45" chart:class="chart:scatter">
            <chart:domain table:cell-range-address="Foglio3.A46:Foglio3.A55"/>
            <chart:data-point chart:repeated="10"/>
          </chart:series>
          <chart:series chart:style-name="ch11" chart:values-cell-range-address="Foglio3.E46:Foglio3.E55" chart:label-cell-address="Foglio3.E45:Foglio3.E4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100000 *n/5</text:p>
                <draw:g>
                  <svg:desc>Foglio3.C45:Foglio3.C45</svg:desc>
                </draw:g>
              </table:table-cell>
              <table:table-cell office:value-type="string">
                <text:p>2000000 *n/5</text:p>
                <draw:g>
                  <svg:desc>Foglio3.E45:Foglio3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glio3.A46:Foglio3.A55</svg:desc>
                </draw:g>
              </table:table-cell>
              <table:table-cell office:value-type="float" office:value="100">
                <text:p>100</text:p>
                <draw:g>
                  <svg:desc>Foglio3.C46:Foglio3.C55</svg:desc>
                </draw:g>
              </table:table-cell>
              <table:table-cell office:value-type="float" office:value="99.9984283788932">
                <text:p>99.9984283788932</text:p>
                <draw:g>
                  <svg:desc>Foglio3.E46:Foglio3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00.05">
                <text:p>100.05</text:p>
              </table:table-cell>
              <table:table-cell office:value-type="float" office:value="100.102871816997">
                <text:p>100.102871816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01.78">
                <text:p>101.78</text:p>
              </table:table-cell>
              <table:table-cell office:value-type="float" office:value="101.824211114044">
                <text:p>101.824211114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0.89">
                <text:p>100.89</text:p>
              </table:table-cell>
              <table:table-cell office:value-type="float" office:value="100.827518470046">
                <text:p>100.82751847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1.06">
                <text:p>101.06</text:p>
              </table:table-cell>
              <table:table-cell office:value-type="float" office:value="101.327126962453">
                <text:p>101.327126962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2.97">
                <text:p>102.97</text:p>
              </table:table-cell>
              <table:table-cell office:value-type="float" office:value="103.268294564798">
                <text:p>103.268294564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7.62">
                <text:p>107.62</text:p>
              </table:table-cell>
              <table:table-cell office:value-type="float" office:value="107.731251070894">
                <text:p>107.7312510708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.17">
                <text:p>102.17</text:p>
              </table:table-cell>
              <table:table-cell office:value-type="float" office:value="101.847181614448">
                <text:p>101.847181614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02.13">
                <text:p>102.13</text:p>
              </table:table-cell>
              <table:table-cell office:value-type="float" office:value="101.544781136662">
                <text:p>101.544781136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.48">
                <text:p>102.48</text:p>
              </table:table-cell>
              <table:table-cell office:value-type="float" office:value="102.290233839354">
                <text:p>102.2902338393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